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1" svg:font-family="'Droid Sans Devanagari'" style:font-family-generic="swiss" style:font-pitch="variable"/>
    <style:font-face style:name="Droid Sans Fallback1" svg:font-family="'Droid Sans Fallback'"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svg:stroke-width="0.05cm" svg:stroke-color="#000000" draw:marker-start-width="0.355cm" draw:marker-end-width="0.355cm" draw:fill="solid" draw:fill-color="#22a7f0" draw:textarea-horizontal-align="justify" draw:textarea-vertical-align="middle" draw:auto-grow-height="false" fo:min-height="0.266cm" fo:min-width="0.016cm" fo:padding-top="0.15cm" fo:padding-bottom="0.15cm" fo:padding-left="0.275cm" fo:padding-right="0.275cm" draw:shadow-offset-x="0cm" draw:shadow-offset-y="0cm"/>
    </style:style>
    <style:style style:name="gr2" style:family="graphic" style:parent-style-name="objectwithoutfill">
      <style:graphic-properties svg:stroke-color="#26a65b" draw:marker-end="Arrow" draw:marker-end-width="0.3cm" draw:marker-end-center="true" draw:stroke-linejoin="none" draw:fill="none" draw:textarea-vertical-align="middle"/>
    </style:style>
    <style:style style:name="gr3" style:family="graphic" style:parent-style-name="objectwithoutfill">
      <style:graphic-properties svg:stroke-color="#26a65b" draw:marker-end="Arrow" draw:marker-end-width="0.3cm" draw:fill="none" draw:textarea-vertical-align="middle"/>
    </style:style>
    <style:style style:name="gr4" style:family="graphic" style:parent-style-name="standard">
      <style:graphic-properties draw:stroke="none" svg:stroke-color="#000000" draw:fill="none" draw:fill-color="#ffffff" fo:min-height="0.984cm"/>
    </style:style>
    <style:style style:name="gr5" style:family="graphic" style:parent-style-name="standard">
      <style:graphic-properties draw:stroke="none" svg:stroke-color="#000000" draw:fill="none" draw:fill-color="#ffffff" fo:min-height="1.695cm"/>
    </style:style>
    <style:style style:name="gr6" style:family="graphic" style:parent-style-name="standard">
      <style:graphic-properties draw:stroke="none" svg:stroke-color="#000000" draw:fill="none" draw:fill-color="#ffffff" fo:min-height="0.712cm"/>
    </style:style>
    <style:style style:name="gr7" style:family="graphic" style:parent-style-name="standard">
      <style:graphic-properties draw:stroke="none" svg:stroke-color="#000000" draw:fill="none" draw:fill-color="#ffffff" fo:min-height="0.95cm"/>
    </style:style>
    <style:style style:name="gr8" style:family="graphic" style:parent-style-name="standard">
      <style:graphic-properties draw:stroke="none" svg:stroke-color="#000000" draw:fill="none" draw:fill-color="#ffffff" fo:min-height="0.85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10" style:family="graphic" style:parent-style-name="standard">
      <style:graphic-properties draw:stroke="none" svg:stroke-color="#000000" draw:fill="none" draw:fill-color="#ffffff" fo:min-height="0.75cm"/>
    </style:style>
    <style:style style:name="gr11" style:family="graphic" style:parent-style-name="objectwithoutfill">
      <style:graphic-properties svg:stroke-color="#44b071" draw:marker-end="Arrow" draw:marker-end-width="0.3cm" draw:fill="none" draw:textarea-vertical-align="middle"/>
    </style:style>
    <style:style style:name="gr12" style:family="graphic" style:parent-style-name="standard">
      <style:graphic-properties svg:stroke-width="0.05cm" svg:stroke-color="#000000" draw:marker-start-width="0.355cm" draw:marker-end-width="0.355cm" draw:fill="solid" draw:fill-color="#22a7f0" draw:textarea-horizontal-align="justify" draw:textarea-vertical-align="middle" draw:auto-grow-height="false" fo:min-height="0cm" fo:min-width="0cm" fo:padding-top="0.15cm" fo:padding-bottom="0.15cm" fo:padding-left="0.275cm" fo:padding-right="0.275cm" draw:shadow-offset-x="0cm" draw:shadow-offset-y="0cm"/>
    </style:style>
    <style:style style:name="gr13" style:family="graphic" style:parent-style-name="textbodyjustfied">
      <style:graphic-properties draw:stroke="none" svg:stroke-color="#000000" draw:fill="none" draw:fill-color="#ffffff" fo:min-height="0.864cm"/>
    </style:style>
    <style:style style:name="gr14" style:family="graphic" style:parent-style-name="textbodyjustfied">
      <style:graphic-properties draw:stroke="none" svg:stroke-color="#000000" draw:fill="none" draw:fill-color="#ffffff" fo:min-height="1.727cm"/>
    </style:style>
    <style:style style:name="gr15" style:family="graphic" style:parent-style-name="textbodyjustfied">
      <style:graphic-properties draw:stroke="none" svg:stroke-color="#000000" draw:fill="none" draw:fill-color="#ffffff" fo:min-height="0.85cm"/>
    </style:style>
    <style:style style:name="gr16" style:family="graphic" style:parent-style-name="standard">
      <style:graphic-properties draw:stroke="none" svg:stroke-color="#000000" draw:fill="none" draw:fill-color="#ffffff" fo:min-height="10.85cm"/>
    </style:style>
    <style:style style:name="gr17" style:family="graphic" style:parent-style-name="standard">
      <style:graphic-properties svg:stroke-color="#ff3333" draw:fill-color="#ff3333" draw:textarea-vertical-align="middle" draw:auto-grow-height="false" fo:min-height="0.05cm" fo:min-width="0cm"/>
    </style:style>
    <style:style style:name="gr18" style:family="graphic" style:parent-style-name="standard">
      <style:graphic-properties svg:stroke-width="0.05cm" svg:stroke-color="#000000" draw:marker-start-width="0.355cm" draw:marker-end-width="0.355cm" draw:fill="solid" draw:fill-color="#22a7f0" draw:textarea-horizontal-align="justify" draw:textarea-vertical-align="middle" draw:auto-grow-height="false" fo:min-height="0.266cm" fo:min-width="0.017cm" fo:padding-top="0.15cm" fo:padding-bottom="0.15cm" fo:padding-left="0.275cm" fo:padding-right="0.275cm" draw:shadow-offset-x="0cm" draw:shadow-offset-y="0cm"/>
    </style:style>
    <style:style style:name="gr19" style:family="graphic" style:parent-style-name="standard">
      <style:graphic-properties draw:stroke="none" svg:stroke-color="#000000" draw:fill="none" draw:fill-color="#ffffff" fo:min-height="1.15cm"/>
    </style:style>
    <style:style style:name="gr20" style:family="graphic" style:parent-style-name="standard">
      <style:graphic-properties draw:stroke="none" svg:stroke-color="#3194ca" draw:fill="none" draw:fill-color="#ffffff" fo:min-height="0.764cm"/>
    </style:style>
    <style:style style:name="gr21" style:family="graphic" style:parent-style-name="standard">
      <style:graphic-properties draw:stroke="none" svg:stroke-color="#000000" draw:fill="none" draw:fill-color="#ffffff" fo:min-height="1.05cm"/>
    </style:style>
    <style:style style:name="gr22" style:family="graphic" style:parent-style-name="standard">
      <style:graphic-properties draw:stroke="none" svg:stroke-color="#000000" draw:fill="none" draw:fill-color="#ffffff" fo:min-height="2.146cm"/>
    </style:style>
    <style:style style:name="gr23" style:family="graphic" style:parent-style-name="standard">
      <style:graphic-properties draw:stroke="none" svg:stroke-color="#000000" draw:fill="none" draw:fill-color="#ffffff" fo:min-height="4.012cm"/>
    </style:style>
    <style:style style:name="gr24" style:family="graphic" style:parent-style-name="standard">
      <style:graphic-properties draw:stroke="none" svg:stroke-color="#000000" draw:fill="none" draw:fill-color="#ffffff" fo:min-height="0.589cm"/>
    </style:style>
    <style:style style:name="gr25" style:family="graphic" style:parent-style-name="standard">
      <style:graphic-properties svg:stroke-width="0.05cm" svg:stroke-color="#000000" draw:marker-start-width="0.355cm" draw:marker-end-width="0.355cm" draw:fill="solid" draw:fill-color="#22a7f0" draw:textarea-horizontal-align="justify" draw:textarea-vertical-align="middle" draw:auto-grow-height="false" fo:min-height="0.266cm" fo:min-width="0.016cm" fo:padding-top="0.15cm" fo:padding-bottom="0.15cm" fo:padding-left="0.275cm" fo:padding-right="0.275cm" draw:shadow-offset-x="0cm" draw:shadow-offset-y="0cm"/>
    </style:style>
    <style:style style:name="gr26" style:family="graphic" style:parent-style-name="objectwithoutfill">
      <style:graphic-properties draw:fill="none" draw:textarea-vertical-align="middle"/>
    </style:style>
    <style:style style:name="gr27" style:family="graphic" style:parent-style-name="standard">
      <style:graphic-properties draw:stroke="none" svg:stroke-color="#000000" draw:fill="none" draw:fill-color="#ffffff" fo:min-height="0.812cm"/>
    </style:style>
    <style:style style:name="gr28" style:family="graphic" style:parent-style-name="standard">
      <style:graphic-properties draw:stroke="solid" svg:stroke-color="#44b071" draw:fill="none" draw:fill-color="#ffffff" fo:min-height="0.589cm" fo:padding-top="0cm" fo:padding-bottom="0cm" fo:padding-left="0cm" fo:padding-right="0cm" draw:shadow-color="#999999"/>
    </style:style>
    <style:style style:name="gr29" style:family="graphic" style:parent-style-name="standard">
      <style:graphic-properties draw:stroke="none" svg:stroke-color="#000000" draw:fill="none" draw:fill-color="#ffffff" fo:min-height="1.423cm"/>
    </style:style>
    <style:style style:name="gr30" style:family="graphic" style:parent-style-name="objectwithoutfill">
      <style:graphic-properties svg:stroke-width="0.053cm" svg:stroke-color="#3194ca" draw:marker-start-width="0.279cm" draw:marker-end-width="0.279cm" draw:fill="none" draw:textarea-vertical-align="middle" fo:padding-top="0.151cm" fo:padding-bottom="0.151cm" fo:padding-left="0.276cm" fo:padding-right="0.276cm"/>
    </style:style>
    <style:style style:name="gr31" style:family="graphic" style:parent-style-name="objectwithoutfill">
      <style:graphic-properties svg:stroke-width="0.053cm" svg:stroke-color="#ff3333" draw:marker-start-width="0.279cm" draw:marker-end-width="0.279cm" draw:fill="none" draw:textarea-vertical-align="middle" fo:padding-top="0.151cm" fo:padding-bottom="0.151cm" fo:padding-left="0.276cm" fo:padding-right="0.276cm"/>
    </style:style>
    <style:style style:name="gr32" style:family="graphic" style:parent-style-name="objectwithoutfill">
      <style:graphic-properties svg:stroke-width="0.053cm" svg:stroke-color="#ccff66" draw:marker-start-width="0.279cm" draw:marker-end-width="0.279cm" draw:fill="none" draw:textarea-vertical-align="middle" fo:padding-top="0.151cm" fo:padding-bottom="0.151cm" fo:padding-left="0.276cm" fo:padding-right="0.276cm"/>
    </style:style>
    <style:style style:name="gr33" style:family="graphic" style:parent-style-name="standard">
      <style:graphic-properties draw:stroke="none" svg:stroke-width="0.053cm" svg:stroke-color="#3194ca" draw:marker-start-width="0.279cm" draw:marker-end-width="0.279cm" draw:fill="none" draw:fill-color="#ffffff" fo:min-height="0.589cm"/>
    </style:style>
    <style:style style:name="gr34" style:family="graphic" style:parent-style-name="objectwithoutfill">
      <style:graphic-properties svg:stroke-color="#3194ca" draw:marker-end="Arrow" draw:marker-end-width="0.3cm" draw:fill="none" draw:textarea-vertical-align="middle"/>
    </style:style>
    <style:style style:name="gr35" style:family="graphic" style:parent-style-name="standard">
      <style:graphic-properties draw:stroke="none" svg:stroke-color="#000000" draw:fill="none" draw:fill-color="#ffffff" fo:min-height="0.716cm"/>
    </style:style>
    <style:style style:name="gr36" style:family="graphic" style:parent-style-name="standard">
      <style:graphic-properties draw:stroke="none" svg:stroke-color="#000000" draw:fill="none" draw:fill-color="#ffffff" fo:min-height="1.177cm"/>
    </style:style>
    <style:style style:name="gr37" style:family="graphic" style:parent-style-name="objectwithoutfill">
      <style:graphic-properties draw:stroke="dash" draw:stroke-dash="Fine_20_Dashed" svg:stroke-width="0.053cm" svg:stroke-color="#ff3333" draw:marker-start-width="0.279cm" draw:marker-end-width="0.279cm" draw:fill="none" draw:textarea-vertical-align="middle" fo:padding-top="0.151cm" fo:padding-bottom="0.151cm" fo:padding-left="0.276cm" fo:padding-right="0.276cm"/>
    </style:style>
    <style:style style:name="gr38" style:family="graphic" style:parent-style-name="standard">
      <style:graphic-properties draw:stroke="none" svg:stroke-color="#000000" draw:fill="none" draw:fill-color="#ffffff" fo:min-height="0.745cm"/>
    </style:style>
    <style:style style:name="gr39" style:family="graphic" style:parent-style-name="standard">
      <style:graphic-properties draw:stroke="none" svg:stroke-color="#000000" draw:fill="none" draw:fill-color="#ffffff" fo:min-height="0.637cm"/>
    </style:style>
    <style:style style:name="gr40" style:family="graphic" style:parent-style-name="objectwithoutfill">
      <style:graphic-properties svg:stroke-width="0.028cm" svg:stroke-color="#3194ca" draw:marker-start-width="0.242cm" draw:marker-end="Arrow_20_concave" draw:marker-end-width="0.242cm" draw:fill="none" draw:textarea-vertical-align="middle" fo:padding-top="0.139cm" fo:padding-bottom="0.139cm" fo:padding-left="0.264cm" fo:padding-right="0.264cm"/>
    </style:style>
    <style:style style:name="gr41" style:family="graphic" style:parent-style-name="standard">
      <style:graphic-properties draw:stroke="none" svg:stroke-color="#000000" draw:fill="none" draw:fill-color="#ffffff" fo:min-height="0.864cm"/>
    </style:style>
    <style:style style:name="gr42" style:family="graphic" style:parent-style-name="objectwithoutfill">
      <style:graphic-properties svg:stroke-width="0.028cm" svg:stroke-color="#ff3333" draw:marker-start-width="0.242cm" draw:marker-end="Arrow_20_concave" draw:marker-end-width="0.242cm" draw:fill="none" draw:textarea-vertical-align="middle" fo:padding-top="0.139cm" fo:padding-bottom="0.139cm" fo:padding-left="0.264cm" fo:padding-right="0.264cm"/>
    </style:style>
    <style:style style:name="gr43" style:family="graphic" style:parent-style-name="objectwithoutfill">
      <style:graphic-properties svg:stroke-width="0.028cm" svg:stroke-color="#000000" draw:marker-start-width="0.242cm" draw:marker-end="Arrow_20_concave" draw:marker-end-width="0.242cm" draw:fill="none" draw:textarea-vertical-align="middle" fo:padding-top="0.139cm" fo:padding-bottom="0.139cm" fo:padding-left="0.264cm" fo:padding-right="0.264cm"/>
    </style:style>
    <style:style style:name="gr44" style:family="graphic" style:parent-style-name="objectwithoutfill">
      <style:graphic-properties svg:stroke-width="0.053cm" svg:stroke-color="#000000" draw:marker-start-width="0.279cm" draw:marker-end-width="0.279cm" draw:fill="none" draw:textarea-vertical-align="middle" fo:padding-top="0.151cm" fo:padding-bottom="0.151cm" fo:padding-left="0.276cm" fo:padding-right="0.276cm"/>
    </style:style>
    <style:style style:name="gr45" style:family="graphic" style:parent-style-name="standard">
      <style:graphic-properties draw:stroke="none" svg:stroke-color="#000000" draw:fill="none" draw:fill-color="#ffffff" fo:min-height="0.648cm"/>
    </style:style>
    <style:style style:name="gr46" style:family="graphic" style:parent-style-name="standard">
      <style:graphic-properties draw:stroke="dash" draw:stroke-dash="Fine_20_Dashed" svg:stroke-width="0.05cm" svg:stroke-color="#ff3333" draw:marker-start-width="0.355cm" draw:marker-end-width="0.355cm" draw:fill="solid" draw:fill-color="#22a7f0" draw:textarea-horizontal-align="justify" draw:textarea-vertical-align="middle" draw:auto-grow-height="false" fo:min-height="0.266cm" fo:min-width="0.016cm" fo:padding-top="0.15cm" fo:padding-bottom="0.15cm" fo:padding-left="0.275cm" fo:padding-right="0.275cm" draw:shadow-offset-x="0cm" draw:shadow-offset-y="0cm"/>
    </style:style>
    <style:style style:name="gr47" style:family="graphic" style:parent-style-name="objectwithoutfill">
      <style:graphic-properties svg:stroke-width="0.028cm" svg:stroke-color="#ff3333" draw:marker-start-width="0.242cm" draw:marker-end="Arrow" draw:marker-end-width="0.2cm" draw:fill="none" draw:textarea-vertical-align="middle" fo:padding-top="0.139cm" fo:padding-bottom="0.139cm" fo:padding-left="0.264cm" fo:padding-right="0.264cm"/>
    </style:style>
    <style:style style:name="gr48" style:family="graphic" style:parent-style-name="objectwithoutfill">
      <style:graphic-properties draw:stroke="dash" draw:stroke-dash="Line_20_with_20_Fine_20_Dots" svg:stroke-color="#44b071" draw:marker-end="Arrow" draw:marker-end-width="0.3cm" draw:fill="none" draw:textarea-vertical-align="middle"/>
    </style:style>
    <style:style style:name="gr49" style:family="graphic" style:parent-style-name="standard">
      <style:graphic-properties draw:stroke="none" svg:stroke-color="#000000" draw:fill="none" draw:fill-color="#ffffff" fo:min-height="1.431cm"/>
    </style:style>
    <style:style style:name="gr50" style:family="graphic" style:parent-style-name="standard">
      <style:graphic-properties svg:stroke-width="0.028cm" svg:stroke-color="#000000" draw:marker-start-width="0.322cm" draw:marker-end-width="0.322cm" draw:fill="solid" draw:fill-color="#22a7f0" draw:textarea-horizontal-align="justify" draw:textarea-vertical-align="middle" draw:auto-grow-height="false" fo:min-height="0.124cm" fo:min-width="0cm" fo:padding-top="0.139cm" fo:padding-bottom="0.139cm" fo:padding-left="0.264cm" fo:padding-right="0.264cm" draw:shadow-offset-x="0cm" draw:shadow-offset-y="0cm"/>
    </style:style>
    <style:style style:name="gr51" style:family="graphic" style:parent-style-name="objectwithoutfill">
      <style:graphic-properties svg:stroke-width="0.028cm" svg:stroke-color="#44b071" draw:marker-start-width="0.242cm" draw:marker-end="Arrow" draw:marker-end-width="0.242cm" draw:fill="none" draw:textarea-vertical-align="middle" fo:padding-top="0.139cm" fo:padding-bottom="0.139cm" fo:padding-left="0.264cm" fo:padding-right="0.264cm"/>
    </style:style>
    <style:style style:name="gr52" style:family="graphic" style:parent-style-name="objectwithoutfill">
      <style:graphic-properties svg:stroke-width="0.028cm" svg:stroke-color="#44b071" draw:marker-start-width="0.242cm" draw:marker-end="Arrow" draw:marker-end-width="0.342cm" draw:fill="none" draw:textarea-vertical-align="middle" fo:padding-top="0.139cm" fo:padding-bottom="0.139cm" fo:padding-left="0.264cm" fo:padding-right="0.264cm"/>
    </style:style>
    <style:style style:name="gr53" style:family="graphic" style:parent-style-name="objectwithoutfill">
      <style:graphic-properties svg:stroke-width="0.028cm" svg:stroke-color="#44b071" draw:marker-start="Arrow" draw:marker-start-width="0.242cm" draw:marker-end="Arrow" draw:marker-end-width="0.242cm" draw:fill="none" draw:textarea-vertical-align="middle" fo:padding-top="0.139cm" fo:padding-bottom="0.139cm" fo:padding-left="0.264cm" fo:padding-right="0.264cm"/>
    </style:style>
    <style:style style:name="gr54" style:family="graphic" style:parent-style-name="objectwithoutfill">
      <style:graphic-properties draw:stroke="dash" draw:stroke-dash="Ultrafine_20_2_20_Dots_20_3_20_Dashes" svg:stroke-width="0.053cm" svg:stroke-color="#3194ca" draw:marker-start-width="0.279cm" draw:marker-end="Arrow" draw:marker-end-width="0.279cm" draw:fill="none" draw:textarea-vertical-align="middle" fo:padding-top="0.151cm" fo:padding-bottom="0.151cm" fo:padding-left="0.276cm" fo:padding-right="0.276cm"/>
    </style:style>
    <style:style style:name="gr55" style:family="graphic" style:parent-style-name="standard">
      <style:graphic-properties svg:stroke-width="0.028cm" svg:stroke-color="#000000" draw:marker-start-width="0.322cm" draw:marker-end-width="0.322cm" draw:fill="solid" draw:fill-color="#22a7f0" draw:textarea-horizontal-align="justify" draw:textarea-vertical-align="middle" draw:auto-grow-height="false" fo:min-height="0.146cm" fo:min-width="0cm" fo:padding-top="0.139cm" fo:padding-bottom="0.139cm" fo:padding-left="0.264cm" fo:padding-right="0.264cm" draw:shadow-offset-x="0cm" draw:shadow-offset-y="0cm"/>
    </style:style>
    <style:style style:name="gr56" style:family="graphic" style:parent-style-name="standard">
      <style:graphic-properties svg:stroke-width="0.028cm" svg:stroke-color="#000000" draw:marker-start-width="0.322cm" draw:marker-end-width="0.322cm" draw:fill="solid" draw:fill-color="#22a7f0" draw:textarea-horizontal-align="justify" draw:textarea-vertical-align="middle" draw:auto-grow-height="false" fo:min-height="0.322cm" fo:min-width="0.072cm" fo:padding-top="0.139cm" fo:padding-bottom="0.139cm" fo:padding-left="0.264cm" fo:padding-right="0.264cm" draw:shadow-offset-x="0cm" draw:shadow-offset-y="0cm"/>
    </style:style>
    <style:style style:name="gr57" style:family="graphic" style:parent-style-name="objectwithoutfill">
      <style:graphic-properties svg:stroke-width="0.035cm" svg:stroke-color="#3194ca" draw:marker-start-width="0.252cm" draw:marker-end="Arrow" draw:marker-end-width="0.252cm" draw:fill="none" draw:textarea-vertical-align="middle" fo:padding-top="0.142cm" fo:padding-bottom="0.142cm" fo:padding-left="0.267cm" fo:padding-right="0.267cm"/>
    </style:style>
    <style:style style:name="gr58" style:family="graphic" style:parent-style-name="objectwithoutfill">
      <style:graphic-properties svg:stroke-width="0.053cm" svg:stroke-color="#ff3333" draw:marker-start-width="0.279cm" draw:marker-end="" draw:marker-end-width="0.279cm" draw:fill="none" draw:textarea-vertical-align="middle" fo:padding-top="0.151cm" fo:padding-bottom="0.151cm" fo:padding-left="0.276cm" fo:padding-right="0.276cm"/>
    </style:style>
    <style:style style:name="gr59" style:family="graphic" style:parent-style-name="standard" style:list-style-name="L1">
      <style:graphic-properties draw:stroke="solid" svg:stroke-width="0.028cm" svg:stroke-color="#000000" draw:marker-start="" draw:marker-start-width="0.322cm" draw:marker-start-center="false" draw:marker-end="" draw:marker-end-width="0.322cm" draw:marker-end-center="false" draw:fill="solid" draw:fill-color="#22a7f0" draw:textarea-horizontal-align="justify" draw:textarea-vertical-align="middle" draw:auto-grow-height="false" fo:min-height="0.146cm" fo:min-width="0cm" fo:padding-top="0.139cm" fo:padding-bottom="0.139cm" fo:padding-left="0.264cm" fo:padding-right="0.264cm" draw:shadow="hidden" draw:shadow-offset-x="0cm" draw:shadow-offset-y="0cm" draw:shadow-color="#808080"/>
    </style:style>
    <style:style style:name="gr60" style:family="graphic" style:parent-style-name="standard">
      <style:graphic-properties draw:stroke="none" svg:stroke-color="#000000" draw:fill="none" draw:fill-color="#ffffff" fo:min-height="0.589cm" fo:padding-top="0cm" fo:padding-bottom="0cm" fo:padding-left="0.1cm" fo:padding-right="0cm"/>
    </style:style>
    <style:style style:name="gr61"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62"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63"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64"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65"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66"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67"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68"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69" style:family="graphic" style:parent-style-name="objectwithoutfill">
      <style:graphic-properties draw:marker-end="Arrow" draw:marker-end-width="0.2cm" draw:fill="none" draw:textarea-vertical-align="middle"/>
    </style:style>
    <style:style style:name="gr70" style:family="graphic" style:parent-style-name="standard" style:list-style-name="L1">
      <style:graphic-properties draw:stroke="solid" svg:stroke-width="0cm" svg:stroke-color="#000000" draw:marker-start="" draw:marker-start-width="0.2cm" draw:marker-start-center="false" draw:marker-end="Arrow"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71" style:family="graphic" style:parent-style-name="standard">
      <style:graphic-properties draw:stroke="none" svg:stroke-color="#000000" draw:fill="none" draw:fill-color="#ffffff" fo:min-height="0.319cm"/>
    </style:style>
    <style:style style:name="gr72"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73"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74"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75"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76"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77"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78"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79" style:family="graphic" style:parent-style-name="standard" style:list-style-name="L1">
      <style:graphic-properties draw:stroke="solid" svg:stroke-width="0cm" svg:stroke-color="#000000" draw:marker-start="" draw:marker-start-width="0.2cm" draw:marker-start-center="false" draw:marker-end="Arrow"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80" style:family="graphic" style:parent-style-name="standard">
      <style:graphic-properties draw:stroke="none" svg:stroke-color="#000000" draw:fill="none" draw:fill-color="#ffffff" fo:min-height="0.319cm" fo:padding-top="0cm" fo:padding-bottom="0cm" fo:padding-left="0cm" fo:padding-right="0cm"/>
    </style:style>
    <style:style style:name="gr81"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82"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83"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84"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85"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86"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87"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88" style:family="graphic" style:parent-style-name="standard" style:list-style-name="L1">
      <style:graphic-properties draw:stroke="solid" svg:stroke-width="0cm" svg:stroke-color="#000000" draw:marker-start="" draw:marker-start-width="0.2cm" draw:marker-start-center="false" draw:marker-end="Arrow"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89"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90"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91"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92"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93"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94"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95"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96" style:family="graphic" style:parent-style-name="standard" style:list-style-name="L1">
      <style:graphic-properties draw:stroke="solid" svg:stroke-width="0cm" svg:stroke-color="#000000" draw:marker-start="" draw:marker-start-width="0.2cm" draw:marker-start-center="false" draw:marker-end="Arrow"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97"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98"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99"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00"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01"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02"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03"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04" style:family="graphic" style:parent-style-name="standard" style:list-style-name="L1">
      <style:graphic-properties draw:stroke="solid" svg:stroke-width="0cm" svg:stroke-color="#000000" draw:marker-start="" draw:marker-start-width="0.2cm" draw:marker-start-center="false" draw:marker-end="Arrow"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05"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06"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07"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08"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09"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10"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11"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12" style:family="graphic" style:parent-style-name="standard" style:list-style-name="L1">
      <style:graphic-properties draw:stroke="solid" svg:stroke-width="0cm" svg:stroke-color="#000000" draw:marker-start="" draw:marker-start-width="0.2cm" draw:marker-start-center="false" draw:marker-end="Arrow"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13" style:family="graphic" style:parent-style-name="standard">
      <style:graphic-properties draw:stroke="none" svg:stroke-color="#000000" draw:fill="none" draw:fill-color="#ffffff" fo:min-height="0.826cm" fo:padding-top="0cm" fo:padding-bottom="0cm" fo:padding-left="0cm" fo:padding-right="0cm"/>
    </style:style>
    <style:style style:name="gr114" style:family="graphic" style:parent-style-name="standard" style:list-style-name="L1">
      <style:graphic-properties draw:stroke="solid" svg:stroke-width="0cm" svg:stroke-color="#000000" draw:marker-start="" draw:marker-start-width="0.2cm" draw:marker-start-center="false" draw:marker-end="Arrow"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15" style:family="graphic" style:parent-style-name="standard" style:list-style-name="L1">
      <style:graphic-properties draw:stroke="solid" svg:stroke-width="0cm" svg:stroke-color="#000000" draw:marker-start="" draw:marker-start-width="0.2cm" draw:marker-start-center="false" draw:marker-end="Arrow"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16" style:family="graphic" style:parent-style-name="standard" style:list-style-name="L1">
      <style:graphic-properties draw:stroke="solid" svg:stroke-width="0cm" svg:stroke-color="#000000" draw:marker-start="" draw:marker-start-width="0.2cm" draw:marker-start-center="false" draw:marker-end="Arrow"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17" style:family="graphic" style:parent-style-name="standard" style:list-style-name="L1">
      <style:graphic-properties draw:stroke="solid" svg:stroke-width="0cm" svg:stroke-color="#000000" draw:marker-start="" draw:marker-start-width="0.2cm" draw:marker-start-center="false" draw:marker-end="Arrow"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18"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19" style:family="graphic" style:parent-style-name="standard">
      <style:graphic-properties draw:stroke="none" svg:stroke-color="#000000" draw:fill="none" draw:fill-color="#ffffff" fo:min-height="0.319cm" fo:padding-top="0cm" fo:padding-bottom="0cm"/>
    </style:style>
    <style:style style:name="gr120" style:family="graphic" style:parent-style-name="standard">
      <style:graphic-properties draw:stroke="none" svg:stroke-color="#000000" draw:fill="none" draw:fill-color="#ffffff" fo:min-height="0.95cm" fo:padding-top="0cm" fo:padding-bottom="0cm"/>
    </style:style>
    <style:style style:name="gr121" style:family="graphic" style:parent-style-name="objectwithoutfill">
      <style:graphic-properties draw:marker-end="Arrow" draw:marker-end-width="0.2cm" draw:fill="none" draw:textarea-vertical-align="middle" fo:padding-top="-0.2cm"/>
    </style:style>
    <style:style style:name="gr122"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23"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24"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25"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26"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27"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28"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29"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30"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31"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32"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33"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34"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35"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36"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37"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38"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39"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40"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41"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42"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43"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44"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45"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46"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47"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48"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49"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50"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51"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52"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53"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54" style:family="graphic" style:parent-style-name="objectwithoutfill">
      <style:graphic-properties draw:marker-end="Arrow" draw:marker-end-width="0.2cm" draw:fill="none" draw:textarea-vertical-align="middle" fo:padding-top="-0.2cm" fo:padding-left="-0.2cm"/>
    </style:style>
    <style:style style:name="gr155" style:family="graphic" style:parent-style-name="objectwithoutfill">
      <style:graphic-properties draw:stroke="dash" draw:stroke-dash="Dashed_20__28_var_29_" draw:fill="none" draw:textarea-vertical-align="middle"/>
    </style:style>
    <style:style style:name="gr156" style:family="graphic" style:parent-style-name="objectwithoutfill">
      <style:graphic-properties draw:marker-end="Arrow" draw:marker-end-width="0.2cm" draw:fill="none" draw:textarea-vertical-align="middle" fo:padding-top="-1.1cm" fo:padding-left="1cm"/>
    </style:style>
    <style:style style:name="gr157"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3194ca"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58" style:family="graphic" style:parent-style-name="standard">
      <style:graphic-properties draw:stroke="none" svg:stroke-color="#000000" draw:fill="none" draw:fill-color="#ffffff" fo:min-height="8.15cm"/>
    </style:style>
    <style:style style:name="gr159" style:family="graphic" style:parent-style-name="standard">
      <style:graphic-properties draw:stroke="none" svg:stroke-color="#000000" draw:fill="none" draw:fill-color="#ffffff" fo:min-height="0.475cm"/>
    </style:style>
    <style:style style:name="gr160" style:family="graphic" style:parent-style-name="objectwithoutfill">
      <style:graphic-properties draw:marker-end="Arrow" draw:marker-end-width="0.2cm" draw:fill="none" draw:textarea-vertical-align="middle" fo:padding-top="-0.3cm" fo:padding-right="0.3cm"/>
    </style:style>
    <style:style style:name="gr161" style:family="graphic" style:parent-style-name="objectwithoutfill">
      <style:graphic-properties draw:stroke="dash" draw:stroke-dash="Dashed_20__28_var_29_" svg:stroke-width="0.035cm" svg:stroke-color="#ff3333" draw:marker-start-width="0.252cm" draw:marker-end="" draw:marker-end-width="0.252cm" draw:fill="none" draw:textarea-vertical-align="middle" fo:padding-top="-0.283cm" fo:padding-bottom="0.142cm" fo:padding-left="0.267cm" fo:padding-right="0.317cm"/>
    </style:style>
    <style:style style:name="gr162" style:family="graphic" style:parent-style-name="standard">
      <style:graphic-properties draw:stroke="none" svg:stroke-color="#000000" draw:fill="none" draw:fill-color="#ffffff" fo:min-height="13.525cm" fo:padding-top="0cm" fo:padding-bottom="0cm" fo:padding-left="0cm" fo:padding-right="0cm"/>
    </style:style>
    <style:style style:name="gr163" style:family="graphic" style:parent-style-name="standard" style:list-style-name="L1">
      <style:graphic-properties draw:stroke="dash" draw:stroke-dash="Dashed_20__28_var_29_" svg:stroke-width="0.035cm" svg:stroke-color="#ff3333" draw:marker-start="" draw:marker-start-width="0.252cm" draw:marker-start-center="false" draw:marker-end="" draw:marker-end-width="0.252cm" draw:marker-end-center="false" draw:fill="none" draw:fill-color="#729fcf" draw:textarea-horizontal-align="justify" draw:textarea-vertical-align="middle" fo:padding-top="-0.283cm" fo:padding-bottom="0.142cm" fo:padding-left="0.267cm" fo:padding-right="0.317cm" draw:shadow="hidden" draw:shadow-offset-x="0.2cm" draw:shadow-offset-y="0.2cm" draw:shadow-color="#808080"/>
    </style:style>
    <style:style style:name="gr164" style:family="graphic" style:parent-style-name="standard">
      <style:graphic-properties draw:stroke="none" svg:stroke-color="#000000" draw:fill="none" draw:fill-color="#ffffff" fo:min-height="4.117cm" fo:padding-top="0cm" fo:padding-bottom="0cm" fo:padding-left="0cm" fo:padding-right="0cm"/>
    </style:style>
    <style:style style:name="gr165" style:family="graphic" style:parent-style-name="objectwithoutfill">
      <style:graphic-properties draw:marker-end="Arrow" draw:marker-end-width="0.2cm" draw:fill="none" draw:textarea-vertical-align="middle" fo:padding-top="-0.3cm" fo:padding-right="0cm"/>
    </style:style>
    <style:style style:name="gr166" style:family="graphic" style:parent-style-name="objectwithoutfill">
      <style:graphic-properties draw:stroke="dash" draw:stroke-dash="Dashed_20__28_var_29_" svg:stroke-width="0.035cm" svg:stroke-color="#ff3333" draw:marker-start-width="0.252cm" draw:marker-end="" draw:marker-end-width="0.252cm" draw:fill="none" draw:textarea-vertical-align="middle" fo:padding-top="-0.283cm" fo:padding-bottom="0.142cm" fo:padding-left="0.267cm" fo:padding-right="0.017cm"/>
    </style:style>
    <style:style style:name="gr167" style:family="graphic" style:parent-style-name="objectwithoutfill">
      <style:graphic-properties draw:marker-end="Arrow" draw:marker-end-width="0.2cm" draw:fill="none" draw:textarea-vertical-align="middle" fo:padding-top="-0.3cm" fo:padding-right="0cm"/>
    </style:style>
    <style:style style:name="gr168" style:family="graphic" style:parent-style-name="objectwithoutfill">
      <style:graphic-properties svg:stroke-color="#000000" draw:marker-end="Arrow" draw:marker-end-width="0.2cm" draw:fill="none" draw:textarea-vertical-align="middle"/>
    </style:style>
    <style:style style:name="gr169"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3194ca"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70" style:family="graphic" style:parent-style-name="objectwithoutfill">
      <style:graphic-properties draw:marker-end="Arrow" draw:marker-end-width="0.2cm" draw:fill="none" draw:textarea-vertical-align="middle" fo:padding-top="-0.3cm" fo:padding-right="0.2cm"/>
    </style:style>
    <style:style style:name="gr171" style:family="graphic" style:parent-style-name="objectwithoutfill">
      <style:graphic-properties draw:stroke="dash" draw:stroke-dash="Dashed_20__28_var_29_" svg:stroke-width="0.035cm" svg:stroke-color="#ff3333" draw:marker-start-width="0.252cm" draw:marker-end="" draw:marker-end-width="0.252cm" draw:fill="none" draw:textarea-vertical-align="middle" fo:padding-top="-0.283cm" fo:padding-bottom="0.142cm" fo:padding-left="0.267cm" fo:padding-right="0.217cm"/>
    </style:style>
    <style:style style:name="gr172" style:family="graphic" style:parent-style-name="standard">
      <style:graphic-properties svg:stroke-width="0.028cm" svg:stroke-color="#000000" draw:marker-start-width="0.322cm" draw:marker-end-width="0.322cm" draw:fill="solid" draw:fill-color="#22a7f0" draw:textarea-horizontal-align="justify" draw:textarea-vertical-align="middle" draw:auto-grow-height="false" fo:min-height="0.146cm" fo:min-width="0cm" fo:padding-top="0.139cm" fo:padding-bottom="0.139cm" fo:padding-left="0.264cm" fo:padding-right="0.264cm" draw:shadow-offset-x="0cm" draw:shadow-offset-y="0cm"/>
    </style:style>
    <style:style style:name="gr173" style:family="graphic" style:parent-style-name="objectwithoutfill">
      <style:graphic-properties draw:fill="none" draw:textarea-vertical-align="middle"/>
    </style:style>
    <style:style style:name="gr174" style:family="graphic" style:parent-style-name="objectwithoutfill">
      <style:graphic-properties svg:stroke-width="0.035cm" svg:stroke-color="#ff3333" draw:marker-start-width="0.252cm" draw:marker-end="Arrow" draw:marker-end-width="0.352cm" draw:fill="none" draw:textarea-vertical-align="middle" fo:padding-top="-0.4cm" fo:padding-bottom="0.2cm" fo:padding-left="0.267cm" fo:padding-right="0.267cm"/>
    </style:style>
    <style:style style:name="gr175" style:family="graphic" style:parent-style-name="objectwithoutfill">
      <style:graphic-properties svg:stroke-width="0.035cm" svg:stroke-color="#ff3333" draw:marker-start-width="0.252cm" draw:marker-end="Arrow" draw:marker-end-width="0.352cm" draw:fill="none" draw:textarea-vertical-align="middle" fo:padding-top="-0.3cm" fo:padding-bottom="0.2cm" fo:padding-left="0.2cm" fo:padding-right="0.4cm"/>
    </style:style>
    <style:style style:name="gr176" style:family="graphic" style:parent-style-name="standard">
      <style:graphic-properties draw:stroke="dash" draw:stroke-dash="Dashed_20__28_var_29_" svg:stroke-width="0.028cm" svg:stroke-color="#000000" draw:marker-start-width="0.242cm" draw:marker-end-width="0.242cm" draw:fill="none" draw:textarea-horizontal-align="justify" draw:textarea-vertical-align="middle" draw:auto-grow-height="false" fo:min-height="2.65cm" fo:min-width="3.248cm" fo:padding-top="0.139cm" fo:padding-bottom="0.139cm" fo:padding-left="0.264cm" fo:padding-right="0.264cm"/>
    </style:style>
    <style:style style:name="gr177" style:family="graphic" style:parent-style-name="standard">
      <style:graphic-properties draw:stroke="dash" draw:stroke-dash="Dashed_20__28_var_29_" svg:stroke-width="0.028cm" svg:stroke-color="#000000" draw:marker-start-width="0.242cm" draw:marker-end-width="0.242cm" draw:fill="none" draw:textarea-horizontal-align="justify" draw:textarea-vertical-align="middle" draw:auto-grow-height="false" fo:min-height="2.34cm" fo:min-width="0.844cm" fo:padding-top="0.139cm" fo:padding-bottom="0.139cm" fo:padding-left="0.264cm" fo:padding-right="0.264cm"/>
    </style:style>
    <style:style style:name="gr178" style:family="graphic" style:parent-style-name="standard">
      <style:graphic-properties draw:stroke="dash" draw:stroke-dash="Dashed_20__28_var_29_" svg:stroke-width="0.028cm" svg:stroke-color="#000000" draw:marker-start-width="0.242cm" draw:marker-end-width="0.242cm" draw:fill="none" draw:textarea-horizontal-align="justify" draw:textarea-vertical-align="middle" draw:auto-grow-height="false" fo:min-height="2.58cm" fo:min-width="0.813cm" fo:padding-top="0.139cm" fo:padding-bottom="0.139cm" fo:padding-left="0.264cm" fo:padding-right="0.264cm"/>
    </style:style>
    <style:style style:name="gr179" style:family="graphic" style:parent-style-name="standard">
      <style:graphic-properties draw:stroke="dash" draw:stroke-dash="Dashed_20__28_var_29_" svg:stroke-width="0.028cm" svg:stroke-color="#000000" draw:marker-start-width="0.242cm" draw:marker-end-width="0.242cm" draw:fill="none" draw:textarea-horizontal-align="justify" draw:textarea-vertical-align="middle" draw:auto-grow-height="false" fo:min-height="2.622cm" fo:min-width="2.654cm" fo:padding-top="0.139cm" fo:padding-bottom="0.139cm" fo:padding-left="0.264cm" fo:padding-right="0.264cm"/>
    </style:style>
    <style:style style:name="gr180" style:family="graphic" style:parent-style-name="objectwithoutfill">
      <style:graphic-properties draw:fill="none" draw:textarea-vertical-align="middle" fo:padding-top="-0.4cm" fo:padding-left="-0.2cm"/>
    </style:style>
    <style:style style:name="gr181" style:family="graphic" style:parent-style-name="objectwithoutfill">
      <style:graphic-properties draw:fill="none" draw:textarea-vertical-align="middle" fo:padding-top="-0.3cm"/>
    </style:style>
    <style:style style:name="gr182" style:family="graphic" style:parent-style-name="objectwithoutfill">
      <style:graphic-properties draw:fill="none" draw:textarea-vertical-align="middle" fo:padding-top="-0.4cm"/>
    </style:style>
    <style:style style:name="gr183" style:family="graphic" style:parent-style-name="objectwithoutfill">
      <style:graphic-properties draw:fill="none" draw:textarea-vertical-align="middle" fo:padding-top="-0.3cm" fo:padding-right="-0.2cm"/>
    </style:style>
    <style:style style:name="gr184" style:family="graphic" style:parent-style-name="objectwithoutfill">
      <style:graphic-properties draw:fill="none" draw:textarea-vertical-align="middle" fo:padding-top="-0.3cm" fo:padding-right="-0.1cm"/>
    </style:style>
    <style:style style:name="gr185" style:family="graphic" style:parent-style-name="objectwithoutfill">
      <style:graphic-properties draw:fill="none" draw:textarea-vertical-align="middle" fo:padding-top="-0.3cm" fo:padding-left="-0.2cm"/>
    </style:style>
    <style:style style:name="gr186" style:family="graphic" style:parent-style-name="objectwithoutfill">
      <style:graphic-properties draw:fill="none" draw:textarea-vertical-align="middle" fo:padding-right="-0.3cm"/>
    </style:style>
    <style:style style:name="gr187" style:family="graphic" style:parent-style-name="objectwithoutfill">
      <style:graphic-properties draw:stroke="dash" draw:stroke-dash="Dashed_20__28_var_29_" svg:stroke-color="#ff3333" draw:marker-end="Arrow" draw:fill="none" draw:textarea-vertical-align="middle"/>
    </style:style>
    <style:style style:name="gr188" style:family="graphic" style:parent-style-name="objectwithoutfill">
      <style:graphic-properties draw:stroke="dash" draw:stroke-dash="Dashed_20__28_var_29_" svg:stroke-color="#ff3333" draw:marker-start="Arrow" draw:marker-end="" draw:fill="none" draw:textarea-vertical-align="middle"/>
    </style:style>
    <style:style style:name="gr189" style:family="graphic" style:parent-style-name="objectwithoutfill">
      <style:graphic-properties draw:fill="none" draw:textarea-vertical-align="middle" fo:padding-top="-0.3cm" fo:padding-left="-0.3cm"/>
    </style:style>
    <style:style style:name="gr190" style:family="graphic" style:parent-style-name="standard">
      <style:graphic-properties draw:stroke="none" svg:stroke-color="#000000" draw:fill="none" draw:fill-color="#ffffff" fo:min-height="0.864cm" fo:padding-top="0cm" fo:padding-bottom="0cm" fo:padding-left="0cm" fo:padding-right="0cm"/>
    </style:style>
    <style:style style:name="gr191" style:family="graphic" style:parent-style-name="objectwithoutfill">
      <style:graphic-properties draw:marker-end="Arrow" draw:marker-end-width="0.3cm" draw:fill="none" draw:textarea-vertical-align="middle" fo:padding-top="-0.3cm" fo:padding-left="-0.2cm"/>
    </style:style>
    <style:style style:name="gr192" style:family="graphic" style:parent-style-name="objectwithoutfill">
      <style:graphic-properties draw:marker-end="Arrow" draw:marker-end-width="0.3cm" draw:fill="none" draw:textarea-vertical-align="middle" fo:padding-top="-0.3cm" fo:padding-right="-0.1cm"/>
    </style:style>
    <style:style style:name="gr193" style:family="graphic" style:parent-style-name="objectwithoutfill">
      <style:graphic-properties draw:marker-end="Arrow" draw:marker-end-width="0.3cm" draw:fill="none" draw:textarea-vertical-align="middle" fo:padding-top="-0.3cm"/>
    </style:style>
    <style:style style:name="gr194" style:family="graphic" style:parent-style-name="objectwithoutfill">
      <style:graphic-properties draw:marker-end="Arrow" draw:marker-end-width="0.3cm" draw:fill="none" draw:textarea-vertical-align="middle" fo:padding-top="-0.4cm" fo:padding-right="-0.1cm"/>
    </style:style>
    <style:style style:name="gr195" style:family="graphic" style:parent-style-name="objectwithoutfill">
      <style:graphic-properties draw:marker-end="Arrow" draw:marker-end-width="0.3cm" draw:fill="none" draw:textarea-vertical-align="middle" fo:padding-top="-0.4cm" fo:padding-left="-0.2cm"/>
    </style:style>
    <style:style style:name="gr196" style:family="graphic" style:parent-style-name="objectwithoutfill">
      <style:graphic-properties draw:marker-end="Arrow" draw:marker-end-width="0.3cm" draw:fill="none" draw:textarea-vertical-align="middle" fo:padding-top="-0.4cm"/>
    </style:style>
    <style:style style:name="gr197" style:family="graphic" style:parent-style-name="objectwithoutfill">
      <style:graphic-properties draw:marker-end="Arrow" draw:marker-end-width="0.3cm" draw:fill="none" draw:textarea-vertical-align="middle" fo:padding-top="-0.5cm" fo:padding-bottom="0.3cm"/>
    </style:style>
    <style:style style:name="gr198" style:family="graphic" style:parent-style-name="objectwithoutfill">
      <style:graphic-properties draw:marker-end="Arrow" draw:marker-end-width="0.3cm" draw:fill="none" draw:textarea-vertical-align="middle" fo:padding-top="-0.4cm" fo:padding-bottom="0.2cm"/>
    </style:style>
    <style:style style:name="gr199" style:family="graphic" style:parent-style-name="objectwithoutfill">
      <style:graphic-properties draw:marker-end="Arrow" draw:marker-end-width="0.3cm" draw:fill="none" draw:textarea-vertical-align="middle" fo:padding-top="-0.5cm" fo:padding-right="-0.2cm"/>
    </style:style>
    <style:style style:name="gr200" style:family="graphic" style:parent-style-name="objectwithoutfill">
      <style:graphic-properties draw:marker-end="Arrow" draw:marker-end-width="0.3cm" draw:fill="none" draw:textarea-vertical-align="middle" fo:padding-top="-0.4cm" fo:padding-bottom="0.1cm"/>
    </style:style>
    <style:style style:name="gr201" style:family="graphic" style:parent-style-name="objectwithoutfill">
      <style:graphic-properties draw:marker-end="Arrow" draw:marker-end-width="0.3cm" draw:fill="none" draw:textarea-vertical-align="middle" fo:padding-top="0.2cm" fo:padding-bottom="-0.4cm"/>
    </style:style>
    <style:style style:name="gr202" style:family="graphic" style:parent-style-name="objectwithoutfill">
      <style:graphic-properties draw:marker-end="Arrow" draw:marker-end-width="0.3cm" draw:fill="none" draw:textarea-vertical-align="middle" fo:padding-top="0.4cm" fo:padding-bottom="-0.5cm"/>
    </style:style>
    <style:style style:name="gr203" style:family="graphic" style:parent-style-name="objectwithoutfill">
      <style:graphic-properties draw:marker-end="Arrow" draw:marker-end-width="0.3cm" draw:fill="none" draw:textarea-vertical-align="middle" fo:padding-left="0.2cm" fo:padding-right="-0.4cm"/>
    </style:style>
    <style:style style:name="gr204" style:family="graphic" style:parent-style-name="objectwithoutfill">
      <style:graphic-properties draw:marker-end="Arrow" draw:marker-end-width="0.3cm" draw:fill="none" draw:textarea-vertical-align="middle" fo:padding-top="0.2cm" fo:padding-bottom="-0.6cm"/>
    </style:style>
    <style:style style:name="gr205" style:family="graphic" style:parent-style-name="objectwithoutfill">
      <style:graphic-properties draw:marker-end="Arrow" draw:marker-end-width="0.3cm" draw:fill="none" draw:textarea-vertical-align="middle" fo:padding-top="-0.4cm" fo:padding-right="-0.3cm"/>
    </style:style>
    <style:style style:name="gr206" style:family="graphic" style:parent-style-name="objectwithoutfill">
      <style:graphic-properties draw:marker-end="Arrow" draw:marker-end-width="0.3cm" draw:fill="none" draw:textarea-vertical-align="middle" fo:padding-top="-0.3cm" fo:padding-bottom="0.3cm"/>
    </style:style>
    <style:style style:name="gr207" style:family="graphic" style:parent-style-name="objectwithoutfill">
      <style:graphic-properties draw:marker-end="Arrow" draw:marker-end-width="0.3cm" draw:fill="none" draw:textarea-vertical-align="middle" fo:padding-top="-0.1cm" fo:padding-left="-0.5cm"/>
    </style:style>
    <style:style style:name="gr208" style:family="graphic" style:parent-style-name="objectwithoutfill">
      <style:graphic-properties draw:marker-end="Arrow" draw:marker-end-width="0.3cm" draw:fill="none" draw:textarea-vertical-align="middle" fo:padding-top="-0.3cm" fo:padding-right="-0.2cm"/>
    </style:style>
    <style:style style:name="gr209" style:family="graphic" style:parent-style-name="objectwithoutfill">
      <style:graphic-properties draw:marker-end="Arrow" draw:marker-end-width="0.3cm" draw:fill="none" draw:textarea-vertical-align="middle" fo:padding-top="0.2cm" fo:padding-bottom="-0.5cm"/>
    </style:style>
    <style:style style:name="gr210" style:family="graphic" style:parent-style-name="objectwithoutfill">
      <style:graphic-properties draw:marker-end="Arrow" draw:marker-end-width="0.3cm" draw:fill="none" draw:textarea-vertical-align="middle" fo:padding-top="-0.1cm" fo:padding-right="-0.3cm"/>
    </style:style>
    <style:style style:name="gr211" style:family="graphic" style:parent-style-name="objectwithoutfill">
      <style:graphic-properties draw:marker-end="Arrow" draw:marker-end-width="0.3cm" draw:fill="none" draw:textarea-vertical-align="middle" fo:padding-top="-0.3cm" fo:padding-left="-0.3cm"/>
    </style:style>
    <style:style style:name="gr212" style:family="graphic" style:parent-style-name="objectwithoutfill">
      <style:graphic-properties draw:marker-end="Arrow" draw:marker-end-width="0.3cm" draw:fill="none" draw:textarea-vertical-align="middle" fo:padding-top="-0.1cm" fo:padding-right="-0.4cm"/>
    </style:style>
    <style:style style:name="gr213" style:family="graphic" style:parent-style-name="standard">
      <style:graphic-properties draw:stroke="dash" draw:stroke-dash="_32__20_Dots_20_1_20_Dash" svg:stroke-width="0.035cm" svg:stroke-color="#000000" draw:marker-start-width="0.252cm" draw:marker-end-width="0.252cm" draw:fill="none" draw:textarea-horizontal-align="justify" draw:textarea-vertical-align="middle" draw:auto-grow-height="false" fo:min-height="4.232cm" fo:min-width="1.38cm" fo:padding-top="0.142cm" fo:padding-bottom="0.142cm" fo:padding-left="0.267cm" fo:padding-right="0.267cm"/>
    </style:style>
    <style:style style:name="gr214" style:family="graphic" style:parent-style-name="standard">
      <style:graphic-properties draw:stroke="dash" draw:stroke-dash="_32__20_Dots_20_1_20_Dash" svg:stroke-width="0.035cm" svg:stroke-color="#000000" draw:marker-start-width="0.252cm" draw:marker-end-width="0.252cm" draw:fill="none" draw:textarea-horizontal-align="justify" draw:textarea-vertical-align="middle" draw:auto-grow-height="false" fo:min-height="6.33cm" fo:min-width="1.554cm" fo:padding-top="0.142cm" fo:padding-bottom="0.142cm" fo:padding-left="0.267cm" fo:padding-right="0.267cm"/>
    </style:style>
    <style:style style:name="gr215" style:family="graphic" style:parent-style-name="standard">
      <style:graphic-properties draw:stroke="dash" draw:stroke-dash="_32__20_Dots_20_1_20_Dash" svg:stroke-width="0.035cm" svg:stroke-color="#000000" draw:marker-start-width="0.252cm" draw:marker-end-width="0.252cm" draw:fill="none" draw:fill-color="#000000" draw:textarea-horizontal-align="justify" draw:textarea-vertical-align="middle" draw:auto-grow-height="false" fo:min-height="2.903cm" fo:min-width="0.886cm" fo:padding-top="0.142cm" fo:padding-bottom="0.142cm" fo:padding-left="0.267cm" fo:padding-right="0.267cm"/>
    </style:style>
    <style:style style:name="gr216" style:family="graphic" style:parent-style-name="standard">
      <style:graphic-properties draw:stroke="dash" draw:stroke-dash="_32__20_Dots_20_1_20_Dash" svg:stroke-width="0.035cm" svg:stroke-color="#000000" draw:marker-start-width="0.252cm" draw:marker-end-width="0.252cm" draw:fill="none" draw:textarea-horizontal-align="justify" draw:textarea-vertical-align="middle" draw:auto-grow-height="false" fo:min-height="4.892cm" fo:min-width="1.534cm" fo:padding-top="0.142cm" fo:padding-bottom="0.142cm" fo:padding-left="0.267cm" fo:padding-right="0.267cm"/>
    </style:style>
    <style:style style:name="gr217" style:family="graphic" style:parent-style-name="standard">
      <style:graphic-properties draw:stroke="dash" draw:stroke-dash="_32__20_Dots_20_1_20_Dash" svg:stroke-width="0.035cm" svg:stroke-color="#000000" draw:marker-start-width="0.252cm" draw:marker-end-width="0.252cm" draw:fill="none" draw:fill-color="#000000" draw:textarea-horizontal-align="justify" draw:textarea-vertical-align="middle" draw:auto-grow-height="false" fo:min-height="2.796cm" fo:min-width="0.886cm" fo:padding-top="0.142cm" fo:padding-bottom="0.142cm" fo:padding-left="0.267cm" fo:padding-right="0.267cm"/>
    </style:style>
    <style:style style:name="gr218" style:family="graphic" style:parent-style-name="objectwithoutfill">
      <style:graphic-properties draw:stroke="dash" draw:stroke-dash="Dashed_20__28_var_29_" svg:stroke-width="0.028cm" svg:stroke-color="#ff3333" draw:marker-start-width="0.242cm" draw:marker-end="" draw:marker-end-width="0.342cm" draw:fill="none" draw:textarea-vertical-align="middle" fo:padding-top="-0.086cm" fo:padding-bottom="0.139cm" fo:padding-left="-0.486cm" fo:padding-right="0.264cm"/>
    </style:style>
    <style:style style:name="gr219" style:family="graphic" style:parent-style-name="objectwithoutfill">
      <style:graphic-properties draw:marker-end="Arrow" draw:marker-end-width="0.3cm" draw:fill="none" draw:textarea-vertical-align="middle" fo:padding-top="-0.3cm" fo:padding-bottom="0.4cm" fo:padding-left="0.3cm" fo:padding-right="-0.2cm"/>
    </style:style>
    <style:style style:name="gr220" style:family="graphic" style:parent-style-name="objectwithoutfill">
      <style:graphic-properties draw:stroke="dash" draw:stroke-dash="Dashed_20__28_var_29_" svg:stroke-width="0.028cm" svg:stroke-color="#ff3333" draw:marker-start-width="0.242cm" draw:marker-end="" draw:marker-end-width="0.342cm" draw:fill="none" draw:textarea-vertical-align="middle" fo:padding-top="-0.286cm" fo:padding-bottom="0.414cm" fo:padding-left="0.314cm" fo:padding-right="-0.186cm"/>
    </style:style>
    <style:style style:name="gr221" style:family="graphic" style:parent-style-name="objectwithoutfill">
      <style:graphic-properties draw:stroke="dash" draw:stroke-dash="Dashed_20__28_var_29_" svg:stroke-width="0.028cm" svg:stroke-color="#ff3333" draw:marker-start-width="0.242cm" draw:marker-end="" draw:marker-end-width="0.342cm" draw:fill="none" draw:textarea-vertical-align="middle" fo:padding-top="-0.286cm" fo:padding-bottom="0.139cm" fo:padding-left="0.264cm" fo:padding-right="0.264cm"/>
    </style:style>
    <style:style style:name="gr222" style:family="graphic" style:parent-style-name="objectwithoutfill">
      <style:graphic-properties draw:stroke="dash" draw:stroke-dash="Dashed_20__28_var_29_" svg:stroke-width="0.028cm" svg:stroke-color="#ff3333" draw:marker-start-width="0.242cm" draw:marker-end="" draw:marker-end-width="0.342cm" draw:fill="none" draw:textarea-vertical-align="middle" fo:padding-top="-0.286cm" fo:padding-bottom="0.414cm" fo:padding-left="0.314cm" fo:padding-right="-0.186cm"/>
    </style:style>
    <style:style style:name="gr223" style:family="graphic" style:parent-style-name="objectwithoutfill">
      <style:graphic-properties draw:marker-end="Arrow" draw:marker-end-width="0.3cm" draw:fill="none" draw:textarea-vertical-align="middle" fo:padding-top="-0.3cm" fo:padding-bottom="0.4cm" fo:padding-left="0.3cm" fo:padding-right="-0.2cm"/>
    </style:style>
    <style:style style:name="gr224" style:family="graphic" style:parent-style-name="standard">
      <style:graphic-properties svg:stroke-width="0.028cm" svg:stroke-color="#000000" draw:marker-start-width="0.322cm" draw:marker-end-width="0.322cm" draw:fill="none" draw:fill-color="#22a7f0" draw:textarea-horizontal-align="justify" draw:textarea-vertical-align="middle" draw:auto-grow-height="false" fo:min-height="0.006cm" fo:min-width="0cm" fo:padding-top="0.139cm" fo:padding-bottom="0.139cm" fo:padding-left="0.264cm" fo:padding-right="0.264cm" draw:shadow-offset-x="0cm" draw:shadow-offset-y="0cm"/>
    </style:style>
    <style:style style:name="gr225" style:family="graphic" style:parent-style-name="standard">
      <style:graphic-properties svg:stroke-color="#000000" draw:fill="none" draw:fill-color="#729fcf" draw:textarea-horizontal-align="justify" draw:textarea-vertical-align="middle" draw:auto-grow-height="false" fo:min-height="1.942cm" fo:min-width="0.49cm"/>
    </style:style>
    <style:style style:name="gr226" style:family="graphic" style:parent-style-name="standard">
      <style:graphic-properties svg:stroke-color="#000000" draw:fill="none" draw:fill-color="#729fcf" draw:textarea-horizontal-align="justify" draw:textarea-vertical-align="middle" draw:auto-grow-height="false" fo:min-height="1.236cm" fo:min-width="0.349cm"/>
    </style:style>
    <style:style style:name="gr227" style:family="graphic" style:parent-style-name="standard">
      <style:graphic-properties svg:stroke-color="#000000" draw:fill="none" draw:fill-color="#729fcf" draw:textarea-horizontal-align="justify" draw:textarea-vertical-align="middle" draw:auto-grow-height="false" fo:min-height="1.943cm" fo:min-width="0.49cm"/>
    </style:style>
    <style:style style:name="gr228" style:family="graphic" style:parent-style-name="standard">
      <style:graphic-properties draw:stroke="none" svg:stroke-color="#000000" draw:fill="none" draw:fill-color="#ffffff" fo:min-height="1.765cm"/>
    </style:style>
    <style:style style:name="gr229" style:family="graphic" style:parent-style-name="standard">
      <style:graphic-properties draw:stroke="none" svg:stroke-color="#000000" draw:fill="none" draw:fill-color="#ffffff" fo:min-height="0.65cm"/>
    </style:style>
    <style:style style:name="gr230" style:family="graphic" style:parent-style-name="objectwithoutfill">
      <style:graphic-properties draw:marker-end="Arrow" draw:marker-end-width="0.2cm" draw:fill="none" draw:textarea-vertical-align="middle" fo:padding-top="-0.4cm"/>
    </style:style>
    <style:style style:name="gr231" style:family="graphic" style:parent-style-name="objectwithoutfill">
      <style:graphic-properties draw:marker-end="Arrow" draw:marker-end-width="0.3cm" draw:fill="none" draw:textarea-vertical-align="middle"/>
    </style:style>
    <style:style style:name="gr232" style:family="graphic" style:parent-style-name="standard">
      <style:graphic-properties draw:stroke="none" svg:stroke-color="#000000" draw:fill="none" draw:fill-color="#ffffff" fo:min-height="0.55cm"/>
    </style:style>
    <style:style style:name="gr233" style:family="graphic" style:parent-style-name="objectwithoutfill">
      <style:graphic-properties draw:stroke="dash" draw:stroke-dash="_32__20_Dots_20_1_20_Dash" draw:marker-end="Arrow" draw:marker-end-width="0.3cm" draw:fill="none" draw:textarea-vertical-align="middle"/>
    </style:style>
    <style:style style:name="gr234" style:family="graphic" style:parent-style-name="standard">
      <style:graphic-properties draw:fill="none" draw:textarea-horizontal-align="justify" draw:textarea-vertical-align="middle" draw:auto-grow-height="false" fo:min-height="4.418cm" fo:min-width="9.118cm"/>
    </style:style>
    <style:style style:name="gr235" style:family="graphic" style:parent-style-name="standard">
      <style:graphic-properties svg:stroke-color="#000000" draw:fill="none" draw:textarea-horizontal-align="justify" draw:textarea-vertical-align="middle" draw:auto-grow-height="false" fo:min-height="5.69cm" fo:min-width="3.672cm"/>
    </style:style>
    <style:style style:name="gr236" style:family="graphic" style:parent-style-name="standard">
      <style:graphic-properties svg:stroke-color="#000000" draw:fill="none" draw:textarea-horizontal-align="justify" draw:textarea-vertical-align="middle" draw:auto-grow-height="false" fo:min-height="6.045cm" fo:min-width="5.015cm"/>
    </style:style>
    <style:style style:name="gr237" style:family="graphic" style:parent-style-name="standard">
      <style:graphic-properties draw:stroke="none" svg:stroke-color="#000000" draw:fill="none" draw:fill-color="#ffffff" fo:min-height="1.45cm"/>
    </style:style>
    <style:style style:name="co1" style:family="table-column">
      <style:table-column-properties style:column-width="1.332cm" style:use-optimal-column-width="false"/>
    </style:style>
    <style:style style:name="ro1" style:family="table-row">
      <style:table-row-properties style:row-height="1.008cm"/>
    </style:style>
    <style:style style:name="ro2" style:family="table-row">
      <style:table-row-properties style:row-height="0.603cm"/>
    </style:style>
    <style:style style:name="ro3" style:family="table-row">
      <style:table-row-properties style:row-height="0.647cm"/>
    </style:style>
    <style:style style:name="ro4" style:family="table-row">
      <style:table-row-properties style:row-height="0.611cm"/>
    </style:style>
    <style:style style:name="ce1" style:family="table-cell">
      <loext:graphic-properties style:repeat="repeat"/>
      <style:paragraph-properties fo:text-align="center"/>
      <style:text-properties fo:font-size="14pt" style:font-size-asian="14pt" style:font-size-complex="14pt"/>
    </style:style>
    <style:style style:name="ce2" style:family="table-cell">
      <loext:graphic-properties style:repeat="repeat" draw:textarea-vertical-align="middle"/>
      <style:paragraph-properties fo:margin-left="0cm" fo:margin-right="0cm" fo:margin-top="0.7cm" fo:margin-bottom="0cm" fo:text-align="center" fo:text-indent="0cm"/>
      <style:text-properties fo:font-size="14pt" style:font-size-asian="14pt" style:font-size-complex="14pt"/>
    </style:style>
    <style:style style:name="P1" style:family="paragraph">
      <style:paragraph-properties fo:text-align="center"/>
    </style:style>
    <style:style style:name="P2" style:family="paragraph">
      <loext:graphic-properties draw:fill="solid" draw:fill-color="#22a7f0"/>
      <style:paragraph-properties fo:text-align="center"/>
      <style:text-properties fo:font-size="13pt" style:font-size-asian="13pt" style:font-size-complex="13pt"/>
    </style:style>
    <style:style style:name="P3" style:family="paragraph">
      <loext:graphic-properties draw:fill="none"/>
      <style:paragraph-properties fo:text-align="center"/>
    </style:style>
    <style:style style:name="P4" style:family="paragraph">
      <loext:graphic-properties draw:fill="none" draw:fill-color="#ffffff"/>
      <style:text-properties fo:font-size="18pt" style:font-size-asian="18pt" style:font-size-complex="18pt"/>
    </style:style>
    <style:style style:name="P5" style:family="paragraph">
      <loext:graphic-properties draw:fill="none" draw:fill-color="#ffffff"/>
    </style:style>
    <style:style style:name="P6" style:family="paragraph">
      <loext:graphic-properties draw:fill="none" draw:fill-color="#ffffff"/>
      <style:text-properties fo:font-size="14pt" style:font-size-asian="14pt" style:font-size-complex="14pt"/>
    </style:style>
    <style:style style:name="P7" style:family="paragraph">
      <loext:graphic-properties draw:fill="none"/>
    </style:style>
    <style:style style:name="P8" style:family="paragraph">
      <style:paragraph-properties fo:margin-left="0cm" fo:margin-right="0cm" fo:margin-top="0cm" fo:margin-bottom="0cm" fo:text-align="center" fo:text-indent="0cm"/>
    </style:style>
    <style:style style:name="P9" style:family="paragraph">
      <loext:graphic-properties draw:fill="none"/>
      <style:paragraph-properties fo:margin-top="0cm" fo:margin-bottom="0.9cm" fo:text-align="center"/>
    </style:style>
    <style:style style:name="P10" style:family="paragraph">
      <loext:graphic-properties draw:fill="none" draw:fill-color="#ffffff"/>
      <style:text-properties fo:color="#ff3333"/>
    </style:style>
    <style:style style:name="P11" style:family="paragraph">
      <loext:graphic-properties draw:fill-color="#ff3333"/>
      <style:paragraph-properties fo:margin-top="0.4cm" fo:margin-bottom="0cm" fo:text-align="center"/>
    </style:style>
    <style:style style:name="P12" style:family="paragraph">
      <loext:graphic-properties draw:fill="none"/>
      <style:paragraph-properties fo:margin-top="0cm" fo:margin-bottom="0cm" fo:text-align="center"/>
    </style:style>
    <style:style style:name="P13" style:family="paragraph">
      <loext:graphic-properties draw:fill="none" draw:fill-color="#ffffff"/>
      <style:text-properties fo:color="#3194ca" fo:font-size="16pt" fo:font-weight="normal" style:font-size-asian="16pt" style:font-weight-asian="normal" style:font-size-complex="16pt" style:font-weight-complex="normal"/>
    </style:style>
    <style:style style:name="P14" style:family="paragraph">
      <loext:graphic-properties draw:fill="none" draw:fill-color="#ffffff"/>
      <style:text-properties fo:color="#3194ca" fo:font-size="16pt" style:font-size-asian="16pt" style:font-size-complex="16pt"/>
    </style:style>
    <style:style style:name="P15" style:family="paragraph">
      <style:paragraph-properties fo:margin-top="0cm" fo:margin-bottom="0cm"/>
    </style:style>
    <style:style style:name="P16" style:family="paragraph">
      <loext:graphic-properties draw:fill="none" draw:fill-color="#ffffff"/>
      <style:paragraph-properties fo:margin-top="0cm" fo:margin-bottom="0cm"/>
      <style:text-properties fo:color="#3194ca" fo:font-size="16pt" style:font-size-asian="16pt" style:font-size-complex="16pt"/>
    </style:style>
    <style:style style:name="P17" style:family="paragraph">
      <loext:graphic-properties draw:fill="none" draw:fill-color="#ffffff"/>
      <style:text-properties fo:color="#ff3333" fo:font-size="16pt" style:font-size-asian="16pt" style:font-size-complex="16pt"/>
    </style:style>
    <style:style style:name="P18" style:family="paragraph">
      <loext:graphic-properties draw:fill="none" draw:fill-color="#ffffff"/>
      <style:text-properties fo:color="#3194ca" fo:font-size="15pt" style:font-size-asian="15pt" style:font-size-complex="15pt"/>
    </style:style>
    <style:style style:name="P19" style:family="paragraph">
      <loext:graphic-properties draw:fill="solid" draw:fill-color="#22a7f0"/>
      <style:paragraph-properties fo:text-align="center"/>
      <style:text-properties fo:font-size="15pt" style:font-size-asian="13pt" style:font-size-complex="13pt"/>
    </style:style>
    <style:style style:name="P20" style:family="paragraph">
      <loext:graphic-properties draw:fill="none"/>
      <style:paragraph-properties fo:text-align="center"/>
      <style:text-properties fo:font-size="15pt"/>
    </style:style>
    <style:style style:name="P21" style:family="paragraph">
      <loext:graphic-properties draw:fill="none" draw:fill-color="#ffffff"/>
      <style:text-properties fo:font-size="15pt"/>
    </style:style>
    <style:style style:name="P22" style:family="paragraph">
      <loext:graphic-properties draw:fill="none" draw:fill-color="#ffffff"/>
      <style:text-properties fo:color="#44b071" fo:font-size="15pt" fo:background-color="transparent" style:font-size-asian="18pt" style:font-size-complex="18pt"/>
    </style:style>
    <style:style style:name="P23" style:family="paragraph">
      <loext:graphic-properties draw:fill="none"/>
      <style:paragraph-properties fo:text-align="center"/>
      <style:text-properties fo:color="#3194ca" fo:font-size="15pt"/>
    </style:style>
    <style:style style:name="P24" style:family="paragraph">
      <loext:graphic-properties draw:fill="none"/>
      <style:paragraph-properties fo:margin-top="0cm" fo:margin-bottom="0cm" fo:text-align="center"/>
      <style:text-properties fo:color="#3194ca" fo:font-size="15pt"/>
    </style:style>
    <style:style style:name="P25" style:family="paragraph">
      <loext:graphic-properties draw:fill="none" draw:fill-color="#ffffff"/>
      <style:text-properties fo:color="#3194ca" fo:font-size="15pt"/>
    </style:style>
    <style:style style:name="P26" style:family="paragraph">
      <loext:graphic-properties draw:fill="none" draw:fill-color="#ffffff"/>
      <style:text-properties fo:color="#ff3333" fo:font-size="15pt"/>
    </style:style>
    <style:style style:name="P27" style:family="paragraph">
      <loext:graphic-properties draw:fill="none" draw:fill-color="#ffffff"/>
      <style:paragraph-properties fo:margin-top="0cm" fo:margin-bottom="0cm"/>
      <style:text-properties fo:color="#3194ca" fo:font-size="15pt"/>
    </style:style>
    <style:style style:name="P28" style:family="paragraph">
      <loext:graphic-properties draw:fill="none"/>
      <style:paragraph-properties fo:margin-top="0cm" fo:margin-bottom="0cm" fo:text-align="center"/>
      <style:text-properties fo:color="#3194ca"/>
    </style:style>
    <style:style style:name="P29" style:family="paragraph">
      <loext:graphic-properties draw:fill="none" draw:fill-color="#ffffff"/>
      <style:text-properties fo:color="#3194ca"/>
    </style:style>
    <style:style style:name="P30" style:family="paragraph">
      <loext:graphic-properties draw:fill="none" draw:fill-color="#ffffff"/>
      <style:text-properties fo:color="#000000"/>
    </style:style>
    <style:style style:name="P31" style:family="paragraph">
      <loext:graphic-properties draw:fill="none"/>
      <style:paragraph-properties fo:margin-left="0cm" fo:margin-right="0cm" fo:text-align="center" fo:text-indent="0cm"/>
      <style:text-properties fo:font-size="15pt"/>
    </style:style>
    <style:style style:name="P32" style:family="paragraph">
      <loext:graphic-properties draw:fill="none"/>
      <style:paragraph-properties fo:margin-left="0cm" fo:margin-right="0cm" fo:margin-top="0cm" fo:margin-bottom="0cm" fo:text-align="center" fo:text-indent="0cm"/>
      <style:text-properties fo:color="#3194ca" fo:font-size="15pt"/>
    </style:style>
    <style:style style:name="P33" style:family="paragraph">
      <loext:graphic-properties draw:fill="none" draw:fill-color="#ffffff"/>
      <style:text-properties fo:color="#ff3333" fo:font-size="15pt" style:font-size-asian="15pt" style:font-size-complex="15pt"/>
    </style:style>
    <style:style style:name="P34" style:family="paragraph">
      <loext:graphic-properties draw:fill="none" draw:fill-color="#ffffff"/>
      <style:text-properties fo:font-size="15pt" style:font-size-asian="15pt" style:font-size-complex="15pt"/>
    </style:style>
    <style:style style:name="P35" style:family="paragraph">
      <style:paragraph-properties fo:margin-left="0cm" fo:margin-right="0cm" fo:margin-top="0cm" fo:margin-bottom="0cm" fo:line-height="100%" fo:text-align="center" fo:text-indent="0cm"/>
    </style:style>
    <style:style style:name="P36" style:family="paragraph">
      <loext:graphic-properties draw:fill="solid" draw:fill-color="#22a7f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Droid Sans Fallback" style:font-size-asian="13pt" style:font-style-asian="normal" style:font-weight-asian="normal" style:font-name-complex="Droid Sans Devanagari" style:font-size-complex="13pt" style:font-style-complex="normal" style:font-weight-complex="normal" style:text-emphasize="none" style:font-relief="none" style:text-overline-style="none" style:text-overline-color="font-color"/>
    </style:style>
    <style:style style:name="P3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Droid Sans Fallback" style:font-size-asian="13pt" style:font-style-asian="normal" style:font-weight-asian="normal" style:font-name-complex="Droid Sans Devanagari" style:font-size-complex="13pt" style:font-style-complex="normal" style:font-weight-complex="normal" style:text-emphasize="none" style:font-relief="none" style:text-overline-style="none" style:text-overline-color="font-color"/>
    </style:style>
    <style:style style:name="P3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9" style:family="paragraph">
      <loext:graphic-properties draw:fill="none" draw:fill-color="#ffffff"/>
      <style:text-properties fo:font-size="8pt" style:font-size-asian="8pt" style:font-size-complex="8pt"/>
    </style:style>
    <style:style style:name="P40" style:family="paragraph">
      <loext:graphic-properties draw:fill="none" draw:fill-color="#ffffff"/>
      <style:text-properties fo:font-size="7pt" style:font-size-asian="7pt" style:font-size-complex="7pt"/>
    </style:style>
    <style:style style:name="P41" style:family="paragraph">
      <loext:graphic-properties draw:fill="none"/>
      <style:paragraph-properties fo:text-align="center"/>
      <style:text-properties fo:font-size="8pt" style:font-size-asian="8pt" style:font-size-complex="8pt"/>
    </style:style>
    <style:style style:name="P42" style:family="paragraph">
      <loext:graphic-properties draw:fill="solid" draw:fill-color="#3194ca"/>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Droid Sans Fallback" style:font-size-asian="13pt" style:font-style-asian="normal" style:font-weight-asian="normal" style:font-name-complex="Droid Sans Devanagari" style:font-size-complex="13pt" style:font-style-complex="normal" style:font-weight-complex="normal" style:text-emphasize="none" style:font-relief="none" style:text-overline-style="none" style:text-overline-color="font-color"/>
    </style:style>
    <style:style style:name="P43" style:family="paragraph">
      <loext:graphic-properties draw:fill="none" draw:fill-color="#ffffff"/>
      <style:text-properties fo:font-weight="bold" style:font-weight-asian="bold" style:font-weight-complex="bold"/>
    </style:style>
    <style:style style:name="P44" style:family="paragraph">
      <loext:graphic-properties draw:fill="none" draw:fill-color="#ffffff"/>
      <style:text-properties fo:font-size="12pt" style:font-size-asian="12pt" style:font-size-complex="12pt"/>
    </style:style>
    <style:style style:name="P45" style:family="paragraph">
      <loext:graphic-properties draw:fill="none"/>
      <style:paragraph-properties fo:text-align="center"/>
      <style:text-properties fo:font-size="10pt" style:font-size-asian="10pt" style:font-size-complex="10pt"/>
    </style:style>
    <style:style style:name="P4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Droid Sans Fallback" style:font-size-asian="10pt" style:font-style-asian="normal" style:font-weight-asian="normal" style:font-name-complex="Droid Sans Devanagari" style:font-size-complex="10pt" style:font-style-complex="normal" style:font-weight-complex="normal" style:text-emphasize="none" style:font-relief="none" style:text-overline-style="none" style:text-overline-color="font-color"/>
    </style:style>
    <style:style style:name="P47" style:family="paragraph">
      <loext:graphic-properties draw:fill="none" draw:fill-color="#000000"/>
      <style:paragraph-properties fo:text-align="center"/>
    </style:style>
    <style:style style:name="P48" style:family="paragraph">
      <loext:graphic-properties draw:fill="none" draw:fill-color="#22a7f0"/>
      <style:paragraph-properties fo:margin-top="0cm" fo:margin-bottom="0cm" fo:text-align="center"/>
      <style:text-properties fo:font-size="13pt" style:font-size-asian="13pt" style:font-size-complex="13pt"/>
    </style:style>
    <style:style style:name="P49" style:family="paragraph">
      <loext:graphic-properties draw:fill="none" draw:fill-color="#729fcf"/>
      <style:paragraph-properties fo:text-align="center"/>
    </style:style>
    <style:style style:name="P50" style:family="paragraph">
      <loext:graphic-properties draw:fill="none"/>
      <style:paragraph-properties fo:text-align="center"/>
      <style:text-properties fo:font-size="15pt" style:font-size-asian="15pt" style:font-size-complex="15pt"/>
    </style:style>
    <style:style style:name="P51"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style:style style:name="T2" style:family="text">
      <style:text-properties style:text-position="0% 100%" fo:font-size="18pt" style:font-size-asian="18pt" style:font-size-complex="18pt"/>
    </style:style>
    <style:style style:name="T3" style:family="text">
      <style:text-properties style:text-position="sub 58%" fo:font-size="18pt" style:font-size-asian="18pt" style:font-size-complex="18pt"/>
    </style:style>
    <style:style style:name="T4" style:family="text">
      <style:text-properties style:text-position="0% 100%" fo:font-size="20pt" fo:font-weight="bold" style:font-size-asian="20pt" style:font-weight-asian="bold" style:font-size-complex="20pt" style:font-weight-complex="bold"/>
    </style:style>
    <style:style style:name="T5" style:family="text">
      <style:text-properties fo:font-size="18pt" style:font-size-asian="18pt" style:font-size-complex="18pt"/>
    </style:style>
    <style:style style:name="T6" style:family="text">
      <style:text-properties fo:font-size="20pt" style:font-size-asian="20pt" style:font-size-complex="20pt"/>
    </style:style>
    <style:style style:name="T7" style:family="text">
      <style:text-properties style:text-position="-33% 58%" fo:font-size="13pt" style:font-size-asian="13pt" style:font-size-complex="13pt"/>
    </style:style>
    <style:style style:name="T8" style:family="text">
      <style:text-properties style:text-position="-33% 58%"/>
    </style:style>
    <style:style style:name="T9" style:family="text">
      <style:text-properties style:text-position="0% 100%" style:font-name="Liberation Sans3" style:font-name-asian="Liberation Sans3" style:font-name-complex="Liberation Sans3"/>
    </style:style>
    <style:style style:name="T10" style:family="text">
      <style:text-properties style:text-position="0% 100%" fo:font-size="14pt" style:font-size-asian="14pt" style:font-size-complex="14pt"/>
    </style:style>
    <style:style style:name="T11" style:family="text">
      <style:text-properties style:text-position="-33% 58%" fo:font-size="14pt" style:font-size-asian="14pt" style:font-size-complex="14pt"/>
    </style:style>
    <style:style style:name="T12" style:family="text">
      <style:text-properties style:text-position="0% 100%" style:font-name="Liberation Sans3" fo:font-size="14pt" style:font-name-asian="Liberation Sans3" style:font-size-asian="14pt" style:font-name-complex="Liberation Sans3" style:font-size-complex="14pt"/>
    </style:style>
    <style:style style:name="T13" style:family="text">
      <style:text-properties fo:font-size="14pt" style:font-size-asian="14pt" style:font-size-complex="14pt"/>
    </style:style>
    <style:style style:name="T14" style:family="text">
      <style:text-properties fo:color="#ff3333"/>
    </style:style>
    <style:style style:name="T15" style:family="text">
      <style:text-properties fo:color="#3194ca" fo:font-size="16pt" fo:font-weight="normal" style:font-size-asian="16pt" style:font-weight-asian="normal" style:font-size-complex="16pt" style:font-weight-complex="normal"/>
    </style:style>
    <style:style style:name="T16" style:family="text">
      <style:text-properties fo:color="#3194ca" style:text-position="-33% 58%" fo:font-size="16pt" fo:font-weight="normal" style:font-size-asian="16pt" style:font-weight-asian="normal" style:font-size-complex="16pt" style:font-weight-complex="normal"/>
    </style:style>
    <style:style style:name="T17" style:family="text">
      <style:text-properties fo:color="#ff3333" fo:font-size="16pt" fo:font-weight="normal" style:font-size-asian="16pt" style:font-weight-asian="normal" style:font-size-complex="16pt" style:font-weight-complex="normal"/>
    </style:style>
    <style:style style:name="T18" style:family="text">
      <style:text-properties fo:color="#ff3333" style:font-name="Liberation Sans3" fo:font-size="16pt" fo:font-weight="normal" style:font-name-asian="Liberation Sans3" style:font-size-asian="16pt" style:font-weight-asian="normal" style:font-name-complex="Liberation Sans3" style:font-size-complex="16pt" style:font-weight-complex="normal"/>
    </style:style>
    <style:style style:name="T19" style:family="text">
      <style:text-properties fo:color="#3194ca" fo:font-size="16pt" style:font-size-asian="16pt" style:font-size-complex="16pt"/>
    </style:style>
    <style:style style:name="T20" style:family="text">
      <style:text-properties fo:color="#3194ca" style:text-position="-33% 58%" fo:font-size="16pt" style:font-size-asian="16pt" style:font-size-complex="16pt"/>
    </style:style>
    <style:style style:name="T21" style:family="text">
      <style:text-properties fo:color="#3194ca" style:font-name="Liberation Sans3" fo:font-size="16pt" style:font-name-asian="Liberation Sans3" style:font-size-asian="16pt" style:font-name-complex="Liberation Sans3" style:font-size-complex="16pt"/>
    </style:style>
    <style:style style:name="T22" style:family="text">
      <style:text-properties fo:color="#ff3333" fo:font-size="16pt" style:font-size-asian="16pt" style:font-size-complex="16pt"/>
    </style:style>
    <style:style style:name="T23" style:family="text">
      <style:text-properties fo:color="#3194ca" fo:font-size="15pt" style:font-size-asian="15pt" style:font-size-complex="15pt"/>
    </style:style>
    <style:style style:name="T24" style:family="text">
      <style:text-properties fo:color="#3194ca" style:text-position="-33% 58%" fo:font-size="15pt" style:font-size-asian="15pt" style:font-size-complex="15pt"/>
    </style:style>
    <style:style style:name="T25" style:family="text">
      <style:text-properties fo:color="#ff3333" fo:font-size="15pt" style:font-size-asian="15pt" style:font-size-complex="15pt"/>
    </style:style>
    <style:style style:name="T26" style:family="text">
      <style:text-properties fo:font-size="15pt" style:font-size-asian="13pt" style:font-size-complex="13pt"/>
    </style:style>
    <style:style style:name="T27" style:family="text">
      <style:text-properties fo:font-size="15pt"/>
    </style:style>
    <style:style style:name="T28" style:family="text">
      <style:text-properties fo:color="#44b071" fo:font-size="15pt" fo:background-color="transparent" style:font-size-asian="18pt" style:font-size-complex="18pt"/>
    </style:style>
    <style:style style:name="T29" style:family="text">
      <style:text-properties fo:color="#44b071"/>
    </style:style>
    <style:style style:name="T30" style:family="text">
      <style:text-properties fo:color="#3194ca" fo:font-size="15pt"/>
    </style:style>
    <style:style style:name="T31" style:family="text">
      <style:text-properties fo:color="#ff3333" fo:font-size="15pt"/>
    </style:style>
    <style:style style:name="T32" style:family="text">
      <style:text-properties fo:color="#3194ca" style:text-position="0% 100%" fo:font-size="15pt" style:font-size-asian="15pt" style:font-size-complex="15pt"/>
    </style:style>
    <style:style style:name="T33" style:family="text">
      <style:text-properties fo:color="#3194ca" style:text-position="0% 100%"/>
    </style:style>
    <style:style style:name="T34" style:family="text">
      <style:text-properties fo:color="#3194ca" style:text-position="-33% 58%"/>
    </style:style>
    <style:style style:name="T35" style:family="text">
      <style:text-properties fo:color="#ff3333" style:text-position="0% 100%"/>
    </style:style>
    <style:style style:name="T36" style:family="text">
      <style:text-properties fo:color="#ff3333" style:text-position="-33% 58%"/>
    </style:style>
    <style:style style:name="T37" style:family="text">
      <style:text-properties fo:color="#ff3333" style:text-position="0% 100%" style:font-name="Liberation Sans3" style:font-name-asian="Liberation Sans3" style:font-name-complex="Liberation Sans3"/>
    </style:style>
    <style:style style:name="T38" style:family="text">
      <style:text-properties fo:color="#000000" style:text-position="0% 100%" style:font-name="Liberation Sans3" style:font-name-asian="Liberation Sans3" style:font-name-complex="Liberation Sans3"/>
    </style:style>
    <style:style style:name="T39" style:family="text">
      <style:text-properties fo:color="#000000" style:text-position="-33% 58%" style:font-name="Liberation Sans3" style:font-name-asian="Liberation Sans3" style:font-name-complex="Liberation Sans3"/>
    </style:style>
    <style:style style:name="T40" style:family="text">
      <style:text-properties fo:font-size="15pt" style:font-size-asian="15pt" style:font-size-complex="15pt"/>
    </style:style>
    <style:style style:name="T41" style:family="text">
      <style:text-properties style:text-position="0% 100%" fo:font-size="15pt" style:font-size-asian="15pt" style:font-size-complex="15pt"/>
    </style:style>
    <style:style style:name="T42" style:family="text">
      <style:text-properties style:text-position="-33% 58%" fo:font-size="15pt" style:font-size-asian="15pt" style:font-size-complex="15pt"/>
    </style:style>
    <style:style style:name="T43"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Droid Sans Fallback" style:font-size-asian="13pt" style:font-style-asian="normal" style:font-weight-asian="normal" style:font-name-complex="Droid Sans Devanagari" style:font-size-complex="13pt" style:font-style-complex="normal" style:font-weight-complex="normal" style:text-emphasize="none" style:font-relief="none" style:text-overline-style="none" style:text-overline-color="font-color"/>
    </style:style>
    <style:style style:name="T44" style:family="text">
      <style:text-properties fo:font-size="8pt" style:font-size-asian="8pt" style:font-size-complex="8pt"/>
    </style:style>
    <style:style style:name="T45" style:family="text">
      <style:text-properties fo:font-size="7pt" style:font-size-asian="7pt" style:font-size-complex="7pt"/>
    </style:style>
    <style:style style:name="T46" style:family="text">
      <style:text-properties fo:font-weight="bold" style:font-weight-asian="bold" style:font-weight-complex="bold"/>
    </style:style>
    <style:style style:name="T47" style:family="text">
      <style:text-properties style:text-position="-33% 58%" fo:font-weight="bold" style:font-weight-asian="bold" style:font-weight-complex="bold"/>
    </style:style>
    <style:style style:name="T48" style:family="text">
      <style:text-properties fo:font-size="15pt" fo:font-weight="normal" style:font-size-asian="15pt" style:font-weight-asian="normal" style:font-size-complex="15pt" style:font-weight-complex="normal"/>
    </style:style>
    <style:style style:name="T49" style:family="text">
      <style:text-properties fo:font-size="12pt" style:font-size-asian="12pt" style:font-size-complex="12pt"/>
    </style:style>
    <style:style style:name="T50" style:family="text">
      <style:text-properties fo:font-size="10pt" style:font-size-asian="10pt" style:font-size-complex="10pt"/>
    </style:style>
    <style:style style:name="T51" style:family="text">
      <style:text-properties style:text-position="-33% 58%" fo:font-size="12pt" style:font-size-asian="12pt" style:font-size-complex="12pt"/>
    </style:style>
    <style:style style:name="T52" style:family="text">
      <style:text-properties style:text-position="0% 100%"/>
    </style:style>
    <style:style style:name="T53" style:family="text">
      <style:text-properties style:font-name="Liberation Sans3" fo:font-size="15pt" style:font-name-asian="Liberation Sans3" style:font-size-asian="15pt" style:font-name-complex="Liberation Sans3" style:font-size-complex="15pt"/>
    </style:style>
    <style:style style:name="T54" style:family="text">
      <style:text-properties fo:font-size="12pt" fo:font-style="italic" style:font-size-asian="12pt" style:font-style-asian="italic" style:font-size-complex="1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0.8cm" svg:height="0.8cm" svg:x="10.701cm" svg:y="15.151cm">
          <text:p text:style-name="P1"><text:span text:style-name="T1">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0.8cm" svg:height="0.8cm" svg:x="13.702cm" svg:y="7.652cm">
          <text:p text:style-name="P1"><text:span text:style-name="T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0.8cm" svg:height="0.8cm" svg:x="7.701cm" svg:y="10.551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0.8cm" svg:height="0.8cm" svg:x="7.702cm" svg:y="13.552cm">
          <text:p text:style-name="P1"><text:span text:style-name="T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0.8cm" svg:height="0.8cm" svg:x="13.702cm" svg:y="10.552cm">
          <text:p text:style-name="P1"><text:span text:style-name="T1">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0.8cm" svg:height="0.8cm" svg:x="13.703cm" svg:y="13.553cm">
          <text:p text:style-name="P1"><text:span text:style-name="T1">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0.8cm" svg:height="0.8cm" svg:x="10.701cm" svg:y="9.151cm">
          <text:p text:style-name="P1"><text:span text:style-name="T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0.8cm" svg:height="0.8cm" svg:x="10.702cm" svg:y="12.152cm">
          <text:p text:style-name="P1"><text:span text:style-name="T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2" draw:id="id2" draw:layer="layout" svg:width="0.8cm" svg:height="0.8cm" svg:x="16.702cm" svg:y="10.552cm">
          <text:p text:style-name="P1"><text:span text:style-name="T1">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5.4cm" svg:y1="10.5cm" svg:x2="7.7cm" svg:y2="8.2cm">
          <text:p/>
        </draw:line>
        <draw:custom-shape draw:style-name="gr1" draw:text-style-name="P2" xml:id="id3" draw:id="id3" draw:layer="layout" svg:width="0.8cm" svg:height="0.8cm" svg:x="4.801cm" svg:y="10.551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0.8cm" svg:height="0.8cm" svg:x="7.702cm" svg:y="7.552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8.5cm" svg:y1="10.8cm" svg:x2="10.6cm" svg:y2="9.8cm">
          <text:p/>
        </draw:line>
        <draw:line draw:style-name="gr2" draw:text-style-name="P3" draw:layer="layout" svg:x1="5.6cm" svg:y1="10.9cm" svg:x2="7.6cm" svg:y2="10.9cm">
          <text:p/>
        </draw:line>
        <draw:line draw:style-name="gr2" draw:text-style-name="P3" draw:layer="layout" svg:x1="5.4cm" svg:y1="11.4cm" svg:x2="7.6cm" svg:y2="13.6cm">
          <text:p/>
        </draw:line>
        <draw:line draw:style-name="gr2" draw:text-style-name="P3" draw:layer="layout" svg:x1="8.502cm" svg:y1="7.976cm" svg:x2="13.502cm" svg:y2="7.976cm">
          <text:p/>
        </draw:line>
        <draw:line draw:style-name="gr2" draw:text-style-name="P3" draw:layer="layout" svg:x1="14.5cm" svg:y1="8.1cm" svg:x2="16.8cm" svg:y2="10.5cm">
          <text:p/>
        </draw:line>
        <draw:line draw:style-name="gr2" draw:text-style-name="P3" draw:layer="layout" svg:x1="14.5cm" svg:y1="10.99cm" svg:x2="16.6cm" svg:y2="10.99cm">
          <text:p/>
        </draw:line>
        <draw:line draw:style-name="gr2" draw:text-style-name="P3" draw:layer="layout" svg:x1="8.515cm" svg:y1="10.976cm" svg:x2="13.515cm" svg:y2="10.976cm">
          <text:p/>
        </draw:line>
        <draw:line draw:style-name="gr2" draw:text-style-name="P3" draw:layer="layout" svg:x1="8.515cm" svg:y1="13.976cm" svg:x2="13.515cm" svg:y2="13.976cm">
          <text:p/>
        </draw:line>
        <draw:line draw:style-name="gr2" draw:text-style-name="P3" draw:layer="layout" svg:x1="8.402cm" svg:y1="11.252cm" svg:x2="10.6cm" svg:y2="12.3cm">
          <text:p/>
        </draw:line>
        <draw:line draw:style-name="gr2" draw:text-style-name="P3" draw:layer="layout" svg:x1="11.504cm" svg:y1="12.7cm" svg:x2="13.604cm" svg:y2="13.7cm">
          <text:p/>
        </draw:line>
        <draw:line draw:style-name="gr2" draw:text-style-name="P3" draw:layer="layout" svg:x1="11.502cm" svg:y1="9.352cm" svg:x2="13.602cm" svg:y2="8.352cm">
          <text:p/>
        </draw:line>
        <draw:line draw:style-name="gr2" draw:text-style-name="P3" draw:layer="layout" svg:x1="14.48cm" svg:y1="13.721cm" svg:x2="16.78cm" svg:y2="11.421cm">
          <text:p/>
        </draw:line>
        <draw:connector draw:style-name="gr3" draw:text-style-name="P3" draw:layer="layout" draw:type="curve" svg:x1="11.501cm" svg:y1="15.551cm" svg:x2="17.102cm" svg:y2="11.352cm" draw:start-shape="id1" draw:start-glue-point="10" draw:end-shape="id2" draw:end-glue-point="8" svg:d="M11501 15551c3734 0 5601-1399 5601-4199" svg:viewBox="0 0 5602 4200">
          <text:p/>
        </draw:connector>
        <draw:connector draw:style-name="gr3" draw:text-style-name="P3" draw:layer="layout" draw:type="curve" svg:x1="5.201cm" svg:y1="11.351cm" svg:x2="10.701cm" svg:y2="15.551cm" draw:start-shape="id3" draw:start-glue-point="8" draw:end-shape="id1" draw:end-glue-point="6" svg:d="M5201 11351c0 2800 1833 4200 5500 4200" svg:viewBox="0 0 5501 4201">
          <text:p/>
        </draw:connector>
        <draw:frame draw:style-name="gr4" draw:text-style-name="P4" draw:layer="layout" svg:width="2.6cm" svg:height="1.234cm" svg:x="6.1cm" svg:y="6.7cm">
          <draw:text-box>
            <text:p><text:span text:style-name="T2">d</text:span><text:span text:style-name="T3">2</text:span><text:span text:style-name="T2"> </text:span><text:span text:style-name="T4">→</text:span><text:span text:style-name="T2"> 3</text:span></text:p>
          </draw:text-box>
        </draw:frame>
        <draw:frame draw:style-name="gr5" draw:text-style-name="P4" draw:layer="layout" svg:width="5.7cm" svg:height="1.945cm" svg:x="3.6cm" svg:y="8.2cm">
          <draw:text-box>
            <text:p><text:span text:style-name="T2">r</text:span><text:span text:style-name="T3">2,1</text:span><text:span text:style-name="T5">,r</text:span><text:span text:style-name="T3">2,2</text:span><text:span text:style-name="T5">,r</text:span><text:span text:style-name="T3">3,3</text:span><text:span text:style-name="T6"> →</text:span><text:span text:style-name="T5"> 2,2,2</text:span></text:p>
          </draw:text-box>
        </draw:frame>
        <draw:frame draw:style-name="gr6" draw:text-style-name="P5" draw:layer="layout" svg:width="0.1cm" svg:height="0.962cm" svg:x="5.2cm" svg:y="9.8cm">
          <draw:text-box>
            <text:p>0</text:p>
          </draw:text-box>
        </draw:frame>
        <draw:frame draw:style-name="gr7" draw:text-style-name="P5" draw:layer="layout" svg:width="2.2cm" svg:height="1.2cm" svg:x="3.5cm" svg:y="11.2cm">
          <draw:text-box>
            <text:p>0,0,0</text:p>
          </draw:text-box>
        </draw:frame>
        <draw:frame draw:style-name="gr6" draw:text-style-name="P5" draw:layer="layout" svg:width="0.8cm" svg:height="0.962cm" svg:x="7.7cm" svg:y="9.8cm">
          <draw:text-box>
            <text:p>3</text:p>
          </draw:text-box>
        </draw:frame>
        <draw:frame draw:style-name="gr7" draw:text-style-name="P5" draw:layer="layout" svg:width="2.6cm" svg:height="1.2cm" svg:x="7.2cm" svg:y="11.2cm">
          <draw:text-box>
            <text:p>3,1,1</text:p>
          </draw:text-box>
        </draw:frame>
        <draw:frame draw:style-name="gr6" draw:text-style-name="P5" draw:layer="layout" svg:width="0.7cm" svg:height="0.962cm" svg:x="7.7cm" svg:y="12.8cm">
          <draw:text-box>
            <text:p>1</text:p>
          </draw:text-box>
        </draw:frame>
        <draw:frame draw:style-name="gr8" draw:text-style-name="P5" draw:layer="layout" svg:width="2.2cm" svg:height="1.1cm" svg:x="7.2cm" svg:y="14.2cm">
          <draw:text-box>
            <text:p>1,0,1</text:p>
          </draw:text-box>
        </draw:frame>
        <draw:frame draw:style-name="gr8" draw:text-style-name="P5" draw:layer="layout" svg:width="2.1cm" svg:height="1.1cm" svg:x="10.2cm" svg:y="15.7cm">
          <draw:text-box>
            <text:p>1,2,2</text:p>
          </draw:text-box>
        </draw:frame>
        <draw:frame draw:style-name="gr9" draw:text-style-name="P5" draw:layer="layout" svg:width="0.853cm" svg:height="0.962cm" svg:x="10.7cm" svg:y="14.4cm">
          <draw:text-box>
            <text:p>3</text:p>
          </draw:text-box>
        </draw:frame>
        <draw:frame draw:style-name="gr6" draw:text-style-name="P5" draw:layer="layout" svg:width="1.1cm" svg:height="0.962cm" svg:x="13.7cm" svg:y="6.8cm">
          <draw:text-box>
            <text:p>2</text:p>
          </draw:text-box>
        </draw:frame>
        <draw:frame draw:style-name="gr6" draw:text-style-name="P5" draw:layer="layout" svg:width="2.5cm" svg:height="0.962cm" svg:x="13.2cm" svg:y="8.3cm">
          <draw:text-box>
            <text:p>3,2,0</text:p>
          </draw:text-box>
        </draw:frame>
        <draw:frame draw:style-name="gr6" draw:text-style-name="P5" draw:layer="layout" svg:width="0.8cm" svg:height="0.962cm" svg:x="10.7cm" svg:y="8.4cm">
          <draw:text-box>
            <text:p>1</text:p>
          </draw:text-box>
        </draw:frame>
        <draw:frame draw:style-name="gr6" draw:text-style-name="P5" draw:layer="layout" svg:width="0.8cm" svg:height="0.962cm" svg:x="16.7cm" svg:y="9.8cm">
          <draw:text-box>
            <text:p>0</text:p>
          </draw:text-box>
        </draw:frame>
        <draw:frame draw:style-name="gr10" draw:text-style-name="P5" draw:layer="layout" svg:width="1.3cm" svg:height="1cm" svg:x="13.7cm" svg:y="9.7cm">
          <draw:text-box>
            <text:p>1</text:p>
          </draw:text-box>
        </draw:frame>
        <draw:frame draw:style-name="gr7" draw:text-style-name="P5" draw:layer="layout" svg:width="1cm" svg:height="1.2cm" svg:x="13.7cm" svg:y="12.8cm">
          <draw:text-box>
            <text:p>3</text:p>
          </draw:text-box>
        </draw:frame>
        <draw:frame draw:style-name="gr10" draw:text-style-name="P5" draw:layer="layout" svg:width="0.9cm" svg:height="1cm" svg:x="10.7cm" svg:y="11.4cm">
          <draw:text-box>
            <text:p>2</text:p>
          </draw:text-box>
        </draw:frame>
        <draw:frame draw:style-name="gr8" draw:text-style-name="P5" draw:layer="layout" svg:width="2cm" svg:height="1.1cm" svg:x="10.2cm" svg:y="9.8cm">
          <draw:text-box>
            <text:p>2,2,2</text:p>
          </draw:text-box>
        </draw:frame>
        <draw:frame draw:style-name="gr6" draw:text-style-name="P5" draw:layer="layout" svg:width="2.6cm" svg:height="0.962cm" svg:x="10.2cm" svg:y="12.8cm">
          <draw:text-box>
            <text:p>4,0,1</text:p>
          </draw:text-box>
        </draw:frame>
        <draw:frame draw:style-name="gr7" draw:text-style-name="P5" draw:layer="layout" svg:width="2cm" svg:height="1.2cm" svg:x="13.1cm" svg:y="11.1cm">
          <draw:text-box>
            <text:p>1,1,0</text:p>
          </draw:text-box>
        </draw:frame>
        <draw:frame draw:style-name="gr7" draw:text-style-name="P5" draw:layer="layout" svg:width="2.3cm" svg:height="1.2cm" svg:x="13.2cm" svg:y="14.2cm">
          <draw:text-box>
            <text:p>2,2,3</text:p>
          </draw:text-box>
        </draw:frame>
        <draw:frame draw:style-name="gr8" draw:text-style-name="P5" draw:layer="layout" svg:width="2cm" svg:height="1.1cm" svg:x="17cm" svg:y="11.1cm">
          <draw:text-box>
            <text:p>0,0,0</text:p>
          </draw:text-box>
        </draw:frame>
      </draw:page>
      <draw:page draw:name="page2" draw:style-name="dp1" draw:master-page-name="Default">
        <draw:custom-shape draw:style-name="gr1" draw:text-style-name="P2" xml:id="id4" draw:id="id4" draw:layer="layout" svg:width="0.8cm" svg:height="0.8cm" svg:x="11.5cm" svg:y="3.5cm">
          <text:p text:style-name="P1"><text:span text:style-name="T1">P</text:span><text:span text:style-name="T7">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11" draw:id="id11" draw:layer="layout" svg:width="0.8cm" svg:height="0.8cm" svg:x="11.701cm" svg:y="6.601cm">
          <text:p text:style-name="P1"><text:span text:style-name="T1">P</text:span><text:span text:style-name="T7">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 draw:id="id5" draw:layer="layout" svg:width="0.8cm" svg:height="0.8cm" svg:x="8.201cm" svg:y="6.601cm">
          <text:p text:style-name="P1"><text:span text:style-name="T1">P</text:span><text:span text:style-name="T7">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6" draw:id="id6" draw:layer="layout" svg:width="0.8cm" svg:height="0.8cm" svg:x="15.101cm" svg:y="6.601cm">
          <text:p text:style-name="P1"><text:span text:style-name="T1">P</text:span><text:span text:style-name="T7">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11.5cm" svg:y1="3.9cm" svg:x2="8.601cm" svg:y2="6.601cm" draw:start-shape="id4" draw:start-glue-point="6" draw:end-shape="id5" draw:end-glue-point="4" svg:d="M11500 3900l-2899 2701" svg:viewBox="0 0 2900 2702">
          <text:p/>
        </draw:connector>
        <draw:connector draw:style-name="gr11" draw:text-style-name="P3" draw:layer="layout" draw:type="line" svg:x1="12.3cm" svg:y1="3.9cm" svg:x2="15.501cm" svg:y2="6.601cm" draw:start-shape="id4" draw:start-glue-point="10" draw:end-shape="id6" draw:end-glue-point="4" svg:d="M12300 3900l3201 2701" svg:viewBox="0 0 3202 2702">
          <text:p/>
        </draw:connector>
        <draw:custom-shape draw:style-name="gr12" draw:text-style-name="P2" xml:id="id7" draw:id="id7" draw:layer="layout" svg:width="0.3cm" svg:height="0.3cm" svg:x="9.801cm" svg:y="6.801cm">
          <text:p text:style-name="P1"><text:span text:style-name="T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2" xml:id="id9" draw:id="id9" draw:layer="layout" svg:width="0.3cm" svg:height="0.3cm" svg:x="12.902cm" svg:y="6.8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2" xml:id="id10" draw:id="id10" draw:layer="layout" svg:width="0.3cm" svg:height="0.3cm" svg:x="13.903cm" svg:y="6.8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2" xml:id="id8" draw:id="id8" draw:layer="layout" svg:width="0.3cm" svg:height="0.3cm" svg:x="11.002cm" svg:y="6.8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11.617cm" svg:y1="4.183cm" svg:x2="9.951cm" svg:y2="6.801cm" draw:start-shape="id4" draw:start-glue-point="7" draw:end-shape="id7" draw:end-glue-point="4" svg:d="M11617 4183l-1666 2618" svg:viewBox="0 0 1667 2619">
          <text:p/>
        </draw:connector>
        <draw:connector draw:style-name="gr11" draw:text-style-name="P3" draw:layer="layout" draw:type="line" svg:x1="11.617cm" svg:y1="4.183cm" svg:x2="11.152cm" svg:y2="6.802cm" draw:start-shape="id4" draw:start-glue-point="7" draw:end-shape="id8" draw:end-glue-point="4" svg:d="M11617 4183l-465 2619" svg:viewBox="0 0 466 2620">
          <text:p/>
        </draw:connector>
        <draw:connector draw:style-name="gr11" draw:text-style-name="P3" draw:layer="layout" draw:type="line" svg:x1="12.183cm" svg:y1="4.183cm" svg:x2="13.052cm" svg:y2="6.802cm" draw:start-shape="id4" draw:start-glue-point="9" draw:end-shape="id9" draw:end-glue-point="4" svg:d="M12183 4183l869 2619" svg:viewBox="0 0 870 2620">
          <text:p/>
        </draw:connector>
        <draw:connector draw:style-name="gr11" draw:text-style-name="P3" draw:layer="layout" draw:type="line" svg:x1="12.183cm" svg:y1="4.183cm" svg:x2="14.053cm" svg:y2="6.803cm" draw:start-shape="id4" draw:start-glue-point="9" draw:end-shape="id10" draw:end-glue-point="4" svg:d="M12183 4183l1870 2620" svg:viewBox="0 0 1871 2621">
          <text:p/>
        </draw:connector>
        <draw:custom-shape draw:style-name="gr1" draw:text-style-name="P2" xml:id="id13" draw:id="id13" draw:layer="layout" svg:width="0.8cm" svg:height="0.8cm" svg:x="10.402cm" svg:y="10.102cm">
          <text:p text:style-name="P1"><text:span text:style-name="T1">P</text:span><text:span text:style-name="T7">i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12" draw:id="id12" draw:layer="layout" svg:width="0.8cm" svg:height="0.8cm" svg:x="9.002cm" svg:y="10.102cm">
          <text:p text:style-name="P1"><text:span text:style-name="T1">P</text:span><text:span text:style-name="T7">i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17" draw:id="id17" draw:layer="layout" svg:width="0.8cm" svg:height="0.8cm" svg:x="14.002cm" svg:y="10.102cm">
          <text:p text:style-name="P1"><text:span text:style-name="T1">P</text:span><text:span text:style-name="T7">i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2" xml:id="id15" draw:id="id15" draw:layer="layout" svg:width="0.3cm" svg:height="0.3cm" svg:x="12.603cm" svg:y="10.3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2" xml:id="id16" draw:id="id16" draw:layer="layout" svg:width="0.3cm" svg:height="0.3cm" svg:x="13.304cm" svg:y="10.3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2" xml:id="id14" draw:id="id14" draw:layer="layout" svg:width="0.3cm" svg:height="0.3cm" svg:x="11.803cm" svg:y="10.3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11.9cm" svg:y1="4.3cm" svg:x2="12.101cm" svg:y2="6.601cm" draw:start-shape="id4" draw:start-glue-point="8" draw:end-shape="id11" draw:end-glue-point="4" svg:d="M11900 4300l201 2301" svg:viewBox="0 0 202 2302">
          <text:p/>
        </draw:connector>
        <draw:connector draw:style-name="gr11" draw:text-style-name="P3" draw:layer="layout" draw:type="line" svg:x1="11.818cm" svg:y1="7.284cm" svg:x2="9.402cm" svg:y2="10.102cm" draw:start-shape="id11" draw:start-glue-point="7" draw:end-shape="id12" draw:end-glue-point="4" svg:d="M11818 7284l-2416 2818" svg:viewBox="0 0 2417 2819">
          <text:p/>
        </draw:connector>
        <draw:connector draw:style-name="gr11" draw:text-style-name="P3" draw:layer="layout" draw:type="line" svg:x1="12.101cm" svg:y1="7.401cm" svg:x2="10.802cm" svg:y2="10.102cm" draw:start-shape="id11" draw:start-glue-point="8" draw:end-shape="id13" draw:end-glue-point="4" svg:d="M12101 7401l-1299 2701" svg:viewBox="0 0 1300 2702">
          <text:p/>
        </draw:connector>
        <draw:connector draw:style-name="gr11" draw:text-style-name="P3" draw:layer="layout" draw:type="line" svg:x1="12.101cm" svg:y1="7.401cm" svg:x2="11.953cm" svg:y2="10.303cm" draw:start-shape="id11" draw:start-glue-point="8" draw:end-shape="id14" draw:end-glue-point="4" svg:d="M12101 7401l-148 2902" svg:viewBox="0 0 149 2903">
          <text:p/>
        </draw:connector>
        <draw:connector draw:style-name="gr11" draw:text-style-name="P3" draw:layer="layout" draw:type="line" svg:x1="12.384cm" svg:y1="7.284cm" svg:x2="12.753cm" svg:y2="10.303cm" draw:start-shape="id11" draw:start-glue-point="9" draw:end-shape="id15" draw:end-glue-point="4" svg:d="M12384 7284l369 3019" svg:viewBox="0 0 370 3020">
          <text:p/>
        </draw:connector>
        <draw:connector draw:style-name="gr11" draw:text-style-name="P3" draw:layer="layout" draw:type="line" svg:x1="12.384cm" svg:y1="7.284cm" svg:x2="13.454cm" svg:y2="10.304cm" draw:start-shape="id11" draw:start-glue-point="9" draw:end-shape="id16" draw:end-glue-point="4" svg:d="M12384 7284l1070 3020" svg:viewBox="0 0 1071 3021">
          <text:p/>
        </draw:connector>
        <draw:connector draw:style-name="gr11" draw:text-style-name="P3" draw:layer="layout" draw:type="line" svg:x1="12.384cm" svg:y1="7.284cm" svg:x2="14.402cm" svg:y2="10.102cm" draw:start-shape="id11" draw:start-glue-point="9" draw:end-shape="id17" draw:end-glue-point="4" svg:d="M12384 7284l2018 2818" svg:viewBox="0 0 2019 2819">
          <text:p/>
        </draw:connector>
      </draw:page>
      <draw:page draw:name="page3" draw:style-name="dp1" draw:master-page-name="Default">
        <draw:custom-shape draw:style-name="gr1" draw:text-style-name="P2" xml:id="id18" draw:id="id18" draw:layer="layout" svg:width="0.8cm" svg:height="0.8cm" svg:x="4.3cm" svg:y="3.5cm">
          <text:p text:style-name="P1"><text:span text:style-name="T1">P</text:span><text:span text:style-name="T7">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21" draw:id="id21" draw:layer="layout" svg:width="0.8cm" svg:height="0.8cm" svg:x="5.301cm" svg:y="6.601cm">
          <text:p text:style-name="P1"><text:span text:style-name="T1">P</text:span><text:span text:style-name="T7">i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19" draw:id="id19" draw:layer="layout" svg:width="0.8cm" svg:height="0.8cm" svg:x="1.801cm" svg:y="6.601cm">
          <text:p text:style-name="P1"><text:span text:style-name="T1">P</text:span><text:span text:style-name="T7">i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22" draw:id="id22" draw:layer="layout" svg:width="0.8cm" svg:height="0.8cm" svg:x="7.001cm" svg:y="6.601cm">
          <text:p text:style-name="P1"><text:span text:style-name="T1">P</text:span><text:span text:style-name="T7">i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20" draw:id="id20" draw:layer="layout" svg:width="0.8cm" svg:height="0.8cm" svg:x="3.502cm" svg:y="6.602cm">
          <text:p text:style-name="P1"><text:span text:style-name="T1">P</text:span><text:span text:style-name="T7">i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4.417cm" svg:y1="4.183cm" svg:x2="2.201cm" svg:y2="6.601cm" draw:start-shape="id18" draw:start-glue-point="7" draw:end-shape="id19" draw:end-glue-point="4" svg:d="M4417 4183l-2216 2418" svg:viewBox="0 0 2217 2419">
          <text:p/>
        </draw:connector>
        <draw:connector draw:style-name="gr11" draw:text-style-name="P3" draw:layer="layout" draw:type="line" svg:x1="4.7cm" svg:y1="4.3cm" svg:x2="3.902cm" svg:y2="6.602cm" draw:start-shape="id18" draw:start-glue-point="8" draw:end-shape="id20" draw:end-glue-point="4" svg:d="M4700 4300l-798 2302" svg:viewBox="0 0 799 2303">
          <text:p/>
        </draw:connector>
        <draw:connector draw:style-name="gr11" draw:text-style-name="P3" draw:layer="layout" draw:type="line" svg:x1="4.7cm" svg:y1="4.3cm" svg:x2="5.701cm" svg:y2="6.601cm" draw:start-shape="id18" draw:start-glue-point="8" draw:end-shape="id21" draw:end-glue-point="4" svg:d="M4700 4300l1001 2301" svg:viewBox="0 0 1002 2302">
          <text:p/>
        </draw:connector>
        <draw:connector draw:style-name="gr11" draw:text-style-name="P3" draw:layer="layout" draw:type="line" svg:x1="4.983cm" svg:y1="4.183cm" svg:x2="7.401cm" svg:y2="6.601cm" draw:start-shape="id18" draw:start-glue-point="9" draw:end-shape="id22" draw:end-glue-point="4" svg:d="M4983 4183l2418 2418" svg:viewBox="0 0 2419 2419">
          <text:p/>
        </draw:connector>
        <draw:frame draw:style-name="gr13" draw:text-style-name="P5" draw:layer="layout" svg:width="7.8cm" svg:height="1.114cm" svg:x="1cm" svg:y="7.2cm">
          <draw:text-box>
            <text:p><text:s text:c="3"/>x<text:span text:style-name="T8">j</text:span>=1 <text:s text:c="2"/>x<text:span text:style-name="T8">j</text:span>=2 <text:s text:c="3"/>x<text:span text:style-name="T8">j</text:span>=3 <text:s text:c="2"/>x<text:span text:style-name="T8">j</text:span>=4</text:p>
          </draw:text-box>
        </draw:frame>
        <draw:custom-shape draw:style-name="gr1" draw:text-style-name="P2" xml:id="id23" draw:id="id23" draw:layer="layout" svg:width="0.8cm" svg:height="0.8cm" svg:x="10.2cm" svg:y="3.488cm">
          <text:p text:style-name="P1"><text:span text:style-name="T1">P</text:span><text:span text:style-name="T7">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24" draw:id="id24" draw:layer="layout" svg:width="0.8cm" svg:height="0.8cm" svg:x="9.201cm" svg:y="6.589cm">
          <text:p text:style-name="P1"><text:span text:style-name="T1">P</text:span><text:span text:style-name="T7">i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25" draw:id="id25" draw:layer="layout" svg:width="0.8cm" svg:height="0.8cm" svg:x="11.202cm" svg:y="6.59cm">
          <text:p text:style-name="P1"><text:span text:style-name="T1">P</text:span><text:span text:style-name="T7">i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10.317cm" svg:y1="4.171cm" svg:x2="9.601cm" svg:y2="6.589cm" draw:start-shape="id23" draw:start-glue-point="7" draw:end-shape="id24" draw:end-glue-point="4" svg:d="M10317 4171l-716 2418" svg:viewBox="0 0 717 2419">
          <text:p/>
        </draw:connector>
        <draw:connector draw:style-name="gr11" draw:text-style-name="P3" draw:layer="layout" draw:type="line" svg:x1="10.883cm" svg:y1="4.171cm" svg:x2="11.602cm" svg:y2="6.59cm" draw:start-shape="id23" draw:start-glue-point="9" draw:end-shape="id25" draw:end-glue-point="4" svg:d="M10883 4171l719 2419" svg:viewBox="0 0 720 2420">
          <text:p/>
        </draw:connector>
        <draw:frame draw:style-name="gr14" draw:text-style-name="P5" draw:layer="layout" svg:width="3.8cm" svg:height="1.977cm" svg:x="8.9cm" svg:y="7.286cm">
          <draw:text-box>
            <text:p>x<text:span text:style-name="T8">j</text:span>=1 <text:s text:c="4"/>x<text:span text:style-name="T8">j</text:span><text:span text:style-name="T9">≠1</text:span></text:p>
          </draw:text-box>
        </draw:frame>
        <draw:custom-shape draw:style-name="gr1" draw:text-style-name="P2" xml:id="id26" draw:id="id26" draw:layer="layout" svg:width="0.8cm" svg:height="0.8cm" svg:x="14.5cm" svg:y="3.476cm">
          <text:p text:style-name="P1"><text:span text:style-name="T1">P</text:span><text:span text:style-name="T7">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27" draw:id="id27" draw:layer="layout" svg:width="0.8cm" svg:height="0.8cm" svg:x="13.501cm" svg:y="6.577cm">
          <text:p text:style-name="P1"><text:span text:style-name="T1">P</text:span><text:span text:style-name="T7">i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28" draw:id="id28" draw:layer="layout" svg:width="0.8cm" svg:height="0.8cm" svg:x="15.502cm" svg:y="6.578cm">
          <text:p text:style-name="P1"><text:span text:style-name="T1">P</text:span><text:span text:style-name="T7">i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14.617cm" svg:y1="4.159cm" svg:x2="13.901cm" svg:y2="6.577cm" draw:start-shape="id26" draw:start-glue-point="7" draw:end-shape="id27" draw:end-glue-point="4" svg:d="M14617 4159l-716 2418" svg:viewBox="0 0 717 2419">
          <text:p/>
        </draw:connector>
        <draw:connector draw:style-name="gr11" draw:text-style-name="P3" draw:layer="layout" draw:type="line" svg:x1="15.183cm" svg:y1="4.159cm" svg:x2="15.902cm" svg:y2="6.578cm" draw:start-shape="id26" draw:start-glue-point="9" draw:end-shape="id28" draw:end-glue-point="4" svg:d="M15183 4159l719 2419" svg:viewBox="0 0 720 2420">
          <text:p/>
        </draw:connector>
        <draw:frame draw:style-name="gr14" draw:text-style-name="P6" draw:layer="layout" svg:width="5.8cm" svg:height="1.977cm" svg:x="12.9cm" svg:y="7.274cm">
          <draw:text-box>
            <text:p><text:span text:style-name="T10">x</text:span><text:span text:style-name="T11">j </text:span><text:span text:style-name="T12">ϵ</text:span><text:span text:style-name="T13"> {1,2} <text:s text:c="3"/></text:span><text:span text:style-name="T10">x</text:span><text:span text:style-name="T11">j </text:span><text:span text:style-name="T12">ϵ</text:span><text:span text:style-name="T13"> {3,4}</text:span></text:p>
          </draw:text-box>
        </draw:frame>
      </draw:page>
      <draw:page draw:name="page4" draw:style-name="dp1" draw:master-page-name="Default">
        <draw:custom-shape draw:style-name="gr1" draw:text-style-name="P2" xml:id="id29" draw:id="id29" draw:layer="layout" svg:width="0.8cm" svg:height="0.8cm" svg:x="4.7cm" svg:y="3.488cm">
          <text:p text:style-name="P1"><text:span text:style-name="T1">P</text:span><text:span text:style-name="T7">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30" draw:id="id30" draw:layer="layout" svg:width="0.8cm" svg:height="0.8cm" svg:x="3.701cm" svg:y="5.089cm">
          <text:p text:style-name="P1"><text:span text:style-name="T1">P</text:span><text:span text:style-name="T7">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31" draw:id="id31" draw:layer="layout" svg:width="0.8cm" svg:height="0.8cm" svg:x="5.702cm" svg:y="5.09cm">
          <text:p text:style-name="P1"><text:span text:style-name="T1">P</text:span><text:span text:style-name="T7">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4.817cm" svg:y1="4.171cm" svg:x2="4.101cm" svg:y2="5.089cm" draw:start-shape="id29" draw:start-glue-point="7" draw:end-shape="id30" draw:end-glue-point="4" svg:d="M4817 4171l-716 918" svg:viewBox="0 0 717 919">
          <text:p/>
        </draw:connector>
        <draw:connector draw:style-name="gr11" draw:text-style-name="P3" draw:layer="layout" draw:type="line" svg:x1="5.383cm" svg:y1="4.171cm" svg:x2="6.102cm" svg:y2="5.09cm" draw:start-shape="id29" draw:start-glue-point="9" draw:end-shape="id31" draw:end-glue-point="4" svg:d="M5383 4171l719 919" svg:viewBox="0 0 720 920">
          <text:p/>
        </draw:connector>
        <draw:custom-shape draw:style-name="gr1" draw:text-style-name="P2" xml:id="id32" draw:id="id32" draw:layer="layout" svg:width="0.8cm" svg:height="0.8cm" svg:x="5.002cm" svg:y="6.702cm">
          <text:p text:style-name="P1"><text:span text:style-name="T1">P</text:span><text:span text:style-name="T7">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33" draw:id="id33" draw:layer="layout" svg:width="0.8cm" svg:height="0.8cm" svg:x="6.703cm" svg:y="6.703cm">
          <text:p text:style-name="P1"><text:span text:style-name="T1">P</text:span><text:span text:style-name="T7">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xml:id="id34" draw:id="id34" draw:layer="layout" draw:type="line" svg:x1="5.818cm" svg:y1="5.784cm" svg:x2="5.402cm" svg:y2="6.702cm" draw:end-shape="id32" draw:end-glue-point="4" svg:d="M5818 5784l-416 918" svg:viewBox="0 0 417 919">
          <text:p/>
        </draw:connector>
        <draw:connector draw:style-name="gr11" draw:text-style-name="P3" draw:layer="layout" draw:type="line" svg:x1="6.384cm" svg:y1="5.784cm" svg:x2="7.103cm" svg:y2="6.703cm" draw:end-shape="id33" draw:end-glue-point="4" svg:d="M6384 5784l719 919" svg:viewBox="0 0 720 920">
          <text:p/>
        </draw:connector>
        <draw:custom-shape draw:style-name="gr1" draw:text-style-name="P2" xml:id="id35" draw:id="id35" draw:layer="layout" svg:width="0.8cm" svg:height="0.8cm" svg:x="3.603cm" svg:y="6.703cm">
          <text:p text:style-name="P1"><text:span text:style-name="T1">P</text:span><text:span text:style-name="T7">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7" draw:layer="layout" draw:type="line" svg:x1="5.818cm" svg:y1="5.784cm" svg:x2="4.003cm" svg:y2="6.703cm" draw:start-shape="id34" draw:start-glue-point="2" draw:end-shape="id35" draw:end-glue-point="4" svg:d="M5818 5784l-1815 919" svg:viewBox="0 0 1816 920">
          <text:p/>
        </draw:connector>
        <draw:custom-shape draw:style-name="gr1" draw:text-style-name="P2" xml:id="id36" draw:id="id36" draw:layer="layout" svg:width="0.8cm" svg:height="0.8cm" svg:x="6.003cm" svg:y="8.315cm">
          <text:p text:style-name="P1"><text:span text:style-name="T1">P</text:span><text:span text:style-name="T7">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37" draw:id="id37" draw:layer="layout" svg:width="0.8cm" svg:height="0.8cm" svg:x="7.704cm" svg:y="8.316cm">
          <text:p text:style-name="P1"><text:span text:style-name="T1">P</text:span><text:span text:style-name="T7">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6.819cm" svg:y1="7.397cm" svg:x2="6.403cm" svg:y2="8.315cm" draw:end-shape="id36" draw:end-glue-point="4" svg:d="M6819 7397l-416 918" svg:viewBox="0 0 417 919">
          <text:p/>
        </draw:connector>
        <draw:connector draw:style-name="gr11" draw:text-style-name="P3" draw:layer="layout" draw:type="line" svg:x1="7.385cm" svg:y1="7.397cm" svg:x2="8.104cm" svg:y2="8.316cm" draw:end-shape="id37" draw:end-glue-point="4" svg:d="M7385 7397l719 919" svg:viewBox="0 0 720 920">
          <text:p/>
        </draw:connector>
        <draw:custom-shape draw:style-name="gr1" draw:text-style-name="P2" xml:id="id38" draw:id="id38" draw:layer="layout" svg:width="0.8cm" svg:height="0.8cm" svg:x="7.003cm" svg:y="9.915cm">
          <text:p text:style-name="P1"><text:span text:style-name="T1">P</text:span><text:span text:style-name="T7">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39" draw:id="id39" draw:layer="layout" svg:width="0.8cm" svg:height="0.8cm" svg:x="8.704cm" svg:y="9.916cm">
          <text:p text:style-name="P1"><text:span text:style-name="T1">P</text:span><text:span text:style-name="T7">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xml:id="id40" draw:id="id40" draw:layer="layout" draw:type="line" svg:x1="7.819cm" svg:y1="8.997cm" svg:x2="7.403cm" svg:y2="9.915cm" draw:end-shape="id38" draw:end-glue-point="4" svg:d="M7819 8997l-416 918" svg:viewBox="0 0 417 919">
          <text:p/>
        </draw:connector>
        <draw:connector draw:style-name="gr11" draw:text-style-name="P3" draw:layer="layout" draw:type="line" svg:x1="8.385cm" svg:y1="8.997cm" svg:x2="9.104cm" svg:y2="9.916cm" draw:end-shape="id39" draw:end-glue-point="4" svg:d="M8385 8997l719 919" svg:viewBox="0 0 720 920">
          <text:p/>
        </draw:connector>
        <draw:custom-shape draw:style-name="gr1" draw:text-style-name="P2" xml:id="id41" draw:id="id41" draw:layer="layout" svg:width="0.8cm" svg:height="0.8cm" svg:x="5.604cm" svg:y="9.916cm">
          <text:p text:style-name="P1"><text:span text:style-name="T1">P</text:span><text:span text:style-name="T7">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7" draw:layer="layout" draw:type="line" svg:x1="7.819cm" svg:y1="8.997cm" svg:x2="6.004cm" svg:y2="9.916cm" draw:start-shape="id40" draw:start-glue-point="2" draw:end-shape="id41" draw:end-glue-point="4" svg:d="M7819 8997l-1815 919" svg:viewBox="0 0 1816 920">
          <text:p/>
        </draw:connector>
        <draw:frame draw:style-name="gr15" draw:text-style-name="P6" draw:layer="layout" svg:width="5.6cm" svg:height="1.1cm" svg:x="10.6cm" svg:y="3.1cm">
          <draw:text-box>
            <text:p><text:span text:style-name="T13">Pushdown Stack</text:span></text:p>
          </draw:text-box>
        </draw:frame>
        <draw:frame draw:style-name="standard" draw:layer="layout" svg:width="1.331cm" svg:height="6.723cm" svg:x="11.901cm" svg:y="4.031cm">
          <table:table table:template-name="default" table:use-first-row-styles="true" table:use-banding-rows-styles="true">
            <table:table-column table:style-name="co1"/>
            <table:table-row table:style-name="ro1">
              <table:table-cell table:style-name="ce1">
                <text:p text:style-name="P1"><text:span text:style-name="T13">P</text:span><text:span text:style-name="T11">10</text:span></text:p>
              </table:table-cell>
            </table:table-row>
            <table:table-row table:style-name="ro1">
              <table:table-cell table:style-name="ce1">
                <text:p text:style-name="P1"><text:span text:style-name="T13">P</text:span><text:span text:style-name="T11">9</text:span></text:p>
              </table:table-cell>
            </table:table-row>
            <table:table-row table:style-name="ro2">
              <table:table-cell table:style-name="ce1">
                <text:p text:style-name="P1"><text:span text:style-name="T13">P</text:span><text:span text:style-name="T11">8</text:span></text:p>
              </table:table-cell>
            </table:table-row>
            <table:table-row table:style-name="ro3">
              <table:table-cell table:style-name="ce2">
                <text:p text:style-name="P8">...</text:p>
              </table:table-cell>
            </table:table-row>
            <table:table-row table:style-name="ro2">
              <table:table-cell table:style-name="ce1">
                <text:p text:style-name="P1"><text:span text:style-name="T13">P</text:span><text:span text:style-name="T11">2</text:span></text:p>
              </table:table-cell>
            </table:table-row>
            <table:table-row table:style-name="ro2">
              <table:table-cell table:style-name="ce1">
                <text:p text:style-name="P1"><text:span text:style-name="T13">P</text:span><text:span text:style-name="T11">1</text:span></text:p>
              </table:table-cell>
            </table:table-row>
            <table:table-row table:style-name="ro4">
              <table:table-cell table:style-name="ce1">
                <text:p text:style-name="P1"><text:span text:style-name="T13">P</text:span><text:span text:style-name="T11">0</text:span></text:p>
              </table:table-cell>
            </table:table-row>
          </table:table>
          <draw:image xlink:href="Pictures/TablePreview1.svm" xlink:type="simple" xlink:show="embed" xlink:actuate="onLoad"/>
        </draw:frame>
      </draw:page>
      <draw:page draw:name="page5" draw:style-name="dp1" draw:master-page-name="Default">
        <draw:custom-shape draw:style-name="gr1" draw:text-style-name="P2" xml:id="id42" draw:id="id42" draw:layer="layout" svg:width="0.8cm" svg:height="0.8cm" svg:x="7.9cm" svg:y="1.9cm">
          <text:p text:style-name="P1"><text:span text:style-name="T1">P</text:span><text:span text:style-name="T7">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45" draw:id="id45" draw:layer="layout" svg:width="0.8cm" svg:height="0.8cm" svg:x="10.901cm" svg:y="5.001cm">
          <text:p text:style-name="P1"><text:span text:style-name="T1">P</text:span><text:span text:style-name="T7">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43" draw:id="id43" draw:layer="layout" svg:width="0.8cm" svg:height="0.8cm" svg:x="4.901cm" svg:y="5.001cm">
          <text:p text:style-name="P1"><text:span text:style-name="T1">P</text:span><text:span text:style-name="T7">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44" draw:id="id44" draw:layer="layout" svg:width="0.8cm" svg:height="0.8cm" svg:x="7.902cm" svg:y="5.002cm">
          <text:p text:style-name="P1"><text:span text:style-name="T1">P</text:span><text:span text:style-name="T7">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8.017cm" svg:y1="2.583cm" svg:x2="5.301cm" svg:y2="5.001cm" draw:start-shape="id42" draw:start-glue-point="7" draw:end-shape="id43" draw:end-glue-point="4" svg:d="M8017 2583l-2716 2418" svg:viewBox="0 0 2717 2419">
          <text:p/>
        </draw:connector>
        <draw:connector draw:style-name="gr11" draw:text-style-name="P3" draw:layer="layout" draw:type="line" svg:x1="8.3cm" svg:y1="2.7cm" svg:x2="8.302cm" svg:y2="5.002cm" draw:start-shape="id42" draw:start-glue-point="8" draw:end-shape="id44" draw:end-glue-point="4" svg:d="M8300 2700l2 2302" svg:viewBox="0 0 3 2303">
          <text:p/>
        </draw:connector>
        <draw:connector draw:style-name="gr11" draw:text-style-name="P3" draw:layer="layout" draw:type="line" svg:x1="8.583cm" svg:y1="2.583cm" svg:x2="11.301cm" svg:y2="5.001cm" draw:start-shape="id42" draw:start-glue-point="9" draw:end-shape="id45" draw:end-glue-point="4" svg:d="M8583 2583l2718 2418" svg:viewBox="0 0 2719 2419">
          <text:p/>
        </draw:connector>
        <draw:custom-shape draw:style-name="gr1" draw:text-style-name="P2" xml:id="id47" draw:id="id47" draw:layer="layout" svg:width="0.8cm" svg:height="0.8cm" svg:x="2.702cm" svg:y="7.702cm">
          <text:p text:style-name="P1"><text:span text:style-name="T1">P</text:span><text:span text:style-name="T7">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46" draw:id="id46" draw:layer="layout" svg:width="0.8cm" svg:height="0.8cm" svg:x="4.903cm" svg:y="7.703cm">
          <text:p text:style-name="P1"><text:span text:style-name="T1">P</text:span><text:span text:style-name="T7">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4" draw:id="id54" draw:layer="layout" svg:width="0.8cm" svg:height="0.8cm" svg:x="6.904cm" svg:y="7.704cm">
          <text:p text:style-name="P1"><text:span text:style-name="T1">P</text:span><text:span text:style-name="T7">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7" draw:id="id57" draw:layer="layout" svg:width="0.8cm" svg:height="0.8cm" svg:x="8.805cm" svg:y="7.705cm">
          <text:p text:style-name="P1"><text:span text:style-name="T1">P</text:span><text:span text:style-name="T7">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48" draw:id="id48" draw:layer="layout" svg:width="0.8cm" svg:height="0.8cm" svg:x="13.406cm" svg:y="7.706cm">
          <text:p text:style-name="P1"><text:span text:style-name="T1">P</text:span><text:span text:style-name="T7">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49" draw:id="id49" draw:layer="layout" svg:width="0.8cm" svg:height="0.8cm" svg:x="12.207cm" svg:y="7.707cm">
          <text:p text:style-name="P1"><text:span text:style-name="T1">P</text:span><text:span text:style-name="T7">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0" draw:id="id50" draw:layer="layout" svg:width="0.8cm" svg:height="0.8cm" svg:x="10.908cm" svg:y="7.708cm">
          <text:p text:style-name="P1"><text:span text:style-name="T1">P</text:span><text:span text:style-name="T7">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9" draw:layer="layout" draw:type="line" svg:x1="5.301cm" svg:y1="5.801cm" svg:x2="5.303cm" svg:y2="7.703cm" draw:start-shape="id43" draw:start-glue-point="8" draw:end-shape="id46" draw:end-glue-point="4" svg:d="M5301 5801l2 1902" svg:viewBox="0 0 3 1903">
          <text:p/>
        </draw:connector>
        <draw:connector draw:style-name="gr11" draw:text-style-name="P9" draw:layer="layout" draw:type="line" svg:x1="5.018cm" svg:y1="5.684cm" svg:x2="3.102cm" svg:y2="7.702cm" draw:start-shape="id43" draw:start-glue-point="7" draw:end-shape="id47" draw:end-glue-point="4" svg:d="M5018 5684l-1916 2018" svg:viewBox="0 0 1917 2019">
          <text:p/>
        </draw:connector>
        <draw:connector draw:style-name="gr11" draw:text-style-name="P9" draw:layer="layout" draw:type="line" svg:x1="11.701cm" svg:y1="5.401cm" svg:x2="13.806cm" svg:y2="7.706cm" draw:start-shape="id45" draw:start-glue-point="10" draw:end-shape="id48" draw:end-glue-point="4" svg:d="M11701 5401l2105 2305" svg:viewBox="0 0 2106 2306">
          <text:p/>
        </draw:connector>
        <draw:connector draw:style-name="gr11" draw:text-style-name="P9" draw:layer="layout" draw:type="line" svg:x1="11.584cm" svg:y1="5.684cm" svg:x2="12.607cm" svg:y2="7.707cm" draw:start-shape="id45" draw:start-glue-point="9" draw:end-shape="id49" draw:end-glue-point="4" svg:d="M11584 5684l1023 2023" svg:viewBox="0 0 1024 2024">
          <text:p/>
        </draw:connector>
        <draw:connector draw:style-name="gr11" draw:text-style-name="P9" draw:layer="layout" draw:type="line" svg:x1="11.301cm" svg:y1="5.801cm" svg:x2="11.308cm" svg:y2="7.708cm" draw:start-shape="id45" draw:start-glue-point="8" draw:end-shape="id50" draw:end-glue-point="4" svg:d="M11301 5801l7 1907" svg:viewBox="0 0 8 1908">
          <text:p/>
        </draw:connector>
        <draw:custom-shape draw:style-name="gr1" draw:text-style-name="P2" xml:id="id53" draw:id="id53" draw:layer="layout" svg:width="0.8cm" svg:height="0.8cm" svg:x="3.9cm" svg:y="10.6cm">
          <text:p text:style-name="P1"><text:span text:style-name="T1">P</text:span><text:span text:style-name="T7">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1" draw:id="id51" draw:layer="layout" svg:width="0.8cm" svg:height="0.8cm" svg:x="2.7cm" svg:y="10.6cm">
          <text:p text:style-name="P1"><text:span text:style-name="T1">P</text:span><text:span text:style-name="T7">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2" draw:id="id52" draw:layer="layout" svg:width="0.8cm" svg:height="0.8cm" svg:x="1.409cm" svg:y="10.609cm">
          <text:p text:style-name="P1"><text:span text:style-name="T1">P</text:span><text:span text:style-name="T7">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6" draw:id="id56" draw:layer="layout" svg:width="0.8cm" svg:height="0.8cm" svg:x="7.509cm" svg:y="10.609cm">
          <text:p text:style-name="P1"><text:span text:style-name="T1">P</text:span><text:span text:style-name="T7">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5" draw:id="id55" draw:layer="layout" svg:width="0.8cm" svg:height="0.8cm" svg:x="6.21cm" svg:y="10.61cm">
          <text:p text:style-name="P1"><text:span text:style-name="T1">P</text:span><text:span text:style-name="T7">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61" draw:id="id61" draw:layer="layout" svg:width="0.8cm" svg:height="0.8cm" svg:x="12.708cm" svg:y="10.608cm">
          <text:p text:style-name="P1"><text:span text:style-name="T1">P</text:span><text:span text:style-name="T7">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60" draw:id="id60" draw:layer="layout" svg:width="0.8cm" svg:height="0.8cm" svg:x="11.509cm" svg:y="10.609cm">
          <text:p text:style-name="P1"><text:span text:style-name="T1">P</text:span><text:span text:style-name="T7">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8" draw:id="id58" draw:layer="layout" svg:width="0.8cm" svg:height="0.8cm" svg:x="10.21cm" svg:y="10.61cm">
          <text:p text:style-name="P1"><text:span text:style-name="T1">P</text:span><text:span text:style-name="T7">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9" draw:id="id59" draw:layer="layout" svg:width="0.8cm" svg:height="0.8cm" svg:x="13.909cm" svg:y="10.609cm">
          <text:p text:style-name="P1"><text:span text:style-name="T1">P</text:span><text:span text:style-name="T7">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3.102cm" svg:y1="8.502cm" svg:x2="3.1cm" svg:y2="10.6cm" draw:start-shape="id47" draw:start-glue-point="8" draw:end-shape="id51" draw:end-glue-point="4" svg:d="M3102 8502l-2 2098" svg:viewBox="0 0 3 2099">
          <text:p/>
        </draw:connector>
        <draw:connector draw:style-name="gr11" draw:text-style-name="P3" draw:layer="layout" draw:type="line" svg:x1="2.819cm" svg:y1="8.385cm" svg:x2="1.809cm" svg:y2="10.609cm" draw:start-shape="id47" draw:start-glue-point="7" draw:end-shape="id52" draw:end-glue-point="4" svg:d="M2819 8385l-1010 2224" svg:viewBox="0 0 1011 2225">
          <text:p/>
        </draw:connector>
        <draw:connector draw:style-name="gr11" draw:text-style-name="P3" draw:layer="layout" draw:type="line" svg:x1="3.385cm" svg:y1="8.385cm" svg:x2="4.3cm" svg:y2="10.6cm" draw:start-shape="id47" draw:start-glue-point="9" draw:end-shape="id53" draw:end-glue-point="4" svg:d="M3385 8385l915 2215" svg:viewBox="0 0 916 2216">
          <text:p/>
        </draw:connector>
        <draw:connector draw:style-name="gr11" draw:text-style-name="P3" draw:layer="layout" draw:type="line" svg:x1="7.304cm" svg:y1="8.504cm" svg:x2="6.61cm" svg:y2="10.61cm" draw:start-shape="id54" draw:start-glue-point="8" draw:end-shape="id55" draw:end-glue-point="4" svg:d="M7304 8504l-694 2106" svg:viewBox="0 0 695 2107">
          <text:p/>
        </draw:connector>
        <draw:connector draw:style-name="gr11" draw:text-style-name="P3" draw:layer="layout" draw:type="line" svg:x1="7.304cm" svg:y1="8.504cm" svg:x2="7.909cm" svg:y2="10.609cm" draw:start-shape="id54" draw:start-glue-point="8" draw:end-shape="id56" draw:end-glue-point="4" svg:d="M7304 8504l605 2105" svg:viewBox="0 0 606 2106">
          <text:p/>
        </draw:connector>
        <draw:connector draw:style-name="gr11" draw:text-style-name="P3" draw:layer="layout" draw:type="line" svg:x1="8.302cm" svg:y1="5.802cm" svg:x2="7.304cm" svg:y2="7.704cm" draw:start-shape="id44" draw:start-glue-point="8" draw:end-shape="id54" draw:end-glue-point="4" svg:d="M8302 5802l-998 1902" svg:viewBox="0 0 999 1903">
          <text:p/>
        </draw:connector>
        <draw:connector draw:style-name="gr11" draw:text-style-name="P3" draw:layer="layout" draw:type="line" svg:x1="8.302cm" svg:y1="5.802cm" svg:x2="9.205cm" svg:y2="7.705cm" draw:start-shape="id44" draw:start-glue-point="8" draw:end-shape="id57" draw:end-glue-point="4" svg:d="M8302 5802l903 1903" svg:viewBox="0 0 904 1904">
          <text:p/>
        </draw:connector>
        <draw:connector draw:style-name="gr11" draw:text-style-name="P3" draw:layer="layout" draw:type="line" svg:x1="12.324cm" svg:y1="8.39cm" svg:x2="10.61cm" svg:y2="10.61cm" draw:start-shape="id49" draw:start-glue-point="7" draw:end-shape="id58" draw:end-glue-point="4" svg:d="M12324 8390l-1714 2220" svg:viewBox="0 0 1715 2221">
          <text:p/>
        </draw:connector>
        <draw:connector draw:style-name="gr11" draw:text-style-name="P3" draw:layer="layout" draw:type="line" svg:x1="12.89cm" svg:y1="8.39cm" svg:x2="14.309cm" svg:y2="10.609cm" draw:start-shape="id49" draw:start-glue-point="9" draw:end-shape="id59" draw:end-glue-point="4" svg:d="M12890 8390l1419 2219" svg:viewBox="0 0 1420 2220">
          <text:p/>
        </draw:connector>
        <draw:connector draw:style-name="gr11" draw:text-style-name="P3" draw:layer="layout" draw:type="line" svg:x1="12.607cm" svg:y1="8.507cm" svg:x2="11.909cm" svg:y2="10.609cm" draw:start-shape="id49" draw:start-glue-point="8" draw:end-shape="id60" draw:end-glue-point="4" svg:d="M12607 8507l-698 2102" svg:viewBox="0 0 699 2103">
          <text:p/>
        </draw:connector>
        <draw:connector draw:style-name="gr11" draw:text-style-name="P3" draw:layer="layout" draw:type="line" svg:x1="12.607cm" svg:y1="8.507cm" svg:x2="13.108cm" svg:y2="10.608cm" draw:start-shape="id49" draw:start-glue-point="8" draw:end-shape="id61" draw:end-glue-point="4" svg:d="M12607 8507l501 2101" svg:viewBox="0 0 502 2102">
          <text:p/>
        </draw:connector>
        <draw:frame draw:style-name="gr16" draw:text-style-name="P10" draw:layer="layout" svg:width="3cm" svg:height="11.1cm" svg:x="16.7cm" svg:y="4.8cm">
          <draw:text-box>
            <text:p><text:span text:style-name="T14">Livello 1</text:span></text:p>
            <text:p><text:span text:style-name="T14"/></text:p>
            <text:p><text:span text:style-name="T14"/></text:p>
            <text:p><text:span text:style-name="T14"/></text:p>
            <text:p><text:span text:style-name="T14">Livello 2</text:span></text:p>
            <text:p><text:span text:style-name="T14"/></text:p>
            <text:p><text:span text:style-name="T14"/></text:p>
            <text:p><text:span text:style-name="T14"/></text:p>
            <text:p><text:span text:style-name="T14">Livello 3</text:span></text:p>
          </draw:text-box>
        </draw:frame>
        <draw:custom-shape draw:style-name="gr17" draw:text-style-name="P11" draw:layer="layout" svg:width="0.3cm" svg:height="0.3cm" svg:x="5.1cm" svg:y="8.7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7" draw:text-style-name="P11" draw:layer="layout" svg:width="0.3cm" svg:height="0.3cm" svg:x="9.001cm" svg:y="8.701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7" draw:text-style-name="P11" draw:layer="layout" svg:width="0.3cm" svg:height="0.3cm" svg:x="11.102cm" svg:y="8.702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7" draw:text-style-name="P11" draw:layer="layout" svg:width="0.3cm" svg:height="0.3cm" svg:x="13.703cm" svg:y="8.703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page>
      <draw:page draw:name="page6" draw:style-name="dp1" draw:master-page-name="Default">
        <draw:custom-shape draw:style-name="gr1" draw:text-style-name="P2" xml:id="id62" draw:id="id62" draw:layer="layout" svg:width="0.8cm" svg:height="0.8cm" svg:x="9.3cm" svg:y="4.8cm">
          <text:p text:style-name="P1"><text:span text:style-name="T1">P</text:span><text:span text:style-name="T7">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 xml:id="id63" draw:id="id63" draw:layer="layout" svg:width="0.801cm" svg:height="0.8cm" svg:x="7.7cm" svg:y="7.901cm">
          <text:p text:style-name="P1"><text:span text:style-name="T1">P</text:span><text:span text:style-name="T7">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64" draw:id="id64" draw:layer="layout" svg:width="0.8cm" svg:height="0.8cm" svg:x="10.502cm" svg:y="7.902cm">
          <text:p text:style-name="P1"><text:span text:style-name="T1">P</text:span><text:span text:style-name="T7">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9.7cm" svg:y1="5.6cm" svg:x2="8.101cm" svg:y2="7.901cm" draw:start-shape="id62" draw:start-glue-point="8" draw:end-shape="id63" draw:end-glue-point="4" svg:d="M9700 5600l-1599 2301" svg:viewBox="0 0 1600 2302">
          <text:p/>
        </draw:connector>
        <draw:connector draw:style-name="gr11" draw:text-style-name="P12" draw:layer="layout" draw:type="line" svg:x1="9.7cm" svg:y1="5.6cm" svg:x2="10.902cm" svg:y2="7.902cm" draw:start-shape="id62" draw:start-glue-point="8" draw:end-shape="id64" draw:end-glue-point="4" svg:d="M9700 5600l1202 2302" svg:viewBox="0 0 1203 2303">
          <text:p/>
        </draw:connector>
        <draw:frame draw:style-name="gr7" draw:text-style-name="P13" draw:layer="layout" svg:width="5.7cm" svg:height="1.2cm" svg:x="10.1cm" svg:y="4.5cm">
          <draw:text-box>
            <text:p><text:span text:style-name="T15">LB</text:span><text:span text:style-name="T16">0</text:span><text:span text:style-name="T15"> = -4 <text:s text:c="4"/></text:span><text:span text:style-name="T17">UB = </text:span><text:span text:style-name="T18">∞</text:span></text:p>
          </draw:text-box>
        </draw:frame>
        <draw:frame draw:style-name="gr19" draw:text-style-name="P14" draw:layer="layout" svg:width="4.8cm" svg:height="1.4cm" svg:x="10.8cm" svg:y="5.9cm">
          <draw:text-box>
            <text:p><text:span text:style-name="T19">x</text:span><text:span text:style-name="T20">1</text:span><text:span text:style-name="T19"> </text:span><text:span text:style-name="T21">≥</text:span><text:span text:style-name="T19"> 2</text:span></text:p>
          </draw:text-box>
        </draw:frame>
        <draw:frame draw:style-name="gr20" draw:text-style-name="P16" draw:layer="layout" svg:width="2.5cm" svg:height="1.014cm" svg:x="6.4cm" svg:y="5.8cm">
          <draw:text-box>
            <text:p text:style-name="P15"><text:span text:style-name="T19">x</text:span><text:span text:style-name="T20">1</text:span><text:span text:style-name="T19"> </text:span><text:span text:style-name="T21">≤ 1</text:span></text:p>
          </draw:text-box>
        </draw:frame>
        <draw:custom-shape draw:style-name="gr18" draw:text-style-name="P2" xml:id="id66" draw:id="id66" draw:layer="layout" svg:width="0.801cm" svg:height="0.8cm" svg:x="9cm" svg:y="11.102cm">
          <text:p text:style-name="P1"><text:span text:style-name="T1">P</text:span><text:span text:style-name="T7">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65" draw:id="id65" draw:layer="layout" svg:width="0.8cm" svg:height="0.8cm" svg:x="11.802cm" svg:y="11.103cm">
          <text:p text:style-name="P1"><text:span text:style-name="T1">P</text:span><text:span text:style-name="T7">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draw:type="line" svg:x1="10.902cm" svg:y1="8.702cm" svg:x2="12.202cm" svg:y2="11.103cm" draw:start-shape="id64" draw:start-glue-point="8" draw:end-shape="id65" draw:end-glue-point="4" svg:d="M10902 8702l1300 2401" svg:viewBox="0 0 1301 2402">
          <text:p/>
        </draw:connector>
        <draw:frame draw:style-name="gr7" draw:text-style-name="P13" draw:layer="layout" svg:width="5.7cm" svg:height="1.2cm" svg:x="11.8cm" svg:y="7.9cm">
          <draw:text-box>
            <text:p><text:span text:style-name="T15">LB</text:span><text:span text:style-name="T16">2</text:span><text:span text:style-name="T15"> = -3.5</text:span></text:p>
          </draw:text-box>
        </draw:frame>
        <draw:frame draw:style-name="gr19" draw:text-style-name="P14" draw:layer="layout" svg:width="4.8cm" svg:height="1.4cm" svg:x="12.4cm" svg:y="9.4cm">
          <draw:text-box>
            <text:p><text:span text:style-name="T19">x</text:span><text:span text:style-name="T20">2</text:span><text:span text:style-name="T19"> </text:span><text:span text:style-name="T21">≥</text:span><text:span text:style-name="T19"> 2</text:span></text:p>
          </draw:text-box>
        </draw:frame>
        <draw:frame draw:style-name="gr20" draw:text-style-name="P16" draw:layer="layout" svg:width="2.5cm" svg:height="1.014cm" svg:x="8.4cm" svg:y="9.3cm">
          <draw:text-box>
            <text:p text:style-name="P15"><text:span text:style-name="T19">x</text:span><text:span text:style-name="T20">2</text:span><text:span text:style-name="T19"> </text:span><text:span text:style-name="T21">≤ 1</text:span></text:p>
          </draw:text-box>
        </draw:frame>
        <draw:frame draw:style-name="gr21" draw:text-style-name="P17" draw:layer="layout" svg:width="6.7cm" svg:height="1.3cm" svg:x="11.3cm" svg:y="11.9cm">
          <draw:text-box>
            <text:p><text:span text:style-name="T22">vuoto</text:span></text:p>
          </draw:text-box>
        </draw:frame>
        <draw:connector draw:style-name="gr11" draw:text-style-name="P12" draw:layer="layout" draw:type="line" svg:x1="10.902cm" svg:y1="8.702cm" svg:x2="9.401cm" svg:y2="11.102cm" draw:start-shape="id64" draw:start-glue-point="8" draw:end-shape="id66" draw:end-glue-point="4" svg:d="M10902 8702l-1501 2400" svg:viewBox="0 0 1502 2401">
          <text:p/>
        </draw:connector>
        <draw:custom-shape draw:style-name="gr18" draw:text-style-name="P2" xml:id="id67" draw:id="id67" draw:layer="layout" svg:width="0.801cm" svg:height="0.8cm" svg:x="7.601cm" svg:y="14.203cm">
          <text:p text:style-name="P1"><text:span text:style-name="T1">P</text:span><text:span text:style-name="T7">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68" draw:id="id68" draw:layer="layout" svg:width="0.8cm" svg:height="0.8cm" svg:x="10.403cm" svg:y="14.204cm">
          <text:p text:style-name="P1"><text:span text:style-name="T1">P</text:span><text:span text:style-name="T7">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draw:type="line" svg:x1="9.401cm" svg:y1="11.902cm" svg:x2="8.002cm" svg:y2="14.203cm" draw:start-shape="id66" draw:start-glue-point="8" draw:end-shape="id67" draw:end-glue-point="4" svg:d="M9401 11902l-1399 2301" svg:viewBox="0 0 1400 2302">
          <text:p/>
        </draw:connector>
        <draw:connector draw:style-name="gr11" draw:text-style-name="P12" draw:layer="layout" draw:type="line" svg:x1="9.401cm" svg:y1="11.902cm" svg:x2="10.803cm" svg:y2="14.204cm" draw:start-shape="id66" draw:start-glue-point="8" draw:end-shape="id68" draw:end-glue-point="4" svg:d="M9401 11902l1402 2302" svg:viewBox="0 0 1403 2303">
          <text:p/>
        </draw:connector>
        <draw:frame draw:style-name="gr22" draw:text-style-name="P18" draw:layer="layout" svg:width="4.5cm" svg:height="2.396cm" svg:x="4.7cm" svg:y="7.931cm">
          <draw:text-box>
            <text:p><text:span text:style-name="T23">LB</text:span><text:span text:style-name="T24">1</text:span><text:span text:style-name="T23"> = -2.5</text:span></text:p>
            <text:p><text:span text:style-name="T23">LB</text:span><text:span text:style-name="T24">1</text:span><text:span text:style-name="T23"> &gt; UB</text:span></text:p>
            <text:p><text:span text:style-name="T23">P</text:span><text:span text:style-name="T24">1</text:span><text:span text:style-name="T23"> è eliminato</text:span></text:p>
          </draw:text-box>
        </draw:frame>
        <draw:frame draw:style-name="gr20" draw:text-style-name="P16" draw:layer="layout" svg:width="2.5cm" svg:height="1.014cm" svg:x="6.9cm" svg:y="12.3cm">
          <draw:text-box>
            <text:p text:style-name="P15"><text:span text:style-name="T19">x</text:span><text:span text:style-name="T20">1</text:span><text:span text:style-name="T19"> </text:span><text:span text:style-name="T21">≤ 2</text:span></text:p>
          </draw:text-box>
        </draw:frame>
        <draw:frame draw:style-name="gr20" draw:text-style-name="P16" draw:layer="layout" svg:width="2.5cm" svg:height="1.014cm" svg:x="10.3cm" svg:y="12.4cm">
          <draw:text-box>
            <text:p text:style-name="P15"><text:span text:style-name="T19">x</text:span><text:span text:style-name="T20">2</text:span><text:span text:style-name="T19"> </text:span><text:span text:style-name="T21">≤ 3</text:span></text:p>
          </draw:text-box>
        </draw:frame>
        <draw:frame draw:style-name="gr23" draw:text-style-name="P18" draw:layer="layout" svg:width="5.6cm" svg:height="4.262cm" svg:x="4.8cm" svg:y="15.038cm">
          <draw:text-box>
            <text:p><text:span text:style-name="T25">UB </text:span><text:span text:style-name="T23">= z</text:span><text:span text:style-name="T24">6</text:span><text:span text:style-name="T23"> = -3 intero</text:span></text:p>
            <text:p><text:span text:style-name="T23">x</text:span><text:span text:style-name="T24">1</text:span><text:span text:style-name="T23"> = 2</text:span></text:p>
            <text:p><text:span text:style-name="T23">x</text:span><text:span text:style-name="T24">2</text:span><text:span text:style-name="T23"> = 1</text:span></text:p>
          </draw:text-box>
        </draw:frame>
        <draw:frame draw:style-name="gr24" draw:text-style-name="P18" draw:layer="layout" svg:width="4.9cm" svg:height="0.839cm" svg:x="10.3cm" svg:y="15.1cm">
          <draw:text-box>
            <text:p><text:span text:style-name="T23">non ha soluzione</text:span></text:p>
          </draw:text-box>
        </draw:frame>
      </draw:page>
      <draw:page draw:name="page7" draw:style-name="dp1" draw:master-page-name="Default">
        <draw:custom-shape draw:style-name="gr25" draw:text-style-name="P2" xml:id="id69" draw:id="id69" draw:layer="layout" svg:width="0.8cm" svg:height="0.8cm" svg:x="10.1cm" svg:y="2.1cm">
          <text:p text:style-name="P1"><text:span text:style-name="T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2" xml:id="id70" draw:id="id70" draw:layer="layout" svg:width="0.8cm" svg:height="0.8cm" svg:x="6.101cm" svg:y="5.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2" xml:id="id71" draw:id="id71" draw:layer="layout" svg:width="0.8cm" svg:height="0.8cm" svg:x="14.102cm" svg:y="5.1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2" xml:id="id74" draw:id="id74" draw:layer="layout" svg:width="0.8cm" svg:height="0.8cm" svg:x="11.102cm" svg:y="8.1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2" xml:id="id75" draw:id="id75" draw:layer="layout" svg:width="0.8cm" svg:height="0.8cm" svg:x="17.1cm" svg:y="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2" xml:id="id72" draw:id="id72" draw:layer="layout" svg:width="0.8cm" svg:height="0.8cm" svg:x="3.203cm" svg:y="8.1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2" xml:id="id73" draw:id="id73" draw:layer="layout" svg:width="0.8cm" svg:height="0.8cm" svg:x="9.104cm" svg:y="8.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10.5cm" svg:y1="2.9cm" svg:x2="6.501cm" svg:y2="5.101cm" draw:start-shape="id69" draw:start-glue-point="8" draw:end-shape="id70" draw:end-glue-point="4" svg:d="M10500 2900l-3999 2201" svg:viewBox="0 0 4000 2202">
          <text:p/>
        </draw:connector>
        <draw:connector draw:style-name="gr11" draw:text-style-name="P3" draw:layer="layout" draw:type="line" svg:x1="10.5cm" svg:y1="2.9cm" svg:x2="14.502cm" svg:y2="5.102cm" draw:start-shape="id69" draw:start-glue-point="8" draw:end-shape="id71" draw:end-glue-point="4" svg:d="M10500 2900l4002 2202" svg:viewBox="0 0 4003 2203">
          <text:p/>
        </draw:connector>
        <draw:connector draw:style-name="gr11" draw:text-style-name="P3" draw:layer="layout" draw:type="line" svg:x1="6.501cm" svg:y1="5.901cm" svg:x2="3.603cm" svg:y2="8.103cm" draw:start-shape="id70" draw:start-glue-point="8" draw:end-shape="id72" draw:end-glue-point="4" svg:d="M6501 5901l-2898 2202" svg:viewBox="0 0 2899 2203">
          <text:p/>
        </draw:connector>
        <draw:connector draw:style-name="gr11" draw:text-style-name="P3" draw:layer="layout" draw:type="line" svg:x1="6.501cm" svg:y1="5.901cm" svg:x2="9.504cm" svg:y2="8.104cm" draw:start-shape="id70" draw:start-glue-point="8" draw:end-shape="id73" draw:end-glue-point="4" svg:d="M6501 5901l3003 2203" svg:viewBox="0 0 3004 2204">
          <text:p/>
        </draw:connector>
        <draw:connector draw:style-name="gr11" draw:text-style-name="P3" draw:layer="layout" draw:type="line" svg:x1="14.502cm" svg:y1="5.902cm" svg:x2="11.502cm" svg:y2="8.102cm" draw:start-shape="id71" draw:start-glue-point="8" draw:end-shape="id74" draw:end-glue-point="4" svg:d="M14502 5902l-3000 2200" svg:viewBox="0 0 3001 2201">
          <text:p/>
        </draw:connector>
        <draw:connector draw:style-name="gr11" draw:text-style-name="P3" draw:layer="layout" draw:type="line" svg:x1="14.502cm" svg:y1="5.902cm" svg:x2="17.5cm" svg:y2="8.1cm" draw:start-shape="id71" draw:start-glue-point="8" draw:end-shape="id75" draw:end-glue-point="4" svg:d="M14502 5902l2998 2198" svg:viewBox="0 0 2999 2199">
          <text:p/>
        </draw:connector>
        <draw:connector draw:style-name="gr11" draw:text-style-name="P3" draw:layer="layout" draw:type="line" svg:x1="11.509cm" svg:y1="8.901cm" svg:x2="9.1cm" svg:y2="11.103cm" svg:d="M11509 8901l-2409 2202" svg:viewBox="0 0 2410 2203">
          <text:p/>
        </draw:connector>
        <draw:connector draw:style-name="gr11" draw:text-style-name="P3" draw:layer="layout" draw:type="line" svg:x1="11.509cm" svg:y1="8.901cm" svg:x2="14.005cm" svg:y2="11.104cm" svg:d="M11509 8901l2496 2203" svg:viewBox="0 0 2497 2204">
          <text:p/>
        </draw:connector>
        <draw:connector draw:style-name="gr11" draw:text-style-name="P3" draw:layer="layout" draw:type="line" svg:x1="3.61cm" svg:y1="8.901cm" svg:x2="1.201cm" svg:y2="11.103cm" svg:d="M3610 8901l-2409 2202" svg:viewBox="0 0 2410 2203">
          <text:p/>
        </draw:connector>
        <draw:connector draw:style-name="gr11" draw:text-style-name="P3" draw:layer="layout" draw:type="line" svg:x1="3.61cm" svg:y1="8.901cm" svg:x2="6.106cm" svg:y2="11.104cm" svg:d="M3610 8901l2496 2203" svg:viewBox="0 0 2497 2204">
          <text:p/>
        </draw:connector>
        <draw:frame draw:style-name="gr10" draw:text-style-name="P18" draw:layer="layout" svg:width="2.5cm" svg:height="1cm" svg:x="6.4cm" svg:y="3.1cm">
          <draw:text-box>
            <text:p><text:span text:style-name="T23">x</text:span><text:span text:style-name="T24">11</text:span><text:span text:style-name="T23">=1</text:span></text:p>
          </draw:text-box>
        </draw:frame>
        <draw:frame draw:style-name="gr10" draw:text-style-name="P18" draw:layer="layout" svg:width="2cm" svg:height="1cm" svg:x="12.8cm" svg:y="3.1cm">
          <draw:text-box>
            <text:p><text:span text:style-name="T23">x</text:span><text:span text:style-name="T24">21</text:span><text:span text:style-name="T23">=1</text:span></text:p>
          </draw:text-box>
        </draw:frame>
        <draw:frame draw:style-name="gr10" draw:text-style-name="P18" draw:layer="layout" svg:width="2.5cm" svg:height="1cm" svg:x="3.3cm" svg:y="6.2cm">
          <draw:text-box>
            <text:p><text:span text:style-name="T23">x</text:span><text:span text:style-name="T24">12</text:span><text:span text:style-name="T23">=1</text:span></text:p>
          </draw:text-box>
        </draw:frame>
        <draw:frame draw:style-name="gr10" draw:text-style-name="P18" draw:layer="layout" svg:width="2cm" svg:height="1cm" svg:x="8.2cm" svg:y="6.2cm">
          <draw:text-box>
            <text:p><text:span text:style-name="T23">x</text:span><text:span text:style-name="T24">22</text:span><text:span text:style-name="T23">=1</text:span></text:p>
          </draw:text-box>
        </draw:frame>
        <draw:frame draw:style-name="gr10" draw:text-style-name="P18" draw:layer="layout" svg:width="2.5cm" svg:height="1cm" svg:x="11.7cm" svg:y="6.2cm">
          <draw:text-box>
            <text:p><text:span text:style-name="T23">x</text:span><text:span text:style-name="T24">12</text:span><text:span text:style-name="T23">=1</text:span></text:p>
          </draw:text-box>
        </draw:frame>
        <draw:frame draw:style-name="gr10" draw:text-style-name="P18" draw:layer="layout" svg:width="2cm" svg:height="1cm" svg:x="16cm" svg:y="6.2cm">
          <draw:text-box>
            <text:p><text:span text:style-name="T23">x</text:span><text:span text:style-name="T24">22</text:span><text:span text:style-name="T23">=1</text:span></text:p>
          </draw:text-box>
        </draw:frame>
      </draw:page>
      <draw:page draw:name="page8" draw:style-name="dp1" draw:master-page-name="Default">
        <draw:custom-shape draw:style-name="gr1" draw:text-style-name="P19" xml:id="id76" draw:id="id76" draw:layer="layout" svg:width="0.8cm" svg:height="0.8cm" svg:x="10.102cm" svg:y="3.652cm">
          <text:p text:style-name="P1"><text:span text:style-name="T26">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77" draw:id="id77" draw:layer="layout" svg:width="0.8cm" svg:height="0.8cm" svg:x="6.9cm" svg:y="5.8cm">
          <text:p text:style-name="P1"><text:span text:style-name="T26">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78" draw:id="id78" draw:layer="layout" svg:width="0.8cm" svg:height="0.8cm" svg:x="12.504cm" svg:y="6.254cm">
          <text:p text:style-name="P1"><text:span text:style-name="T26">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79" draw:id="id79" draw:layer="layout" svg:width="0.8cm" svg:height="0.8cm" svg:x="10.305cm" svg:y="6.855cm">
          <text:p text:style-name="P1"><text:span text:style-name="T26">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80" draw:id="id80" draw:layer="layout" svg:width="0.8cm" svg:height="0.8cm" svg:x="7.406cm" svg:y="9.156cm">
          <text:p text:style-name="P1"><text:span text:style-name="T26">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82" draw:id="id82" draw:layer="layout" svg:width="0.8cm" svg:height="0.8cm" svg:x="7.407cm" svg:y="12.857cm">
          <text:p text:style-name="P1"><text:span text:style-name="T26">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83" draw:id="id83" draw:layer="layout" svg:width="0.8cm" svg:height="0.8cm" svg:x="14.708cm" svg:y="11.958cm">
          <text:p text:style-name="P1"><text:span text:style-name="T26">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81" draw:id="id81" draw:layer="layout" svg:width="0.8cm" svg:height="0.8cm" svg:x="11.909cm" svg:y="10.459cm">
          <text:p text:style-name="P1"><text:span text:style-name="T26">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6" draw:text-style-name="P20" draw:layer="layout" draw:type="line" svg:x1="10.219cm" svg:y1="4.335cm" svg:x2="7.583cm" svg:y2="5.917cm" draw:start-shape="id76" draw:start-glue-point="7" draw:end-shape="id77" draw:end-glue-point="11" svg:d="M10219 4335l-2636 1582" svg:viewBox="0 0 2637 1583">
          <text:p/>
        </draw:connector>
        <draw:connector draw:style-name="gr26" draw:text-style-name="P20" draw:layer="layout" draw:type="line" svg:x1="10.785cm" svg:y1="4.335cm" svg:x2="13.221cm" svg:y2="6.371cm" draw:start-shape="id76" draw:start-glue-point="9" svg:d="M10785 4335l2436 2036" svg:viewBox="0 0 2437 2037">
          <text:p/>
        </draw:connector>
        <draw:connector draw:style-name="gr26" draw:text-style-name="P20" draw:layer="layout" draw:type="line" svg:x1="12.504cm" svg:y1="6.654cm" svg:x2="11.105cm" svg:y2="7.255cm" draw:start-shape="id78" draw:start-glue-point="6" draw:end-shape="id79" draw:end-glue-point="10" svg:d="M12504 6654l-1399 601" svg:viewBox="0 0 1400 602">
          <text:p/>
        </draw:connector>
        <draw:connector draw:style-name="gr26" draw:text-style-name="P20" draw:layer="layout" draw:type="line" svg:x1="10.305cm" svg:y1="7.255cm" svg:x2="7.583cm" svg:y2="6.483cm" draw:start-shape="id79" draw:start-glue-point="6" draw:end-shape="id77" draw:end-glue-point="9" svg:d="M10305 7255l-2722-772" svg:viewBox="0 0 2723 773">
          <text:p/>
        </draw:connector>
        <draw:connector draw:style-name="gr26" draw:text-style-name="P20" draw:layer="layout" draw:type="line" svg:x1="10.422cm" svg:y1="7.538cm" svg:x2="8.089cm" svg:y2="9.273cm" draw:start-shape="id79" draw:start-glue-point="7" draw:end-shape="id80" draw:end-glue-point="11" svg:d="M10422 7538l-2333 1735" svg:viewBox="0 0 2334 1736">
          <text:p/>
        </draw:connector>
        <draw:connector draw:style-name="gr26" draw:text-style-name="P20" draw:layer="layout" draw:type="line" svg:x1="7.3cm" svg:y1="6.6cm" svg:x2="7.806cm" svg:y2="9.156cm" draw:start-shape="id77" draw:start-glue-point="8" draw:end-shape="id80" draw:end-glue-point="4" svg:d="M7300 6600l506 2556" svg:viewBox="0 0 507 2557">
          <text:p/>
        </draw:connector>
        <draw:connector draw:style-name="gr26" draw:text-style-name="P20" draw:layer="layout" draw:type="line" svg:x1="12.904cm" svg:y1="7.054cm" svg:x2="12.309cm" svg:y2="10.459cm" draw:start-shape="id78" draw:start-glue-point="8" draw:end-shape="id81" draw:end-glue-point="4" svg:d="M12904 7054l-595 3405" svg:viewBox="0 0 596 3406">
          <text:p/>
        </draw:connector>
        <draw:connector draw:style-name="gr26" draw:text-style-name="P20" draw:layer="layout" draw:type="line" svg:x1="10.705cm" svg:y1="7.655cm" svg:x2="12.026cm" svg:y2="10.576cm" draw:start-shape="id79" draw:start-glue-point="8" draw:end-shape="id81" draw:end-glue-point="5" svg:d="M10705 7655l1321 2921" svg:viewBox="0 0 1322 2922">
          <text:p/>
        </draw:connector>
        <draw:connector draw:style-name="gr26" draw:text-style-name="P20" draw:layer="layout" draw:type="line" svg:x1="8.089cm" svg:y1="9.839cm" svg:x2="11.909cm" svg:y2="10.859cm" draw:start-shape="id80" draw:start-glue-point="9" draw:end-shape="id81" draw:end-glue-point="6" svg:d="M8089 9839l3820 1020" svg:viewBox="0 0 3821 1021">
          <text:p/>
        </draw:connector>
        <draw:connector draw:style-name="gr26" draw:text-style-name="P20" draw:layer="layout" draw:type="line" svg:x1="7.806cm" svg:y1="9.956cm" svg:x2="7.807cm" svg:y2="12.857cm" draw:start-shape="id80" draw:start-glue-point="8" draw:end-shape="id82" draw:end-glue-point="4" svg:d="M7806 9956l1 2901" svg:viewBox="0 0 2 2902">
          <text:p/>
        </draw:connector>
        <draw:connector draw:style-name="gr26" draw:text-style-name="P20" draw:layer="layout" draw:type="line" svg:x1="8.207cm" svg:y1="13.257cm" svg:x2="14.708cm" svg:y2="12.358cm" draw:start-shape="id82" draw:start-glue-point="10" draw:end-shape="id83" draw:end-glue-point="6" svg:d="M8207 13257l6501-899" svg:viewBox="0 0 6502 900">
          <text:p/>
        </draw:connector>
        <draw:connector draw:style-name="gr26" draw:text-style-name="P20" draw:layer="layout" draw:type="line" svg:x1="8.09cm" svg:y1="12.974cm" svg:x2="12.026cm" svg:y2="11.142cm" draw:start-shape="id82" draw:start-glue-point="11" draw:end-shape="id81" draw:end-glue-point="7" svg:d="M8090 12974l3936-1832" svg:viewBox="0 0 3937 1833">
          <text:p/>
        </draw:connector>
        <draw:connector draw:style-name="gr26" draw:text-style-name="P20" draw:layer="layout" draw:type="line" svg:x1="14.825cm" svg:y1="12.075cm" svg:x2="12.592cm" svg:y2="11.142cm" draw:start-shape="id83" draw:start-glue-point="5" draw:end-shape="id81" draw:end-glue-point="9" svg:d="M14825 12075l-2233-933" svg:viewBox="0 0 2234 934">
          <text:p/>
        </draw:connector>
        <draw:connector draw:style-name="gr26" draw:text-style-name="P20" draw:layer="layout" draw:type="line" svg:x1="15.108cm" svg:y1="11.958cm" svg:x2="13.187cm" svg:y2="6.937cm" draw:start-shape="id83" draw:start-glue-point="4" draw:end-shape="id78" draw:end-glue-point="9" svg:d="M15108 11958l-1921-5021" svg:viewBox="0 0 1922 5022">
          <text:p/>
        </draw:connector>
        <draw:connector draw:style-name="gr26" draw:text-style-name="P20" draw:layer="layout" draw:type="line" svg:x1="10.502cm" svg:y1="4.452cm" svg:x2="10.705cm" svg:y2="6.855cm" draw:start-shape="id76" draw:start-glue-point="8" draw:end-shape="id79" draw:end-glue-point="4" svg:d="M10502 4452l203 2403" svg:viewBox="0 0 204 2404">
          <text:p/>
        </draw:connector>
        <draw:frame draw:style-name="gr6" draw:text-style-name="P21" draw:layer="layout" svg:width="1.1cm" svg:height="0.962cm" svg:x="8.2cm" svg:y="4.5cm">
          <draw:text-box>
            <text:p><text:span text:style-name="T27">2</text:span></text:p>
          </draw:text-box>
        </draw:frame>
        <draw:frame draw:style-name="gr6" draw:text-style-name="P21" draw:layer="layout" svg:width="1.1cm" svg:height="0.962cm" svg:x="11.7cm" svg:y="4.4cm">
          <draw:text-box>
            <text:p><text:span text:style-name="T27">4</text:span></text:p>
          </draw:text-box>
        </draw:frame>
        <draw:frame draw:style-name="gr6" draw:text-style-name="P21" draw:layer="layout" svg:width="1.1cm" svg:height="0.962cm" svg:x="9.9cm" svg:y="5.1cm">
          <draw:text-box>
            <text:p><text:span text:style-name="T27">5</text:span></text:p>
          </draw:text-box>
        </draw:frame>
        <draw:frame draw:style-name="gr6" draw:text-style-name="P21" draw:layer="layout" svg:width="1.1cm" svg:height="0.962cm" svg:x="8.6cm" svg:y="5.9cm">
          <draw:text-box>
            <text:p><text:span text:style-name="T27">3</text:span></text:p>
          </draw:text-box>
        </draw:frame>
        <draw:frame draw:style-name="gr6" draw:text-style-name="P21" draw:layer="layout" svg:width="1.1cm" svg:height="0.962cm" svg:x="6.7cm" svg:y="7.5cm">
          <draw:text-box>
            <text:p><text:span text:style-name="T27">5</text:span></text:p>
          </draw:text-box>
        </draw:frame>
        <draw:frame draw:style-name="gr6" draw:text-style-name="P21" draw:layer="layout" svg:width="1.1cm" svg:height="0.962cm" svg:x="7.1cm" svg:y="11.1cm">
          <draw:text-box>
            <text:p><text:span text:style-name="T27">2</text:span></text:p>
          </draw:text-box>
        </draw:frame>
        <draw:frame draw:style-name="gr6" draw:text-style-name="P21" draw:layer="layout" svg:width="1.1cm" svg:height="0.962cm" svg:x="9.5cm" svg:y="9.5cm">
          <draw:text-box>
            <text:p><text:span text:style-name="T27">4</text:span></text:p>
          </draw:text-box>
        </draw:frame>
        <draw:frame draw:style-name="gr6" draw:text-style-name="P21" draw:layer="layout" svg:width="1.1cm" svg:height="0.962cm" svg:x="9.5cm" svg:y="11.1cm">
          <draw:text-box>
            <text:p><text:span text:style-name="T27">4</text:span></text:p>
          </draw:text-box>
        </draw:frame>
        <draw:frame draw:style-name="gr6" draw:text-style-name="P21" draw:layer="layout" svg:width="1.1cm" svg:height="0.962cm" svg:x="11.4cm" svg:y="12.7cm">
          <draw:text-box>
            <text:p><text:span text:style-name="T27">5</text:span></text:p>
          </draw:text-box>
        </draw:frame>
        <draw:frame draw:style-name="gr6" draw:text-style-name="P21" draw:layer="layout" svg:width="1.1cm" svg:height="0.962cm" svg:x="10.6cm" svg:y="8.6cm">
          <draw:text-box>
            <text:p><text:span text:style-name="T27">4</text:span></text:p>
          </draw:text-box>
        </draw:frame>
        <draw:frame draw:style-name="gr6" draw:text-style-name="P21" draw:layer="layout" svg:width="1.1cm" svg:height="0.962cm" svg:x="11.9cm" svg:y="8.3cm">
          <draw:text-box>
            <text:p><text:span text:style-name="T27">7</text:span></text:p>
          </draw:text-box>
        </draw:frame>
        <draw:frame draw:style-name="gr6" draw:text-style-name="P21" draw:layer="layout" svg:width="1.1cm" svg:height="0.962cm" svg:x="13.4cm" svg:y="10.7cm">
          <draw:text-box>
            <text:p><text:span text:style-name="T27">1</text:span></text:p>
          </draw:text-box>
        </draw:frame>
        <draw:frame draw:style-name="gr24" draw:text-style-name="P21" draw:layer="layout" svg:width="1.1cm" svg:height="0.839cm" svg:x="14cm" svg:y="8.7cm">
          <draw:text-box>
            <text:p><text:span text:style-name="T27">10</text:span></text:p>
          </draw:text-box>
        </draw:frame>
        <draw:frame draw:style-name="gr6" draw:text-style-name="P21" draw:layer="layout" svg:width="1.1cm" svg:height="0.962cm" svg:x="8.9cm" svg:y="7.5cm">
          <draw:text-box>
            <text:p><text:span text:style-name="T27">7</text:span></text:p>
          </draw:text-box>
        </draw:frame>
        <draw:frame draw:style-name="gr27" draw:text-style-name="P21" draw:layer="layout" svg:width="1cm" svg:height="1.062cm" svg:x="11.5cm" svg:y="5.9cm">
          <draw:text-box>
            <text:p><text:span text:style-name="T27">1</text:span></text:p>
          </draw:text-box>
        </draw:frame>
        <draw:frame draw:style-name="gr28" draw:text-style-name="P22" draw:layer="layout" svg:width="0.3cm" svg:height="0.589cm" svg:x="11.7cm" svg:y="5.301cm">
          <draw:text-box>
            <text:p><text:span text:style-name="T28">3</text:span></text:p>
          </draw:text-box>
        </draw:frame>
        <draw:frame draw:style-name="gr28" draw:text-style-name="P22" draw:layer="layout" svg:width="0.3cm" svg:height="0.589cm" svg:x="10.8cm" svg:y="5.302cm">
          <draw:text-box>
            <text:p><text:span text:style-name="T28">2</text:span></text:p>
          </draw:text-box>
        </draw:frame>
        <draw:frame draw:style-name="gr28" draw:text-style-name="P22" draw:layer="layout" svg:width="0.3cm" svg:height="0.589cm" svg:x="9.1cm" svg:y="5.003cm">
          <draw:text-box>
            <text:p><text:span text:style-name="T28">1</text:span></text:p>
          </draw:text-box>
        </draw:frame>
        <draw:frame draw:style-name="gr28" draw:text-style-name="P22" draw:layer="layout" svg:width="0.3cm" svg:height="0.589cm" svg:x="8.7cm" svg:y="6.804cm">
          <draw:text-box>
            <text:p><text:span text:style-name="T28">5</text:span></text:p>
          </draw:text-box>
        </draw:frame>
        <draw:frame draw:style-name="gr28" draw:text-style-name="P22" draw:layer="layout" svg:width="0.3cm" svg:height="0.589cm" svg:x="7.7cm" svg:y="7.605cm">
          <draw:text-box>
            <text:p><text:span text:style-name="T28">6</text:span></text:p>
          </draw:text-box>
        </draw:frame>
        <draw:frame draw:style-name="gr28" draw:text-style-name="P22" draw:layer="layout" svg:width="0.3cm" svg:height="0.589cm" svg:x="9.6cm" svg:y="8.206cm">
          <draw:text-box>
            <text:p><text:span text:style-name="T28">7</text:span></text:p>
          </draw:text-box>
        </draw:frame>
        <draw:frame draw:style-name="gr28" draw:text-style-name="P22" draw:layer="layout" svg:width="0.6cm" svg:height="0.589cm" svg:x="13.4cm" svg:y="9.411cm">
          <draw:text-box>
            <text:p><text:span text:style-name="T28">10</text:span></text:p>
          </draw:text-box>
        </draw:frame>
        <draw:frame draw:style-name="gr28" draw:text-style-name="P22" draw:layer="layout" svg:width="0.3cm" svg:height="0.589cm" svg:x="12.7cm" svg:y="8.512cm">
          <draw:text-box>
            <text:p><text:span text:style-name="T28">9</text:span></text:p>
          </draw:text-box>
        </draw:frame>
        <draw:frame draw:style-name="gr28" draw:text-style-name="P22" draw:layer="layout" svg:width="0.3cm" svg:height="0.589cm" svg:x="11.5cm" svg:y="8.613cm">
          <draw:text-box>
            <text:p><text:span text:style-name="T28">8</text:span></text:p>
          </draw:text-box>
        </draw:frame>
        <draw:frame draw:style-name="gr28" draw:text-style-name="P22" draw:layer="layout" svg:width="0.3cm" svg:height="0.589cm" svg:x="11.9cm" svg:y="7.014cm">
          <draw:text-box>
            <text:p><text:span text:style-name="T28">4</text:span></text:p>
          </draw:text-box>
        </draw:frame>
        <draw:frame draw:style-name="gr28" draw:text-style-name="P22" draw:layer="layout" svg:width="0.6cm" svg:height="0.589cm" svg:x="9.3cm" svg:y="10.312cm">
          <draw:text-box>
            <text:p><text:span text:style-name="T28">11</text:span></text:p>
          </draw:text-box>
        </draw:frame>
        <draw:frame draw:style-name="gr28" draw:text-style-name="P22" draw:layer="layout" svg:width="0.6cm" svg:height="0.589cm" svg:x="7.9cm" svg:y="11.313cm">
          <draw:text-box>
            <text:p><text:span text:style-name="T28">12</text:span></text:p>
          </draw:text-box>
        </draw:frame>
        <draw:frame draw:style-name="gr28" draw:text-style-name="P22" draw:layer="layout" svg:width="0.6cm" svg:height="0.589cm" svg:x="10.1cm" svg:y="11.913cm">
          <draw:text-box>
            <text:p><text:span text:style-name="T28">13</text:span></text:p>
          </draw:text-box>
        </draw:frame>
        <draw:frame draw:style-name="gr28" draw:text-style-name="P22" draw:layer="layout" svg:width="0.6cm" svg:height="0.589cm" svg:x="11.6cm" svg:y="12.114cm">
          <draw:text-box>
            <text:p><text:span text:style-name="T28">14</text:span></text:p>
          </draw:text-box>
        </draw:frame>
        <draw:frame draw:style-name="gr28" draw:text-style-name="P22" draw:layer="layout" svg:width="0.6cm" svg:height="0.589cm" svg:x="13.2cm" svg:y="11.615cm">
          <draw:text-box>
            <text:p><text:span text:style-name="T28">15</text:span></text:p>
          </draw:text-box>
        </draw:frame>
        <draw:frame draw:style-name="gr29" draw:text-style-name="P5" draw:layer="layout" svg:width="5cm" svg:height="1.673cm" svg:x="12cm" svg:y="3cm">
          <draw:text-box>
            <text:p># costo</text:p>
            <text:p><text:span text:style-name="T29"># arco</text:span></text:p>
          </draw:text-box>
        </draw:frame>
      </draw:page>
      <draw:page draw:name="page9" draw:style-name="dp1" draw:master-page-name="Default">
        <draw:connector draw:style-name="gr30" draw:text-style-name="P23" draw:layer="layout" draw:type="line" svg:x1="10.219cm" svg:y1="4.335cm" svg:x2="7.583cm" svg:y2="5.917cm" draw:start-shape="id84" draw:start-glue-point="7" draw:end-shape="id85" draw:end-glue-point="11" svg:d="M10219 4335l-2636 1582" svg:viewBox="0 0 2637 1583">
          <text:p/>
        </draw:connector>
        <draw:connector draw:style-name="gr31" draw:text-style-name="P20" draw:layer="layout" draw:type="line" svg:x1="10.785cm" svg:y1="4.335cm" svg:x2="12.904cm" svg:y2="6.254cm" draw:start-shape="id84" draw:start-glue-point="9" draw:end-shape="id86" draw:end-glue-point="4" svg:d="M10785 4335l2119 1919" svg:viewBox="0 0 2120 1920">
          <text:p/>
        </draw:connector>
        <draw:connector draw:style-name="gr30" draw:text-style-name="P20" draw:layer="layout" draw:type="line" svg:x1="12.504cm" svg:y1="6.654cm" svg:x2="11.105cm" svg:y2="7.255cm" draw:start-shape="id86" draw:start-glue-point="6" draw:end-shape="id87" draw:end-glue-point="10" svg:d="M12504 6654l-1399 601" svg:viewBox="0 0 1400 602">
          <text:p/>
        </draw:connector>
        <draw:connector draw:style-name="gr30" draw:text-style-name="P23" draw:layer="layout" draw:type="line" svg:x1="10.305cm" svg:y1="7.255cm" svg:x2="7.583cm" svg:y2="6.483cm" draw:start-shape="id87" draw:start-glue-point="6" draw:end-shape="id85" draw:end-glue-point="9" svg:d="M10305 7255l-2722-772" svg:viewBox="0 0 2723 773">
          <text:p/>
        </draw:connector>
        <draw:connector draw:style-name="gr32" draw:text-style-name="P20" draw:layer="layout" draw:type="line" svg:x1="10.422cm" svg:y1="7.538cm" svg:x2="8.089cm" svg:y2="9.273cm" draw:start-shape="id87" draw:start-glue-point="7" draw:end-shape="id88" draw:end-glue-point="11" svg:d="M10422 7538l-2333 1735" svg:viewBox="0 0 2334 1736">
          <text:p/>
        </draw:connector>
        <draw:connector draw:style-name="gr32" draw:text-style-name="P20" draw:layer="layout" draw:type="line" svg:x1="7.3cm" svg:y1="6.6cm" svg:x2="7.806cm" svg:y2="9.156cm" draw:start-shape="id85" draw:start-glue-point="8" draw:end-shape="id88" draw:end-glue-point="4" svg:d="M7300 6600l506 2556" svg:viewBox="0 0 507 2557">
          <text:p/>
        </draw:connector>
        <draw:connector draw:style-name="gr32" draw:text-style-name="P20" draw:layer="layout" draw:type="line" svg:x1="12.904cm" svg:y1="7.054cm" svg:x2="12.309cm" svg:y2="10.459cm" draw:start-shape="id86" draw:start-glue-point="8" draw:end-shape="id89" draw:end-glue-point="4" svg:d="M12904 7054l-595 3405" svg:viewBox="0 0 596 3406">
          <text:p/>
        </draw:connector>
        <draw:connector draw:style-name="gr30" draw:text-style-name="P24" draw:layer="layout" draw:type="line" svg:x1="8.089cm" svg:y1="9.839cm" svg:x2="11.909cm" svg:y2="10.859cm" draw:start-shape="id88" draw:start-glue-point="9" draw:end-shape="id89" draw:end-glue-point="6" svg:d="M8089 9839l3820 1020" svg:viewBox="0 0 3821 1021">
          <text:p/>
        </draw:connector>
        <draw:connector draw:style-name="gr30" draw:text-style-name="P24" draw:layer="layout" draw:type="line" svg:x1="7.806cm" svg:y1="9.956cm" svg:x2="7.807cm" svg:y2="12.857cm" draw:start-shape="id88" draw:start-glue-point="8" draw:end-shape="id90" draw:end-glue-point="4" svg:d="M7806 9956l1 2901" svg:viewBox="0 0 2 2902">
          <text:p/>
        </draw:connector>
        <draw:connector draw:style-name="gr32" draw:text-style-name="P20" draw:layer="layout" draw:type="line" svg:x1="8.207cm" svg:y1="13.257cm" svg:x2="14.708cm" svg:y2="12.358cm" draw:start-shape="id90" draw:start-glue-point="10" draw:end-shape="id91" draw:end-glue-point="6" svg:d="M8207 13257l6501-899" svg:viewBox="0 0 6502 900">
          <text:p/>
        </draw:connector>
        <draw:connector draw:style-name="gr32" draw:text-style-name="P20" draw:layer="layout" draw:type="line" svg:x1="8.09cm" svg:y1="12.974cm" svg:x2="12.026cm" svg:y2="11.142cm" draw:start-shape="id90" draw:start-glue-point="11" draw:end-shape="id89" draw:end-glue-point="7" svg:d="M8090 12974l3936-1832" svg:viewBox="0 0 3937 1833">
          <text:p/>
        </draw:connector>
        <draw:connector draw:style-name="gr30" draw:text-style-name="P24" draw:layer="layout" draw:type="line" svg:x1="14.825cm" svg:y1="12.075cm" svg:x2="12.592cm" svg:y2="11.142cm" draw:start-shape="id91" draw:start-glue-point="5" draw:end-shape="id89" draw:end-glue-point="9" svg:d="M14825 12075l-2233-933" svg:viewBox="0 0 2234 934">
          <text:p/>
        </draw:connector>
        <draw:connector draw:style-name="gr32" draw:text-style-name="P20" draw:layer="layout" draw:type="line" svg:x1="15.108cm" svg:y1="11.958cm" svg:x2="13.187cm" svg:y2="6.937cm" draw:start-shape="id91" draw:start-glue-point="4" draw:end-shape="id86" draw:end-glue-point="9" svg:d="M15108 11958l-1921-5021" svg:viewBox="0 0 1922 5022">
          <text:p/>
        </draw:connector>
        <draw:connector draw:style-name="gr32" draw:text-style-name="P20" draw:layer="layout" draw:type="line" svg:x1="10.502cm" svg:y1="4.452cm" svg:x2="10.705cm" svg:y2="6.855cm" draw:start-shape="id84" draw:start-glue-point="8" draw:end-shape="id87" draw:end-glue-point="4" svg:d="M10502 4452l203 2403" svg:viewBox="0 0 204 2404">
          <text:p/>
        </draw:connector>
        <draw:frame draw:style-name="gr6" draw:text-style-name="P25" draw:layer="layout" svg:width="1.1cm" svg:height="0.962cm" svg:x="8.3cm" svg:y="4.4cm">
          <draw:text-box>
            <text:p><text:span text:style-name="T30">2</text:span></text:p>
          </draw:text-box>
        </draw:frame>
        <draw:frame draw:style-name="gr24" draw:text-style-name="P25" draw:layer="layout" svg:width="0.8cm" svg:height="0.839cm" svg:x="8.5cm" svg:y="6.1cm">
          <draw:text-box>
            <text:p><text:span text:style-name="T30">3</text:span></text:p>
          </draw:text-box>
        </draw:frame>
        <draw:frame draw:style-name="gr33" draw:text-style-name="P25" draw:layer="layout" svg:width="0.8cm" svg:height="0.839cm" svg:x="11.4cm" svg:y="6.201cm">
          <draw:text-box>
            <text:p><text:span text:style-name="T30">1</text:span></text:p>
          </draw:text-box>
        </draw:frame>
        <draw:frame draw:style-name="gr24" draw:text-style-name="P26" draw:layer="layout" svg:width="0.8cm" svg:height="0.839cm" svg:x="11.2cm" svg:y="5.002cm">
          <draw:text-box>
            <text:p><text:span text:style-name="T31">4</text:span></text:p>
          </draw:text-box>
        </draw:frame>
        <draw:frame draw:style-name="gr24" draw:text-style-name="P27" draw:layer="layout" svg:width="0.8cm" svg:height="0.839cm" svg:x="10.8cm" svg:y="8.503cm">
          <draw:text-box>
            <text:p text:style-name="P15"><text:span text:style-name="T30">4</text:span></text:p>
          </draw:text-box>
        </draw:frame>
        <draw:frame draw:style-name="gr24" draw:text-style-name="P27" draw:layer="layout" svg:width="0.8cm" svg:height="0.839cm" svg:x="9.4cm" svg:y="9.504cm">
          <draw:text-box>
            <text:p text:style-name="P15"><text:span text:style-name="T30">4</text:span></text:p>
          </draw:text-box>
        </draw:frame>
        <draw:frame draw:style-name="gr24" draw:text-style-name="P27" draw:layer="layout" svg:width="0.8cm" svg:height="0.839cm" svg:x="7.1cm" svg:y="11.005cm">
          <draw:text-box>
            <text:p text:style-name="P15"><text:span text:style-name="T30">2</text:span></text:p>
          </draw:text-box>
        </draw:frame>
        <draw:frame draw:style-name="gr24" draw:text-style-name="P27" draw:layer="layout" svg:width="0.8cm" svg:height="0.839cm" svg:x="13.5cm" svg:y="10.906cm">
          <draw:text-box>
            <text:p text:style-name="P15"><text:span text:style-name="T30">1</text:span></text:p>
          </draw:text-box>
        </draw:frame>
        <draw:connector draw:style-name="gr30" draw:text-style-name="P28" draw:layer="layout" draw:type="line" svg:x1="10.988cm" svg:y1="7.538cm" svg:x2="12.026cm" svg:y2="10.576cm" draw:start-shape="id87" draw:start-glue-point="9" draw:end-shape="id89" draw:end-glue-point="5" svg:d="M10988 7538l1038 3038" svg:viewBox="0 0 1039 3039">
          <text:p/>
        </draw:connector>
        <draw:custom-shape draw:style-name="gr1" draw:text-style-name="P19" xml:id="id84" draw:id="id84" draw:layer="layout" svg:width="0.8cm" svg:height="0.8cm" svg:x="10.102cm" svg:y="3.652cm">
          <text:p text:style-name="P1"><text:span text:style-name="T26">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85" draw:id="id85" draw:layer="layout" svg:width="0.8cm" svg:height="0.8cm" svg:x="6.9cm" svg:y="5.8cm">
          <text:p text:style-name="P1"><text:span text:style-name="T26">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87" draw:id="id87" draw:layer="layout" svg:width="0.8cm" svg:height="0.8cm" svg:x="10.305cm" svg:y="6.855cm">
          <text:p text:style-name="P1"><text:span text:style-name="T26">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88" draw:id="id88" draw:layer="layout" svg:width="0.8cm" svg:height="0.8cm" svg:x="7.406cm" svg:y="9.156cm">
          <text:p text:style-name="P1"><text:span text:style-name="T26">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90" draw:id="id90" draw:layer="layout" svg:width="0.8cm" svg:height="0.8cm" svg:x="7.407cm" svg:y="12.857cm">
          <text:p text:style-name="P1"><text:span text:style-name="T26">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91" draw:id="id91" draw:layer="layout" svg:width="0.8cm" svg:height="0.8cm" svg:x="14.708cm" svg:y="11.958cm">
          <text:p text:style-name="P1"><text:span text:style-name="T26">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89" draw:id="id89" draw:layer="layout" svg:width="0.8cm" svg:height="0.8cm" svg:x="11.909cm" svg:y="10.459cm">
          <text:p text:style-name="P1"><text:span text:style-name="T26">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86" draw:id="id86" draw:layer="layout" svg:width="0.8cm" svg:height="0.8cm" svg:x="12.504cm" svg:y="6.254cm">
          <text:p text:style-name="P1"><text:span text:style-name="T26">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4" draw:text-style-name="P3" draw:layer="layout" svg:x1="13.6cm" svg:y1="4.6cm" svg:x2="11.9cm" svg:y2="5cm">
          <text:p/>
        </draw:line>
        <draw:frame draw:style-name="gr35" draw:text-style-name="P18" draw:layer="layout" svg:width="3.4cm" svg:height="0.966cm" svg:x="13.7cm" svg:y="4.034cm">
          <draw:text-box>
            <text:p><text:span text:style-name="T23">c</text:span><text:span text:style-name="T32">’</text:span><text:span text:style-name="T24">lmin</text:span></text:p>
          </draw:text-box>
        </draw:frame>
      </draw:page>
      <draw:page draw:name="page10" draw:style-name="dp1" draw:master-page-name="Default">
        <draw:frame draw:style-name="gr36" draw:text-style-name="P25" draw:layer="layout" svg:width="1.7cm" svg:height="1.427cm" svg:x="9.9cm" svg:y="8.412cm">
          <draw:text-box>
            <text:p><text:span text:style-name="T30">4,</text:span><text:span text:style-name="T31">5½</text:span></text:p>
          </draw:text-box>
        </draw:frame>
        <draw:connector draw:style-name="gr30" draw:text-style-name="P23" draw:layer="layout" draw:type="line" svg:x1="10.219cm" svg:y1="4.335cm" svg:x2="7.583cm" svg:y2="5.917cm" draw:start-shape="id92" draw:start-glue-point="7" draw:end-shape="id93" draw:end-glue-point="11" svg:d="M10219 4335l-2636 1582" svg:viewBox="0 0 2637 1583">
          <text:p/>
        </draw:connector>
        <draw:connector draw:style-name="gr30" draw:text-style-name="P20" draw:layer="layout" draw:type="line" svg:x1="10.785cm" svg:y1="4.335cm" svg:x2="12.904cm" svg:y2="6.254cm" draw:start-shape="id92" draw:start-glue-point="9" draw:end-shape="id94" draw:end-glue-point="4" svg:d="M10785 4335l2119 1919" svg:viewBox="0 0 2120 1920">
          <text:p/>
        </draw:connector>
        <draw:connector draw:style-name="gr30" draw:text-style-name="P20" draw:layer="layout" draw:type="line" svg:x1="12.504cm" svg:y1="6.654cm" svg:x2="11.105cm" svg:y2="7.255cm" draw:start-shape="id94" draw:start-glue-point="6" draw:end-shape="id95" draw:end-glue-point="10" svg:d="M12504 6654l-1399 601" svg:viewBox="0 0 1400 602">
          <text:p/>
        </draw:connector>
        <draw:connector draw:style-name="gr32" draw:text-style-name="P23" draw:layer="layout" draw:type="line" svg:x1="10.305cm" svg:y1="7.255cm" svg:x2="7.583cm" svg:y2="6.483cm" draw:start-shape="id95" draw:start-glue-point="6" draw:end-shape="id93" draw:end-glue-point="9" svg:d="M10305 7255l-2722-772" svg:viewBox="0 0 2723 773">
          <text:p/>
        </draw:connector>
        <draw:connector draw:style-name="gr32" draw:text-style-name="P20" draw:layer="layout" draw:type="line" svg:x1="10.422cm" svg:y1="7.538cm" svg:x2="8.089cm" svg:y2="9.273cm" draw:start-shape="id95" draw:start-glue-point="7" draw:end-shape="id96" draw:end-glue-point="11" svg:d="M10422 7538l-2333 1735" svg:viewBox="0 0 2334 1736">
          <text:p/>
        </draw:connector>
        <draw:connector draw:style-name="gr30" draw:text-style-name="P20" draw:layer="layout" draw:type="line" svg:x1="7.3cm" svg:y1="6.6cm" svg:x2="7.806cm" svg:y2="9.156cm" draw:start-shape="id93" draw:start-glue-point="8" draw:end-shape="id96" draw:end-glue-point="4" svg:d="M7300 6600l506 2556" svg:viewBox="0 0 507 2557">
          <text:p/>
        </draw:connector>
        <draw:connector draw:style-name="gr32" draw:text-style-name="P24" draw:layer="layout" draw:type="line" svg:x1="8.089cm" svg:y1="9.839cm" svg:x2="11.909cm" svg:y2="10.859cm" draw:start-shape="id96" draw:start-glue-point="9" draw:end-shape="id97" draw:end-glue-point="6" svg:d="M8089 9839l3820 1020" svg:viewBox="0 0 3821 1021">
          <text:p/>
        </draw:connector>
        <draw:connector draw:style-name="gr30" draw:text-style-name="P24" draw:layer="layout" draw:type="line" svg:x1="7.806cm" svg:y1="9.956cm" svg:x2="7.807cm" svg:y2="12.857cm" draw:start-shape="id96" draw:start-glue-point="8" draw:end-shape="id98" draw:end-glue-point="4" svg:d="M7806 9956l1 2901" svg:viewBox="0 0 2 2902">
          <text:p/>
        </draw:connector>
        <draw:connector draw:style-name="gr30" draw:text-style-name="P20" draw:layer="layout" draw:type="line" svg:x1="8.207cm" svg:y1="13.257cm" svg:x2="14.708cm" svg:y2="12.358cm" draw:start-shape="id98" draw:start-glue-point="10" draw:end-shape="id99" draw:end-glue-point="6" svg:d="M8207 13257l6501-899" svg:viewBox="0 0 6502 900">
          <text:p/>
        </draw:connector>
        <draw:connector draw:style-name="gr32" draw:text-style-name="P20" draw:layer="layout" draw:type="line" svg:x1="8.09cm" svg:y1="12.974cm" svg:x2="12.026cm" svg:y2="11.142cm" draw:start-shape="id98" draw:start-glue-point="11" draw:end-shape="id97" draw:end-glue-point="7" svg:d="M8090 12974l3936-1832" svg:viewBox="0 0 3937 1833">
          <text:p/>
        </draw:connector>
        <draw:connector draw:style-name="gr30" draw:text-style-name="P24" draw:layer="layout" draw:type="line" svg:x1="14.825cm" svg:y1="12.075cm" svg:x2="12.592cm" svg:y2="11.142cm" draw:start-shape="id99" draw:start-glue-point="5" draw:end-shape="id97" draw:end-glue-point="9" svg:d="M14825 12075l-2233-933" svg:viewBox="0 0 2234 934">
          <text:p/>
        </draw:connector>
        <draw:frame draw:style-name="gr24" draw:text-style-name="P25" draw:layer="layout" svg:width="1.3cm" svg:height="0.839cm" svg:x="8.1cm" svg:y="4.3cm">
          <draw:text-box>
            <text:p><text:span text:style-name="T30">2,</text:span><text:span text:style-name="T31">2</text:span></text:p>
          </draw:text-box>
        </draw:frame>
        <draw:custom-shape draw:style-name="gr1" draw:text-style-name="P19" xml:id="id92" draw:id="id92" draw:layer="layout" svg:width="0.8cm" svg:height="0.8cm" svg:x="10.102cm" svg:y="3.652cm">
          <text:p text:style-name="P1"><text:span text:style-name="T26">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93" draw:id="id93" draw:layer="layout" svg:width="0.8cm" svg:height="0.8cm" svg:x="6.9cm" svg:y="5.8cm">
          <text:p text:style-name="P1"><text:span text:style-name="T26">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98" draw:id="id98" draw:layer="layout" svg:width="0.8cm" svg:height="0.8cm" svg:x="7.407cm" svg:y="12.857cm">
          <text:p text:style-name="P1"><text:span text:style-name="T26">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99" draw:id="id99" draw:layer="layout" svg:width="0.8cm" svg:height="0.8cm" svg:x="14.708cm" svg:y="11.958cm">
          <text:p text:style-name="P1"><text:span text:style-name="T26">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7" draw:text-style-name="P20" draw:layer="layout" draw:type="line" svg:x1="8.19cm" svg:y1="12.974cm" svg:x2="12.126cm" svg:y2="11.142cm" svg:d="M8190 12974l3936-1832" svg:viewBox="0 0 3937 1833">
          <text:p/>
        </draw:connector>
        <draw:frame draw:style-name="gr24" draw:text-style-name="P25" draw:layer="layout" svg:width="1.3cm" svg:height="0.839cm" svg:x="11.8cm" svg:y="4.601cm">
          <draw:text-box>
            <text:p><text:span text:style-name="T30">4,</text:span><text:span text:style-name="T31">4</text:span></text:p>
          </draw:text-box>
        </draw:frame>
        <draw:frame draw:style-name="gr24" draw:text-style-name="P25" draw:layer="layout" svg:width="1.7cm" svg:height="0.839cm" svg:x="9.1cm" svg:y="5.102cm">
          <draw:text-box>
            <text:p><text:span text:style-name="T30">5,</text:span><text:span text:style-name="T31">4½</text:span></text:p>
          </draw:text-box>
        </draw:frame>
        <draw:frame draw:style-name="gr24" draw:text-style-name="P25" draw:layer="layout" svg:width="1.8cm" svg:height="0.839cm" svg:x="8.4cm" svg:y="6.103cm">
          <draw:text-box>
            <text:p><text:span text:style-name="T30">3,</text:span><text:span text:style-name="T31">2½</text:span></text:p>
          </draw:text-box>
        </draw:frame>
        <draw:frame draw:style-name="gr24" draw:text-style-name="P25" draw:layer="layout" svg:width="1.3cm" svg:height="0.839cm" svg:x="6.3cm" svg:y="7.404cm">
          <draw:text-box>
            <text:p><text:span text:style-name="T30">5,</text:span><text:span text:style-name="T31">5</text:span></text:p>
          </draw:text-box>
        </draw:frame>
        <draw:frame draw:style-name="gr38" draw:text-style-name="P25" draw:layer="layout" svg:width="1.7cm" svg:height="0.995cm" svg:x="8.1cm" svg:y="7.605cm">
          <draw:text-box>
            <text:p><text:span text:style-name="T30">7,</text:span><text:span text:style-name="T31">6½</text:span></text:p>
          </draw:text-box>
        </draw:frame>
        <draw:frame draw:style-name="gr24" draw:text-style-name="P25" draw:layer="layout" svg:width="1.3cm" svg:height="0.839cm" svg:x="9.5cm" svg:y="9.506cm">
          <draw:text-box>
            <text:p><text:span text:style-name="T30">4,</text:span><text:span text:style-name="T31">6</text:span></text:p>
          </draw:text-box>
        </draw:frame>
        <draw:frame draw:style-name="gr24" draw:text-style-name="P25" draw:layer="layout" svg:width="1.7cm" svg:height="0.839cm" svg:x="6.3cm" svg:y="10.807cm">
          <draw:text-box>
            <text:p><text:span text:style-name="T30">2,</text:span><text:span text:style-name="T31">2½</text:span></text:p>
          </draw:text-box>
        </draw:frame>
        <draw:frame draw:style-name="gr24" draw:text-style-name="P25" draw:layer="layout" svg:width="1.7cm" svg:height="0.839cm" svg:x="9cm" svg:y="11.308cm">
          <draw:text-box>
            <text:p><text:span text:style-name="T30">4,</text:span><text:span text:style-name="T31">6½</text:span></text:p>
          </draw:text-box>
        </draw:frame>
        <draw:frame draw:style-name="gr24" draw:text-style-name="P25" draw:layer="layout" svg:width="1.8cm" svg:height="0.839cm" svg:x="10.9cm" svg:y="12.109cm">
          <draw:text-box>
            <text:p><text:span text:style-name="T30">5,</text:span><text:span text:style-name="T31">3½</text:span></text:p>
          </draw:text-box>
        </draw:frame>
        <draw:frame draw:style-name="gr24" draw:text-style-name="P25" draw:layer="layout" svg:width="1.3cm" svg:height="0.839cm" svg:x="12.9cm" svg:y="10.71cm">
          <draw:text-box>
            <text:p><text:span text:style-name="T30">1,</text:span><text:span text:style-name="T31">1</text:span></text:p>
          </draw:text-box>
        </draw:frame>
        <draw:frame draw:style-name="gr24" draw:text-style-name="P25" draw:layer="layout" svg:width="1.8cm" svg:height="0.839cm" svg:x="11cm" svg:y="6.061cm">
          <draw:text-box>
            <text:p><text:span text:style-name="T30">1,</text:span><text:span text:style-name="T31">½</text:span></text:p>
          </draw:text-box>
        </draw:frame>
        <draw:frame draw:style-name="gr39" draw:text-style-name="P25" draw:layer="layout" svg:width="1.3cm" svg:height="0.887cm" svg:x="12.4cm" svg:y="8.513cm">
          <draw:text-box>
            <text:p><text:span text:style-name="T30">7,</text:span><text:span text:style-name="T31">9</text:span></text:p>
          </draw:text-box>
        </draw:frame>
        <draw:frame draw:style-name="gr24" draw:text-style-name="P25" draw:layer="layout" svg:width="1.8cm" svg:height="0.839cm" svg:x="14.3cm" svg:y="8.514cm">
          <draw:text-box>
            <text:p><text:span text:style-name="T30">10,</text:span><text:span text:style-name="T31">8</text:span></text:p>
          </draw:text-box>
        </draw:frame>
        <draw:custom-shape draw:style-name="gr1" draw:text-style-name="P19" xml:id="id97" draw:id="id97" draw:layer="layout" svg:width="0.8cm" svg:height="0.8cm" svg:x="11.909cm" svg:y="10.459cm">
          <text:p text:style-name="P1"><text:span text:style-name="T26">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95" draw:id="id95" draw:layer="layout" svg:width="0.8cm" svg:height="0.8cm" svg:x="10.305cm" svg:y="6.855cm">
          <text:p text:style-name="P1"><text:span text:style-name="T26">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96" draw:id="id96" draw:layer="layout" svg:width="0.8cm" svg:height="0.8cm" svg:x="7.406cm" svg:y="9.156cm">
          <text:p text:style-name="P1"><text:span text:style-name="T26">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0" draw:text-style-name="P3" draw:layer="layout" svg:x1="12cm" svg:y1="4.1cm" svg:x2="12.2cm" svg:y2="4.8cm">
          <text:p/>
        </draw:line>
        <draw:frame draw:style-name="gr41" draw:text-style-name="P29" draw:layer="layout" svg:width="3.8cm" svg:height="1.114cm" svg:x="11.5cm" svg:y="3.1cm">
          <draw:text-box>
            <text:p><text:span text:style-name="T33">c</text:span><text:span text:style-name="T34">ij</text:span><text:span text:style-name="T33"> <text:s text:c="3"/></text:span><text:span text:style-name="T35">c</text:span><text:span text:style-name="T36">ij</text:span><text:span text:style-name="T35">-</text:span><text:span text:style-name="T37">λ</text:span><text:span text:style-name="T36">i</text:span><text:span text:style-name="T35">-</text:span><text:span text:style-name="T37">λ</text:span><text:span text:style-name="T36">j</text:span></text:p>
          </draw:text-box>
        </draw:frame>
        <draw:line draw:style-name="gr42" draw:text-style-name="P3" draw:layer="layout" svg:x1="13.6cm" svg:y1="4cm" svg:x2="12.8cm" svg:y2="4.85cm">
          <text:p/>
        </draw:line>
        <draw:frame draw:style-name="gr24" draw:text-style-name="P25" draw:layer="layout" svg:width="1.1cm" svg:height="0.839cm" svg:x="9.9cm" svg:y="2.801cm">
          <draw:text-box>
            <text:p><text:span text:style-name="T27">[0]</text:span></text:p>
          </draw:text-box>
        </draw:frame>
        <draw:frame draw:style-name="gr24" draw:text-style-name="P25" draw:layer="layout" svg:width="1.1cm" svg:height="0.839cm" svg:x="5.9cm" svg:y="5.702cm">
          <draw:text-box>
            <text:p><text:span text:style-name="T27">[0]</text:span></text:p>
          </draw:text-box>
        </draw:frame>
        <draw:frame draw:style-name="gr24" draw:text-style-name="P25" draw:layer="layout" svg:width="1.1cm" svg:height="0.839cm" svg:x="6.4cm" svg:y="9.003cm">
          <draw:text-box>
            <text:p><text:span text:style-name="T27">[0]</text:span></text:p>
          </draw:text-box>
        </draw:frame>
        <draw:frame draw:style-name="gr24" draw:text-style-name="P25" draw:layer="layout" svg:width="1.1cm" svg:height="0.839cm" svg:x="13.3cm" svg:y="6.104cm">
          <draw:text-box>
            <text:p><text:span text:style-name="T27">[0]</text:span></text:p>
          </draw:text-box>
        </draw:frame>
        <draw:frame draw:style-name="gr24" draw:text-style-name="P25" draw:layer="layout" svg:width="1.3cm" svg:height="0.839cm" svg:x="11.1cm" svg:y="7.105cm">
          <draw:text-box>
            <text:p><text:span text:style-name="T27">[½]</text:span></text:p>
          </draw:text-box>
        </draw:frame>
        <draw:frame draw:style-name="gr24" draw:text-style-name="P25" draw:layer="layout" svg:width="1.3cm" svg:height="0.839cm" svg:x="11.8cm" svg:y="11.206cm">
          <draw:text-box>
            <text:p><text:span text:style-name="T27">[-2]</text:span></text:p>
          </draw:text-box>
        </draw:frame>
        <draw:frame draw:style-name="gr24" draw:text-style-name="P25" draw:layer="layout" svg:width="1.1cm" svg:height="0.839cm" svg:x="14.7cm" svg:y="12.707cm">
          <draw:text-box>
            <text:p><text:span text:style-name="T27">[2]</text:span></text:p>
          </draw:text-box>
        </draw:frame>
        <draw:frame draw:style-name="gr24" draw:text-style-name="P25" draw:layer="layout" svg:width="1.5cm" svg:height="0.839cm" svg:x="6.1cm" svg:y="12.9cm">
          <draw:text-box>
            <text:p><text:span text:style-name="T27">[-½]</text:span></text:p>
          </draw:text-box>
        </draw:frame>
        <draw:connector draw:style-name="gr32" draw:text-style-name="P20" draw:layer="layout" draw:type="line" svg:x1="10.502cm" svg:y1="4.452cm" svg:x2="10.705cm" svg:y2="6.855cm" draw:start-shape="id92" draw:start-glue-point="8" draw:end-shape="id95" draw:end-glue-point="4" svg:d="M10502 4452l203 2403" svg:viewBox="0 0 204 2404">
          <text:p/>
        </draw:connector>
        <draw:connector draw:style-name="gr32" draw:text-style-name="P20" draw:layer="layout" draw:type="line" svg:x1="12.904cm" svg:y1="7.054cm" svg:x2="12.309cm" svg:y2="10.459cm" draw:start-shape="id94" draw:start-glue-point="8" draw:end-shape="id97" draw:end-glue-point="4" svg:d="M12904 7054l-595 3405" svg:viewBox="0 0 596 3406">
          <text:p/>
        </draw:connector>
        <draw:connector draw:style-name="gr32" draw:text-style-name="P20" draw:layer="layout" draw:type="line" svg:x1="15.108cm" svg:y1="11.958cm" svg:x2="13.187cm" svg:y2="6.937cm" draw:start-shape="id99" draw:start-glue-point="4" draw:end-shape="id94" draw:end-glue-point="9" svg:d="M15108 11958l-1921-5021" svg:viewBox="0 0 1922 5022">
          <text:p/>
        </draw:connector>
        <draw:line draw:style-name="gr43" draw:text-style-name="P3" draw:layer="layout" svg:x1="14.9cm" svg:y1="5.35cm" svg:x2="14.1cm" svg:y2="6.2cm">
          <text:p/>
        </draw:line>
        <draw:frame draw:style-name="gr41" draw:text-style-name="P30" draw:layer="layout" svg:width="1cm" svg:height="1.114cm" svg:x="14.8cm" svg:y="4.4cm">
          <draw:text-box>
            <text:p><text:span text:style-name="T38">λ</text:span><text:span text:style-name="T39">i</text:span></text:p>
          </draw:text-box>
        </draw:frame>
        <draw:custom-shape draw:style-name="gr1" draw:text-style-name="P19" xml:id="id94" draw:id="id94" draw:layer="layout" svg:width="0.8cm" svg:height="0.8cm" svg:x="12.504cm" svg:y="6.254cm">
          <text:p text:style-name="P1"><text:span text:style-name="T26">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2" draw:text-style-name="P28" draw:layer="layout" draw:type="line" svg:x1="10.988cm" svg:y1="7.538cm" svg:x2="12.026cm" svg:y2="10.576cm" draw:start-shape="id95" draw:start-glue-point="9" draw:end-shape="id97" draw:end-glue-point="5" svg:d="M10988 7538l1038 3038" svg:viewBox="0 0 1039 3039">
          <text:p/>
        </draw:connector>
      </draw:page>
      <draw:page draw:name="page11" draw:style-name="dp1" draw:master-page-name="Default">
        <draw:frame draw:style-name="gr36" draw:text-style-name="P25" draw:layer="layout" svg:width="1.7cm" svg:height="1.427cm" svg:x="9.9cm" svg:y="8.412cm">
          <draw:text-box>
            <text:p><text:span text:style-name="T30">4,</text:span><text:span text:style-name="T31">6½</text:span></text:p>
          </draw:text-box>
        </draw:frame>
        <draw:connector draw:style-name="gr44" draw:text-style-name="P23" draw:layer="layout" draw:type="line" svg:x1="10.219cm" svg:y1="4.335cm" svg:x2="7.583cm" svg:y2="5.917cm" draw:start-shape="id100" draw:start-glue-point="7" draw:end-shape="id101" draw:end-glue-point="11" svg:d="M10219 4335l-2636 1582" svg:viewBox="0 0 2637 1583">
          <text:p/>
        </draw:connector>
        <draw:connector draw:style-name="gr30" draw:text-style-name="P20" draw:layer="layout" draw:type="line" svg:x1="10.785cm" svg:y1="4.335cm" svg:x2="12.904cm" svg:y2="6.254cm" draw:start-shape="id100" draw:start-glue-point="9" draw:end-shape="id102" draw:end-glue-point="4" svg:d="M10785 4335l2119 1919" svg:viewBox="0 0 2120 1920">
          <text:p/>
        </draw:connector>
        <draw:connector draw:style-name="gr30" draw:text-style-name="P20" draw:layer="layout" draw:type="line" svg:x1="12.504cm" svg:y1="6.654cm" svg:x2="11.105cm" svg:y2="7.255cm" draw:start-shape="id102" draw:start-glue-point="6" draw:end-shape="id103" draw:end-glue-point="10" svg:d="M12504 6654l-1399 601" svg:viewBox="0 0 1400 602">
          <text:p/>
        </draw:connector>
        <draw:connector draw:style-name="gr44" draw:text-style-name="P23" draw:layer="layout" draw:type="line" svg:x1="10.305cm" svg:y1="7.255cm" svg:x2="7.583cm" svg:y2="6.483cm" draw:start-shape="id103" draw:start-glue-point="6" draw:end-shape="id101" draw:end-glue-point="9" svg:d="M10305 7255l-2722-772" svg:viewBox="0 0 2723 773">
          <text:p/>
        </draw:connector>
        <draw:connector draw:style-name="gr30" draw:text-style-name="P31" draw:layer="layout" draw:type="line" svg:x1="10.422cm" svg:y1="7.538cm" svg:x2="8.089cm" svg:y2="9.273cm" draw:start-shape="id103" draw:start-glue-point="7" draw:end-shape="id104" draw:end-glue-point="11" svg:d="M10422 7538l-2333 1735" svg:viewBox="0 0 2334 1736">
          <text:p/>
        </draw:connector>
        <draw:connector draw:style-name="gr30" draw:text-style-name="P31" draw:layer="layout" draw:type="line" svg:x1="7.3cm" svg:y1="6.6cm" svg:x2="7.806cm" svg:y2="9.156cm" draw:start-shape="id101" draw:start-glue-point="8" draw:end-shape="id104" draw:end-glue-point="4" svg:d="M7300 6600l506 2556" svg:viewBox="0 0 507 2557">
          <text:p/>
        </draw:connector>
        <draw:connector draw:style-name="gr30" draw:text-style-name="P32" draw:layer="layout" draw:type="line" svg:x1="8.089cm" svg:y1="9.839cm" svg:x2="11.909cm" svg:y2="10.859cm" draw:start-shape="id104" draw:start-glue-point="9" draw:end-shape="id105" draw:end-glue-point="6" svg:d="M8089 9839l3820 1020" svg:viewBox="0 0 3821 1021">
          <text:p/>
        </draw:connector>
        <draw:connector draw:style-name="gr44" draw:text-style-name="P24" draw:layer="layout" draw:type="line" svg:x1="7.806cm" svg:y1="9.956cm" svg:x2="7.807cm" svg:y2="12.857cm" draw:start-shape="id104" draw:start-glue-point="8" draw:end-shape="id106" draw:end-glue-point="4" svg:d="M7806 9956l1 2901" svg:viewBox="0 0 2 2902">
          <text:p/>
        </draw:connector>
        <draw:connector draw:style-name="gr44" draw:text-style-name="P20" draw:layer="layout" draw:type="line" svg:x1="8.207cm" svg:y1="13.257cm" svg:x2="14.708cm" svg:y2="12.358cm" draw:start-shape="id106" draw:start-glue-point="10" draw:end-shape="id107" draw:end-glue-point="6" svg:d="M8207 13257l6501-899" svg:viewBox="0 0 6502 900">
          <text:p/>
        </draw:connector>
        <draw:connector draw:style-name="gr30" draw:text-style-name="P31" draw:layer="layout" draw:type="line" svg:x1="8.09cm" svg:y1="12.974cm" svg:x2="12.026cm" svg:y2="11.142cm" draw:start-shape="id106" draw:start-glue-point="11" draw:end-shape="id105" draw:end-glue-point="7" svg:d="M8090 12974l3936-1832" svg:viewBox="0 0 3937 1833">
          <text:p/>
        </draw:connector>
        <draw:connector draw:style-name="gr30" draw:text-style-name="P24" draw:layer="layout" draw:type="line" svg:x1="14.825cm" svg:y1="12.075cm" svg:x2="12.592cm" svg:y2="11.142cm" draw:start-shape="id107" draw:start-glue-point="5" draw:end-shape="id105" draw:end-glue-point="9" svg:d="M14825 12075l-2233-933" svg:viewBox="0 0 2234 934">
          <text:p/>
        </draw:connector>
        <draw:frame draw:style-name="gr24" draw:text-style-name="P25" draw:layer="layout" svg:width="1.3cm" svg:height="0.839cm" svg:x="8.1cm" svg:y="4.3cm">
          <draw:text-box>
            <text:p><text:span text:style-name="T30">2,</text:span><text:span text:style-name="T31">3</text:span></text:p>
          </draw:text-box>
        </draw:frame>
        <draw:custom-shape draw:style-name="gr1" draw:text-style-name="P19" xml:id="id100" draw:id="id100" draw:layer="layout" svg:width="0.8cm" svg:height="0.8cm" svg:x="10.102cm" svg:y="3.652cm">
          <text:p text:style-name="P1"><text:span text:style-name="T26">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101" draw:id="id101" draw:layer="layout" svg:width="0.8cm" svg:height="0.8cm" svg:x="6.9cm" svg:y="5.8cm">
          <text:p text:style-name="P1"><text:span text:style-name="T26">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106" draw:id="id106" draw:layer="layout" svg:width="0.8cm" svg:height="0.8cm" svg:x="7.407cm" svg:y="12.857cm">
          <text:p text:style-name="P1"><text:span text:style-name="T26">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107" draw:id="id107" draw:layer="layout" svg:width="0.8cm" svg:height="0.8cm" svg:x="14.708cm" svg:y="11.958cm">
          <text:p text:style-name="P1"><text:span text:style-name="T26">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4" draw:text-style-name="P25" draw:layer="layout" svg:width="1.3cm" svg:height="0.839cm" svg:x="11.8cm" svg:y="4.601cm">
          <draw:text-box>
            <text:p><text:span text:style-name="T30">4,</text:span><text:span text:style-name="T31">4</text:span></text:p>
          </draw:text-box>
        </draw:frame>
        <draw:frame draw:style-name="gr24" draw:text-style-name="P25" draw:layer="layout" svg:width="1.7cm" svg:height="0.839cm" svg:x="9.1cm" svg:y="5.102cm">
          <draw:text-box>
            <text:p><text:span text:style-name="T30">5,</text:span><text:span text:style-name="T31">4½</text:span></text:p>
          </draw:text-box>
        </draw:frame>
        <draw:frame draw:style-name="gr24" draw:text-style-name="P25" draw:layer="layout" svg:width="1.8cm" svg:height="0.839cm" svg:x="8.4cm" svg:y="6.103cm">
          <draw:text-box>
            <text:p><text:span text:style-name="T30">3,</text:span><text:span text:style-name="T31">2½</text:span></text:p>
          </draw:text-box>
        </draw:frame>
        <draw:frame draw:style-name="gr24" draw:text-style-name="P25" draw:layer="layout" svg:width="1.3cm" svg:height="0.839cm" svg:x="6.3cm" svg:y="7.404cm">
          <draw:text-box>
            <text:p><text:span text:style-name="T30">5,</text:span><text:span text:style-name="T31">6</text:span></text:p>
          </draw:text-box>
        </draw:frame>
        <draw:frame draw:style-name="gr38" draw:text-style-name="P25" draw:layer="layout" svg:width="1.7cm" svg:height="0.995cm" svg:x="8.1cm" svg:y="7.605cm">
          <draw:text-box>
            <text:p><text:span text:style-name="T30">7,</text:span><text:span text:style-name="T31">6½</text:span></text:p>
          </draw:text-box>
        </draw:frame>
        <draw:frame draw:style-name="gr24" draw:text-style-name="P25" draw:layer="layout" svg:width="1.3cm" svg:height="0.839cm" svg:x="9.5cm" svg:y="9.506cm">
          <draw:text-box>
            <text:p><text:span text:style-name="T30">4,</text:span><text:span text:style-name="T31">5</text:span></text:p>
          </draw:text-box>
        </draw:frame>
        <draw:frame draw:style-name="gr24" draw:text-style-name="P25" draw:layer="layout" svg:width="1.7cm" svg:height="0.839cm" svg:x="6.3cm" svg:y="10.807cm">
          <draw:text-box>
            <text:p><text:span text:style-name="T30">2,</text:span><text:span text:style-name="T31">2½</text:span></text:p>
          </draw:text-box>
        </draw:frame>
        <draw:frame draw:style-name="gr24" draw:text-style-name="P25" draw:layer="layout" svg:width="1.7cm" svg:height="0.839cm" svg:x="9cm" svg:y="11.308cm">
          <draw:text-box>
            <text:p><text:span text:style-name="T30">4,</text:span><text:span text:style-name="T31">5½</text:span></text:p>
          </draw:text-box>
        </draw:frame>
        <draw:frame draw:style-name="gr24" draw:text-style-name="P25" draw:layer="layout" svg:width="1.8cm" svg:height="0.839cm" svg:x="10.9cm" svg:y="12.109cm">
          <draw:text-box>
            <text:p><text:span text:style-name="T30">5,</text:span><text:span text:style-name="T31">3½</text:span></text:p>
          </draw:text-box>
        </draw:frame>
        <draw:frame draw:style-name="gr24" draw:text-style-name="P25" draw:layer="layout" svg:width="1.3cm" svg:height="0.839cm" svg:x="12.9cm" svg:y="10.71cm">
          <draw:text-box>
            <text:p><text:span text:style-name="T30">1,</text:span><text:span text:style-name="T31">0</text:span></text:p>
          </draw:text-box>
        </draw:frame>
        <draw:frame draw:style-name="gr24" draw:text-style-name="P25" draw:layer="layout" svg:width="1.8cm" svg:height="0.839cm" svg:x="11cm" svg:y="6.061cm">
          <draw:text-box>
            <text:p><text:span text:style-name="T30">1,</text:span><text:span text:style-name="T31">½</text:span></text:p>
          </draw:text-box>
        </draw:frame>
        <draw:frame draw:style-name="gr39" draw:text-style-name="P25" draw:layer="layout" svg:width="1.3cm" svg:height="0.887cm" svg:x="12.4cm" svg:y="8.513cm">
          <draw:text-box>
            <text:p><text:span text:style-name="T30">7,</text:span><text:span text:style-name="T31">8</text:span></text:p>
          </draw:text-box>
        </draw:frame>
        <draw:frame draw:style-name="gr24" draw:text-style-name="P25" draw:layer="layout" svg:width="1.8cm" svg:height="0.839cm" svg:x="13.9cm" svg:y="8.514cm">
          <draw:text-box>
            <text:p><text:span text:style-name="T30">10,</text:span><text:span text:style-name="T31">8</text:span></text:p>
          </draw:text-box>
        </draw:frame>
        <draw:custom-shape draw:style-name="gr1" draw:text-style-name="P19" xml:id="id105" draw:id="id105" draw:layer="layout" svg:width="0.8cm" svg:height="0.8cm" svg:x="11.909cm" svg:y="10.459cm">
          <text:p text:style-name="P1"><text:span text:style-name="T26">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103" draw:id="id103" draw:layer="layout" svg:width="0.8cm" svg:height="0.8cm" svg:x="10.305cm" svg:y="6.855cm">
          <text:p text:style-name="P1"><text:span text:style-name="T26">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104" draw:id="id104" draw:layer="layout" svg:width="0.8cm" svg:height="0.8cm" svg:x="7.406cm" svg:y="9.156cm">
          <text:p text:style-name="P1"><text:span text:style-name="T26">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0" draw:text-style-name="P3" draw:layer="layout" svg:x1="12cm" svg:y1="4.1cm" svg:x2="12.2cm" svg:y2="4.8cm">
          <text:p/>
        </draw:line>
        <draw:frame draw:style-name="gr41" draw:text-style-name="P29" draw:layer="layout" svg:width="3.8cm" svg:height="1.114cm" svg:x="11.5cm" svg:y="3.1cm">
          <draw:text-box>
            <text:p><text:span text:style-name="T33">c</text:span><text:span text:style-name="T34">ij</text:span><text:span text:style-name="T33"> <text:s text:c="3"/></text:span><text:span text:style-name="T35">c</text:span><text:span text:style-name="T36">ij</text:span><text:span text:style-name="T35">-</text:span><text:span text:style-name="T37">λ</text:span><text:span text:style-name="T36">i</text:span><text:span text:style-name="T35">-</text:span><text:span text:style-name="T37">λ</text:span><text:span text:style-name="T36">j</text:span></text:p>
          </draw:text-box>
        </draw:frame>
        <draw:line draw:style-name="gr42" draw:text-style-name="P3" draw:layer="layout" svg:x1="13.6cm" svg:y1="4cm" svg:x2="12.8cm" svg:y2="4.85cm">
          <text:p/>
        </draw:line>
        <draw:frame draw:style-name="gr24" draw:text-style-name="P25" draw:layer="layout" svg:width="1.1cm" svg:height="0.839cm" svg:x="9.9cm" svg:y="2.801cm">
          <draw:text-box>
            <text:p><text:span text:style-name="T27">[0]</text:span></text:p>
          </draw:text-box>
        </draw:frame>
        <draw:frame draw:style-name="gr45" draw:text-style-name="P25" draw:layer="layout" svg:width="1.3cm" svg:height="0.898cm" svg:x="5.7cm" svg:y="5.702cm">
          <draw:text-box>
            <text:p><text:span text:style-name="T27">[-1]</text:span></text:p>
          </draw:text-box>
        </draw:frame>
        <draw:frame draw:style-name="gr24" draw:text-style-name="P25" draw:layer="layout" svg:width="1.1cm" svg:height="0.839cm" svg:x="6.4cm" svg:y="9.003cm">
          <draw:text-box>
            <text:p><text:span text:style-name="T27">[0]</text:span></text:p>
          </draw:text-box>
        </draw:frame>
        <draw:frame draw:style-name="gr24" draw:text-style-name="P25" draw:layer="layout" svg:width="1.1cm" svg:height="0.839cm" svg:x="13.3cm" svg:y="6.104cm">
          <draw:text-box>
            <text:p><text:span text:style-name="T27">[0]</text:span></text:p>
          </draw:text-box>
        </draw:frame>
        <draw:frame draw:style-name="gr24" draw:text-style-name="P25" draw:layer="layout" svg:width="1.3cm" svg:height="0.839cm" svg:x="11.1cm" svg:y="7.105cm">
          <draw:text-box>
            <text:p><text:span text:style-name="T27">[½]</text:span></text:p>
          </draw:text-box>
        </draw:frame>
        <draw:frame draw:style-name="gr24" draw:text-style-name="P25" draw:layer="layout" svg:width="1.3cm" svg:height="0.839cm" svg:x="11.8cm" svg:y="11.206cm">
          <draw:text-box>
            <text:p><text:span text:style-name="T27">[-1]</text:span></text:p>
          </draw:text-box>
        </draw:frame>
        <draw:frame draw:style-name="gr24" draw:text-style-name="P25" draw:layer="layout" svg:width="1.1cm" svg:height="0.839cm" svg:x="14.7cm" svg:y="12.707cm">
          <draw:text-box>
            <text:p><text:span text:style-name="T27">[2]</text:span></text:p>
          </draw:text-box>
        </draw:frame>
        <draw:frame draw:style-name="gr24" draw:text-style-name="P25" draw:layer="layout" svg:width="1.5cm" svg:height="0.839cm" svg:x="6.1cm" svg:y="12.9cm">
          <draw:text-box>
            <text:p><text:span text:style-name="T27">[-½]</text:span></text:p>
          </draw:text-box>
        </draw:frame>
        <draw:connector draw:style-name="gr30" draw:text-style-name="P31" draw:layer="layout" draw:type="line" svg:x1="10.502cm" svg:y1="4.452cm" svg:x2="10.705cm" svg:y2="6.855cm" draw:start-shape="id100" draw:start-glue-point="8" draw:end-shape="id103" draw:end-glue-point="4" svg:d="M10502 4452l203 2403" svg:viewBox="0 0 204 2404">
          <text:p/>
        </draw:connector>
        <draw:connector draw:style-name="gr30" draw:text-style-name="P31" draw:layer="layout" draw:type="line" svg:x1="12.904cm" svg:y1="7.054cm" svg:x2="12.309cm" svg:y2="10.459cm" draw:start-shape="id102" draw:start-glue-point="8" draw:end-shape="id105" draw:end-glue-point="4" svg:d="M12904 7054l-595 3405" svg:viewBox="0 0 596 3406">
          <text:p/>
        </draw:connector>
        <draw:connector draw:style-name="gr30" draw:text-style-name="P31" draw:layer="layout" draw:type="line" svg:x1="15.108cm" svg:y1="11.958cm" svg:x2="13.187cm" svg:y2="6.937cm" draw:start-shape="id107" draw:start-glue-point="4" draw:end-shape="id102" draw:end-glue-point="9" svg:d="M15108 11958l-1921-5021" svg:viewBox="0 0 1922 5022">
          <text:p/>
        </draw:connector>
        <draw:line draw:style-name="gr43" draw:text-style-name="P3" draw:layer="layout" svg:x1="14.9cm" svg:y1="5.35cm" svg:x2="14.1cm" svg:y2="6.2cm">
          <text:p/>
        </draw:line>
        <draw:frame draw:style-name="gr41" draw:text-style-name="P30" draw:layer="layout" svg:width="1cm" svg:height="1.114cm" svg:x="14.8cm" svg:y="4.4cm">
          <draw:text-box>
            <text:p><text:span text:style-name="T38">λ</text:span><text:span text:style-name="T39">i</text:span></text:p>
          </draw:text-box>
        </draw:frame>
        <draw:custom-shape draw:style-name="gr1" draw:text-style-name="P19" xml:id="id102" draw:id="id102" draw:layer="layout" svg:width="0.8cm" svg:height="0.8cm" svg:x="12.504cm" svg:y="6.254cm">
          <text:p text:style-name="P1"><text:span text:style-name="T26">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7" draw:text-style-name="P20" draw:layer="layout" draw:type="line" svg:x1="10.7cm" svg:y1="4.4cm" svg:x2="12.819cm" svg:y2="6.319cm" svg:d="M10700 4400l2119 1919" svg:viewBox="0 0 2120 1920">
          <text:p/>
        </draw:connector>
        <draw:connector draw:style-name="gr44" draw:text-style-name="P28" draw:layer="layout" draw:type="line" svg:x1="10.988cm" svg:y1="7.538cm" svg:x2="12.026cm" svg:y2="10.576cm" draw:start-shape="id103" draw:start-glue-point="9" draw:end-shape="id105" draw:end-glue-point="5" svg:d="M10988 7538l1038 3038" svg:viewBox="0 0 1039 3039">
          <text:p/>
        </draw:connector>
      </draw:page>
      <draw:page draw:name="page12" draw:style-name="dp1" draw:master-page-name="Default">
        <draw:connector draw:style-name="gr30" draw:text-style-name="P23" draw:layer="layout" draw:type="line" svg:x1="10.219cm" svg:y1="4.3cm" svg:x2="7.583cm" svg:y2="5.882cm" svg:d="M10219 4300l-2636 1582" svg:viewBox="0 0 2637 1583">
          <text:p/>
        </draw:connector>
        <draw:connector draw:style-name="gr30" draw:text-style-name="P20" draw:layer="layout" draw:type="line" svg:x1="12.504cm" svg:y1="6.654cm" svg:x2="11.105cm" svg:y2="7.255cm" draw:start-shape="id108" draw:start-glue-point="6" draw:end-shape="id109" draw:end-glue-point="10" svg:d="M12504 6654l-1399 601" svg:viewBox="0 0 1400 602">
          <text:p/>
        </draw:connector>
        <draw:connector draw:style-name="gr30" draw:text-style-name="P23" draw:layer="layout" draw:type="line" svg:x1="10.305cm" svg:y1="7.22cm" svg:x2="7.583cm" svg:y2="6.448cm" svg:d="M10305 7220l-2722-772" svg:viewBox="0 0 2723 773">
          <text:p/>
        </draw:connector>
        <draw:connector draw:style-name="gr30" draw:text-style-name="P32" draw:layer="layout" draw:type="line" svg:x1="8.089cm" svg:y1="9.839cm" svg:x2="11.909cm" svg:y2="10.859cm" draw:start-shape="id110" draw:start-glue-point="9" draw:end-shape="id111" draw:end-glue-point="6" svg:d="M8089 9839l3820 1020" svg:viewBox="0 0 3821 1021">
          <text:p/>
        </draw:connector>
        <draw:connector draw:style-name="gr37" draw:text-style-name="P24" draw:layer="layout" draw:type="line" svg:x1="7.806cm" svg:y1="9.956cm" svg:x2="7.807cm" svg:y2="12.857cm" draw:start-shape="id110" draw:start-glue-point="8" draw:end-shape="id112" draw:end-glue-point="4" svg:d="M7806 9956l1 2901" svg:viewBox="0 0 2 2902">
          <text:p/>
        </draw:connector>
        <draw:connector draw:style-name="gr37" draw:text-style-name="P31" draw:layer="layout" draw:type="line" svg:x1="8.09cm" svg:y1="12.974cm" svg:x2="12.026cm" svg:y2="11.142cm" draw:start-shape="id112" draw:start-glue-point="11" draw:end-shape="id111" draw:end-glue-point="7" svg:d="M8090 12974l3936-1832" svg:viewBox="0 0 3937 1833">
          <text:p/>
        </draw:connector>
        <draw:connector draw:style-name="gr30" draw:text-style-name="P24" draw:layer="layout" draw:type="line" svg:x1="14.825cm" svg:y1="12.075cm" svg:x2="12.592cm" svg:y2="11.142cm" draw:start-shape="id113" draw:start-glue-point="5" draw:end-shape="id111" draw:end-glue-point="9" svg:d="M14825 12075l-2233-933" svg:viewBox="0 0 2234 934">
          <text:p/>
        </draw:connector>
        <draw:custom-shape draw:style-name="gr1" draw:text-style-name="P19" draw:layer="layout" svg:width="0.8cm" svg:height="0.8cm" svg:x="10.102cm" svg:y="3.652cm">
          <text:p text:style-name="P1"><text:span text:style-name="T26">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draw:layer="layout" svg:width="0.8cm" svg:height="0.8cm" svg:x="6.9cm" svg:y="5.8cm">
          <text:p text:style-name="P1"><text:span text:style-name="T26">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19" xml:id="id112" draw:id="id112" draw:layer="layout" svg:width="0.8cm" svg:height="0.8cm" svg:x="7.407cm" svg:y="12.857cm">
          <text:p text:style-name="P1"><text:span text:style-name="T26">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113" draw:id="id113" draw:layer="layout" svg:width="0.8cm" svg:height="0.8cm" svg:x="14.708cm" svg:y="11.958cm">
          <text:p text:style-name="P1"><text:span text:style-name="T26">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111" draw:id="id111" draw:layer="layout" svg:width="0.8cm" svg:height="0.8cm" svg:x="11.909cm" svg:y="10.459cm">
          <text:p text:style-name="P1"><text:span text:style-name="T26">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109" draw:id="id109" draw:layer="layout" svg:width="0.8cm" svg:height="0.8cm" svg:x="10.305cm" svg:y="6.855cm">
          <text:p text:style-name="P1"><text:span text:style-name="T26">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110" draw:id="id110" draw:layer="layout" svg:width="0.8cm" svg:height="0.8cm" svg:x="7.406cm" svg:y="9.156cm">
          <text:p text:style-name="P1"><text:span text:style-name="T26">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108" draw:id="id108" draw:layer="layout" svg:width="0.8cm" svg:height="0.8cm" svg:x="12.504cm" svg:y="6.254cm">
          <text:p text:style-name="P1"><text:span text:style-name="T26">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0" draw:text-style-name="P28" draw:layer="layout" draw:type="line" svg:x1="10.988cm" svg:y1="7.538cm" svg:x2="12.026cm" svg:y2="10.576cm" draw:start-shape="id109" draw:start-glue-point="9" draw:end-shape="id111" draw:end-glue-point="5" svg:d="M10988 7538l1038 3038" svg:viewBox="0 0 1039 3039">
          <text:p/>
        </draw:connector>
        <draw:frame draw:style-name="gr24" draw:text-style-name="P33" draw:layer="layout" svg:width="4.2cm" svg:height="0.839cm" svg:x="10.7cm" svg:y="13.061cm">
          <draw:text-box>
            <text:p><text:span text:style-name="T25">vertice rimosso</text:span></text:p>
          </draw:text-box>
        </draw:frame>
        <draw:line draw:style-name="gr47" draw:text-style-name="P3" draw:layer="layout" svg:x1="10.5cm" svg:y1="13.5cm" svg:x2="8.6cm" svg:y2="13.3cm">
          <text:p/>
        </draw:line>
      </draw:page>
      <draw:page draw:name="page13" draw:style-name="dp1" draw:master-page-name="Default">
        <draw:custom-shape draw:style-name="gr25" draw:text-style-name="P2" xml:id="id114" draw:id="id114" draw:layer="layout" svg:width="0.8cm" svg:height="0.8cm" svg:x="10.1cm" svg:y="2.0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2" xml:id="id115" draw:id="id115" draw:layer="layout" svg:width="0.8cm" svg:height="0.8cm" svg:x="8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8" draw:text-style-name="P3" draw:layer="layout" draw:type="line" svg:x1="10.5cm" svg:y1="2.888cm" svg:x2="8.4cm" svg:y2="5.5cm" draw:start-shape="id114" draw:start-glue-point="8" draw:end-shape="id115" draw:end-glue-point="4" svg:d="M10500 2888l-2100 2612" svg:viewBox="0 0 2101 2613">
          <text:p/>
        </draw:connector>
        <draw:custom-shape draw:style-name="gr25" draw:text-style-name="P2" xml:id="id116" draw:id="id116" draw:layer="layout" svg:width="0.8cm" svg:height="0.8cm" svg:x="5.501cm" svg:y="8.6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2" xml:id="id117" draw:id="id117" draw:layer="layout" svg:width="0.8cm" svg:height="0.8cm" svg:x="8.202cm" svg:y="8.6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2" xml:id="id118" draw:id="id118" draw:layer="layout" svg:width="0.8cm" svg:height="0.8cm" svg:x="10.803cm" svg:y="8.6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8.4cm" svg:y1="6.3cm" svg:x2="5.901cm" svg:y2="8.601cm" draw:start-shape="id115" draw:start-glue-point="8" draw:end-shape="id116" draw:end-glue-point="4" svg:d="M8400 6300l-2499 2301" svg:viewBox="0 0 2500 2302">
          <text:p/>
        </draw:connector>
        <draw:connector draw:style-name="gr11" draw:text-style-name="P3" draw:layer="layout" draw:type="line" svg:x1="8.4cm" svg:y1="6.3cm" svg:x2="8.602cm" svg:y2="8.602cm" draw:start-shape="id115" draw:start-glue-point="8" draw:end-shape="id117" draw:end-glue-point="4" svg:d="M8400 6300l202 2302" svg:viewBox="0 0 203 2303">
          <text:p/>
        </draw:connector>
        <draw:connector draw:style-name="gr11" draw:text-style-name="P3" draw:layer="layout" draw:type="line" svg:x1="8.4cm" svg:y1="6.3cm" svg:x2="11.203cm" svg:y2="8.603cm" draw:start-shape="id115" draw:start-glue-point="8" draw:end-shape="id118" draw:end-glue-point="4" svg:d="M8400 6300l2803 2303" svg:viewBox="0 0 2804 2304">
          <text:p/>
        </draw:connector>
        <draw:frame draw:style-name="gr10" draw:text-style-name="P34" draw:layer="layout" svg:width="0.9cm" svg:height="1cm" svg:x="8.8cm" svg:y="5.5cm">
          <draw:text-box>
            <text:p><text:span text:style-name="T40">k</text:span></text:p>
          </draw:text-box>
        </draw:frame>
        <draw:frame draw:style-name="gr49" draw:text-style-name="P34" draw:layer="layout" svg:width="1.7cm" svg:height="1.681cm" svg:x="5cm" svg:y="9.4cm">
          <draw:text-box>
            <text:p><text:span text:style-name="T41">x</text:span><text:span text:style-name="T42">a</text:span><text:span text:style-name="T40">=1</text:span></text:p>
            <text:p><text:span text:style-name="T40">x</text:span><text:span text:style-name="T42">b</text:span><text:span text:style-name="T40">=1</text:span></text:p>
          </draw:text-box>
        </draw:frame>
        <draw:frame draw:style-name="gr49" draw:text-style-name="P34" draw:layer="layout" svg:width="1.7cm" svg:height="1.681cm" svg:x="7.8cm" svg:y="9.401cm">
          <draw:text-box>
            <text:p><text:span text:style-name="T41">x</text:span><text:span text:style-name="T42">a</text:span><text:span text:style-name="T40">=1</text:span></text:p>
            <text:p><text:span text:style-name="T40">x</text:span><text:span text:style-name="T42">b</text:span><text:span text:style-name="T40">=0</text:span></text:p>
          </draw:text-box>
        </draw:frame>
        <draw:frame draw:style-name="gr35" draw:text-style-name="P34" draw:layer="layout" svg:width="1.7cm" svg:height="0.966cm" svg:x="10.6cm" svg:y="9.402cm">
          <draw:text-box>
            <text:p><text:span text:style-name="T41">x</text:span><text:span text:style-name="T42">a</text:span><text:span text:style-name="T40">=0</text:span></text:p>
          </draw:text-box>
        </draw:frame>
      </draw:page>
      <draw:page draw:name="page14" draw:style-name="dp1" draw:master-page-name="Default">
        <draw:custom-shape draw:style-name="gr50" draw:text-style-name="P2" xml:id="id119" draw:id="id119" draw:layer="layout" svg:width="0.6cm" svg:height="0.6cm" svg:x="4.801cm" svg:y="10.551cm">
          <text:p text:style-name="P1"><text:span text:style-name="T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2" xml:id="id122" draw:id="id122" draw:layer="layout" svg:width="0.6cm" svg:height="0.6cm" svg:x="8.002cm" svg:y="10.7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2" xml:id="id125" draw:id="id125" draw:layer="layout" svg:width="0.6cm" svg:height="0.6cm" svg:x="11.503cm" svg:y="10.5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2" xml:id="id127" draw:id="id127" draw:layer="layout" svg:width="0.6cm" svg:height="0.6cm" svg:x="14.704cm" svg:y="10.0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2" xml:id="id126" draw:id="id126" draw:layer="layout" svg:width="0.6cm" svg:height="0.6cm" svg:x="13.405cm" svg:y="7.2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2" xml:id="id124" draw:id="id124" draw:layer="layout" svg:width="0.6cm" svg:height="0.6cm" svg:x="10.606cm" svg:y="7.9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2" xml:id="id120" draw:id="id120" draw:layer="layout" svg:width="0.6cm" svg:height="0.6cm" svg:x="7.907cm" svg:y="8.3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2" xml:id="id121" draw:id="id121" draw:layer="layout" svg:width="0.6cm" svg:height="0.6cm" svg:x="6.108cm" svg:y="13.3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2" xml:id="id123" draw:id="id123" draw:layer="layout" svg:width="0.6cm" svg:height="0.6cm" svg:x="9.709cm" svg:y="13.4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2" xml:id="id129" draw:id="id129" draw:layer="layout" svg:width="0.6cm" svg:height="0.6cm" svg:x="13.21cm" svg:y="13.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2" xml:id="id128" draw:id="id128" draw:layer="layout" svg:width="0.6cm" svg:height="0.6cm" svg:x="17.111cm" svg:y="12.1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1" draw:text-style-name="P3" draw:layer="layout" draw:type="line" svg:x1="5.313cm" svg:y1="10.639cm" svg:x2="7.995cm" svg:y2="8.869cm" draw:start-shape="id119" draw:start-glue-point="11" draw:end-shape="id120" draw:end-glue-point="7" svg:d="M5313 10639l2682-1770" svg:viewBox="0 0 2683 1771">
          <text:p/>
        </draw:connector>
        <draw:connector draw:style-name="gr51" draw:text-style-name="P3" draw:layer="layout" draw:type="line" svg:x1="5.101cm" svg:y1="11.151cm" svg:x2="6.196cm" svg:y2="13.446cm" draw:start-shape="id119" draw:start-glue-point="8" draw:end-shape="id121" draw:end-glue-point="5" svg:d="M5101 11151l1095 2295" svg:viewBox="0 0 1096 2296">
          <text:p/>
        </draw:connector>
        <draw:connector draw:style-name="gr51" draw:text-style-name="P3" draw:layer="layout" draw:type="line" svg:x1="8.09cm" svg:y1="11.264cm" svg:x2="6.62cm" svg:y2="13.446cm" draw:start-shape="id122" draw:start-glue-point="7" draw:end-shape="id121" draw:end-glue-point="11" svg:d="M8090 11264l-1470 2182" svg:viewBox="0 0 1471 2183">
          <text:p/>
        </draw:connector>
        <draw:connector draw:style-name="gr51" draw:text-style-name="P3" draw:layer="layout" draw:type="line" svg:x1="6.708cm" svg:y1="13.658cm" svg:x2="9.709cm" svg:y2="13.759cm" draw:start-shape="id121" draw:start-glue-point="10" draw:end-shape="id123" draw:end-glue-point="6" svg:d="M6708 13658l3001 101" svg:viewBox="0 0 3002 102">
          <text:p/>
        </draw:connector>
        <draw:connector draw:style-name="gr51" draw:text-style-name="P3" draw:layer="layout" draw:type="line" svg:x1="8.514cm" svg:y1="11.264cm" svg:x2="9.797cm" svg:y2="13.547cm" draw:start-shape="id122" draw:start-glue-point="9" draw:end-shape="id123" draw:end-glue-point="5" svg:d="M8514 11264l1283 2283" svg:viewBox="0 0 1284 2284">
          <text:p/>
        </draw:connector>
        <draw:connector draw:style-name="gr51" draw:text-style-name="P3" draw:layer="layout" draw:type="line" svg:x1="8.507cm" svg:y1="8.657cm" svg:x2="10.606cm" svg:y2="8.256cm" draw:start-shape="id120" draw:start-glue-point="10" draw:end-shape="id124" draw:end-glue-point="6" svg:d="M8507 8657l2099-401" svg:viewBox="0 0 2100 402">
          <text:p/>
        </draw:connector>
        <draw:connector draw:style-name="gr52" draw:text-style-name="P3" draw:layer="layout" draw:type="line" svg:x1="10.906cm" svg:y1="8.556cm" svg:x2="11.803cm" svg:y2="10.553cm" draw:start-shape="id124" draw:start-glue-point="8" draw:end-shape="id125" draw:end-glue-point="4" svg:d="M10906 8556l897 1997" svg:viewBox="0 0 898 1998">
          <text:p/>
        </draw:connector>
        <draw:connector draw:style-name="gr52" draw:text-style-name="P3" draw:layer="layout" draw:type="line" svg:x1="13.705cm" svg:y1="7.855cm" svg:x2="15.004cm" svg:y2="10.054cm" draw:start-shape="id126" draw:start-glue-point="8" draw:end-shape="id127" draw:end-glue-point="4" svg:d="M13705 7855l1299 2199" svg:viewBox="0 0 1300 2200">
          <text:p/>
        </draw:connector>
        <draw:connector draw:style-name="gr51" draw:text-style-name="P3" draw:layer="layout" draw:type="line" svg:x1="15.216cm" svg:y1="10.566cm" svg:x2="17.199cm" svg:y2="12.249cm" draw:start-shape="id127" draw:start-glue-point="9" draw:end-shape="id128" draw:end-glue-point="5" svg:d="M15216 10566l1983 1683" svg:viewBox="0 0 1984 1684">
          <text:p/>
        </draw:connector>
        <draw:connector draw:style-name="gr51" draw:text-style-name="P3" draw:layer="layout" draw:type="line" svg:x1="10.309cm" svg:y1="13.759cm" svg:x2="13.21cm" svg:y2="13.56cm" draw:start-shape="id123" draw:start-glue-point="10" draw:end-shape="id129" draw:end-glue-point="6" svg:d="M10309 13759l2901-199" svg:viewBox="0 0 2902 200">
          <text:p/>
        </draw:connector>
        <draw:connector draw:style-name="gr53" draw:text-style-name="P3" draw:layer="layout" draw:type="line" svg:x1="8.207cm" svg:y1="8.957cm" svg:x2="8.302cm" svg:y2="10.752cm" draw:start-shape="id120" draw:start-glue-point="8" draw:end-shape="id122" draw:end-glue-point="4" svg:d="M8207 8957l95 1795" svg:viewBox="0 0 96 1796">
          <text:p/>
        </draw:connector>
        <draw:connector draw:style-name="gr53" draw:text-style-name="P3" draw:layer="layout" draw:type="line" svg:x1="11.206cm" svg:y1="8.256cm" svg:x2="13.493cm" svg:y2="7.767cm" draw:start-shape="id124" draw:start-glue-point="10" draw:end-shape="id126" draw:end-glue-point="7" svg:d="M11206 8256l2287-489" svg:viewBox="0 0 2288 490">
          <text:p/>
        </draw:connector>
        <draw:connector draw:style-name="gr53" draw:text-style-name="P3" draw:layer="layout" draw:type="line" svg:x1="12.103cm" svg:y1="10.853cm" svg:x2="14.704cm" svg:y2="10.354cm" draw:start-shape="id125" draw:start-glue-point="10" draw:end-shape="id127" draw:end-glue-point="6" svg:d="M12103 10853l2601-499" svg:viewBox="0 0 2602 500">
          <text:p/>
        </draw:connector>
        <draw:connector draw:style-name="gr53" draw:text-style-name="P3" draw:layer="layout" draw:type="line" svg:x1="10.221cm" svg:y1="13.547cm" svg:x2="11.803cm" svg:y2="11.153cm" draw:start-shape="id123" draw:start-glue-point="11" draw:end-shape="id125" draw:end-glue-point="8" svg:d="M10221 13547l1582-2394" svg:viewBox="0 0 1583 2395">
          <text:p/>
        </draw:connector>
        <draw:connector draw:style-name="gr54" draw:text-style-name="P3" draw:layer="layout" draw:type="line" svg:x1="5.401cm" svg:y1="10.851cm" svg:x2="8.002cm" svg:y2="11.052cm" draw:start-shape="id119" draw:start-glue-point="10" draw:end-shape="id122" draw:end-glue-point="6" svg:d="M5401 10851l2601 201" svg:viewBox="0 0 2602 202">
          <text:p/>
        </draw:connector>
        <draw:connector draw:style-name="gr54" draw:text-style-name="P3" draw:layer="layout" draw:type="line" svg:x1="8.602cm" svg:y1="11.052cm" svg:x2="11.503cm" svg:y2="10.853cm" draw:start-shape="id122" draw:start-glue-point="10" draw:end-shape="id125" draw:end-glue-point="6" svg:d="M8602 11052l2901-199" svg:viewBox="0 0 2902 200">
          <text:p/>
        </draw:connector>
        <draw:connector draw:style-name="gr54" draw:text-style-name="P3" draw:layer="layout" draw:type="line" svg:x1="11.803cm" svg:y1="11.193cm" svg:x2="13.51cm" svg:y2="13.3cm" svg:d="M11803 11193l1707 2107" svg:viewBox="0 0 1708 2108">
          <text:p/>
        </draw:connector>
        <draw:connector draw:style-name="gr54" draw:text-style-name="P3" draw:layer="layout" draw:type="line" svg:x1="13.81cm" svg:y1="13.56cm" svg:x2="17.111cm" svg:y2="12.501cm" draw:start-shape="id129" draw:start-glue-point="10" svg:d="M13810 13560l3301-1059" svg:viewBox="0 0 3302 1060">
          <text:p/>
        </draw:connector>
        <draw:frame draw:style-name="gr24" draw:text-style-name="P34" draw:layer="layout" svg:width="0.7cm" svg:height="0.839cm" svg:x="17.3cm" svg:y="11.4cm">
          <draw:text-box>
            <text:p><text:span text:style-name="T40">t</text:span></text:p>
          </draw:text-box>
        </draw:frame>
        <draw:frame draw:style-name="gr24" draw:text-style-name="P34" draw:layer="layout" svg:width="0.7cm" svg:height="0.839cm" svg:x="11.8cm" svg:y="9.8cm">
          <draw:text-box>
            <text:p><text:span text:style-name="T40">p</text:span></text:p>
          </draw:text-box>
        </draw:frame>
        <draw:frame draw:style-name="gr24" draw:text-style-name="P34" draw:layer="layout" svg:width="0.7cm" svg:height="0.839cm" svg:x="4.5cm" svg:y="9.9cm">
          <draw:text-box>
            <text:p><text:span text:style-name="T40">s</text:span></text:p>
          </draw:text-box>
        </draw:frame>
      </draw:page>
      <draw:page draw:name="page15" draw:style-name="dp1" draw:master-page-name="Default">
        <draw:custom-shape draw:style-name="gr55" draw:text-style-name="P2" xml:id="id130" draw:id="id130" draw:layer="layout" svg:width="0.6cm" svg:height="0.6cm" svg:x="3.001cm" svg:y="10.551cm">
          <text:p text:style-name="P1"><text:span text:style-name="T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 xml:id="id132" draw:id="id132" draw:layer="layout" svg:width="0.6cm" svg:height="0.6cm" svg:x="6.6cm" svg:y="12.1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 xml:id="id131" draw:id="id131" draw:layer="layout" svg:width="0.6cm" svg:height="0.6cm" svg:x="6.003cm" svg:y="8.153cm">
          <text:p text:style-name="P1"><text:span text:style-name="T1">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 xml:id="id133" draw:id="id133" draw:layer="layout" svg:width="0.6cm" svg:height="0.6cm" svg:x="10.004cm" svg:y="7.454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 xml:id="id134" draw:id="id134" draw:layer="layout" svg:width="0.6cm" svg:height="0.6cm" svg:x="9.105cm" svg:y="10.255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 xml:id="id135" draw:id="id135" draw:layer="layout" svg:width="0.6cm" svg:height="0.6cm" svg:x="12.6cm" svg:y="8.7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 xml:id="id136" draw:id="id136" draw:layer="layout" svg:width="0.6cm" svg:height="0.6cm" svg:x="15.4cm" svg:y="7.5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2" xml:id="id138" draw:id="id138" draw:layer="layout" svg:width="0.6cm" svg:height="0.6cm" svg:x="12.2cm" svg:y="11.7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 xml:id="id137" draw:id="id137" draw:layer="layout" svg:width="0.6cm" svg:height="0.6cm" svg:x="16.301cm" svg:y="13.001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7" draw:text-style-name="P3" draw:layer="layout" draw:type="line" svg:x1="3.601cm" svg:y1="10.851cm" svg:x2="6.091cm" svg:y2="8.665cm" draw:start-shape="id130" draw:start-glue-point="10" draw:end-shape="id131" draw:end-glue-point="7" svg:d="M3601 10851l2490-2186" svg:viewBox="0 0 2491 2187">
          <text:p/>
        </draw:connector>
        <draw:connector draw:style-name="gr57" draw:text-style-name="P3" draw:layer="layout" draw:type="line" svg:x1="3.601cm" svg:y1="10.851cm" svg:x2="6.6cm" svg:y2="12.4cm" draw:start-shape="id130" draw:start-glue-point="10" draw:end-shape="id132" draw:end-glue-point="6" svg:d="M3601 10851l2999 1549" svg:viewBox="0 0 3000 1550">
          <text:p/>
        </draw:connector>
        <draw:connector draw:style-name="gr57" draw:text-style-name="P3" draw:layer="layout" draw:type="line" svg:x1="6.303cm" svg:y1="8.753cm" svg:x2="6.9cm" svg:y2="12.1cm" draw:start-shape="id131" draw:start-glue-point="8" draw:end-shape="id132" draw:end-glue-point="4" svg:d="M6303 8753l597 3347" svg:viewBox="0 0 598 3348">
          <text:p/>
        </draw:connector>
        <draw:connector draw:style-name="gr57" draw:text-style-name="P3" draw:layer="layout" draw:type="line" svg:x1="6.603cm" svg:y1="8.453cm" svg:x2="10.004cm" svg:y2="7.754cm" draw:start-shape="id131" draw:start-glue-point="10" draw:end-shape="id133" draw:end-glue-point="6" svg:d="M6603 8453l3401-699" svg:viewBox="0 0 3402 700">
          <text:p/>
        </draw:connector>
        <draw:connector draw:style-name="gr57" draw:text-style-name="P3" draw:layer="layout" draw:type="line" svg:x1="10.304cm" svg:y1="8.054cm" svg:x2="9.405cm" svg:y2="10.255cm" draw:start-shape="id133" draw:start-glue-point="8" draw:end-shape="id134" draw:end-glue-point="4" svg:d="M10304 8054l-899 2201" svg:viewBox="0 0 900 2202">
          <text:p/>
        </draw:connector>
        <draw:connector draw:style-name="gr57" draw:text-style-name="P3" draw:layer="layout" draw:type="line" svg:x1="7.2cm" svg:y1="12.4cm" svg:x2="9.193cm" svg:y2="10.767cm" draw:start-shape="id132" draw:start-glue-point="10" draw:end-shape="id134" draw:end-glue-point="7" svg:d="M7200 12400l1993-1633" svg:viewBox="0 0 1994 1634">
          <text:p/>
        </draw:connector>
        <draw:connector draw:style-name="gr57" draw:text-style-name="P3" draw:layer="layout" draw:type="line" svg:x1="9.705cm" svg:y1="10.555cm" svg:x2="12.6cm" svg:y2="9cm" draw:start-shape="id134" draw:start-glue-point="10" draw:end-shape="id135" draw:end-glue-point="6" svg:d="M9705 10555l2895-1555" svg:viewBox="0 0 2896 1556">
          <text:p/>
        </draw:connector>
        <draw:connector draw:style-name="gr57" draw:text-style-name="P3" draw:layer="layout" draw:type="line" svg:x1="10.604cm" svg:y1="7.754cm" svg:x2="12.6cm" svg:y2="9cm" draw:start-shape="id133" draw:start-glue-point="10" draw:end-shape="id135" draw:end-glue-point="6" svg:d="M10604 7754l1996 1246" svg:viewBox="0 0 1997 1247">
          <text:p/>
        </draw:connector>
        <draw:connector draw:style-name="gr57" draw:text-style-name="P3" draw:layer="layout" draw:type="line" svg:x1="13.2cm" svg:y1="9cm" svg:x2="15.4cm" svg:y2="7.8cm" draw:start-shape="id135" draw:start-glue-point="10" draw:end-shape="id136" draw:end-glue-point="6" svg:d="M13200 9000l2200-1200" svg:viewBox="0 0 2201 1201">
          <text:p/>
        </draw:connector>
        <draw:connector draw:style-name="gr57" draw:text-style-name="P3" draw:layer="layout" draw:type="line" svg:x1="15.912cm" svg:y1="8.012cm" svg:x2="16.8cm" svg:y2="9.9cm" draw:start-shape="id136" draw:start-glue-point="9" svg:d="M15912 8012l888 1888" svg:viewBox="0 0 889 1889">
          <text:p/>
        </draw:connector>
        <draw:connector draw:style-name="gr57" draw:text-style-name="P3" draw:layer="layout" draw:type="line" svg:x1="16.8cm" svg:y1="10.5cm" svg:x2="16.601cm" svg:y2="13.001cm" draw:end-shape="id137" draw:end-glue-point="4" svg:d="M16800 10500l-199 2501" svg:viewBox="0 0 200 2502">
          <text:p/>
        </draw:connector>
        <draw:connector draw:style-name="gr57" draw:text-style-name="P3" draw:layer="layout" draw:type="line" svg:x1="12.9cm" svg:y1="9.3cm" svg:x2="12.5cm" svg:y2="11.7cm" draw:start-shape="id135" draw:start-glue-point="8" draw:end-shape="id138" draw:end-glue-point="4" svg:d="M12900 9300l-400 2400" svg:viewBox="0 0 401 2401">
          <text:p/>
        </draw:connector>
        <draw:connector draw:style-name="gr57" draw:text-style-name="P3" draw:layer="layout" draw:type="line" svg:x1="7.2cm" svg:y1="12.4cm" svg:x2="12.2cm" svg:y2="12cm" draw:start-shape="id132" draw:start-glue-point="10" draw:end-shape="id138" draw:end-glue-point="6" svg:d="M7200 12400l5000-400" svg:viewBox="0 0 5001 401">
          <text:p/>
        </draw:connector>
        <draw:connector draw:style-name="gr57" draw:text-style-name="P3" draw:layer="layout" draw:type="line" svg:x1="12.8cm" svg:y1="12cm" svg:x2="16.5cm" svg:y2="10.2cm" draw:start-shape="id138" draw:start-glue-point="10" svg:d="M12800 12000l3700-1800" svg:viewBox="0 0 3701 1801">
          <text:p/>
        </draw:connector>
        <draw:connector draw:style-name="gr57" draw:text-style-name="P3" draw:layer="layout" draw:type="line" svg:x1="12.8cm" svg:y1="12cm" svg:x2="16.301cm" svg:y2="13.301cm" draw:start-shape="id138" draw:start-glue-point="10" draw:end-shape="id137" draw:end-glue-point="6" svg:d="M12800 12000l3501 1301" svg:viewBox="0 0 3502 1302">
          <text:p/>
        </draw:connector>
        <draw:connector draw:style-name="gr58" draw:text-style-name="P3" draw:layer="layout" draw:type="line" svg:x1="3.593cm" svg:y1="10.943cm" svg:x2="6.592cm" svg:y2="12.492cm" svg:d="M3593 10943l2999 1549" svg:viewBox="0 0 3000 1550">
          <text:p/>
        </draw:connector>
        <draw:connector draw:style-name="gr58" draw:text-style-name="P3" draw:layer="layout" draw:type="line" svg:x1="7.2cm" svg:y1="12.497cm" svg:x2="9.267cm" svg:y2="10.868cm" svg:d="M7200 12497l2067-1629" svg:viewBox="0 0 2068 1630">
          <text:p/>
        </draw:connector>
        <draw:connector draw:style-name="gr58" draw:text-style-name="P3" draw:layer="layout" draw:type="line" svg:x1="9.697cm" svg:y1="10.665cm" svg:x2="12.592cm" svg:y2="9.11cm" svg:d="M9697 10665l2895-1555" svg:viewBox="0 0 2896 1556">
          <text:p/>
        </draw:connector>
        <draw:connector draw:style-name="gr58" draw:text-style-name="P3" draw:layer="layout" draw:type="line" svg:x1="12.978cm" svg:y1="9.291cm" svg:x2="12.578cm" svg:y2="11.691cm" svg:d="M12978 9291l-400 2400" svg:viewBox="0 0 401 2401">
          <text:p/>
        </draw:connector>
        <draw:connector draw:style-name="gr58" draw:text-style-name="P3" draw:layer="layout" draw:type="line" svg:x1="12.8cm" svg:y1="12.1cm" svg:x2="16.5cm" svg:y2="10.3cm" svg:d="M12800 12100l3700-1800" svg:viewBox="0 0 3701 1801">
          <text:p/>
        </draw:connector>
        <draw:custom-shape draw:style-name="gr59" draw:text-style-name="P36" draw:layer="layout" svg:width="0.6cm" svg:height="0.6cm" svg:x="16.5cm" svg:y="9.9cm">
          <text:p text:style-name="P35"><text:span text:style-name="T43">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0" draw:text-style-name="P34" draw:layer="layout" svg:width="1.7cm" svg:height="0.589cm" svg:x="1.2cm" svg:y="10.6cm">
          <draw:text-box>
            <text:p><text:span text:style-name="T40">d(1)=0</text:span></text:p>
          </draw:text-box>
        </draw:frame>
        <draw:frame draw:style-name="gr60" draw:text-style-name="P34" draw:layer="layout" svg:width="1.7cm" svg:height="0.589cm" svg:x="6.2cm" svg:y="12.701cm">
          <draw:text-box>
            <text:p><text:span text:style-name="T40">d(3)=1</text:span></text:p>
          </draw:text-box>
        </draw:frame>
        <draw:frame draw:style-name="gr60" draw:text-style-name="P34" draw:layer="layout" svg:width="1.7cm" svg:height="0.589cm" svg:x="5.6cm" svg:y="7.502cm">
          <draw:text-box>
            <text:p><text:span text:style-name="T40">d(2)=2</text:span></text:p>
          </draw:text-box>
        </draw:frame>
        <draw:frame draw:style-name="gr60" draw:text-style-name="P34" draw:layer="layout" svg:width="1.7cm" svg:height="0.589cm" svg:x="9.6cm" svg:y="6.803cm">
          <draw:text-box>
            <text:p><text:span text:style-name="T40">d(4)=5</text:span></text:p>
          </draw:text-box>
        </draw:frame>
        <draw:frame draw:style-name="gr60" draw:text-style-name="P34" draw:layer="layout" svg:width="1.7cm" svg:height="0.589cm" svg:x="9.6cm" svg:y="10.704cm">
          <draw:text-box>
            <text:p><text:span text:style-name="T40">d(5)=3</text:span></text:p>
          </draw:text-box>
        </draw:frame>
        <draw:frame draw:style-name="gr60" draw:text-style-name="P34" draw:layer="layout" svg:width="1.7cm" svg:height="0.589cm" svg:x="11.8cm" svg:y="12.405cm">
          <draw:text-box>
            <text:p><text:span text:style-name="T40">d(7)=5</text:span></text:p>
          </draw:text-box>
        </draw:frame>
        <draw:frame draw:style-name="gr60" draw:text-style-name="P34" draw:layer="layout" svg:width="1.7cm" svg:height="0.589cm" svg:x="12.1cm" svg:y="8.005cm">
          <draw:text-box>
            <text:p><text:span text:style-name="T40">d(6)=4</text:span></text:p>
          </draw:text-box>
        </draw:frame>
        <draw:frame draw:style-name="gr60" draw:text-style-name="P34" draw:layer="layout" svg:width="1.7cm" svg:height="0.589cm" svg:x="16.1cm" svg:y="7.306cm">
          <draw:text-box>
            <text:p><text:span text:style-name="T40">d(8)=8</text:span></text:p>
          </draw:text-box>
        </draw:frame>
        <draw:frame draw:style-name="gr60" draw:text-style-name="P34" draw:layer="layout" svg:width="1.7cm" svg:height="0.589cm" svg:x="17.2cm" svg:y="9.907cm">
          <draw:text-box>
            <text:p><text:span text:style-name="T40">d(9)=7</text:span></text:p>
          </draw:text-box>
        </draw:frame>
        <draw:frame draw:style-name="gr60" draw:text-style-name="P34" draw:layer="layout" svg:width="2cm" svg:height="0.589cm" svg:x="17cm" svg:y="13.208cm">
          <draw:text-box>
            <text:p><text:span text:style-name="T40">d(10)=8</text:span></text:p>
          </draw:text-box>
        </draw:frame>
        <draw:frame draw:style-name="gr60" draw:text-style-name="P34" draw:layer="layout" svg:width="0.4cm" svg:height="0.589cm" svg:x="4.5cm" svg:y="8.909cm">
          <draw:text-box>
            <text:p><text:span text:style-name="T40">2</text:span></text:p>
          </draw:text-box>
        </draw:frame>
        <draw:frame draw:style-name="gr60" draw:text-style-name="P34" draw:layer="layout" svg:width="0.4cm" svg:height="0.589cm" svg:x="5cm" svg:y="10.909cm">
          <draw:text-box>
            <text:p><text:span text:style-name="T40">1</text:span></text:p>
          </draw:text-box>
        </draw:frame>
        <draw:frame draw:style-name="gr60" draw:text-style-name="P34" draw:layer="layout" svg:width="0.4cm" svg:height="0.589cm" svg:x="6.7cm" svg:y="9.809cm">
          <draw:text-box>
            <text:p><text:span text:style-name="T40">4</text:span></text:p>
          </draw:text-box>
        </draw:frame>
        <draw:frame draw:style-name="gr60" draw:text-style-name="P34" draw:layer="layout" svg:width="0.4cm" svg:height="0.589cm" svg:x="8cm" svg:y="8.11cm">
          <draw:text-box>
            <text:p><text:span text:style-name="T40">3</text:span></text:p>
          </draw:text-box>
        </draw:frame>
        <draw:frame draw:style-name="gr60" draw:text-style-name="P34" draw:layer="layout" svg:width="0.4cm" svg:height="0.589cm" svg:x="9.4cm" svg:y="8.511cm">
          <draw:text-box>
            <text:p><text:span text:style-name="T40">4</text:span></text:p>
          </draw:text-box>
        </draw:frame>
        <draw:frame draw:style-name="gr60" draw:text-style-name="P34" draw:layer="layout" svg:width="0.4cm" svg:height="0.589cm" svg:x="7.9cm" svg:y="10.812cm">
          <draw:text-box>
            <text:p><text:span text:style-name="T40">2</text:span></text:p>
          </draw:text-box>
        </draw:frame>
        <draw:frame draw:style-name="gr60" draw:text-style-name="P34" draw:layer="layout" svg:width="0.9cm" svg:height="0.589cm" svg:x="9.4cm" svg:y="12.413cm">
          <draw:text-box>
            <text:p><text:span text:style-name="T40">10</text:span></text:p>
          </draw:text-box>
        </draw:frame>
        <draw:frame draw:style-name="gr60" draw:text-style-name="P34" draw:layer="layout" svg:width="0.4cm" svg:height="0.589cm" svg:x="10.8cm" svg:y="9.213cm">
          <draw:text-box>
            <text:p><text:span text:style-name="T40">1</text:span></text:p>
          </draw:text-box>
        </draw:frame>
        <draw:frame draw:style-name="gr60" draw:text-style-name="P34" draw:layer="layout" svg:width="0.4cm" svg:height="0.589cm" svg:x="11.3cm" svg:y="7.614cm">
          <draw:text-box>
            <text:p><text:span text:style-name="T40">7</text:span></text:p>
          </draw:text-box>
        </draw:frame>
        <draw:frame draw:style-name="gr60" draw:text-style-name="P34" draw:layer="layout" svg:width="0.4cm" svg:height="0.589cm" svg:x="14.2cm" svg:y="8.4cm">
          <draw:text-box>
            <text:p><text:span text:style-name="T40">4</text:span></text:p>
          </draw:text-box>
        </draw:frame>
        <draw:frame draw:style-name="gr60" draw:text-style-name="P34" draw:layer="layout" svg:width="0.4cm" svg:height="0.589cm" svg:x="14.4cm" svg:y="10.316cm">
          <draw:text-box>
            <text:p><text:span text:style-name="T40">2</text:span></text:p>
          </draw:text-box>
        </draw:frame>
        <draw:frame draw:style-name="gr60" draw:text-style-name="P34" draw:layer="layout" svg:width="0.4cm" svg:height="0.589cm" svg:x="14.6cm" svg:y="12.017cm">
          <draw:text-box>
            <text:p><text:span text:style-name="T40">8</text:span></text:p>
          </draw:text-box>
        </draw:frame>
        <draw:frame draw:style-name="gr60" draw:text-style-name="P34" draw:layer="layout" svg:width="0.4cm" svg:height="0.589cm" svg:x="16.9cm" svg:y="11.418cm">
          <draw:text-box>
            <text:p><text:span text:style-name="T40">1</text:span></text:p>
          </draw:text-box>
        </draw:frame>
        <draw:frame draw:style-name="gr60" draw:text-style-name="P34" draw:layer="layout" svg:width="0.4cm" svg:height="0.589cm" svg:x="16.4cm" svg:y="8.319cm">
          <draw:text-box>
            <text:p><text:span text:style-name="T40">3</text:span></text:p>
          </draw:text-box>
        </draw:frame>
        <draw:frame draw:style-name="gr60" draw:text-style-name="P34" draw:layer="layout" svg:width="0.4cm" svg:height="0.589cm" svg:x="12.9cm" svg:y="10.019cm">
          <draw:text-box>
            <text:p><text:span text:style-name="T40">1</text:span></text:p>
          </draw:text-box>
        </draw:frame>
        <draw:connector draw:style-name="gr58" draw:text-style-name="P3" draw:layer="layout" draw:type="line" svg:x1="16.862cm" svg:y1="10.492cm" svg:x2="16.663cm" svg:y2="12.993cm" svg:d="M16862 10492l-199 2501" svg:viewBox="0 0 200 2502">
          <text:p/>
        </draw:connector>
      </draw:page>
      <draw:page draw:name="page16" draw:style-name="dp1" draw:master-page-name="Default">
        <draw:custom-shape draw:style-name="gr61" draw:text-style-name="P37" xml:id="id139" draw:id="id139" draw:layer="layout" svg:width="0.3cm" svg:height="0.3cm" svg:x="2.787cm" svg:y="10.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2" draw:text-style-name="P37" xml:id="id140" draw:id="id140" draw:layer="layout" svg:width="0.3cm" svg:height="0.3cm" svg:x="4.088cm" svg:y="10.8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3" draw:text-style-name="P37" xml:id="id150" draw:id="id150" draw:layer="layout" svg:width="0.3cm" svg:height="0.3cm" svg:x="5.489cm" svg:y="10.8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 draw:text-style-name="P37" xml:id="id154" draw:id="id154" draw:layer="layout" svg:width="0.3cm" svg:height="0.3cm" svg:x="6.89cm" svg:y="10.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37" xml:id="id159" draw:id="id159" draw:layer="layout" svg:width="0.3cm" svg:height="0.3cm" svg:x="8.288cm" svg:y="10.8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37" xml:id="id164" draw:id="id164" draw:layer="layout" svg:width="0.3cm" svg:height="0.3cm" svg:x="9.789cm" svg:y="10.8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37" xml:id="id168" draw:id="id168" draw:layer="layout" svg:width="0.3cm" svg:height="0.3cm" svg:x="11.19cm" svg:y="10.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37" draw:layer="layout" svg:width="0.3cm" svg:height="0.3cm" svg:x="12.591cm" svg:y="10.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9" draw:text-style-name="P3" draw:layer="layout" draw:type="line" svg:x1="3.043cm" svg:y1="10.854cm" svg:x2="4.132cm" svg:y2="10.855cm" draw:start-shape="id139" draw:start-glue-point="11" draw:end-shape="id140" draw:end-glue-point="5" svg:d="M3043 10854l1089 1" svg:viewBox="0 0 1090 2">
          <text:p/>
        </draw:connector>
        <draw:connector draw:style-name="gr69" draw:text-style-name="P3" draw:layer="layout" draw:type="line" svg:x1="3.043cm" svg:y1="11.066cm" svg:x2="4.132cm" svg:y2="11.067cm" draw:start-shape="id139" draw:start-glue-point="9" draw:end-shape="id140" draw:end-glue-point="7" svg:d="M3043 11066l1089 1" svg:viewBox="0 0 1090 2">
          <text:p/>
        </draw:connector>
        <draw:connector draw:style-name="gr69" draw:text-style-name="P3" draw:layer="layout" draw:type="line" svg:x1="4.443cm" svg:y1="10.955cm" svg:x2="5.532cm" svg:y2="10.956cm" svg:d="M4443 10955l1089 1" svg:viewBox="0 0 1090 2">
          <text:p/>
        </draw:connector>
        <draw:connector draw:style-name="gr69" draw:text-style-name="P3" draw:layer="layout" draw:type="line" svg:x1="5.843cm" svg:y1="10.956cm" svg:x2="6.932cm" svg:y2="10.957cm" svg:d="M5843 10956l1089 1" svg:viewBox="0 0 1090 2">
          <text:p/>
        </draw:connector>
        <draw:connector draw:style-name="gr69" draw:text-style-name="P3" draw:layer="layout" draw:type="line" svg:x1="7.243cm" svg:y1="10.957cm" svg:x2="8.332cm" svg:y2="10.958cm" svg:d="M7243 10957l1089 1" svg:viewBox="0 0 1090 2">
          <text:p/>
        </draw:connector>
        <draw:connector draw:style-name="gr69" draw:text-style-name="P3" draw:layer="layout" draw:type="line" svg:x1="8.643cm" svg:y1="10.958cm" svg:x2="9.732cm" svg:y2="10.959cm" svg:d="M8643 10958l1089 1" svg:viewBox="0 0 1090 2">
          <text:p/>
        </draw:connector>
        <draw:connector draw:style-name="gr69" draw:text-style-name="P3" draw:layer="layout" draw:type="line" svg:x1="10.143cm" svg:y1="10.959cm" svg:x2="11.232cm" svg:y2="10.96cm" svg:d="M10143 10959l1089 1" svg:viewBox="0 0 1090 2">
          <text:p/>
        </draw:connector>
        <draw:connector draw:style-name="gr70" draw:text-style-name="P38" draw:layer="layout" draw:type="line" svg:x1="11.5cm" svg:y1="10.999cm" svg:x2="12.589cm" svg:y2="11cm" svg:d="M11500 10999l1089 1" svg:viewBox="0 0 1090 2">
          <text:p/>
        </draw:connector>
        <draw:frame draw:style-name="gr71" draw:text-style-name="P39" draw:layer="layout" svg:width="11.7cm" svg:height="0.569cm" svg:x="2.6cm" svg:y="10.331cm">
          <draw:text-box>
            <text:p><text:span text:style-name="T44">0 <text:s text:c="13"/>0 <text:s text:c="15"/>0 <text:s text:c="14"/>0 <text:s text:c="15"/>0 <text:s text:c="15"/>0 <text:s text:c="15"/>0 <text:s text:c="14"/>0</text:span></text:p>
          </draw:text-box>
        </draw:frame>
        <draw:custom-shape draw:style-name="gr72" draw:text-style-name="P37" xml:id="id143" draw:id="id143" draw:layer="layout" svg:width="0.3cm" svg:height="0.3cm" svg:x="4.088cm" svg:y="9.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 draw:text-style-name="P37" xml:id="id142" draw:id="id142" draw:layer="layout" svg:width="0.3cm" svg:height="0.3cm" svg:x="5.489cm" svg:y="9.8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4" draw:text-style-name="P37" xml:id="id156" draw:id="id156" draw:layer="layout" svg:width="0.3cm" svg:height="0.3cm" svg:x="6.89cm" svg:y="9.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37" draw:layer="layout" svg:width="0.3cm" svg:height="0.3cm" svg:x="8.288cm" svg:y="9.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6" draw:text-style-name="P37" xml:id="id166" draw:id="id166" draw:layer="layout" svg:width="0.3cm" svg:height="0.3cm" svg:x="9.789cm" svg:y="9.8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37" xml:id="id170" draw:id="id170" draw:layer="layout" svg:width="0.3cm" svg:height="0.3cm" svg:x="11.19cm" svg:y="9.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37" draw:layer="layout" svg:width="0.3cm" svg:height="0.3cm" svg:x="12.591cm" svg:y="9.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9" draw:text-style-name="P3" draw:layer="layout" draw:type="line" svg:x1="4.443cm" svg:y1="9.982cm" svg:x2="5.532cm" svg:y2="9.983cm" svg:d="M4443 9982l1089 1" svg:viewBox="0 0 1090 2">
          <text:p/>
        </draw:connector>
        <draw:connector draw:style-name="gr69" draw:text-style-name="P3" draw:layer="layout" draw:type="line" svg:x1="5.843cm" svg:y1="9.983cm" svg:x2="6.932cm" svg:y2="9.984cm" svg:d="M5843 9983l1089 1" svg:viewBox="0 0 1090 2">
          <text:p/>
        </draw:connector>
        <draw:connector draw:style-name="gr69" draw:text-style-name="P3" draw:layer="layout" draw:type="line" svg:x1="7.243cm" svg:y1="9.984cm" svg:x2="8.332cm" svg:y2="9.985cm" svg:d="M7243 9984l1089 1" svg:viewBox="0 0 1090 2">
          <text:p/>
        </draw:connector>
        <draw:connector draw:style-name="gr69" draw:text-style-name="P3" draw:layer="layout" draw:type="line" svg:x1="8.643cm" svg:y1="9.985cm" svg:x2="9.732cm" svg:y2="9.986cm" svg:d="M8643 9985l1089 1" svg:viewBox="0 0 1090 2">
          <text:p/>
        </draw:connector>
        <draw:connector draw:style-name="gr69" draw:text-style-name="P3" draw:layer="layout" draw:type="line" svg:x1="10.143cm" svg:y1="9.986cm" svg:x2="11.232cm" svg:y2="9.987cm" svg:d="M10143 9986l1089 1" svg:viewBox="0 0 1090 2">
          <text:p/>
        </draw:connector>
        <draw:connector draw:style-name="gr79" draw:text-style-name="P38" draw:layer="layout" draw:type="line" svg:x1="11.5cm" svg:y1="10.026cm" svg:x2="12.589cm" svg:y2="10.027cm" svg:d="M11500 10026l1089 1" svg:viewBox="0 0 1090 2">
          <text:p/>
        </draw:connector>
        <draw:frame draw:style-name="gr80" draw:text-style-name="P39" draw:layer="layout" svg:width="8.7cm" svg:height="0.319cm" svg:x="4.2cm" svg:y="9.481cm">
          <draw:text-box>
            <text:p><text:span text:style-name="T44">1</text:span></text:p>
          </draw:text-box>
        </draw:frame>
        <draw:custom-shape draw:style-name="gr81" draw:text-style-name="P37" xml:id="id141" draw:id="id141" draw:layer="layout" svg:width="0.3cm" svg:height="0.3cm" svg:x="4.084cm" svg:y="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37" xml:id="id144" draw:id="id144" draw:layer="layout" svg:width="0.3cm" svg:height="0.3cm" svg:x="5.485cm" svg:y="8.8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37" xml:id="id151" draw:id="id151" draw:layer="layout" svg:width="0.3cm" svg:height="0.3cm" svg:x="6.886cm" svg:y="8.8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37" xml:id="id161" draw:id="id161" draw:layer="layout" svg:width="0.3cm" svg:height="0.3cm" svg:x="8.284cm" svg:y="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37" xml:id="id160" draw:id="id160" draw:layer="layout" svg:width="0.3cm" svg:height="0.3cm" svg:x="9.785cm" svg:y="8.8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6" draw:text-style-name="P37" xml:id="id172" draw:id="id172" draw:layer="layout" svg:width="0.3cm" svg:height="0.3cm" svg:x="11.186cm" svg:y="8.8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7" draw:text-style-name="P37" xml:id="id169" draw:id="id169" draw:layer="layout" svg:width="0.3cm" svg:height="0.3cm" svg:x="12.587cm" svg:y="8.8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9" draw:text-style-name="P3" draw:layer="layout" draw:type="line" svg:x1="4.439cm" svg:y1="8.987cm" svg:x2="5.528cm" svg:y2="8.988cm" svg:d="M4439 8987l1089 1" svg:viewBox="0 0 1090 2">
          <text:p/>
        </draw:connector>
        <draw:connector draw:style-name="gr69" draw:text-style-name="P3" draw:layer="layout" draw:type="line" svg:x1="5.839cm" svg:y1="8.988cm" svg:x2="6.928cm" svg:y2="8.989cm" svg:d="M5839 8988l1089 1" svg:viewBox="0 0 1090 2">
          <text:p/>
        </draw:connector>
        <draw:connector draw:style-name="gr69" draw:text-style-name="P3" draw:layer="layout" draw:type="line" svg:x1="7.239cm" svg:y1="8.989cm" svg:x2="8.328cm" svg:y2="8.99cm" svg:d="M7239 8989l1089 1" svg:viewBox="0 0 1090 2">
          <text:p/>
        </draw:connector>
        <draw:connector draw:style-name="gr69" draw:text-style-name="P3" draw:layer="layout" draw:type="line" svg:x1="8.639cm" svg:y1="8.99cm" svg:x2="9.728cm" svg:y2="8.991cm" svg:d="M8639 8990l1089 1" svg:viewBox="0 0 1090 2">
          <text:p/>
        </draw:connector>
        <draw:connector draw:style-name="gr69" draw:text-style-name="P3" draw:layer="layout" draw:type="line" svg:x1="10.139cm" svg:y1="8.991cm" svg:x2="11.228cm" svg:y2="8.992cm" svg:d="M10139 8991l1089 1" svg:viewBox="0 0 1090 2">
          <text:p/>
        </draw:connector>
        <draw:connector draw:style-name="gr88" draw:text-style-name="P38" draw:layer="layout" draw:type="line" svg:x1="11.496cm" svg:y1="9.031cm" svg:x2="12.585cm" svg:y2="9.032cm" svg:d="M11496 9031l1089 1" svg:viewBox="0 0 1090 2">
          <text:p/>
        </draw:connector>
        <draw:frame draw:style-name="gr80" draw:text-style-name="P39" draw:layer="layout" svg:width="8.696cm" svg:height="0.319cm" svg:x="4.2cm" svg:y="8.486cm">
          <draw:text-box>
            <text:p><text:span text:style-name="T44">2</text:span></text:p>
          </draw:text-box>
        </draw:frame>
        <draw:connector draw:style-name="gr69" draw:text-style-name="P3" draw:layer="layout" draw:type="line" svg:x1="2.937cm" svg:y1="10.81cm" svg:x2="4.128cm" svg:y2="9.099cm" draw:start-shape="id139" draw:start-glue-point="4" draw:end-shape="id141" draw:end-glue-point="7" svg:d="M2937 10810l1191-1711" svg:viewBox="0 0 1192 1712">
          <text:p/>
        </draw:connector>
        <draw:custom-shape draw:style-name="gr89" draw:text-style-name="P37" xml:id="id146" draw:id="id146" draw:layer="layout" svg:width="0.3cm" svg:height="0.3cm" svg:x="4.08cm" svg:y="7.8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0" draw:text-style-name="P37" xml:id="id145" draw:id="id145" draw:layer="layout" svg:width="0.3cm" svg:height="0.3cm" svg:x="5.481cm" svg:y="7.8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1" draw:text-style-name="P37" xml:id="id152" draw:id="id152" draw:layer="layout" svg:width="0.3cm" svg:height="0.3cm" svg:x="6.882cm" svg:y="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2" draw:text-style-name="P37" xml:id="id155" draw:id="id155" draw:layer="layout" svg:width="0.3cm" svg:height="0.3cm" svg:x="8.28cm" svg:y="7.8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3" draw:text-style-name="P37" draw:layer="layout" svg:width="0.3cm" svg:height="0.3cm" svg:x="9.781cm" svg:y="7.8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4" draw:text-style-name="P37" draw:layer="layout" svg:width="0.3cm" svg:height="0.3cm" svg:x="11.182cm" svg:y="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5" draw:text-style-name="P37" xml:id="id171" draw:id="id171" draw:layer="layout" svg:width="0.3cm" svg:height="0.3cm" svg:x="12.583cm" svg:y="7.8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9" draw:text-style-name="P3" draw:layer="layout" draw:type="line" svg:x1="4.435cm" svg:y1="7.992cm" svg:x2="5.524cm" svg:y2="7.993cm" svg:d="M4435 7992l1089 1" svg:viewBox="0 0 1090 2">
          <text:p/>
        </draw:connector>
        <draw:connector draw:style-name="gr69" draw:text-style-name="P3" draw:layer="layout" draw:type="line" svg:x1="5.835cm" svg:y1="7.993cm" svg:x2="6.924cm" svg:y2="7.994cm" svg:d="M5835 7993l1089 1" svg:viewBox="0 0 1090 2">
          <text:p/>
        </draw:connector>
        <draw:connector draw:style-name="gr69" draw:text-style-name="P3" draw:layer="layout" draw:type="line" svg:x1="7.235cm" svg:y1="7.994cm" svg:x2="8.324cm" svg:y2="7.995cm" svg:d="M7235 7994l1089 1" svg:viewBox="0 0 1090 2">
          <text:p/>
        </draw:connector>
        <draw:connector draw:style-name="gr69" draw:text-style-name="P3" draw:layer="layout" draw:type="line" svg:x1="8.635cm" svg:y1="7.995cm" svg:x2="9.724cm" svg:y2="7.996cm" svg:d="M8635 7995l1089 1" svg:viewBox="0 0 1090 2">
          <text:p/>
        </draw:connector>
        <draw:connector draw:style-name="gr69" draw:text-style-name="P3" draw:layer="layout" draw:type="line" svg:x1="10.135cm" svg:y1="7.996cm" svg:x2="11.224cm" svg:y2="7.997cm" svg:d="M10135 7996l1089 1" svg:viewBox="0 0 1090 2">
          <text:p/>
        </draw:connector>
        <draw:connector draw:style-name="gr96" draw:text-style-name="P38" draw:layer="layout" draw:type="line" svg:x1="11.492cm" svg:y1="8.036cm" svg:x2="12.581cm" svg:y2="8.037cm" svg:d="M11492 8036l1089 1" svg:viewBox="0 0 1090 2">
          <text:p/>
        </draw:connector>
        <draw:custom-shape draw:style-name="gr97" draw:text-style-name="P37" xml:id="id148" draw:id="id148" draw:layer="layout" svg:width="0.3cm" svg:height="0.3cm" svg:x="4.076cm" svg:y="6.8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37" xml:id="id147" draw:id="id147" draw:layer="layout" svg:width="0.3cm" svg:height="0.3cm" svg:x="5.477cm" svg:y="6.8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9" draw:text-style-name="P37" xml:id="id153" draw:id="id153" draw:layer="layout" svg:width="0.3cm" svg:height="0.3cm" svg:x="6.878cm" svg:y="6.8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0" draw:text-style-name="P37" xml:id="id157" draw:id="id157" draw:layer="layout" svg:width="0.3cm" svg:height="0.3cm" svg:x="8.276cm" svg:y="6.8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1" draw:text-style-name="P37" xml:id="id162" draw:id="id162" draw:layer="layout" svg:width="0.3cm" svg:height="0.3cm" svg:x="9.777cm" svg:y="6.8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2" draw:text-style-name="P37" xml:id="id165" draw:id="id165" draw:layer="layout" svg:width="0.3cm" svg:height="0.3cm" svg:x="11.178cm" svg:y="6.8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37" xml:id="id173" draw:id="id173" draw:layer="layout" svg:width="0.3cm" svg:height="0.3cm" svg:x="12.579cm" svg:y="6.8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9" draw:text-style-name="P3" draw:layer="layout" draw:type="line" svg:x1="4.431cm" svg:y1="6.997cm" svg:x2="5.52cm" svg:y2="6.998cm" svg:d="M4431 6997l1089 1" svg:viewBox="0 0 1090 2">
          <text:p/>
        </draw:connector>
        <draw:connector draw:style-name="gr69" draw:text-style-name="P3" draw:layer="layout" draw:type="line" svg:x1="5.831cm" svg:y1="6.998cm" svg:x2="6.92cm" svg:y2="6.999cm" svg:d="M5831 6998l1089 1" svg:viewBox="0 0 1090 2">
          <text:p/>
        </draw:connector>
        <draw:connector draw:style-name="gr69" draw:text-style-name="P3" draw:layer="layout" draw:type="line" svg:x1="7.231cm" svg:y1="6.999cm" svg:x2="8.32cm" svg:y2="7cm" svg:d="M7231 6999l1089 1" svg:viewBox="0 0 1090 2">
          <text:p/>
        </draw:connector>
        <draw:connector draw:style-name="gr69" draw:text-style-name="P3" draw:layer="layout" draw:type="line" svg:x1="8.631cm" svg:y1="7cm" svg:x2="9.72cm" svg:y2="7.001cm" svg:d="M8631 7000l1089 1" svg:viewBox="0 0 1090 2">
          <text:p/>
        </draw:connector>
        <draw:connector draw:style-name="gr69" draw:text-style-name="P3" draw:layer="layout" draw:type="line" svg:x1="10.131cm" svg:y1="7.001cm" svg:x2="11.22cm" svg:y2="7.002cm" svg:d="M10131 7001l1089 1" svg:viewBox="0 0 1090 2">
          <text:p/>
        </draw:connector>
        <draw:connector draw:style-name="gr104" draw:text-style-name="P38" draw:layer="layout" draw:type="line" svg:x1="11.488cm" svg:y1="7.041cm" svg:x2="12.577cm" svg:y2="7.042cm" svg:d="M11488 7041l1089 1" svg:viewBox="0 0 1090 2">
          <text:p/>
        </draw:connector>
        <draw:custom-shape draw:style-name="gr105" draw:text-style-name="P37" draw:layer="layout" svg:width="0.3cm" svg:height="0.3cm" svg:x="4.072cm" svg:y="5.8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37" xml:id="id149" draw:id="id149" draw:layer="layout" svg:width="0.3cm" svg:height="0.3cm" svg:x="5.473cm" svg:y="5.8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37" draw:layer="layout" svg:width="0.3cm" svg:height="0.3cm" svg:x="6.874cm" svg:y="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8" draw:text-style-name="P37" xml:id="id158" draw:id="id158" draw:layer="layout" svg:width="0.3cm" svg:height="0.3cm" svg:x="8.272cm" svg:y="5.8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37" xml:id="id163" draw:id="id163" draw:layer="layout" svg:width="0.3cm" svg:height="0.3cm" svg:x="9.773cm" svg:y="5.8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0" draw:text-style-name="P37" xml:id="id167" draw:id="id167" draw:layer="layout" svg:width="0.3cm" svg:height="0.3cm" svg:x="11.174cm" svg:y="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1" draw:text-style-name="P37" draw:layer="layout" svg:width="0.3cm" svg:height="0.3cm" svg:x="12.575cm" svg:y="5.8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9" draw:text-style-name="P3" draw:layer="layout" draw:type="line" svg:x1="4.427cm" svg:y1="6.002cm" svg:x2="5.516cm" svg:y2="6.003cm" svg:d="M4427 6002l1089 1" svg:viewBox="0 0 1090 2">
          <text:p/>
        </draw:connector>
        <draw:connector draw:style-name="gr69" draw:text-style-name="P3" draw:layer="layout" draw:type="line" svg:x1="5.827cm" svg:y1="6.003cm" svg:x2="6.916cm" svg:y2="6.004cm" svg:d="M5827 6003l1089 1" svg:viewBox="0 0 1090 2">
          <text:p/>
        </draw:connector>
        <draw:connector draw:style-name="gr69" draw:text-style-name="P3" draw:layer="layout" draw:type="line" svg:x1="7.227cm" svg:y1="6.004cm" svg:x2="8.316cm" svg:y2="6.005cm" svg:d="M7227 6004l1089 1" svg:viewBox="0 0 1090 2">
          <text:p/>
        </draw:connector>
        <draw:connector draw:style-name="gr69" draw:text-style-name="P3" draw:layer="layout" draw:type="line" svg:x1="8.627cm" svg:y1="6.005cm" svg:x2="9.716cm" svg:y2="6.006cm" svg:d="M8627 6005l1089 1" svg:viewBox="0 0 1090 2">
          <text:p/>
        </draw:connector>
        <draw:connector draw:style-name="gr69" draw:text-style-name="P3" draw:layer="layout" draw:type="line" svg:x1="10.127cm" svg:y1="6.006cm" svg:x2="11.216cm" svg:y2="6.007cm" svg:d="M10127 6006l1089 1" svg:viewBox="0 0 1090 2">
          <text:p/>
        </draw:connector>
        <draw:connector draw:style-name="gr112" draw:text-style-name="P38" draw:layer="layout" draw:type="line" svg:x1="11.484cm" svg:y1="6.046cm" svg:x2="12.573cm" svg:y2="6.047cm" svg:d="M11484 6046l1089 1" svg:viewBox="0 0 1090 2">
          <text:p/>
        </draw:connector>
        <draw:frame draw:style-name="gr80" draw:text-style-name="P39" draw:layer="layout" svg:width="8.696cm" svg:height="0.319cm" svg:x="4.188cm" svg:y="5.501cm">
          <draw:text-box>
            <text:p><text:span text:style-name="T44">b <text:s text:c="14"/>b <text:s text:c="14"/>b <text:s text:c="14"/>b <text:s text:c="16"/>b <text:s text:c="15"/>b <text:s text:c="15"/>b</text:span></text:p>
          </draw:text-box>
        </draw:frame>
        <draw:frame draw:style-name="gr113" draw:text-style-name="P40" draw:layer="layout" svg:width="0.1cm" svg:height="0.826cm" svg:x="4.2cm" svg:y="7.045cm">
          <draw:text-box>
            <text:p><text:span text:style-name="T45">...</text:span></text:p>
          </draw:text-box>
        </draw:frame>
        <draw:connector draw:style-name="gr69" draw:text-style-name="P3" draw:layer="layout" draw:type="line" svg:x1="4.238cm" svg:y1="10.811cm" svg:x2="5.533cm" svg:y2="10.095cm" draw:start-shape="id140" draw:start-glue-point="4" draw:end-shape="id142" draw:end-glue-point="7" svg:d="M4238 10811l1295-716" svg:viewBox="0 0 1296 717">
          <text:p/>
        </draw:connector>
        <draw:connector draw:style-name="gr69" draw:text-style-name="P3" draw:layer="layout" draw:type="line" svg:x1="4.338cm" svg:y1="10.912cm" svg:x2="5.633cm" svg:y2="10.196cm" svg:d="M4338 10912l1295-716" svg:viewBox="0 0 1296 717">
          <text:p/>
        </draw:connector>
        <draw:connector draw:style-name="gr69" draw:text-style-name="P3" draw:layer="layout" draw:type="line" svg:x1="4.344cm" svg:y1="9.882cm" svg:x2="5.529cm" svg:y2="9.1cm" draw:start-shape="id143" draw:start-glue-point="11" draw:end-shape="id144" draw:end-glue-point="7" svg:d="M4344 9882l1185-782" svg:viewBox="0 0 1186 783">
          <text:p/>
        </draw:connector>
        <draw:connector draw:style-name="gr69" draw:text-style-name="P3" draw:layer="layout" draw:type="line" svg:x1="4.34cm" svg:y1="8.887cm" svg:x2="5.525cm" svg:y2="8.105cm" draw:start-shape="id141" draw:start-glue-point="11" draw:end-shape="id145" draw:end-glue-point="7" svg:d="M4340 8887l1185-782" svg:viewBox="0 0 1186 783">
          <text:p/>
        </draw:connector>
        <draw:connector draw:style-name="gr69" draw:text-style-name="P3" draw:layer="layout" draw:type="line" svg:x1="4.336cm" svg:y1="7.892cm" svg:x2="5.521cm" svg:y2="7.11cm" draw:start-shape="id146" draw:start-glue-point="11" draw:end-shape="id147" draw:end-glue-point="7" svg:d="M4336 7892l1185-782" svg:viewBox="0 0 1186 783">
          <text:p/>
        </draw:connector>
        <draw:connector draw:style-name="gr69" draw:text-style-name="P3" draw:layer="layout" draw:type="line" svg:x1="4.332cm" svg:y1="6.897cm" svg:x2="5.517cm" svg:y2="6.115cm" draw:start-shape="id148" draw:start-glue-point="11" draw:end-shape="id149" draw:end-glue-point="7" svg:d="M4332 6897l1185-782" svg:viewBox="0 0 1186 783">
          <text:p/>
        </draw:connector>
        <draw:connector draw:style-name="gr69" draw:text-style-name="P3" draw:layer="layout" draw:type="line" svg:x1="5.843cm" svg:y1="10.084cm" svg:x2="6.932cm" svg:y2="10.085cm" svg:d="M5843 10084l1089 1" svg:viewBox="0 0 1090 2">
          <text:p/>
        </draw:connector>
        <draw:connector draw:style-name="gr69" draw:text-style-name="P3" draw:layer="layout" draw:type="line" svg:x1="7.243cm" svg:y1="10.085cm" svg:x2="8.332cm" svg:y2="10.086cm" svg:d="M7243 10085l1089 1" svg:viewBox="0 0 1090 2">
          <text:p/>
        </draw:connector>
        <draw:connector draw:style-name="gr114" draw:text-style-name="P38" draw:layer="layout" draw:type="line" svg:x1="8.619cm" svg:y1="9.9cm" svg:x2="9.9cm" svg:y2="8.123cm" svg:d="M8619 9900l1281-1777" svg:viewBox="0 0 1282 1778">
          <text:p/>
        </draw:connector>
        <draw:connector draw:style-name="gr115" draw:text-style-name="P38" draw:layer="layout" draw:type="line" svg:x1="8.5cm" svg:y1="9.8cm" svg:x2="9.781cm" svg:y2="8.023cm" svg:d="M8500 9800l1281-1777" svg:viewBox="0 0 1282 1778">
          <text:p/>
        </draw:connector>
        <draw:connector draw:style-name="gr69" draw:text-style-name="P3" draw:layer="layout" draw:type="line" svg:x1="10.135cm" svg:y1="8.097cm" svg:x2="11.224cm" svg:y2="8.098cm" svg:d="M10135 8097l1089 1" svg:viewBox="0 0 1090 2">
          <text:p/>
        </draw:connector>
        <draw:connector draw:style-name="gr116" draw:text-style-name="P38" draw:layer="layout" draw:type="line" svg:x1="11.419cm" svg:y1="7.977cm" svg:x2="12.7cm" svg:y2="6.2cm" svg:d="M11419 7977l1281-1777" svg:viewBox="0 0 1282 1778">
          <text:p/>
        </draw:connector>
        <draw:connector draw:style-name="gr117" draw:text-style-name="P38" draw:layer="layout" draw:type="line" svg:x1="11.3cm" svg:y1="7.877cm" svg:x2="12.581cm" svg:y2="6.1cm" svg:d="M11300 7877l1281-1777" svg:viewBox="0 0 1282 1778">
          <text:p/>
        </draw:connector>
        <draw:connector draw:style-name="gr69" draw:text-style-name="P3" draw:layer="layout" draw:type="line" svg:x1="5.745cm" svg:y1="10.856cm" svg:x2="6.93cm" svg:y2="9.101cm" draw:start-shape="id150" draw:start-glue-point="11" draw:end-shape="id151" draw:end-glue-point="7" svg:d="M5745 10856l1185-1755" svg:viewBox="0 0 1186 1756">
          <text:p/>
        </draw:connector>
        <draw:connector draw:style-name="gr69" draw:text-style-name="P3" draw:layer="layout" draw:type="line" svg:x1="5.745cm" svg:y1="9.883cm" svg:x2="6.926cm" svg:y2="8.106cm" draw:start-shape="id142" draw:start-glue-point="11" draw:end-shape="id152" draw:end-glue-point="7" svg:d="M5745 9883l1181-1777" svg:viewBox="0 0 1182 1778">
          <text:p/>
        </draw:connector>
        <draw:connector draw:style-name="gr69" draw:text-style-name="P3" draw:layer="layout" draw:type="line" svg:x1="5.741cm" svg:y1="8.888cm" svg:x2="6.922cm" svg:y2="7.111cm" draw:start-shape="id144" draw:start-glue-point="11" draw:end-shape="id153" draw:end-glue-point="7" svg:d="M5741 8888l1181-1777" svg:viewBox="0 0 1182 1778">
          <text:p/>
        </draw:connector>
        <draw:connector draw:style-name="gr69" draw:text-style-name="P3" draw:layer="layout" draw:type="line" svg:x1="7.146cm" svg:y1="10.857cm" svg:x2="8.324cm" svg:y2="8.104cm" draw:start-shape="id154" draw:start-glue-point="11" draw:end-shape="id155" draw:end-glue-point="7" svg:d="M7146 10857l1178-2753" svg:viewBox="0 0 1179 2754">
          <text:p/>
        </draw:connector>
        <draw:connector draw:style-name="gr69" draw:text-style-name="P3" draw:layer="layout" draw:type="line" svg:x1="7.146cm" svg:y1="9.884cm" svg:x2="8.32cm" svg:y2="7.109cm" draw:start-shape="id156" draw:start-glue-point="11" draw:end-shape="id157" draw:end-glue-point="7" svg:d="M7146 9884l1174-2775" svg:viewBox="0 0 1175 2776">
          <text:p/>
        </draw:connector>
        <draw:connector draw:style-name="gr69" draw:text-style-name="P3" draw:layer="layout" draw:type="line" svg:x1="7.142cm" svg:y1="8.889cm" svg:x2="8.316cm" svg:y2="6.114cm" draw:start-shape="id151" draw:start-glue-point="11" draw:end-shape="id158" draw:end-glue-point="7" svg:d="M7142 8889l1174-2775" svg:viewBox="0 0 1175 2776">
          <text:p/>
        </draw:connector>
        <draw:connector draw:style-name="gr69" draw:text-style-name="P3" draw:layer="layout" draw:type="line" svg:x1="8.544cm" svg:y1="10.855cm" svg:x2="9.829cm" svg:y2="9.1cm" draw:start-shape="id159" draw:start-glue-point="11" draw:end-shape="id160" draw:end-glue-point="7" svg:d="M8544 10855l1285-1755" svg:viewBox="0 0 1286 1756">
          <text:p/>
        </draw:connector>
        <draw:connector draw:style-name="gr69" draw:text-style-name="P3" draw:layer="layout" draw:type="line" svg:x1="8.54cm" svg:y1="8.887cm" svg:x2="9.821cm" svg:y2="7.11cm" draw:start-shape="id161" draw:start-glue-point="11" draw:end-shape="id162" draw:end-glue-point="7" svg:d="M8540 8887l1281-1777" svg:viewBox="0 0 1282 1778">
          <text:p/>
        </draw:connector>
        <draw:connector draw:style-name="gr69" draw:text-style-name="P3" draw:layer="layout" draw:type="line" svg:x1="8.536cm" svg:y1="7.892cm" svg:x2="9.817cm" svg:y2="6.115cm" draw:start-shape="id155" draw:start-glue-point="11" draw:end-shape="id163" draw:end-glue-point="7" svg:d="M8536 7892l1281-1777" svg:viewBox="0 0 1282 1778">
          <text:p/>
        </draw:connector>
        <draw:connector draw:style-name="gr69" draw:text-style-name="P3" draw:layer="layout" draw:type="line" svg:x1="10.045cm" svg:y1="10.856cm" svg:x2="11.222cm" svg:y2="7.111cm" draw:start-shape="id164" draw:start-glue-point="11" draw:end-shape="id165" draw:end-glue-point="7" svg:d="M10045 10856l1177-3745" svg:viewBox="0 0 1178 3746">
          <text:p/>
        </draw:connector>
        <draw:connector draw:style-name="gr69" draw:text-style-name="P3" draw:layer="layout" draw:type="line" svg:x1="10.045cm" svg:y1="9.883cm" svg:x2="11.218cm" svg:y2="6.116cm" draw:start-shape="id166" draw:start-glue-point="11" draw:end-shape="id167" draw:end-glue-point="7" svg:d="M10045 9883l1173-3767" svg:viewBox="0 0 1174 3768">
          <text:p/>
        </draw:connector>
        <draw:connector draw:style-name="gr69" draw:text-style-name="P3" draw:layer="layout" draw:type="line" svg:x1="11.446cm" svg:y1="10.857cm" svg:x2="12.631cm" svg:y2="9.102cm" draw:start-shape="id168" draw:start-glue-point="11" draw:end-shape="id169" draw:end-glue-point="7" svg:d="M11446 10857l1185-1755" svg:viewBox="0 0 1186 1756">
          <text:p/>
        </draw:connector>
        <draw:connector draw:style-name="gr69" draw:text-style-name="P3" draw:layer="layout" draw:type="line" svg:x1="11.446cm" svg:y1="9.884cm" svg:x2="12.627cm" svg:y2="8.107cm" draw:start-shape="id170" draw:start-glue-point="11" draw:end-shape="id171" draw:end-glue-point="7" svg:d="M11446 9884l1181-1777" svg:viewBox="0 0 1182 1778">
          <text:p/>
        </draw:connector>
        <draw:connector draw:style-name="gr69" draw:text-style-name="P3" draw:layer="layout" draw:type="line" svg:x1="11.442cm" svg:y1="8.889cm" svg:x2="12.623cm" svg:y2="7.112cm" draw:start-shape="id172" draw:start-glue-point="11" draw:end-shape="id173" draw:end-glue-point="7" svg:d="M11442 8889l1181-1777" svg:viewBox="0 0 1182 1778">
          <text:p/>
        </draw:connector>
        <draw:frame draw:style-name="gr7" draw:text-style-name="P34" draw:layer="layout" svg:width="12.6cm" svg:height="1.2cm" svg:x="2.5cm" svg:y="11.1cm">
          <draw:text-box>
            <text:p><text:span text:style-name="T40">X</text:span><text:span text:style-name="T42">0</text:span><text:span text:style-name="T40"> <text:s text:c="4"/>X</text:span><text:span text:style-name="T42">1</text:span><text:span text:style-name="T40"> <text:s text:c="5"/>X</text:span><text:span text:style-name="T42">2</text:span><text:span text:style-name="T40"> <text:s text:c="5"/>X</text:span><text:span text:style-name="T42">3</text:span><text:span text:style-name="T40"> <text:s text:c="15"/>… <text:s text:c="15"/>X</text:span><text:span text:style-name="T42">n</text:span></text:p>
          </draw:text-box>
        </draw:frame>
      </draw:page>
      <draw:page draw:name="page17" draw:style-name="dp1" draw:master-page-name="Default">
        <draw:custom-shape draw:style-name="gr118" draw:text-style-name="P37" xml:id="id174" draw:id="id174" draw:layer="layout" svg:width="0.3cm" svg:height="0.3cm" svg:x="2.8cm" svg:y="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9" draw:text-style-name="P39" draw:layer="layout" svg:width="11.7cm" svg:height="0.319cm" svg:x="2.6cm" svg:y="10.4cm">
          <draw:text-box>
            <text:p><text:span text:style-name="T44">0 <text:s text:c="13"/>0 <text:s text:c="50"/>0</text:span></text:p>
          </draw:text-box>
        </draw:frame>
        <draw:frame draw:style-name="gr120" draw:text-style-name="P34" draw:layer="layout" svg:width="12.6cm" svg:height="0.95cm" svg:x="2.5cm" svg:y="11.2cm">
          <draw:text-box>
            <text:p><text:span text:style-name="T40">X</text:span><text:span text:style-name="T42">0</text:span><text:span text:style-name="T40"> <text:s text:c="4"/>X</text:span><text:span text:style-name="T42">1</text:span><text:span text:style-name="T40"> <text:s text:c="5"/>X</text:span><text:span text:style-name="T42">2</text:span><text:span text:style-name="T40"> <text:s text:c="5"/>X</text:span><text:span text:style-name="T42">3</text:span><text:span text:style-name="T40"> <text:s text:c="5"/>X</text:span><text:span text:style-name="T42">4</text:span></text:p>
          </draw:text-box>
        </draw:frame>
        <draw:connector draw:style-name="gr121" draw:text-style-name="P41" draw:layer="layout" draw:type="line" svg:x1="3.1cm" svg:y1="10.95cm" svg:x2="4.088cm" svg:y2="10.961cm" draw:start-shape="id174" draw:start-glue-point="10" svg:d="M3100 10950l988 11" svg:viewBox="0 0 989 12">
          <text:p text:style-name="P1"><text:span text:style-name="T44">0</text:span></text:p>
        </draw:connector>
        <draw:custom-shape draw:style-name="gr122" draw:text-style-name="P37" xml:id="id175" draw:id="id175" draw:layer="layout" svg:width="0.3cm" svg:height="0.3cm" svg:x="4.089cm" svg:y="10.8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37" xml:id="id176" draw:id="id176" draw:layer="layout" svg:width="0.3cm" svg:height="0.3cm" svg:x="5.49cm" svg:y="10.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4" draw:text-style-name="P37" xml:id="id177" draw:id="id177" draw:layer="layout" svg:width="0.3cm" svg:height="0.3cm" svg:x="6.891cm" svg:y="10.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5" draw:text-style-name="P37" xml:id="id178" draw:id="id178" draw:layer="layout" svg:width="0.3cm" svg:height="0.3cm" svg:x="8.289cm" svg:y="10.8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37" draw:layer="layout" svg:width="0.3cm" svg:height="0.3cm" svg:x="4.089cm" svg:y="9.8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7" draw:text-style-name="P37" xml:id="id179" draw:id="id179" draw:layer="layout" svg:width="0.3cm" svg:height="0.3cm" svg:x="5.49cm" svg:y="9.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8" draw:text-style-name="P37" xml:id="id180" draw:id="id180" draw:layer="layout" svg:width="0.3cm" svg:height="0.3cm" svg:x="6.891cm" svg:y="9.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9" draw:text-style-name="P37" xml:id="id181" draw:id="id181" draw:layer="layout" svg:width="0.3cm" svg:height="0.3cm" svg:x="8.289cm" svg:y="9.8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0" draw:text-style-name="P37" xml:id="id182" draw:id="id182" draw:layer="layout" svg:width="0.3cm" svg:height="0.3cm" svg:x="4.089cm" svg:y="8.8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1" draw:text-style-name="P37" xml:id="id183" draw:id="id183" draw:layer="layout" svg:width="0.3cm" svg:height="0.3cm" svg:x="5.49cm" svg:y="8.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37" xml:id="id184" draw:id="id184" draw:layer="layout" svg:width="0.3cm" svg:height="0.3cm" svg:x="6.891cm" svg:y="8.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3" draw:text-style-name="P37" xml:id="id185" draw:id="id185" draw:layer="layout" svg:width="0.3cm" svg:height="0.3cm" svg:x="8.289cm" svg:y="8.8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37" draw:layer="layout" svg:width="0.3cm" svg:height="0.3cm" svg:x="4.09cm" svg:y="7.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37" xml:id="id186" draw:id="id186" draw:layer="layout" svg:width="0.3cm" svg:height="0.3cm" svg:x="5.491cm" svg:y="7.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6" draw:text-style-name="P37" xml:id="id187" draw:id="id187" draw:layer="layout" svg:width="0.3cm" svg:height="0.3cm" svg:x="6.892cm" svg:y="7.8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7" draw:text-style-name="P37" xml:id="id188" draw:id="id188" draw:layer="layout" svg:width="0.3cm" svg:height="0.3cm" svg:x="8.29cm" svg:y="7.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8" draw:text-style-name="P37" draw:layer="layout" svg:width="0.3cm" svg:height="0.3cm" svg:x="4.09cm" svg:y="6.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9" draw:text-style-name="P37" draw:layer="layout" svg:width="0.3cm" svg:height="0.3cm" svg:x="5.491cm" svg:y="6.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37" draw:layer="layout" svg:width="0.3cm" svg:height="0.3cm" svg:x="6.892cm" svg:y="6.8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1" draw:text-style-name="P37" draw:layer="layout" svg:width="0.3cm" svg:height="0.3cm" svg:x="8.29cm" svg:y="6.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2" draw:text-style-name="P37" draw:layer="layout" svg:width="0.3cm" svg:height="0.3cm" svg:x="4.09cm" svg:y="5.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37" draw:layer="layout" svg:width="0.3cm" svg:height="0.3cm" svg:x="5.491cm" svg:y="5.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37" draw:layer="layout" svg:width="0.3cm" svg:height="0.3cm" svg:x="6.892cm" svg:y="5.8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5" draw:text-style-name="P37" xml:id="id193" draw:id="id193" draw:layer="layout" svg:width="0.3cm" svg:height="0.3cm" svg:x="8.29cm" svg:y="5.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6" draw:text-style-name="P37" draw:layer="layout" svg:width="0.3cm" svg:height="0.3cm" svg:x="4.091cm" svg:y="4.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37" draw:layer="layout" svg:width="0.3cm" svg:height="0.3cm" svg:x="5.492cm" svg:y="4.8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37" xml:id="id190" draw:id="id190" draw:layer="layout" svg:width="0.3cm" svg:height="0.3cm" svg:x="6.893cm" svg:y="4.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9" draw:text-style-name="P37" xml:id="id192" draw:id="id192" draw:layer="layout" svg:width="0.3cm" svg:height="0.3cm" svg:x="8.291cm" svg:y="4.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21" draw:text-style-name="P41" draw:layer="layout" draw:type="line" svg:x1="4.389cm" svg:y1="10.962cm" svg:x2="5.49cm" svg:y2="10.963cm" draw:start-shape="id175" draw:start-glue-point="10" draw:end-shape="id176" draw:end-glue-point="6" svg:d="M4389 10962l1101 1" svg:viewBox="0 0 1102 2">
          <text:p text:style-name="P1"><text:span text:style-name="T44">0</text:span></text:p>
        </draw:connector>
        <draw:connector draw:style-name="gr121" draw:text-style-name="P41" draw:layer="layout" draw:type="line" svg:x1="5.79cm" svg:y1="10.963cm" svg:x2="6.891cm" svg:y2="10.964cm" draw:start-shape="id176" draw:start-glue-point="10" draw:end-shape="id177" draw:end-glue-point="6" svg:d="M5790 10963l1101 1" svg:viewBox="0 0 1102 2">
          <text:p text:style-name="P1"><text:span text:style-name="T44">0</text:span></text:p>
        </draw:connector>
        <draw:connector draw:style-name="gr121" draw:text-style-name="P41" draw:layer="layout" draw:type="line" svg:x1="7.189cm" svg:y1="10.96cm" svg:x2="8.289cm" svg:y2="10.962cm" draw:end-shape="id178" draw:end-glue-point="6" svg:d="M7189 10960l1100 2" svg:viewBox="0 0 1101 3">
          <text:p text:style-name="P1"><text:span text:style-name="T44">0</text:span></text:p>
        </draw:connector>
        <draw:connector draw:style-name="gr121" draw:text-style-name="P41" draw:layer="layout" draw:type="line" svg:x1="4.345cm" svg:y1="10.856cm" svg:x2="5.534cm" svg:y2="10.069cm" draw:start-shape="id175" draw:start-glue-point="11" draw:end-shape="id179" draw:end-glue-point="7" svg:d="M4345 10856l1189-787" svg:viewBox="0 0 1190 788">
          <text:p text:style-name="P1"><text:span text:style-name="T44">7</text:span></text:p>
        </draw:connector>
        <draw:frame draw:style-name="gr119" draw:text-style-name="P39" draw:layer="layout" svg:width="11.7cm" svg:height="0.319cm" svg:x="2.6cm" svg:y="3.4cm">
          <draw:text-box>
            <text:p><text:span text:style-name="T44"><text:s text:c="16"/></text:span><text:span text:style-name="T44">7 <text:s text:c="50"/>7</text:span></text:p>
          </draw:text-box>
        </draw:frame>
        <draw:frame draw:style-name="gr119" draw:text-style-name="P39" draw:layer="layout" svg:width="11.7cm" svg:height="0.319cm" svg:x="2.6cm" svg:y="4.402cm">
          <draw:text-box>
            <text:p><text:span text:style-name="T44"><text:s text:c="16"/></text:span><text:span text:style-name="T44">6 <text:s text:c="50"/>6</text:span></text:p>
          </draw:text-box>
        </draw:frame>
        <draw:frame draw:style-name="gr119" draw:text-style-name="P39" draw:layer="layout" svg:width="11.7cm" svg:height="0.319cm" svg:x="2.6cm" svg:y="5.401cm">
          <draw:text-box>
            <text:p><text:span text:style-name="T44"><text:s text:c="16"/></text:span><text:span text:style-name="T44">5 <text:s text:c="50"/>5</text:span></text:p>
          </draw:text-box>
        </draw:frame>
        <draw:frame draw:style-name="gr119" draw:text-style-name="P39" draw:layer="layout" svg:width="11.7cm" svg:height="0.319cm" svg:x="2.6cm" svg:y="6.403cm">
          <draw:text-box>
            <text:p><text:span text:style-name="T44"><text:s text:c="16"/></text:span><text:span text:style-name="T44">4 <text:s text:c="50"/>4</text:span></text:p>
          </draw:text-box>
        </draw:frame>
        <draw:frame draw:style-name="gr119" draw:text-style-name="P39" draw:layer="layout" svg:width="11.7cm" svg:height="0.319cm" svg:x="2.6cm" svg:y="7.401cm">
          <draw:text-box>
            <text:p><text:span text:style-name="T44"><text:s text:c="16"/></text:span><text:span text:style-name="T44">3 <text:s text:c="50"/>3</text:span></text:p>
          </draw:text-box>
        </draw:frame>
        <draw:frame draw:style-name="gr119" draw:text-style-name="P39" draw:layer="layout" svg:width="11.7cm" svg:height="0.319cm" svg:x="2.6cm" svg:y="8.403cm">
          <draw:text-box>
            <text:p><text:span text:style-name="T44"><text:s text:c="16"/></text:span><text:span text:style-name="T44">2 <text:s text:c="50"/>2</text:span></text:p>
          </draw:text-box>
        </draw:frame>
        <draw:custom-shape draw:style-name="gr150" draw:text-style-name="P37" draw:layer="layout" svg:width="0.3cm" svg:height="0.3cm" svg:x="4.092cm" svg:y="3.8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1" draw:text-style-name="P37" draw:layer="layout" svg:width="0.3cm" svg:height="0.3cm" svg:x="5.493cm" svg:y="3.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2" draw:text-style-name="P37" xml:id="id189" draw:id="id189" draw:layer="layout" svg:width="0.3cm" svg:height="0.3cm" svg:x="6.894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 draw:text-style-name="P37" xml:id="id191" draw:id="id191" draw:layer="layout" svg:width="0.3cm" svg:height="0.3cm" svg:x="8.292cm" svg:y="3.8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9" draw:text-style-name="P39" draw:layer="layout" svg:width="11.7cm" svg:height="0.319cm" svg:x="2.6cm" svg:y="9.404cm">
          <draw:text-box>
            <text:p><text:span text:style-name="T44"><text:s text:c="16"/></text:span><text:span text:style-name="T44">1 <text:s text:c="50"/>1</text:span></text:p>
          </draw:text-box>
        </draw:frame>
        <draw:connector draw:style-name="gr121" draw:text-style-name="P41" draw:layer="layout" draw:type="line" svg:x1="5.79cm" svg:y1="9.963cm" svg:x2="6.891cm" svg:y2="9.964cm" draw:start-shape="id179" draw:start-glue-point="10" draw:end-shape="id180" draw:end-glue-point="6" svg:d="M5790 9963l1101 1" svg:viewBox="0 0 1102 2">
          <text:p text:style-name="P1"><text:span text:style-name="T44">0</text:span></text:p>
        </draw:connector>
        <draw:connector draw:style-name="gr121" draw:text-style-name="P41" draw:layer="layout" draw:type="line" svg:x1="7.191cm" svg:y1="9.964cm" svg:x2="8.289cm" svg:y2="9.962cm" draw:start-shape="id180" draw:start-glue-point="10" draw:end-shape="id181" draw:end-glue-point="6" svg:d="M7191 9964l1098-2" svg:viewBox="0 0 1099 3">
          <text:p text:style-name="P1"><text:span text:style-name="T44">0</text:span></text:p>
        </draw:connector>
        <draw:connector draw:style-name="gr154" draw:text-style-name="P41" draw:layer="layout" draw:type="line" svg:x1="3.056cm" svg:y1="10.844cm" svg:x2="4.133cm" svg:y2="9.068cm" draw:start-shape="id174" draw:start-glue-point="11" draw:end-shape="id182" draw:end-glue-point="7" svg:d="M3056 10844l1077-1776" svg:viewBox="0 0 1078 1777">
          <text:p text:style-name="P1"><text:span text:style-name="T44">10</text:span></text:p>
        </draw:connector>
        <draw:connector draw:style-name="gr121" draw:text-style-name="P41" draw:layer="layout" draw:type="line" svg:x1="4.345cm" svg:y1="8.857cm" svg:x2="5.534cm" svg:y2="8.07cm" svg:d="M4345 8857l1189-787" svg:viewBox="0 0 1190 788">
          <text:p text:style-name="P1"><text:span text:style-name="T44">7</text:span></text:p>
        </draw:connector>
        <draw:connector draw:style-name="gr121" draw:text-style-name="P41" draw:layer="layout" draw:type="line" svg:x1="5.79cm" svg:y1="8.963cm" svg:x2="6.891cm" svg:y2="8.964cm" draw:start-shape="id183" draw:start-glue-point="10" draw:end-shape="id184" draw:end-glue-point="6" svg:d="M5790 8963l1101 1" svg:viewBox="0 0 1102 2">
          <text:p text:style-name="P1"><text:span text:style-name="T44">0</text:span></text:p>
        </draw:connector>
        <draw:connector draw:style-name="gr121" draw:text-style-name="P41" draw:layer="layout" draw:type="line" svg:x1="4.389cm" svg:y1="8.962cm" svg:x2="5.49cm" svg:y2="8.963cm" draw:start-shape="id182" draw:start-glue-point="10" draw:end-shape="id183" draw:end-glue-point="6" svg:d="M4389 8962l1101 1" svg:viewBox="0 0 1102 2">
          <text:p text:style-name="P1"><text:span text:style-name="T44">0</text:span></text:p>
        </draw:connector>
        <draw:connector draw:style-name="gr121" draw:text-style-name="P41" draw:layer="layout" draw:type="line" svg:x1="7.191cm" svg:y1="8.964cm" svg:x2="8.289cm" svg:y2="8.962cm" draw:start-shape="id184" draw:start-glue-point="10" draw:end-shape="id185" draw:end-glue-point="6" svg:d="M7191 8964l1098-2" svg:viewBox="0 0 1099 3">
          <text:p text:style-name="P1"><text:span text:style-name="T44">0</text:span></text:p>
        </draw:connector>
        <draw:connector draw:style-name="gr155" draw:text-style-name="P3" draw:layer="layout" draw:type="line" svg:x1="4.345cm" svg:y1="9.068cm" svg:x2="5.534cm" svg:y2="9.069cm" draw:start-shape="id182" draw:start-glue-point="9" draw:end-shape="id183" draw:end-glue-point="7" svg:d="M4345 9068l1189 1" svg:viewBox="0 0 1190 2">
          <text:p/>
        </draw:connector>
        <draw:connector draw:style-name="gr155" draw:text-style-name="P3" draw:layer="layout" draw:type="line" svg:x1="5.746cm" svg:y1="9.069cm" svg:x2="6.935cm" svg:y2="9.07cm" draw:start-shape="id183" draw:start-glue-point="9" draw:end-shape="id184" draw:end-glue-point="7" svg:d="M5746 9069l1189 1" svg:viewBox="0 0 1190 2">
          <text:p/>
        </draw:connector>
        <draw:connector draw:style-name="gr155" draw:text-style-name="P3" draw:layer="layout" draw:type="line" svg:x1="3.1cm" svg:y1="10.95cm" svg:x2="4.239cm" svg:y2="9.112cm" draw:start-shape="id174" draw:start-glue-point="10" draw:end-shape="id182" draw:end-glue-point="8" svg:d="M3100 10950l1139-1838" svg:viewBox="0 0 1140 1839">
          <text:p/>
        </draw:connector>
        <draw:connector draw:style-name="gr121" draw:text-style-name="P41" draw:layer="layout" draw:type="line" svg:x1="5.791cm" svg:y1="7.964cm" svg:x2="6.892cm" svg:y2="7.965cm" draw:start-shape="id186" draw:start-glue-point="10" draw:end-shape="id187" draw:end-glue-point="6" svg:d="M5791 7964l1101 1" svg:viewBox="0 0 1102 2">
          <text:p text:style-name="P1"><text:span text:style-name="T44">0</text:span></text:p>
        </draw:connector>
        <draw:connector draw:style-name="gr121" draw:text-style-name="P41" draw:layer="layout" draw:type="line" svg:x1="7.192cm" svg:y1="7.965cm" svg:x2="8.29cm" svg:y2="7.963cm" draw:start-shape="id187" draw:start-glue-point="10" draw:end-shape="id188" draw:end-glue-point="6" svg:d="M7192 7965l1098-2" svg:viewBox="0 0 1099 3">
          <text:p text:style-name="P1"><text:span text:style-name="T44">0</text:span></text:p>
        </draw:connector>
        <draw:connector draw:style-name="gr154" draw:text-style-name="P41" draw:layer="layout" draw:type="line" svg:x1="5.746cm" svg:y1="9.857cm" svg:x2="6.938cm" svg:y2="4.073cm" draw:start-shape="id179" draw:start-glue-point="11" draw:end-shape="id189" draw:end-glue-point="7" svg:d="M5746 9857l1192-5784" svg:viewBox="0 0 1193 5785">
          <text:p text:style-name="P1"><text:span text:style-name="T44">25</text:span></text:p>
        </draw:connector>
        <draw:connector draw:style-name="gr156" draw:text-style-name="P41" draw:layer="layout" draw:type="line" svg:x1="5.746cm" svg:y1="10.857cm" svg:x2="6.937cm" svg:y2="5.072cm" draw:start-shape="id176" draw:start-glue-point="11" draw:end-shape="id190" draw:end-glue-point="7" svg:d="M5746 10857l1191-5785" svg:viewBox="0 0 1192 5786">
          <text:p text:style-name="P1"><text:span text:style-name="T44">25</text:span></text:p>
        </draw:connector>
        <draw:connector draw:style-name="gr154" draw:text-style-name="P41" draw:layer="layout" draw:type="line" svg:x1="7.147cm" svg:y1="8.858cm" svg:x2="8.336cm" svg:y2="4.071cm" draw:start-shape="id184" draw:start-glue-point="11" draw:end-shape="id191" draw:end-glue-point="7" svg:d="M7147 8858l1189-4787" svg:viewBox="0 0 1190 4788">
          <text:p text:style-name="P1"><text:span text:style-name="T44">24</text:span></text:p>
        </draw:connector>
        <draw:connector draw:style-name="gr154" draw:text-style-name="P41" draw:layer="layout" draw:type="line" svg:x1="7.147cm" svg:y1="9.858cm" svg:x2="8.335cm" svg:y2="5.07cm" draw:start-shape="id180" draw:start-glue-point="11" draw:end-shape="id192" draw:end-glue-point="7" svg:d="M7147 9858l1188-4788" svg:viewBox="0 0 1189 4789">
          <text:p text:style-name="P1"><text:span text:style-name="T44">24</text:span></text:p>
        </draw:connector>
        <draw:connector draw:style-name="gr154" draw:text-style-name="P41" draw:layer="layout" draw:type="line" svg:x1="7.147cm" svg:y1="10.858cm" svg:x2="8.334cm" svg:y2="6.069cm" draw:start-shape="id177" draw:start-glue-point="11" draw:end-shape="id193" draw:end-glue-point="7" svg:d="M7147 10858l1187-4789" svg:viewBox="0 0 1188 4790">
          <text:p text:style-name="P1"><text:span text:style-name="T44">24</text:span></text:p>
        </draw:connector>
        <draw:connector draw:style-name="gr155" draw:text-style-name="P3" draw:layer="layout" draw:type="line" svg:x1="7.191cm" svg:y1="8.964cm" svg:x2="8.442cm" svg:y2="4.115cm" draw:start-shape="id184" draw:start-glue-point="10" draw:end-shape="id191" draw:end-glue-point="8" svg:d="M7191 8964l1251-4849" svg:viewBox="0 0 1252 4850">
          <text:p/>
        </draw:connector>
        <draw:connector draw:style-name="gr121" draw:text-style-name="P41" draw:layer="layout" draw:type="line" svg:x1="7.194cm" svg:y1="3.967cm" svg:x2="8.292cm" svg:y2="3.965cm" draw:start-shape="id189" draw:start-glue-point="10" draw:end-shape="id191" draw:end-glue-point="6" svg:d="M7194 3967l1098-2" svg:viewBox="0 0 1099 3">
          <text:p text:style-name="P1"><text:span text:style-name="T44">0</text:span></text:p>
        </draw:connector>
        <draw:connector draw:style-name="gr121" draw:text-style-name="P41" draw:layer="layout" draw:type="line" svg:x1="7.193cm" svg:y1="4.966cm" svg:x2="8.291cm" svg:y2="4.964cm" draw:start-shape="id190" draw:start-glue-point="10" draw:end-shape="id192" draw:end-glue-point="6" svg:d="M7193 4966l1098-2" svg:viewBox="0 0 1099 3">
          <text:p text:style-name="P1"><text:span text:style-name="T44">0</text:span></text:p>
        </draw:connector>
      </draw:page>
      <draw:page draw:name="page18" draw:style-name="dp1" draw:master-page-name="Default">
        <draw:custom-shape draw:style-name="gr157" draw:text-style-name="P42" xml:id="id194" draw:id="id194" draw:layer="layout" svg:width="0.3cm" svg:height="0.3cm" svg:x="1.885cm" svg:y="14.8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8" draw:text-style-name="P43" draw:layer="layout" svg:width="2cm" svg:height="8.4cm" svg:x="3cm" svg:y="11.2cm">
          <draw:text-box>
            <text:p><text:span text:style-name="T46">(s,x</text:span><text:span text:style-name="T47">i</text:span><text:span text:style-name="T46">)</text:span></text:p>
            <text:p><text:span text:style-name="T46"/></text:p>
            <text:p><text:span text:style-name="T48">({2},2)</text:span></text:p>
            <text:p><text:span text:style-name="T48"/></text:p>
            <text:p><text:span text:style-name="T48">({3},3)</text:span></text:p>
            <text:p><text:span text:style-name="T48"/></text:p>
            <text:p><text:span text:style-name="T48">({4},4)</text:span></text:p>
            <text:p><text:span text:style-name="T48"/></text:p>
            <text:p><text:span text:style-name="T48">({5},5)</text:span></text:p>
            <text:p><text:span text:style-name="T48"/></text:p>
          </draw:text-box>
        </draw:frame>
        <draw:frame draw:style-name="gr159" draw:text-style-name="P44" draw:layer="layout" svg:width="0.7cm" svg:height="0.725cm" svg:x="1.6cm" svg:y="15.1cm">
          <draw:text-box>
            <text:p><text:span text:style-name="T49">1</text:span></text:p>
          </draw:text-box>
        </draw:frame>
        <draw:connector draw:style-name="gr160" draw:text-style-name="P45" draw:layer="layout" draw:type="line" svg:x1="2.035cm" svg:y1="14.844cm" svg:x2="3.155cm" svg:y2="13.27cm" draw:start-shape="id194" draw:start-glue-point="4" svg:d="M2035 14844l1120-1574" svg:viewBox="0 0 1121 1575">
          <text:p text:style-name="P1"><text:span text:style-name="T50">6</text:span></text:p>
        </draw:connector>
        <draw:connector draw:style-name="gr160" draw:text-style-name="P45" draw:layer="layout" draw:type="line" svg:x1="2.141cm" svg:y1="14.888cm" svg:x2="3.155cm" svg:y2="14.41cm" draw:start-shape="id194" draw:start-glue-point="11" svg:d="M2141 14888l1014-478" svg:viewBox="0 0 1015 479">
          <text:p text:style-name="P1"><text:span text:style-name="T50">11</text:span></text:p>
        </draw:connector>
        <draw:connector draw:style-name="gr160" draw:text-style-name="P45" draw:layer="layout" draw:type="line" svg:x1="2.035cm" svg:y1="15.144cm" svg:x2="3.171cm" svg:y2="16.763cm" draw:start-shape="id194" draw:start-glue-point="8" svg:d="M2035 15144l1136 1619" svg:viewBox="0 0 1137 1620">
          <text:p text:style-name="P1"><text:span text:style-name="T50">4</text:span></text:p>
        </draw:connector>
        <draw:connector draw:style-name="gr160" draw:text-style-name="P45" draw:layer="layout" draw:type="line" svg:x1="2.141cm" svg:y1="15.1cm" svg:x2="3.162cm" svg:y2="15.567cm" draw:start-shape="id194" draw:start-glue-point="9" svg:d="M2141 15100l1021 467" svg:viewBox="0 0 1022 468">
          <text:p text:style-name="P1"><text:span text:style-name="T50">3</text:span></text:p>
        </draw:connector>
        <draw:connector draw:style-name="gr161" draw:text-style-name="P45" draw:layer="layout" draw:type="line" svg:x1="2.135cm" svg:y1="14.845cm" svg:x2="3.255cm" svg:y2="13.271cm" svg:d="M2135 14845l1120-1574" svg:viewBox="0 0 1121 1575">
          <text:p/>
        </draw:connector>
        <draw:frame draw:style-name="gr162" draw:text-style-name="P43" draw:layer="layout" svg:width="2.4cm" svg:height="13.525cm" svg:x="6.1cm" svg:y="7.9cm">
          <draw:text-box>
            <text:p><text:span text:style-name="T48">({3,5},3)</text:span></text:p>
            <text:p><text:span text:style-name="T48"/></text:p>
            <text:p><text:span text:style-name="T48">({3,5},5)</text:span></text:p>
            <text:p><text:span text:style-name="T48"/></text:p>
            <text:p><text:span text:style-name="T48">({2,3},2)</text:span></text:p>
            <text:p><text:span text:style-name="T48"/></text:p>
            <text:p><text:span text:style-name="T48">({2,3},3)</text:span></text:p>
            <text:p><text:span text:style-name="T48"/></text:p>
            <text:p><text:span text:style-name="T48">({2,4},2)</text:span></text:p>
            <text:p><text:span text:style-name="T48"/></text:p>
            <text:p><text:span text:style-name="T48">({2,4},4)</text:span></text:p>
            <text:p><text:span text:style-name="T48"/></text:p>
            <text:p><text:span text:style-name="T48">({2,5},3)</text:span></text:p>
            <text:p><text:span text:style-name="T48"/></text:p>
            <text:p><text:span text:style-name="T48">({2,5},5)</text:span></text:p>
            <text:p><text:span text:style-name="T48"/></text:p>
            <text:p><text:span text:style-name="T48">({3,4},3)</text:span></text:p>
            <text:p><text:span text:style-name="T48"/></text:p>
            <text:p><text:span text:style-name="T48">({3,4},4)</text:span></text:p>
            <text:p><text:span text:style-name="T48"/></text:p>
            <text:p><text:span text:style-name="T48">({4,5},4)</text:span></text:p>
            <text:p><text:span text:style-name="T48"/></text:p>
            <text:p><text:span text:style-name="T48">({4,5},4)</text:span></text:p>
          </draw:text-box>
        </draw:frame>
        <draw:connector draw:style-name="gr160" draw:text-style-name="P45" draw:layer="layout" draw:type="line" svg:x1="4.741cm" svg:y1="13.041cm" svg:x2="5.963cm" svg:y2="11.845cm" svg:d="M4741 13041l1222-1196" svg:viewBox="0 0 1223 1197">
          <text:p text:style-name="P1"><text:span text:style-name="T50">14</text:span></text:p>
        </draw:connector>
        <draw:connector draw:style-name="gr160" draw:text-style-name="P45" draw:layer="layout" draw:type="line" svg:x1="4.812cm" svg:y1="13.188cm" svg:x2="6.004cm" svg:y2="14.011cm" svg:d="M4812 13188l1192 823" svg:viewBox="0 0 1193 824">
          <text:p text:style-name="P1"><text:span text:style-name="T50">8</text:span></text:p>
        </draw:connector>
        <draw:connector draw:style-name="gr163" draw:text-style-name="P46" draw:layer="layout" draw:type="line" svg:x1="4.712cm" svg:y1="13.288cm" svg:x2="5.904cm" svg:y2="14.111cm" svg:d="M4712 13288l1192 823" svg:viewBox="0 0 1193 824">
          <text:p/>
        </draw:connector>
        <draw:frame draw:style-name="gr162" draw:text-style-name="P43" draw:layer="layout" svg:width="2.4cm" svg:height="13.525cm" svg:x="9.5cm" svg:y="7.901cm">
          <draw:text-box>
            <text:p><text:span text:style-name="T48">({3,4,5},3)</text:span></text:p>
            <text:p><text:span text:style-name="T48"/></text:p>
            <text:p><text:span text:style-name="T48">({3,4,5},4)</text:span></text:p>
            <text:p><text:span text:style-name="T48"/></text:p>
            <text:p><text:span text:style-name="T48">({3,4,5},5)</text:span></text:p>
            <text:p><text:span text:style-name="T48"/></text:p>
            <text:p><text:span text:style-name="T48">({2,3,4},2)</text:span></text:p>
            <text:p><text:span text:style-name="T48"/></text:p>
            <text:p><text:span text:style-name="T48">({2,3,4},3)</text:span></text:p>
            <text:p><text:span text:style-name="T48"/></text:p>
            <text:p><text:span text:style-name="T48">({2,3,4},4)</text:span></text:p>
            <text:p><text:span text:style-name="T48"/></text:p>
            <text:p><text:span text:style-name="T48">({2,3,5},2)</text:span></text:p>
            <text:p><text:span text:style-name="T48"/></text:p>
            <text:p><text:span text:style-name="T48">({2,3,5},3)</text:span></text:p>
            <text:p><text:span text:style-name="T48"/></text:p>
            <text:p><text:span text:style-name="T48">({2,3,5},5)</text:span></text:p>
            <text:p><text:span text:style-name="T48"/></text:p>
            <text:p><text:span text:style-name="T48">({2,4,5},2)</text:span></text:p>
            <text:p><text:span text:style-name="T48"/></text:p>
            <text:p><text:span text:style-name="T48">({2,4,5},4)</text:span></text:p>
            <text:p><text:span text:style-name="T48"/></text:p>
            <text:p><text:span text:style-name="T48">({2,4,5},5)</text:span></text:p>
          </draw:text-box>
        </draw:frame>
        <draw:line draw:style-name="gr69" draw:text-style-name="P3" draw:layer="layout" svg:x1="8.1cm" svg:y1="14.1cm" svg:x2="9.4cm" svg:y2="21cm">
          <text:p/>
        </draw:line>
        <draw:connector draw:style-name="gr160" draw:text-style-name="P45" draw:layer="layout" draw:type="line" svg:x1="8.1cm" svg:y1="14.078cm" svg:x2="9.411cm" svg:y2="12.963cm" svg:d="M8100 14078l1311-1115" svg:viewBox="0 0 1312 1116">
          <text:p text:style-name="P1"><text:span text:style-name="T50">11</text:span></text:p>
        </draw:connector>
        <draw:connector draw:style-name="gr161" draw:text-style-name="P45" draw:layer="layout" draw:type="line" svg:x1="8.2cm" svg:y1="14.179cm" svg:x2="9.511cm" svg:y2="13.064cm" svg:d="M8200 14179l1311-1115" svg:viewBox="0 0 1312 1116">
          <text:p/>
        </draw:connector>
        <draw:frame draw:style-name="gr164" draw:text-style-name="P43" draw:layer="layout" svg:width="2.8cm" svg:height="4.117cm" svg:x="13.5cm" svg:y="13.002cm">
          <draw:text-box>
            <text:p><text:span text:style-name="T48">({2,3,4,5},2)</text:span></text:p>
            <text:p><text:span text:style-name="T48"/></text:p>
            <text:p><text:span text:style-name="T48">({2,3,4,5},3)</text:span></text:p>
            <text:p><text:span text:style-name="T48"/></text:p>
            <text:p><text:span text:style-name="T48">({2,3,4,5},4)</text:span></text:p>
            <text:p><text:span text:style-name="T48"/></text:p>
            <text:p><text:span text:style-name="T48">({2,3,4,5},5)</text:span></text:p>
          </draw:text-box>
        </draw:frame>
        <draw:connector draw:style-name="gr165" draw:text-style-name="P45" draw:layer="layout" draw:type="line" svg:x1="11.9cm" svg:y1="12.879cm" svg:x2="13.363cm" svg:y2="16.677cm" svg:d="M11900 12879l1463 3798" svg:viewBox="0 0 1464 3799">
          <text:p text:style-name="P1"><text:span text:style-name="T50">2</text:span></text:p>
        </draw:connector>
        <draw:connector draw:style-name="gr166" draw:text-style-name="P45" xml:id="id195" draw:id="id195" draw:layer="layout" draw:type="line" svg:x1="11.8cm" svg:y1="12.979cm" svg:x2="13.263cm" svg:y2="16.777cm" svg:d="M11800 12979l1463 3798" svg:viewBox="0 0 1464 3799">
          <text:p/>
        </draw:connector>
        <draw:connector draw:style-name="gr167" draw:text-style-name="P45" draw:layer="layout" draw:type="line" svg:x1="11.9cm" svg:y1="14.079cm" svg:x2="13.263cm" svg:y2="16.777cm" draw:end-shape="id195" draw:end-glue-point="3" svg:d="M11900 14079l1363 2698" svg:viewBox="0 0 1364 2699">
          <text:p/>
        </draw:connector>
        <draw:connector draw:style-name="gr167" draw:text-style-name="P45" draw:layer="layout" draw:type="line" svg:x1="11.9cm" svg:y1="15.379cm" svg:x2="13.263cm" svg:y2="16.777cm" draw:end-shape="id195" draw:end-glue-point="3" svg:d="M11900 15379l1363 1398" svg:viewBox="0 0 1364 1399">
          <text:p/>
        </draw:connector>
        <draw:line draw:style-name="gr69" draw:text-style-name="P3" draw:layer="layout" svg:x1="11.8cm" svg:y1="8.3cm" svg:x2="13.4cm" svg:y2="13.3cm">
          <text:p/>
        </draw:line>
        <draw:line draw:style-name="gr168" draw:text-style-name="P3" draw:layer="layout" svg:x1="11.9cm" svg:y1="9.5cm" svg:x2="13.3cm" svg:y2="13.3cm">
          <text:p/>
        </draw:line>
        <draw:line draw:style-name="gr69" draw:text-style-name="P3" draw:layer="layout" svg:x1="11.9cm" svg:y1="10.6cm" svg:x2="13.3cm" svg:y2="13.3cm">
          <text:p/>
        </draw:line>
        <draw:custom-shape draw:style-name="gr169" draw:text-style-name="P42" xml:id="id196" draw:id="id196" draw:layer="layout" svg:width="0.3cm" svg:height="0.3cm" svg:x="17.886cm" svg:y="14.8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65" draw:text-style-name="P45" draw:layer="layout" draw:type="line" svg:x1="16.4cm" svg:y1="13.379cm" svg:x2="17.93cm" svg:y2="14.889cm" draw:end-shape="id196" draw:end-glue-point="5" svg:d="M16400 13379l1530 1510" svg:viewBox="0 0 1531 1511">
          <text:p text:style-name="P1"><text:span text:style-name="T50">7</text:span></text:p>
        </draw:connector>
        <draw:connector draw:style-name="gr165" draw:text-style-name="P45" draw:layer="layout" draw:type="line" svg:x1="16.4cm" svg:y1="14.579cm" svg:x2="17.886cm" svg:y2="14.995cm" draw:end-shape="id196" draw:end-glue-point="6" svg:d="M16400 14579l1486 416" svg:viewBox="0 0 1487 417">
          <text:p text:style-name="P1"><text:span text:style-name="T50">12</text:span></text:p>
        </draw:connector>
        <draw:connector draw:style-name="gr165" draw:text-style-name="P45" draw:layer="layout" draw:type="line" svg:x1="16.4cm" svg:y1="15.722cm" svg:x2="17.886cm" svg:y2="14.995cm" draw:end-shape="id196" draw:end-glue-point="6" svg:d="M16400 15722l1486-727" svg:viewBox="0 0 1487 728">
          <text:p text:style-name="P1"><text:span text:style-name="T50">3</text:span></text:p>
        </draw:connector>
        <draw:connector draw:style-name="gr170" draw:text-style-name="P45" draw:layer="layout" draw:type="line" svg:x1="16.4cm" svg:y1="16.823cm" svg:x2="17.93cm" svg:y2="15.101cm" draw:end-shape="id196" draw:end-glue-point="7" svg:d="M16400 16823l1530-1722" svg:viewBox="0 0 1531 1723">
          <text:p text:style-name="P1"><text:span text:style-name="T50">4</text:span></text:p>
        </draw:connector>
        <draw:frame draw:style-name="gr159" draw:text-style-name="P44" draw:layer="layout" svg:width="0.6cm" svg:height="0.725cm" svg:x="18cm" svg:y="14.8cm">
          <draw:text-box>
            <text:p><text:span text:style-name="T49">s</text:span></text:p>
          </draw:text-box>
        </draw:frame>
        <draw:connector draw:style-name="gr171" draw:text-style-name="P45" draw:layer="layout" draw:type="line" svg:x1="16.5cm" svg:y1="16.924cm" svg:x2="18.03cm" svg:y2="15.202cm" svg:d="M16500 16924l1530-1722" svg:viewBox="0 0 1531 1723">
          <text:p text:style-name="P1"><text:span text:style-name="T50">4</text:span></text:p>
        </draw:connector>
      </draw:page>
      <draw:page draw:name="page19" draw:style-name="dp1" draw:master-page-name="Default">
        <draw:custom-shape draw:style-name="gr172" draw:text-style-name="P2" xml:id="id197" draw:id="id197" draw:layer="layout" svg:width="0.6cm" svg:height="0.6cm" svg:x="3.801cm" svg:y="12.6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4" draw:text-style-name="P34" draw:layer="layout" svg:width="0.7cm" svg:height="0.839cm" svg:x="3.5cm" svg:y="12.001cm">
          <draw:text-box>
            <text:p><text:span text:style-name="T40">s</text:span></text:p>
          </draw:text-box>
        </draw:frame>
        <draw:custom-shape draw:style-name="gr172" draw:text-style-name="P2" xml:id="id198" draw:id="id198" draw:layer="layout" svg:width="0.6cm" svg:height="0.6cm" svg:x="8.202cm" svg:y="13.0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2" draw:text-style-name="P2" xml:id="id199" draw:id="id199" draw:layer="layout" svg:width="0.6cm" svg:height="0.6cm" svg:x="15.503cm" svg:y="13.1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2" draw:text-style-name="P2" xml:id="id200" draw:id="id200" draw:layer="layout" svg:width="0.6cm" svg:height="0.6cm" svg:x="18.4cm" svg:y="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4" draw:text-style-name="P34" draw:layer="layout" svg:width="0.7cm" svg:height="0.839cm" svg:x="18.9cm" svg:y="9.102cm">
          <draw:text-box>
            <text:p><text:span text:style-name="T40">t</text:span></text:p>
          </draw:text-box>
        </draw:frame>
        <draw:custom-shape draw:style-name="gr172" draw:text-style-name="P2" xml:id="id205" draw:id="id205" draw:layer="layout" svg:width="0.6cm" svg:height="0.6cm" svg:x="8.603cm" svg:y="10.8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2" draw:text-style-name="P2" xml:id="id201" draw:id="id201" draw:layer="layout" svg:width="0.6cm" svg:height="0.6cm" svg:x="5.804cm" svg:y="8.0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2" draw:text-style-name="P2" xml:id="id202" draw:id="id202" draw:layer="layout" svg:width="0.6cm" svg:height="0.6cm" svg:x="4.305cm" svg:y="5.9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2" draw:text-style-name="P2" xml:id="id203" draw:id="id203" draw:layer="layout" svg:width="0.6cm" svg:height="0.6cm" svg:x="8.506cm" svg:y="6.2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2" draw:text-style-name="P2" xml:id="id204" draw:id="id204" draw:layer="layout" svg:width="0.6cm" svg:height="0.6cm" svg:x="14.307cm" svg:y="6.5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2" draw:text-style-name="P2" xml:id="id208" draw:id="id208" draw:layer="layout" svg:width="0.6cm" svg:height="0.6cm" svg:x="17.108cm" svg:y="5.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2" draw:text-style-name="P2" xml:id="id206" draw:id="id206" draw:layer="layout" svg:width="0.6cm" svg:height="0.6cm" svg:x="15.509cm" svg:y="8.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2" draw:text-style-name="P2" xml:id="id207" draw:id="id207" draw:layer="layout" svg:width="0.6cm" svg:height="0.6cm" svg:x="14.01cm" svg:y="10.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73" draw:text-style-name="P3" draw:layer="layout" draw:type="line" svg:x1="4.401cm" svg:y1="12.952cm" svg:x2="8.202cm" svg:y2="13.353cm" draw:start-shape="id197" draw:start-glue-point="10" draw:end-shape="id198" draw:end-glue-point="6" svg:d="M4401 12952l3801 401" svg:viewBox="0 0 3802 402">
          <text:p text:style-name="P1">3</text:p>
        </draw:connector>
        <draw:connector draw:style-name="gr173" draw:text-style-name="P3" draw:layer="layout" draw:type="line" svg:x1="8.802cm" svg:y1="13.353cm" svg:x2="15.503cm" svg:y2="13.454cm" draw:start-shape="id198" draw:start-glue-point="10" draw:end-shape="id199" draw:end-glue-point="6" svg:d="M8802 13353l6701 101" svg:viewBox="0 0 6702 102">
          <text:p text:style-name="P1">8</text:p>
        </draw:connector>
        <draw:connector draw:style-name="gr173" draw:text-style-name="P3" draw:layer="layout" draw:type="line" svg:x1="16.103cm" svg:y1="13.454cm" svg:x2="18.7cm" svg:y2="9.8cm" draw:start-shape="id199" draw:start-glue-point="10" draw:end-shape="id200" draw:end-glue-point="8" svg:d="M16103 13454l2597-3654" svg:viewBox="0 0 2598 3655">
          <text:p text:style-name="P1">6</text:p>
        </draw:connector>
        <draw:connector draw:style-name="gr173" draw:text-style-name="P3" draw:layer="layout" draw:type="line" svg:x1="4.313cm" svg:y1="12.74cm" svg:x2="6.104cm" svg:y2="8.655cm" draw:start-shape="id197" draw:start-glue-point="11" draw:end-shape="id201" draw:end-glue-point="8" svg:d="M4313 12740l1791-4085" svg:viewBox="0 0 1792 4086">
          <text:p text:style-name="P1">1</text:p>
        </draw:connector>
        <draw:connector draw:style-name="gr173" draw:text-style-name="P3" draw:layer="layout" draw:type="line" svg:x1="4.101cm" svg:y1="12.652cm" svg:x2="4.605cm" svg:y2="6.556cm" draw:start-shape="id197" draw:start-glue-point="4" draw:end-shape="id202" draw:end-glue-point="8" svg:d="M4101 12652l504-6096" svg:viewBox="0 0 505 6097">
          <text:p text:style-name="P1">5</text:p>
        </draw:connector>
        <draw:connector draw:style-name="gr173" draw:text-style-name="P3" draw:layer="layout" draw:type="line" svg:x1="4.905cm" svg:y1="6.256cm" svg:x2="8.506cm" svg:y2="6.557cm" draw:start-shape="id202" draw:start-glue-point="10" draw:end-shape="id203" draw:end-glue-point="6" svg:d="M4905 6256l3601 301" svg:viewBox="0 0 3602 302">
          <text:p text:style-name="P1">1</text:p>
        </draw:connector>
        <draw:connector draw:style-name="gr173" draw:text-style-name="P3" draw:layer="layout" draw:type="line" svg:x1="4.605cm" svg:y1="6.556cm" svg:x2="5.892cm" svg:y2="8.143cm" draw:start-shape="id202" draw:start-glue-point="8" draw:end-shape="id201" draw:end-glue-point="5" svg:d="M4605 6556l1287 1587" svg:viewBox="0 0 1288 1588">
          <text:p text:style-name="P1">1</text:p>
        </draw:connector>
        <draw:connector draw:style-name="gr173" draw:text-style-name="P3" draw:layer="layout" draw:type="line" svg:x1="6.316cm" svg:y1="8.143cm" svg:x2="8.594cm" svg:y2="6.769cm" draw:start-shape="id201" draw:start-glue-point="11" draw:end-shape="id203" draw:end-glue-point="7" svg:d="M6316 8143l2278-1374" svg:viewBox="0 0 2279 1375">
          <text:p text:style-name="P1">1</text:p>
        </draw:connector>
        <draw:connector draw:style-name="gr173" draw:text-style-name="P3" draw:layer="layout" draw:type="line" svg:x1="9.106cm" svg:y1="6.557cm" svg:x2="14.307cm" svg:y2="6.858cm" draw:start-shape="id203" draw:start-glue-point="10" draw:end-shape="id204" draw:end-glue-point="6" svg:d="M9106 6557l5201 301" svg:viewBox="0 0 5202 302">
          <text:p text:style-name="P1">8</text:p>
        </draw:connector>
        <draw:connector draw:style-name="gr173" draw:text-style-name="P3" draw:layer="layout" draw:type="line" svg:x1="6.404cm" svg:y1="8.355cm" svg:x2="14.395cm" svg:y2="7.07cm" draw:start-shape="id201" draw:start-glue-point="10" draw:end-shape="id204" draw:end-glue-point="7" svg:d="M6404 8355l7991-1285" svg:viewBox="0 0 7992 1286">
          <text:p text:style-name="P1">7</text:p>
        </draw:connector>
        <draw:connector draw:style-name="gr173" draw:text-style-name="P3" draw:layer="layout" draw:type="line" svg:x1="6.404cm" svg:y1="8.355cm" svg:x2="8.691cm" svg:y2="10.942cm" draw:start-shape="id201" draw:start-glue-point="10" draw:end-shape="id205" draw:end-glue-point="5" svg:d="M6404 8355l2287 2587" svg:viewBox="0 0 2288 2588">
          <text:p text:style-name="P1">5</text:p>
        </draw:connector>
        <draw:connector draw:style-name="gr173" draw:text-style-name="P3" draw:layer="layout" draw:type="line" svg:x1="9.115cm" svg:y1="10.942cm" svg:x2="14.395cm" svg:y2="7.07cm" draw:start-shape="id205" draw:start-glue-point="11" draw:end-shape="id204" draw:end-glue-point="7" svg:d="M9115 10942l5280-3872" svg:viewBox="0 0 5281 3873">
          <text:p text:style-name="P1">6</text:p>
        </draw:connector>
        <draw:connector draw:style-name="gr173" draw:text-style-name="P3" draw:layer="layout" draw:type="line" svg:x1="8.903cm" svg:y1="11.454cm" svg:x2="8.502cm" svg:y2="13.053cm" draw:start-shape="id205" draw:start-glue-point="8" draw:end-shape="id198" draw:end-glue-point="4" svg:d="M8903 11454l-401 1599" svg:viewBox="0 0 402 1600">
          <text:p text:style-name="P1">2</text:p>
        </draw:connector>
        <draw:connector draw:style-name="gr173" draw:text-style-name="P3" draw:layer="layout" draw:type="line" svg:x1="9.203cm" svg:y1="11.154cm" svg:x2="15.509cm" svg:y2="8.86cm" draw:start-shape="id205" draw:start-glue-point="10" draw:end-shape="id206" draw:end-glue-point="6" svg:d="M9203 11154l6306-2294" svg:viewBox="0 0 6307 2295">
          <text:p text:style-name="P1">7</text:p>
        </draw:connector>
        <draw:connector draw:style-name="gr173" draw:text-style-name="P3" draw:layer="layout" draw:type="line" svg:x1="14.31cm" svg:y1="10.961cm" svg:x2="15.597cm" svg:y2="9.072cm" draw:start-shape="id207" draw:start-glue-point="4" draw:end-shape="id206" draw:end-glue-point="7" svg:d="M14310 10961l1287-1889" svg:viewBox="0 0 1288 1890">
          <text:p text:style-name="P1">4</text:p>
        </draw:connector>
        <draw:connector draw:style-name="gr173" draw:text-style-name="P3" draw:layer="layout" draw:type="line" svg:x1="15.597cm" svg:y1="8.648cm" svg:x2="14.607cm" svg:y2="7.158cm" draw:start-shape="id206" draw:start-glue-point="5" draw:end-shape="id204" draw:end-glue-point="8" svg:d="M15597 8648l-990-1490" svg:viewBox="0 0 991 1491">
          <text:p text:style-name="P1">1</text:p>
        </draw:connector>
        <draw:connector draw:style-name="gr173" draw:text-style-name="P3" draw:layer="layout" draw:type="line" svg:x1="14.907cm" svg:y1="6.858cm" svg:x2="17.108cm" svg:y2="5.959cm" draw:start-shape="id204" draw:start-glue-point="10" draw:end-shape="id208" draw:end-glue-point="6" svg:d="M14907 6858l2201-899" svg:viewBox="0 0 2202 900">
          <text:p text:style-name="P1">2</text:p>
        </draw:connector>
        <draw:connector draw:style-name="gr173" draw:text-style-name="P3" draw:layer="layout" draw:type="line" svg:x1="17.408cm" svg:y1="6.259cm" svg:x2="18.7cm" svg:y2="9.2cm" draw:start-shape="id208" draw:start-glue-point="8" draw:end-shape="id200" draw:end-glue-point="4" svg:d="M17408 6259l1292 2941" svg:viewBox="0 0 1293 2942">
          <text:p text:style-name="P1">4</text:p>
        </draw:connector>
        <draw:connector draw:style-name="gr173" draw:text-style-name="P3" draw:layer="layout" draw:type="line" svg:x1="18.4cm" svg:y1="9.5cm" svg:x2="16.109cm" svg:y2="8.86cm" draw:start-shape="id200" draw:start-glue-point="6" draw:end-shape="id206" draw:end-glue-point="10" svg:d="M18400 9500l-2291-640" svg:viewBox="0 0 2292 641">
          <text:p text:style-name="P1">3</text:p>
        </draw:connector>
        <draw:connector draw:style-name="gr174" draw:text-style-name="P3" draw:layer="layout" draw:type="line" svg:x1="4.401cm" svg:y1="12.952cm" svg:x2="8.603cm" svg:y2="11.154cm" draw:start-shape="id197" draw:start-glue-point="10" draw:end-shape="id205" draw:end-glue-point="6" svg:d="M4401 12952l4202-1798" svg:viewBox="0 0 4203 1799">
          <text:p text:style-name="P1">4</text:p>
        </draw:connector>
        <draw:connector draw:style-name="gr174" draw:text-style-name="P3" draw:layer="layout" draw:type="line" svg:x1="9.203cm" svg:y1="11.154cm" svg:x2="14.01cm" svg:y2="11.261cm" draw:start-shape="id205" draw:start-glue-point="10" draw:end-shape="id207" draw:end-glue-point="6" svg:d="M9203 11154l4807 107" svg:viewBox="0 0 4808 108">
          <text:p text:style-name="P1">2</text:p>
        </draw:connector>
        <draw:connector draw:style-name="gr175" draw:text-style-name="P3" draw:layer="layout" draw:type="line" svg:x1="14.61cm" svg:y1="11.261cm" svg:x2="18.4cm" svg:y2="9.5cm" draw:start-shape="id207" draw:start-glue-point="10" draw:end-shape="id200" draw:end-glue-point="6" svg:d="M14610 11261l3790-1761" svg:viewBox="0 0 3791 1762">
          <text:p text:style-name="P1">2</text:p>
        </draw:connector>
        <draw:connector draw:style-name="gr173" draw:text-style-name="P3" draw:layer="layout" draw:type="line" svg:x1="15.809cm" svg:y1="8.56cm" svg:x2="17.408cm" svg:y2="6.259cm" draw:start-shape="id206" draw:start-glue-point="4" draw:end-shape="id208" draw:end-glue-point="8" svg:d="M15809 8560l1599-2301" svg:viewBox="0 0 1600 2302">
          <text:p text:style-name="P1">1</text:p>
        </draw:connector>
        <draw:connector draw:style-name="gr173" draw:text-style-name="P3" draw:layer="layout" draw:type="line" svg:x1="14.31cm" svg:y1="11.561cm" svg:x2="15.591cm" svg:y2="13.242cm" draw:start-shape="id207" draw:start-glue-point="8" draw:end-shape="id199" draw:end-glue-point="5" svg:d="M14310 11561l1281 1681" svg:viewBox="0 0 1282 1682">
          <text:p text:style-name="P1">3</text:p>
        </draw:connector>
        <draw:custom-shape draw:style-name="gr176" draw:text-style-name="P3" draw:layer="layout" svg:width="5.3cm" svg:height="4.1cm" svg:x="3.9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44" draw:layer="layout" svg:width="1.5cm" svg:height="1cm" svg:x="5.4cm" svg:y="4.2cm">
          <draw:text-box>
            <text:p><text:span text:style-name="T49">v</text:span><text:span text:style-name="T51">1</text:span></text:p>
          </draw:text-box>
        </draw:frame>
        <draw:line draw:style-name="gr69" draw:text-style-name="P3" draw:layer="layout" svg:x1="12.4cm" svg:y1="5.4cm" svg:x2="11.8cm" svg:y2="6.3cm">
          <text:p/>
        </draw:line>
        <draw:frame draw:style-name="gr35" draw:text-style-name="P34" draw:layer="layout" svg:width="3cm" svg:height="0.966cm" svg:x="12.2cm" svg:y="4.8cm">
          <draw:text-box>
            <text:p><text:span text:style-name="T40">c</text:span><text:span text:style-name="T42">ij</text:span></text:p>
          </draw:text-box>
        </draw:frame>
        <draw:custom-shape draw:style-name="gr177" draw:text-style-name="P3" draw:layer="layout" svg:width="1.9cm" svg:height="3.662cm" draw:transform="skewX (0.143815130364333) translate (8.03cm 10.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44" draw:layer="layout" svg:width="1.5cm" svg:height="1cm" svg:x="7.9cm" svg:y="14cm">
          <draw:text-box>
            <text:p><text:span text:style-name="T49">v</text:span><text:span text:style-name="T51">2</text:span></text:p>
          </draw:text-box>
        </draw:frame>
        <draw:custom-shape draw:style-name="gr178" draw:text-style-name="P3" draw:layer="layout" svg:width="1.855cm" svg:height="4cm" draw:transform="rotate (0.699004365423729) translate (13.021cm 11.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44" draw:layer="layout" svg:width="1.5cm" svg:height="1cm" svg:x="15.8cm" svg:y="13.9cm">
          <draw:text-box>
            <text:p><text:span text:style-name="T49">v</text:span><text:span text:style-name="T51">4</text:span></text:p>
          </draw:text-box>
        </draw:frame>
        <draw:custom-shape draw:style-name="gr179" draw:text-style-name="P3" draw:layer="layout" svg:width="4.5cm" svg:height="4.1cm" svg:x="14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44" draw:layer="layout" svg:width="1.5cm" svg:height="1cm" svg:x="15.8cm" svg:y="4.4cm">
          <draw:text-box>
            <text:p><text:span text:style-name="T49">v</text:span><text:span text:style-name="T51">3</text:span></text:p>
          </draw:text-box>
        </draw:frame>
      </draw:page>
      <draw:page draw:name="page20" draw:style-name="dp1" draw:master-page-name="Default">
        <draw:custom-shape draw:style-name="gr172" draw:text-style-name="P2" xml:id="id209" draw:id="id209" draw:layer="layout" svg:width="0.6cm" svg:height="0.6cm" svg:x="2.802cm" svg:y="11.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2" draw:text-style-name="P2" xml:id="id211" draw:id="id211" draw:layer="layout" svg:width="0.6cm" svg:height="0.6cm" svg:x="8.403cm" svg:y="12.1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2" draw:text-style-name="P2" xml:id="id212" draw:id="id212" draw:layer="layout" svg:width="0.6cm" svg:height="0.6cm" svg:x="14.004cm" svg:y="12.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2" draw:text-style-name="P2" xml:id="id214" draw:id="id214" draw:layer="layout" svg:width="0.6cm" svg:height="0.6cm" svg:x="17.605cm" svg:y="8.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2" draw:text-style-name="P2" xml:id="id213" draw:id="id213" draw:layer="layout" svg:width="0.6cm" svg:height="0.6cm" svg:x="12.906cm" svg:y="7.3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2" draw:text-style-name="P2" xml:id="id210" draw:id="id210" draw:layer="layout" svg:width="0.6cm" svg:height="0.6cm" svg:x="5.207cm" svg:y="7.3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80" draw:text-style-name="P3" draw:layer="layout" draw:type="line" svg:x1="3.314cm" svg:y1="11.741cm" svg:x2="5.295cm" svg:y2="7.87cm" draw:start-shape="id209" draw:start-glue-point="11" draw:end-shape="id210" draw:end-glue-point="7" svg:d="M3314 11741l1981-3871" svg:viewBox="0 0 1982 3872">
          <text:p text:style-name="P1">1</text:p>
        </draw:connector>
        <draw:connector draw:style-name="gr181" draw:text-style-name="P3" draw:layer="layout" draw:type="line" svg:x1="3.402cm" svg:y1="11.953cm" svg:x2="8.403cm" svg:y2="12.454cm" draw:start-shape="id209" draw:start-glue-point="10" draw:end-shape="id211" draw:end-glue-point="6" svg:d="M3402 11953l5001 501" svg:viewBox="0 0 5002 502">
          <text:p text:style-name="P1">3</text:p>
        </draw:connector>
        <draw:connector draw:style-name="gr182" draw:text-style-name="P3" draw:layer="layout" draw:type="line" svg:x1="9.003cm" svg:y1="12.454cm" svg:x2="14.004cm" svg:y2="12.455cm" draw:start-shape="id211" draw:start-glue-point="10" draw:end-shape="id212" draw:end-glue-point="6" svg:d="M9003 12454l5001 1" svg:viewBox="0 0 5002 2">
          <text:p text:style-name="P1">2</text:p>
        </draw:connector>
        <draw:connector draw:style-name="gr181" draw:text-style-name="P3" draw:layer="layout" draw:type="line" svg:x1="5.807cm" svg:y1="7.658cm" svg:x2="12.906cm" svg:y2="7.657cm" draw:start-shape="id210" draw:start-glue-point="10" draw:end-shape="id213" draw:end-glue-point="6" svg:d="M5807 7658l7099-1" svg:viewBox="0 0 7100 2">
          <text:p text:style-name="P1">7</text:p>
        </draw:connector>
        <draw:connector draw:style-name="gr183" draw:text-style-name="P3" draw:layer="layout" draw:type="line" svg:x1="13.506cm" svg:y1="7.657cm" svg:x2="17.605cm" svg:y2="8.756cm" draw:start-shape="id213" draw:start-glue-point="10" draw:end-shape="id214" draw:end-glue-point="6" svg:d="M13506 7657l4099 1099" svg:viewBox="0 0 4100 1100">
          <text:p text:style-name="P1">3</text:p>
        </draw:connector>
        <draw:connector draw:style-name="gr184" draw:text-style-name="P3" draw:layer="layout" draw:type="line" svg:x1="5.719cm" svg:y1="7.87cm" svg:x2="8.491cm" svg:y2="12.242cm" draw:start-shape="id210" draw:start-glue-point="9" draw:end-shape="id211" draw:end-glue-point="5" svg:d="M5719 7870l2772 4372" svg:viewBox="0 0 2773 4373">
          <text:p text:style-name="P1">5</text:p>
        </draw:connector>
        <draw:connector draw:style-name="gr185" draw:text-style-name="P3" draw:layer="layout" draw:type="line" svg:x1="12.994cm" svg:y1="7.869cm" svg:x2="8.915cm" svg:y2="12.242cm" draw:start-shape="id213" draw:start-glue-point="7" draw:end-shape="id211" draw:end-glue-point="11" svg:d="M12994 7869l-4079 4373" svg:viewBox="0 0 4080 4374">
          <text:p text:style-name="P1">6</text:p>
        </draw:connector>
        <draw:connector draw:style-name="gr186" draw:text-style-name="P3" draw:layer="layout" draw:type="line" svg:x1="13.206cm" svg:y1="7.957cm" svg:x2="14.304cm" svg:y2="12.155cm" draw:start-shape="id213" draw:start-glue-point="8" draw:end-shape="id212" draw:end-glue-point="4" svg:d="M13206 7957l1098 4198" svg:viewBox="0 0 1099 4199">
          <text:p text:style-name="P1">4</text:p>
        </draw:connector>
        <draw:connector draw:style-name="gr187" draw:text-style-name="P3" draw:layer="layout" draw:type="line" svg:x1="3.403cm" svg:y1="12.054cm" svg:x2="8.404cm" svg:y2="12.555cm" svg:d="M3403 12054l5001 501" svg:viewBox="0 0 5002 502">
          <text:p/>
        </draw:connector>
        <draw:connector draw:style-name="gr187" draw:text-style-name="P3" draw:layer="layout" draw:type="line" svg:x1="9.004cm" svg:y1="12.555cm" svg:x2="14.005cm" svg:y2="12.556cm" svg:d="M9004 12555l5001 1" svg:viewBox="0 0 5002 2">
          <text:p/>
        </draw:connector>
        <draw:connector draw:style-name="gr188" draw:text-style-name="P3" draw:layer="layout" draw:type="line" svg:x1="17.806cm" svg:y1="9.057cm" svg:x2="14.505cm" svg:y2="12.456cm" svg:d="M17806 9057l-3301 3399" svg:viewBox="0 0 3302 3400">
          <text:p/>
        </draw:connector>
        <draw:connector draw:style-name="gr189" draw:text-style-name="P3" draw:layer="layout" draw:type="line" svg:x1="14.516cm" svg:y1="12.243cm" svg:x2="17.693cm" svg:y2="8.968cm" draw:start-shape="id212" draw:start-glue-point="11" draw:end-shape="id214" draw:end-glue-point="7" svg:d="M14516 12243l3177-3275" svg:viewBox="0 0 3178 3276">
          <text:p text:style-name="P1">2</text:p>
        </draw:connector>
        <draw:frame draw:style-name="gr190" draw:text-style-name="P5" draw:layer="layout" svg:width="1.8cm" svg:height="0.864cm" svg:x="2.7cm" svg:y="12.3cm">
          <draw:text-box>
            <text:p>v<text:span text:style-name="T8">0</text:span><text:span text:style-name="T52">={s}</text:span></text:p>
          </draw:text-box>
        </draw:frame>
        <draw:frame draw:style-name="gr190" draw:text-style-name="P5" draw:layer="layout" svg:width="0.7cm" svg:height="0.864cm" svg:x="5cm" svg:y="6.4cm">
          <draw:text-box>
            <text:p>v<text:span text:style-name="T8">1</text:span></text:p>
          </draw:text-box>
        </draw:frame>
        <draw:frame draw:style-name="gr190" draw:text-style-name="P5" draw:layer="layout" svg:width="0.7cm" svg:height="0.864cm" svg:x="13.1cm" svg:y="6.3cm">
          <draw:text-box>
            <text:p>v<text:span text:style-name="T8">3</text:span></text:p>
          </draw:text-box>
        </draw:frame>
        <draw:frame draw:style-name="gr190" draw:text-style-name="P5" draw:layer="layout" svg:width="0.7cm" svg:height="0.864cm" svg:x="14.2cm" svg:y="12.9cm">
          <draw:text-box>
            <text:p>v<text:span text:style-name="T8">4</text:span></text:p>
          </draw:text-box>
        </draw:frame>
        <draw:frame draw:style-name="gr190" draw:text-style-name="P5" draw:layer="layout" svg:width="0.7cm" svg:height="0.864cm" svg:x="8.4cm" svg:y="12.8cm">
          <draw:text-box>
            <text:p>v<text:span text:style-name="T8">2</text:span></text:p>
          </draw:text-box>
        </draw:frame>
        <draw:frame draw:style-name="gr190" draw:text-style-name="P5" draw:layer="layout" svg:width="1.6cm" svg:height="0.864cm" svg:x="18.4cm" svg:y="8.3cm">
          <draw:text-box>
            <text:p>v<text:span text:style-name="T8">5</text:span><text:span text:style-name="T52">={t}</text:span></text:p>
          </draw:text-box>
        </draw:frame>
      </draw:page>
      <draw:page draw:name="page21" draw:style-name="dp1" draw:master-page-name="Default">
        <draw:custom-shape draw:style-name="gr172" draw:text-style-name="P2" xml:id="id215" draw:id="id215" draw:layer="layout" svg:width="0.6cm" svg:height="0.6cm" svg:x="1.702cm" svg:y="11.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90" draw:text-style-name="P5" draw:layer="layout" svg:width="1.8cm" svg:height="0.864cm" svg:x="1.6cm" svg:y="12.3cm">
          <draw:text-box>
            <text:p>v<text:span text:style-name="T8">0</text:span><text:span text:style-name="T52">={s}</text:span></text:p>
          </draw:text-box>
        </draw:frame>
        <draw:custom-shape draw:style-name="gr55" draw:text-style-name="P2" xml:id="id216" draw:id="id216" draw:layer="layout" svg:width="0.6cm" svg:height="0.6cm" svg:x="4.603cm" svg:y="6.554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 xml:id="id219" draw:id="id219" draw:layer="layout" svg:width="0.6cm" svg:height="0.6cm" svg:x="6.204cm" svg:y="8.455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 xml:id="id218" draw:id="id218" draw:layer="layout" svg:width="0.6cm" svg:height="0.6cm" svg:x="6.005cm" svg:y="11.5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 xml:id="id217" draw:id="id217" draw:layer="layout" svg:width="0.6cm" svg:height="0.6cm" svg:x="8.406cm" svg:y="14.657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 xml:id="id224" draw:id="id224" draw:layer="layout" svg:width="0.6cm" svg:height="0.6cm" svg:x="12.307cm" svg:y="14.658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 xml:id="id225" draw:id="id225" draw:layer="layout" svg:width="0.6cm" svg:height="0.6cm" svg:x="15.908cm" svg:y="14.059cm">
          <text:p text:style-name="P1"><text:span text:style-name="T1">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2" draw:text-style-name="P2" xml:id="id222" draw:id="id222" draw:layer="layout" svg:width="0.6cm" svg:height="0.6cm" svg:x="18.709cm" svg:y="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 xml:id="id228" draw:id="id228" draw:layer="layout" svg:width="0.6cm" svg:height="0.6cm" svg:x="16.21cm" svg:y="10.861cm">
          <text:p text:style-name="P1"><text:span text:style-name="T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 xml:id="id227" draw:id="id227" draw:layer="layout" svg:width="0.6cm" svg:height="0.6cm" svg:x="13.811cm" svg:y="11.762cm">
          <text:p text:style-name="P1"><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 xml:id="id226" draw:id="id226" draw:layer="layout" svg:width="0.6cm" svg:height="0.6cm" svg:x="11.312cm" svg:y="11.463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 xml:id="id223" draw:id="id223" draw:layer="layout" svg:width="0.6cm" svg:height="0.6cm" svg:x="13.313cm" svg:y="7.964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 xml:id="id220" draw:id="id220" draw:layer="layout" svg:width="0.6cm" svg:height="0.6cm" svg:x="9.314cm" svg:y="6.165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 xml:id="id221" draw:id="id221" draw:layer="layout" svg:width="0.6cm" svg:height="0.6cm" svg:x="13.515cm" svg:y="5.56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90" draw:text-style-name="P5" draw:layer="layout" svg:width="1.8cm" svg:height="0.864cm" svg:x="19cm" svg:y="9.8cm">
          <draw:text-box>
            <text:p>v<text:span text:style-name="T8">6</text:span><text:span text:style-name="T52">={t}</text:span></text:p>
          </draw:text-box>
        </draw:frame>
        <draw:connector draw:style-name="gr191" draw:text-style-name="P3" draw:layer="layout" draw:type="line" svg:x1="2.002cm" svg:y1="11.653cm" svg:x2="4.691cm" svg:y2="7.066cm" draw:start-shape="id215" draw:start-glue-point="4" draw:end-shape="id216" draw:end-glue-point="7" svg:d="M2002 11653l2689-4587" svg:viewBox="0 0 2690 4588">
          <text:p text:style-name="P1">10</text:p>
        </draw:connector>
        <draw:connector draw:style-name="gr192" draw:text-style-name="P3" draw:layer="layout" draw:type="line" svg:x1="2.214cm" svg:y1="12.165cm" svg:x2="8.406cm" svg:y2="14.957cm" draw:start-shape="id215" draw:start-glue-point="9" draw:end-shape="id217" draw:end-glue-point="6" svg:d="M2214 12165l6192 2792" svg:viewBox="0 0 6193 2793">
          <text:p text:style-name="P1">8</text:p>
        </draw:connector>
        <draw:connector draw:style-name="gr193" draw:text-style-name="P3" draw:layer="layout" draw:type="line" svg:x1="2.302cm" svg:y1="11.953cm" svg:x2="6.005cm" svg:y2="11.856cm" draw:start-shape="id215" draw:start-glue-point="10" draw:end-shape="id218" draw:end-glue-point="6" svg:d="M2302 11953l3703-97" svg:viewBox="0 0 3704 98">
          <text:p text:style-name="P1">5</text:p>
        </draw:connector>
        <draw:connector draw:style-name="gr194" draw:text-style-name="P3" draw:layer="layout" draw:type="line" svg:x1="6.305cm" svg:y1="12.156cm" svg:x2="8.494cm" svg:y2="14.745cm" draw:start-shape="id218" draw:start-glue-point="8" draw:end-shape="id217" draw:end-glue-point="5" svg:d="M6305 12156l2189 2589" svg:viewBox="0 0 2190 2590">
          <text:p text:style-name="P1">2</text:p>
        </draw:connector>
        <draw:connector draw:style-name="gr195" draw:text-style-name="P3" draw:layer="layout" draw:type="line" svg:x1="2.302cm" svg:y1="11.953cm" svg:x2="6.204cm" svg:y2="8.755cm" draw:start-shape="id215" draw:start-glue-point="10" draw:end-shape="id219" draw:end-glue-point="6" svg:d="M2302 11953l3902-3198" svg:viewBox="0 0 3903 3199">
          <text:p text:style-name="P1">7</text:p>
        </draw:connector>
        <draw:connector draw:style-name="gr196" draw:text-style-name="P3" draw:layer="layout" draw:type="line" svg:x1="5.203cm" svg:y1="6.854cm" svg:x2="9.314cm" svg:y2="6.465cm" draw:start-shape="id216" draw:start-glue-point="10" draw:end-shape="id220" draw:end-glue-point="6" svg:d="M5203 6854l4111-389" svg:viewBox="0 0 4112 390">
          <text:p text:style-name="P1">7</text:p>
        </draw:connector>
        <draw:connector draw:style-name="gr197" draw:text-style-name="P3" draw:layer="layout" draw:type="line" svg:x1="9.914cm" svg:y1="6.465cm" svg:x2="13.515cm" svg:y2="5.866cm" draw:start-shape="id220" draw:start-glue-point="10" draw:end-shape="id221" draw:end-glue-point="6" svg:d="M9914 6465l3601-599" svg:viewBox="0 0 3602 600">
          <text:p text:style-name="P1">4</text:p>
        </draw:connector>
        <draw:connector draw:style-name="gr196" draw:text-style-name="P3" draw:layer="layout" draw:type="line" svg:x1="14.115cm" svg:y1="5.866cm" svg:x2="18.797cm" svg:y2="9.148cm" draw:start-shape="id221" draw:start-glue-point="10" draw:end-shape="id222" draw:end-glue-point="5" svg:d="M14115 5866l4682 3282" svg:viewBox="0 0 4683 3283">
          <text:p text:style-name="P1">7</text:p>
        </draw:connector>
        <draw:connector draw:style-name="gr198" draw:text-style-name="P3" draw:layer="layout" draw:type="line" svg:x1="6.716cm" svg:y1="8.543cm" svg:x2="9.614cm" svg:y2="6.765cm" draw:start-shape="id219" draw:start-glue-point="11" draw:end-shape="id220" draw:end-glue-point="8" svg:d="M6716 8543l2898-1778" svg:viewBox="0 0 2899 1779">
          <text:p text:style-name="P1">6</text:p>
        </draw:connector>
        <draw:connector draw:style-name="gr199" draw:text-style-name="P3" draw:layer="layout" draw:type="line" svg:x1="9.614cm" svg:y1="6.765cm" svg:x2="13.313cm" svg:y2="8.264cm" draw:start-shape="id220" draw:start-glue-point="8" draw:end-shape="id223" draw:end-glue-point="6" svg:d="M9614 6765l3699 1499" svg:viewBox="0 0 3700 1500">
          <text:p text:style-name="P1">5</text:p>
        </draw:connector>
        <draw:connector draw:style-name="gr200" draw:text-style-name="P3" draw:layer="layout" draw:type="line" svg:x1="13.913cm" svg:y1="8.264cm" svg:x2="18.709cm" svg:y2="9.36cm" draw:start-shape="id223" draw:start-glue-point="10" draw:end-shape="id222" draw:end-glue-point="6" svg:d="M13913 8264l4796 1096" svg:viewBox="0 0 4797 1097">
          <text:p text:style-name="P1">6</text:p>
        </draw:connector>
        <draw:connector draw:style-name="gr201" draw:text-style-name="P3" draw:layer="layout" draw:type="line" svg:x1="9.006cm" svg:y1="14.957cm" svg:x2="12.307cm" svg:y2="14.958cm" draw:start-shape="id217" draw:start-glue-point="10" draw:end-shape="id224" draw:end-glue-point="6" svg:d="M9006 14957l3301 1" svg:viewBox="0 0 3302 2">
          <text:p text:style-name="P1">2</text:p>
        </draw:connector>
        <draw:connector draw:style-name="gr202" draw:text-style-name="P3" draw:layer="layout" draw:type="line" svg:x1="12.907cm" svg:y1="14.958cm" svg:x2="15.908cm" svg:y2="14.359cm" draw:start-shape="id224" draw:start-glue-point="10" draw:end-shape="id225" draw:end-glue-point="6" svg:d="M12907 14958l3001-599" svg:viewBox="0 0 3002 600">
          <text:p text:style-name="P1">8</text:p>
        </draw:connector>
        <draw:connector draw:style-name="gr203" draw:text-style-name="P3" draw:layer="layout" draw:type="line" svg:x1="16.42cm" svg:y1="14.147cm" svg:x2="19.009cm" svg:y2="9.66cm" draw:start-shape="id225" draw:start-glue-point="11" draw:end-shape="id222" draw:end-glue-point="8" svg:d="M16420 14147l2589-4487" svg:viewBox="0 0 2590 4488">
          <text:p text:style-name="P1">8</text:p>
        </draw:connector>
        <draw:connector draw:style-name="gr191" draw:text-style-name="P3" draw:layer="layout" draw:type="line" svg:x1="8.706cm" svg:y1="14.657cm" svg:x2="11.612cm" svg:y2="12.063cm" draw:start-shape="id217" draw:start-glue-point="4" draw:end-shape="id226" draw:end-glue-point="8" svg:d="M8706 14657l2906-2594" svg:viewBox="0 0 2907 2595">
          <text:p text:style-name="P1">7</text:p>
        </draw:connector>
        <draw:connector draw:style-name="gr204" draw:text-style-name="P3" draw:layer="layout" draw:type="line" svg:x1="11.912cm" svg:y1="11.763cm" svg:x2="13.811cm" svg:y2="12.062cm" draw:start-shape="id226" draw:start-glue-point="10" draw:end-shape="id227" draw:end-glue-point="6" svg:d="M11912 11763l1899 299" svg:viewBox="0 0 1900 300">
          <text:p text:style-name="P1">2</text:p>
        </draw:connector>
        <draw:connector draw:style-name="gr205" draw:text-style-name="P3" draw:layer="layout" draw:type="line" svg:x1="14.323cm" svg:y1="12.274cm" svg:x2="15.996cm" svg:y2="14.147cm" draw:start-shape="id227" draw:start-glue-point="9" draw:end-shape="id225" draw:end-glue-point="5" svg:d="M14323 12274l1673 1873" svg:viewBox="0 0 1674 1874">
          <text:p text:style-name="P1">1</text:p>
        </draw:connector>
        <draw:connector draw:style-name="gr206" draw:text-style-name="P3" draw:layer="layout" draw:type="line" svg:x1="14.411cm" svg:y1="12.062cm" svg:x2="16.21cm" svg:y2="11.161cm" draw:start-shape="id227" draw:start-glue-point="10" draw:end-shape="id228" draw:end-glue-point="6" svg:d="M14411 12062l1799-901" svg:viewBox="0 0 1800 902">
          <text:p text:style-name="P1">1</text:p>
        </draw:connector>
        <draw:connector draw:style-name="gr207" draw:text-style-name="P3" draw:layer="layout" draw:type="line" svg:x1="16.722cm" svg:y1="10.949cm" svg:x2="18.797cm" svg:y2="9.572cm" draw:start-shape="id228" draw:start-glue-point="11" draw:end-shape="id222" draw:end-glue-point="7" svg:d="M16722 10949l2075-1377" svg:viewBox="0 0 2076 1378">
          <text:p text:style-name="P1">2</text:p>
        </draw:connector>
        <draw:custom-shape draw:style-name="gr55" draw:text-style-name="P2" xml:id="id229" draw:id="id229" draw:layer="layout" svg:width="0.6cm" svg:height="0.6cm" svg:x="8.713cm" svg:y="8.964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08" draw:text-style-name="P3" draw:layer="layout" draw:type="line" svg:x1="6.804cm" svg:y1="8.755cm" svg:x2="8.713cm" svg:y2="9.264cm" draw:start-shape="id219" draw:start-glue-point="10" draw:end-shape="id229" draw:end-glue-point="6" svg:d="M6804 8755l1909 509" svg:viewBox="0 0 1910 510">
          <text:p text:style-name="P1">3</text:p>
        </draw:connector>
        <draw:connector draw:style-name="gr209" draw:text-style-name="P3" draw:layer="layout" draw:type="line" svg:x1="9.313cm" svg:y1="9.264cm" svg:x2="13.313cm" svg:y2="8.264cm" draw:start-shape="id229" draw:start-glue-point="10" draw:end-shape="id223" draw:end-glue-point="6" svg:d="M9313 9264l4000-1000" svg:viewBox="0 0 4001 1001">
          <text:p text:style-name="P1">6</text:p>
        </draw:connector>
        <draw:connector draw:style-name="gr210" draw:text-style-name="P3" draw:layer="layout" draw:type="line" svg:x1="13.613cm" svg:y1="8.564cm" svg:x2="16.298cm" svg:y2="10.949cm" draw:start-shape="id223" draw:start-glue-point="8" draw:end-shape="id228" draw:end-glue-point="5" svg:d="M13613 8564l2685 2385" svg:viewBox="0 0 2686 2386">
          <text:p text:style-name="P1">2</text:p>
        </draw:connector>
        <draw:connector draw:style-name="gr211" draw:text-style-name="P3" draw:layer="layout" draw:type="line" svg:x1="6.517cm" svg:y1="11.644cm" svg:x2="8.713cm" svg:y2="9.264cm" draw:start-shape="id218" draw:start-glue-point="11" draw:end-shape="id229" draw:end-glue-point="6" svg:d="M6517 11644l2196-2380" svg:viewBox="0 0 2197 2381">
          <text:p text:style-name="P1">6</text:p>
        </draw:connector>
        <draw:connector draw:style-name="gr212" draw:text-style-name="P3" draw:layer="layout" draw:type="line" svg:x1="9.013cm" svg:y1="9.564cm" svg:x2="11.612cm" svg:y2="11.463cm" draw:start-shape="id229" draw:start-glue-point="8" draw:end-shape="id226" draw:end-glue-point="4" svg:d="M9013 9564l2599 1899" svg:viewBox="0 0 2600 1900">
          <text:p text:style-name="P1">4</text:p>
        </draw:connector>
        <draw:frame draw:style-name="gr190" draw:text-style-name="P5" draw:layer="layout" svg:width="0.7cm" svg:height="0.864cm" svg:x="4.4cm" svg:y="5.5cm">
          <draw:text-box>
            <text:p>v<text:span text:style-name="T8">1</text:span></text:p>
          </draw:text-box>
        </draw:frame>
        <draw:frame draw:style-name="gr190" draw:text-style-name="P5" draw:layer="layout" svg:width="0.7cm" svg:height="0.864cm" svg:x="8.2cm" svg:y="15.3cm">
          <draw:text-box>
            <text:p>v<text:span text:style-name="T8">2</text:span></text:p>
          </draw:text-box>
        </draw:frame>
        <draw:frame draw:style-name="gr190" draw:text-style-name="P5" draw:layer="layout" svg:width="0.7cm" svg:height="0.864cm" svg:x="12.4cm" svg:y="15.5cm">
          <draw:text-box>
            <text:p>v<text:span text:style-name="T8">3</text:span></text:p>
          </draw:text-box>
        </draw:frame>
        <draw:frame draw:style-name="gr190" draw:text-style-name="P5" draw:layer="layout" svg:width="0.7cm" svg:height="0.864cm" svg:x="16cm" svg:y="14.9cm">
          <draw:text-box>
            <text:p>v<text:span text:style-name="T8">5</text:span></text:p>
          </draw:text-box>
        </draw:frame>
        <draw:frame draw:style-name="gr190" draw:text-style-name="P5" draw:layer="layout" svg:width="0.7cm" svg:height="0.864cm" svg:x="13.6cm" svg:y="4.4cm">
          <draw:text-box>
            <text:p>v<text:span text:style-name="T8">4</text:span></text:p>
          </draw:text-box>
        </draw:frame>
        <draw:connector draw:style-name="gr209" draw:text-style-name="P3" draw:layer="layout" draw:type="line" svg:x1="11.824cm" svg:y1="11.551cm" svg:x2="13.401cm" svg:y2="8.476cm" draw:start-shape="id226" draw:start-glue-point="11" draw:end-shape="id223" draw:end-glue-point="7" svg:d="M11824 11551l1577-3075" svg:viewBox="0 0 1578 3076">
          <text:p text:style-name="P1">8</text:p>
        </draw:connector>
        <draw:custom-shape draw:style-name="gr213" draw:text-style-name="P3" draw:layer="layout" svg:width="2.696cm" svg:height="6.378cm" draw:transform="skewX (-0.140848070635942) rotate (0.142418866962737) translate (3.61cm 6.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3" draw:layer="layout" svg:width="2.914cm" svg:height="9.433cm" draw:transform="skewX (0.23387411976724) rotate (0.15707963267949) translate (7.9cm 6.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47" draw:layer="layout" svg:width="2cm" svg:height="4.497cm" draw:transform="skewX (-0.211533905341713) translate (10.634cm 11.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3" draw:layer="layout" svg:width="2.874cm" svg:height="7.41cm" draw:transform="skewX (0.148876585195116) rotate (0.158999494856683) translate (12.48cm 5.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7" draw:text-style-name="P47" draw:layer="layout" svg:width="2cm" svg:height="4.346cm" draw:transform="skewX (0.100705497840073) translate (15.685cm 10.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2" draw:style-name="dp1" draw:master-page-name="Default">
        <draw:custom-shape draw:style-name="gr172" draw:text-style-name="P2" xml:id="id230" draw:id="id230" draw:layer="layout" svg:width="0.6cm" svg:height="0.6cm" svg:x="1.702cm" svg:y="11.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90" draw:text-style-name="P5" draw:layer="layout" svg:width="1.8cm" svg:height="0.864cm" svg:x="1.6cm" svg:y="12.3cm">
          <draw:text-box>
            <text:p>v<text:span text:style-name="T8">0</text:span><text:span text:style-name="T52">={s}</text:span></text:p>
          </draw:text-box>
        </draw:frame>
        <draw:custom-shape draw:style-name="gr172" draw:text-style-name="P2" xml:id="id234" draw:id="id234" draw:layer="layout" svg:width="0.6cm" svg:height="0.6cm" svg:x="17.109cm" svg:y="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90" draw:text-style-name="P5" draw:layer="layout" svg:width="1.8cm" svg:height="0.864cm" svg:x="17.7cm" svg:y="9.8cm">
          <draw:text-box>
            <text:p>v<text:span text:style-name="T8">6</text:span><text:span text:style-name="T52">={t}</text:span></text:p>
          </draw:text-box>
        </draw:frame>
        <draw:connector draw:style-name="gr192" draw:text-style-name="P3" draw:layer="layout" draw:type="line" svg:x1="2.302cm" svg:y1="11.953cm" svg:x2="7.904cm" svg:y2="12.155cm" draw:start-shape="id230" draw:start-glue-point="10" draw:end-shape="id231" draw:end-glue-point="6" svg:d="M2302 11953l5602 202" svg:viewBox="0 0 5603 203">
          <text:p text:style-name="P1">8</text:p>
        </draw:connector>
        <draw:connector draw:style-name="gr193" draw:text-style-name="P3" draw:layer="layout" draw:type="line" svg:x1="2.302cm" svg:y1="11.953cm" svg:x2="6.103cm" svg:y2="10.054cm" draw:start-shape="id230" draw:start-glue-point="10" draw:end-shape="id232" draw:end-glue-point="6" svg:d="M2302 11953l3801-1899" svg:viewBox="0 0 3802 1900">
          <text:p text:style-name="P1">5</text:p>
        </draw:connector>
        <draw:connector draw:style-name="gr200" draw:text-style-name="P3" draw:layer="layout" draw:type="line" svg:x1="12.706cm" svg:y1="8.857cm" svg:x2="17.109cm" svg:y2="9.56cm" draw:start-shape="id233" draw:start-glue-point="10" draw:end-shape="id234" draw:end-glue-point="6" svg:d="M12706 8857l4403 703" svg:viewBox="0 0 4404 704">
          <text:p text:style-name="P1">6</text:p>
        </draw:connector>
        <draw:connector draw:style-name="gr218" draw:text-style-name="P3" draw:layer="layout" draw:type="line" svg:x1="15.118cm" svg:y1="11.445cm" svg:x2="17.197cm" svg:y2="9.772cm" draw:start-shape="id235" draw:start-glue-point="11" draw:end-shape="id234" draw:end-glue-point="7" svg:d="M15118 11445l2079-1673" svg:viewBox="0 0 2080 1674">
          <text:p/>
        </draw:connector>
        <draw:custom-shape draw:style-name="gr172" draw:text-style-name="P2" xml:id="id232" draw:id="id232" draw:layer="layout" svg:width="0.6cm" svg:height="0.6cm" svg:x="6.103cm" svg:y="9.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2" draw:text-style-name="P2" xml:id="id231" draw:id="id231" draw:layer="layout" svg:width="0.6cm" svg:height="0.6cm" svg:x="7.904cm" svg:y="11.8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19" draw:text-style-name="P3" draw:layer="layout" draw:type="line" svg:x1="6.615cm" svg:y1="10.266cm" svg:x2="7.992cm" svg:y2="11.943cm" draw:start-shape="id232" draw:start-glue-point="9" draw:end-shape="id231" draw:end-glue-point="5" svg:d="M6615 10266l1377 1677" svg:viewBox="0 0 1378 1678">
          <text:p/>
        </draw:connector>
        <draw:custom-shape draw:style-name="gr172" draw:text-style-name="P2" xml:id="id236" draw:id="id236" draw:layer="layout" svg:width="0.6cm" svg:height="0.6cm" svg:x="11.405cm" svg:y="13.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2" draw:text-style-name="P2" xml:id="id233" draw:id="id233" draw:layer="layout" svg:width="0.6cm" svg:height="0.6cm" svg:x="12.106cm" svg:y="8.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93" draw:text-style-name="P3" draw:layer="layout" draw:type="line" svg:x1="8.416cm" svg:y1="11.943cm" svg:x2="12.106cm" svg:y2="8.857cm" draw:start-shape="id231" draw:start-glue-point="11" draw:end-shape="id233" draw:end-glue-point="6" svg:d="M8416 11943l3690-3086" svg:viewBox="0 0 3691 3087">
          <text:p text:style-name="P1">4</text:p>
        </draw:connector>
        <draw:connector draw:style-name="gr220" draw:text-style-name="P3" draw:layer="layout" draw:type="line" svg:x1="8.416cm" svg:y1="12.367cm" svg:x2="11.405cm" svg:y2="13.356cm" draw:start-shape="id231" draw:start-glue-point="9" draw:end-shape="id236" draw:end-glue-point="6" svg:d="M8416 12367l2989 989" svg:viewBox="0 0 2990 990">
          <text:p/>
        </draw:connector>
        <draw:connector draw:style-name="gr207" draw:text-style-name="P3" draw:layer="layout" draw:type="line" svg:x1="11.705cm" svg:y1="13.056cm" svg:x2="12.406cm" svg:y2="9.157cm" draw:start-shape="id236" draw:start-glue-point="4" draw:end-shape="id233" draw:end-glue-point="8" svg:d="M11705 13056l701-3899" svg:viewBox="0 0 702 3900">
          <text:p text:style-name="P1">2</text:p>
        </draw:connector>
        <draw:custom-shape draw:style-name="gr172" draw:text-style-name="P2" xml:id="id235" draw:id="id235" draw:layer="layout" svg:width="0.6cm" svg:height="0.6cm" svg:x="14.606cm" svg:y="11.3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92" draw:text-style-name="P3" draw:layer="layout" draw:type="line" svg:x1="12.005cm" svg:y1="13.356cm" svg:x2="14.694cm" svg:y2="11.869cm" draw:start-shape="id236" draw:start-glue-point="10" draw:end-shape="id235" draw:end-glue-point="7" svg:d="M12005 13356l2689-1487" svg:viewBox="0 0 2690 1488">
          <text:p text:style-name="P1">8</text:p>
        </draw:connector>
        <draw:connector draw:style-name="gr221" draw:text-style-name="P3" draw:layer="layout" draw:type="line" svg:x1="2.402cm" svg:y1="12.054cm" svg:x2="6.203cm" svg:y2="10.155cm" svg:d="M2402 12054l3801-1899" svg:viewBox="0 0 3802 1900">
          <text:p/>
        </draw:connector>
        <draw:connector draw:style-name="gr222" draw:text-style-name="P3" draw:layer="layout" draw:type="line" svg:x1="6.515cm" svg:y1="10.366cm" svg:x2="7.892cm" svg:y2="12.043cm" svg:d="M6515 10366l1377 1677" svg:viewBox="0 0 1378 1678">
          <text:p text:style-name="P1">2</text:p>
        </draw:connector>
        <draw:connector draw:style-name="gr223" draw:text-style-name="P3" draw:layer="layout" draw:type="line" svg:x1="8.516cm" svg:y1="12.229cm" svg:x2="11.505cm" svg:y2="13.218cm" svg:d="M8516 12229l2989 989" svg:viewBox="0 0 2990 990">
          <text:p text:style-name="P1">2</text:p>
        </draw:connector>
        <draw:connector draw:style-name="gr218" draw:text-style-name="P3" draw:layer="layout" draw:type="line" svg:x1="11.855cm" svg:y1="13.057cm" svg:x2="12.556cm" svg:y2="9.158cm" svg:d="M11855 13057l701-3899" svg:viewBox="0 0 702 3900">
          <text:p/>
        </draw:connector>
        <draw:frame draw:style-name="gr41" draw:text-style-name="P5" draw:layer="layout" svg:width="1.1cm" svg:height="1.114cm" svg:x="5.9cm" svg:y="8.7cm">
          <draw:text-box>
            <text:p>v<text:span text:style-name="T8">1</text:span></text:p>
          </draw:text-box>
        </draw:frame>
        <draw:frame draw:style-name="gr41" draw:text-style-name="P5" draw:layer="layout" svg:width="1.1cm" svg:height="1.114cm" svg:x="7.8cm" svg:y="12.4cm">
          <draw:text-box>
            <text:p>v<text:span text:style-name="T8">2</text:span></text:p>
          </draw:text-box>
        </draw:frame>
        <draw:frame draw:style-name="gr41" draw:text-style-name="P5" draw:layer="layout" svg:width="1.1cm" svg:height="1.114cm" svg:x="11.9cm" svg:y="7.5cm">
          <draw:text-box>
            <text:p>v<text:span text:style-name="T8">4</text:span></text:p>
          </draw:text-box>
        </draw:frame>
        <draw:frame draw:style-name="gr41" draw:text-style-name="P5" draw:layer="layout" svg:width="1.1cm" svg:height="1.114cm" svg:x="11.3cm" svg:y="13.5cm">
          <draw:text-box>
            <text:p>v<text:span text:style-name="T8">3</text:span></text:p>
          </draw:text-box>
        </draw:frame>
        <draw:frame draw:style-name="gr41" draw:text-style-name="P5" draw:layer="layout" svg:width="1.1cm" svg:height="1.114cm" svg:x="14.8cm" svg:y="11.8cm">
          <draw:text-box>
            <text:p>v<text:span text:style-name="T8">5</text:span></text:p>
          </draw:text-box>
        </draw:frame>
        <draw:connector draw:style-name="gr219" draw:text-style-name="P3" draw:layer="layout" draw:type="line" svg:x1="12.618cm" svg:y1="9.069cm" svg:x2="14.694cm" svg:y2="11.445cm" draw:start-shape="id233" draw:start-glue-point="9" draw:end-shape="id235" draw:end-glue-point="5" svg:d="M12618 9069l2076 2376" svg:viewBox="0 0 2077 2377">
          <text:p/>
        </draw:connector>
        <draw:connector draw:style-name="gr220" draw:text-style-name="P3" draw:layer="layout" draw:type="line" svg:x1="12.518cm" svg:y1="9.169cm" svg:x2="14.594cm" svg:y2="11.545cm" svg:d="M12518 9169l2076 2376" svg:viewBox="0 0 2077 2377">
          <text:p/>
        </draw:connector>
        <draw:connector draw:style-name="gr207" draw:text-style-name="P3" draw:layer="layout" draw:type="line" svg:x1="15.218cm" svg:y1="11.546cm" svg:x2="17.297cm" svg:y2="9.873cm" svg:d="M15218 11546l2079-1673" svg:viewBox="0 0 2080 1674">
          <text:p text:style-name="P1">2</text:p>
        </draw:connector>
      </draw:page>
      <draw:page draw:name="page23" draw:style-name="dp1" draw:master-page-name="Default">
        <draw:custom-shape draw:style-name="gr224" draw:text-style-name="P48" draw:layer="layout" svg:width="0.4cm" svg:height="0.4cm" svg:x="6.703cm" svg:y="4.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4" draw:text-style-name="P48" draw:layer="layout" svg:width="0.4cm" svg:height="0.4cm" svg:x="6.704cm" svg:y="5.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4" draw:text-style-name="P48" xml:id="id237" draw:id="id237" draw:layer="layout" svg:width="0.4cm" svg:height="0.4cm" svg:x="6.705cm" svg:y="6.9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4" draw:text-style-name="P48" xml:id="id240" draw:id="id240" draw:layer="layout" svg:width="0.4cm" svg:height="0.4cm" svg:x="6.704cm" svg:y="8.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4" draw:text-style-name="P48" xml:id="id241" draw:id="id241" draw:layer="layout" svg:width="0.4cm" svg:height="0.4cm" svg:x="6.705cm" svg:y="9.3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4" draw:text-style-name="P48" xml:id="id242" draw:id="id242" draw:layer="layout" svg:width="0.4cm" svg:height="0.4cm" svg:x="6.706cm" svg:y="10.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4" draw:text-style-name="P48" draw:layer="layout" svg:width="0.4cm" svg:height="0.4cm" svg:x="6.707cm" svg:y="13.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4" draw:text-style-name="P48" draw:layer="layout" svg:width="0.4cm" svg:height="0.4cm" svg:x="12.904cm" svg:y="4.5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4" draw:text-style-name="P48" draw:layer="layout" svg:width="0.4cm" svg:height="0.4cm" svg:x="12.905cm" svg:y="5.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4" draw:text-style-name="P48" xml:id="id238" draw:id="id238" draw:layer="layout" svg:width="0.4cm" svg:height="0.4cm" svg:x="12.906cm" svg:y="6.9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4" draw:text-style-name="P48" xml:id="id239" draw:id="id239" draw:layer="layout" svg:width="0.4cm" svg:height="0.4cm" svg:x="12.905cm" svg:y="8.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4" draw:text-style-name="P48" xml:id="id243" draw:id="id243" draw:layer="layout" svg:width="0.4cm" svg:height="0.4cm" svg:x="12.906cm" svg:y="9.3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4" draw:text-style-name="P48" draw:layer="layout" svg:width="0.4cm" svg:height="0.4cm" svg:x="12.907cm" svg:y="10.5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4" draw:text-style-name="P48" draw:layer="layout" svg:width="0.4cm" svg:height="0.4cm" svg:x="12.908cm" svg:y="13.2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5" draw:text-style-name="P49" draw:layer="layout" svg:width="1.4cm" svg:height="3.1cm" svg:x="6.2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6" draw:text-style-name="P49" draw:layer="layout" svg:width="1.199cm" svg:height="2.1cm" svg:x="6.301cm" svg:y="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7" draw:text-style-name="P49" draw:layer="layout" svg:width="1.4cm" svg:height="3.099cm" svg:x="12.401cm" svg:y="6.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8" draw:text-style-name="P34" draw:layer="layout" svg:width="0.4cm" svg:height="2.015cm" svg:x="6.7cm" svg:y="11.1cm">
          <draw:text-box>
            <text:p><text:span text:style-name="T40">...</text:span></text:p>
          </draw:text-box>
        </draw:frame>
        <draw:frame draw:style-name="gr228" draw:text-style-name="P34" draw:layer="layout" svg:width="0.4cm" svg:height="2.015cm" svg:x="12.9cm" svg:y="11.101cm">
          <draw:text-box>
            <text:p><text:span text:style-name="T40">...</text:span></text:p>
          </draw:text-box>
        </draw:frame>
        <draw:frame draw:style-name="gr19" draw:text-style-name="P5" draw:layer="layout" svg:width="1.4cm" svg:height="1.4cm" svg:x="6.4cm" svg:y="13.9cm">
          <draw:text-box>
            <text:p>L<text:span text:style-name="T8">k-1</text:span></text:p>
          </draw:text-box>
        </draw:frame>
        <draw:frame draw:style-name="gr19" draw:text-style-name="P5" draw:layer="layout" svg:width="1.4cm" svg:height="1.4cm" svg:x="12.7cm" svg:y="13.9cm">
          <draw:text-box>
            <text:p>L<text:span text:style-name="T8">k</text:span></text:p>
          </draw:text-box>
        </draw:frame>
        <draw:frame draw:style-name="gr229" draw:text-style-name="P34" draw:layer="layout" svg:width="1.8cm" svg:height="0.9cm" svg:x="13.5cm" svg:y="6.3cm">
          <draw:text-box>
            <text:p><text:span text:style-name="T40">V’’’</text:span></text:p>
          </draw:text-box>
        </draw:frame>
        <draw:frame draw:style-name="gr229" draw:text-style-name="P34" draw:layer="layout" svg:width="1.8cm" svg:height="0.9cm" svg:x="5.6cm" svg:y="5.4cm">
          <draw:text-box>
            <text:p><text:span text:style-name="T40">V’</text:span></text:p>
          </draw:text-box>
        </draw:frame>
        <draw:frame draw:style-name="gr229" draw:text-style-name="P34" draw:layer="layout" svg:width="1.8cm" svg:height="0.9cm" svg:x="5.5cm" svg:y="8.9cm">
          <draw:text-box>
            <text:p><text:span text:style-name="T40">V’’</text:span></text:p>
          </draw:text-box>
        </draw:frame>
        <draw:frame draw:style-name="gr36" draw:text-style-name="P34" draw:layer="layout" svg:width="4.3cm" svg:height="1.427cm" svg:x="2.3cm" svg:y="9.761cm">
          <draw:text-box>
            <text:p><text:span text:style-name="T40">g(s)=t’’, ∀ s∈V’’</text:span></text:p>
          </draw:text-box>
        </draw:frame>
        <draw:frame draw:style-name="gr24" draw:text-style-name="P34" draw:layer="layout" svg:width="4.2cm" svg:height="0.839cm" svg:x="2.3cm" svg:y="6.662cm">
          <draw:text-box>
            <text:p><text:span text:style-name="T40">g(s)=t’, ∀ s∈V’</text:span></text:p>
          </draw:text-box>
        </draw:frame>
        <draw:frame draw:style-name="gr24" draw:text-style-name="P34" draw:layer="layout" svg:width="4.3cm" svg:height="0.839cm" svg:x="14.1cm" svg:y="7.662cm">
          <draw:text-box>
            <text:p><text:span text:style-name="T40">g(s)=</text:span><text:span text:style-name="T53">α</text:span><text:span text:style-name="T40">, ∀ s∈V’’</text:span></text:p>
          </draw:text-box>
        </draw:frame>
        <draw:connector draw:style-name="gr230" draw:text-style-name="P50" draw:layer="layout" draw:type="line" svg:x1="7.105cm" svg:y1="7.156cm" svg:x2="12.906cm" svg:y2="7.157cm" draw:start-shape="id237" draw:start-glue-point="10" draw:end-shape="id238" draw:end-glue-point="6" svg:d="M7105 7156l5801 1" svg:viewBox="0 0 5802 2">
          <text:p text:style-name="P1"><text:span text:style-name="T40">a</text:span></text:p>
        </draw:connector>
        <draw:connector draw:style-name="gr230" draw:text-style-name="P50" draw:layer="layout" draw:type="line" svg:x1="7.105cm" svg:y1="7.156cm" svg:x2="12.905cm" svg:y2="8.356cm" draw:start-shape="id237" draw:start-glue-point="10" draw:end-shape="id239" draw:end-glue-point="6" svg:d="M7105 7156l5800 1200" svg:viewBox="0 0 5801 1201">
          <text:p text:style-name="P1"><text:span text:style-name="T40">b</text:span></text:p>
        </draw:connector>
        <draw:frame draw:style-name="gr24" draw:text-style-name="P34" draw:layer="layout" svg:width="0.8cm" svg:height="0.839cm" svg:x="12.7cm" svg:y="7.3cm">
          <draw:text-box>
            <text:p><text:span text:style-name="T40">s</text:span></text:p>
          </draw:text-box>
        </draw:frame>
        <draw:connector draw:style-name="gr230" draw:text-style-name="P50" draw:layer="layout" draw:type="line" svg:x1="7.104cm" svg:y1="8.355cm" svg:x2="12.905cm" svg:y2="8.356cm" draw:start-shape="id240" draw:start-glue-point="10" draw:end-shape="id239" draw:end-glue-point="6" svg:d="M7104 8355l5801 1" svg:viewBox="0 0 5802 2">
          <text:p text:style-name="P1"><text:span text:style-name="T40">c</text:span></text:p>
        </draw:connector>
        <draw:connector draw:style-name="gr230" draw:text-style-name="P50" draw:layer="layout" draw:type="line" svg:x1="7.105cm" svg:y1="9.556cm" svg:x2="12.905cm" svg:y2="8.356cm" draw:start-shape="id241" draw:start-glue-point="10" draw:end-shape="id239" draw:end-glue-point="6" svg:d="M7105 9556l5800-1200" svg:viewBox="0 0 5801 1201">
          <text:p text:style-name="P1"><text:span text:style-name="T40">d</text:span></text:p>
        </draw:connector>
        <draw:connector draw:style-name="gr230" draw:text-style-name="P50" draw:layer="layout" draw:type="line" svg:x1="7.106cm" svg:y1="10.757cm" svg:x2="12.906cm" svg:y2="9.557cm" draw:start-shape="id242" draw:start-glue-point="10" draw:end-shape="id243" draw:end-glue-point="6" svg:d="M7106 10757l5800-1200" svg:viewBox="0 0 5801 1201">
          <text:p text:style-name="P1"><text:span text:style-name="T40">e</text:span></text:p>
        </draw:connector>
      </draw:page>
      <draw:page draw:name="page24" draw:style-name="dp1" draw:master-page-name="Default">
        <draw:custom-shape draw:style-name="gr55" draw:text-style-name="P2" xml:id="id244" draw:id="id244" draw:layer="layout" svg:width="0.6cm" svg:height="0.6cm" svg:x="4.002cm" svg:y="10.053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 xml:id="id245" draw:id="id245" draw:layer="layout" svg:width="0.6cm" svg:height="0.6cm" svg:x="6.203cm" svg:y="7.654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 xml:id="id246" draw:id="id246" draw:layer="layout" svg:width="0.6cm" svg:height="0.6cm" svg:x="8.804cm" svg:y="6.055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 xml:id="id247" draw:id="id247" draw:layer="layout" svg:width="0.6cm" svg:height="0.6cm" svg:x="9.405cm" svg:y="8.5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 xml:id="id248" draw:id="id248" draw:layer="layout" svg:width="0.6cm" svg:height="0.6cm" svg:x="7.106cm" svg:y="10.057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 draw:layer="layout" svg:width="0.6cm" svg:height="0.6cm" svg:x="5.506cm" svg:y="11.757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 draw:layer="layout" svg:width="0.6cm" svg:height="0.6cm" svg:x="3.107cm" svg:y="6.858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1" draw:text-style-name="P3" draw:layer="layout" draw:type="line" svg:x1="4.514cm" svg:y1="10.141cm" svg:x2="6.291cm" svg:y2="8.166cm" draw:start-shape="id244" draw:start-glue-point="11" draw:end-shape="id245" draw:end-glue-point="7" svg:d="M4514 10141l1777-1975" svg:viewBox="0 0 1778 1976">
          <text:p/>
        </draw:connector>
        <draw:connector draw:style-name="gr231" draw:text-style-name="P3" draw:layer="layout" draw:type="line" svg:x1="6.715cm" svg:y1="7.742cm" svg:x2="8.804cm" svg:y2="6.355cm" draw:start-shape="id245" draw:start-glue-point="11" draw:end-shape="id246" draw:end-glue-point="6" svg:d="M6715 7742l2089-1387" svg:viewBox="0 0 2090 1388">
          <text:p/>
        </draw:connector>
        <draw:connector draw:style-name="gr231" draw:text-style-name="P3" draw:layer="layout" draw:type="line" svg:x1="8.892cm" svg:y1="6.567cm" svg:x2="6.803cm" svg:y2="7.954cm" draw:start-shape="id246" draw:start-glue-point="7" draw:end-shape="id245" draw:end-glue-point="10" svg:d="M8892 6567l-2089 1387" svg:viewBox="0 0 2090 1388">
          <text:p/>
        </draw:connector>
        <draw:connector draw:style-name="gr231" draw:text-style-name="P3" draw:layer="layout" draw:type="line" svg:x1="6.803cm" svg:y1="7.954cm" svg:x2="9.493cm" svg:y2="8.644cm" draw:start-shape="id245" draw:start-glue-point="10" draw:end-shape="id247" draw:end-glue-point="5" svg:d="M6803 7954l2690 690" svg:viewBox="0 0 2691 691">
          <text:p/>
        </draw:connector>
        <draw:connector draw:style-name="gr231" draw:text-style-name="P3" draw:layer="layout" draw:type="line" svg:x1="9.405cm" svg:y1="8.856cm" svg:x2="6.715cm" svg:y2="8.166cm" draw:start-shape="id247" draw:start-glue-point="6" draw:end-shape="id245" draw:end-glue-point="9" svg:d="M9405 8856l-2690-690" svg:viewBox="0 0 2691 691">
          <text:p/>
        </draw:connector>
        <draw:connector draw:style-name="gr231" draw:text-style-name="P3" draw:layer="layout" draw:type="line" svg:x1="6.503cm" svg:y1="8.254cm" svg:x2="7.406cm" svg:y2="10.057cm" draw:start-shape="id245" draw:start-glue-point="8" draw:end-shape="id248" draw:end-glue-point="4" svg:d="M6503 8254l903 1803" svg:viewBox="0 0 904 1804">
          <text:p/>
        </draw:connector>
        <draw:connector draw:style-name="gr231" draw:text-style-name="P3" draw:layer="layout" draw:type="line" svg:x1="7.106cm" svg:y1="10.357cm" svg:x2="4.602cm" svg:y2="10.353cm" draw:start-shape="id248" draw:start-glue-point="6" draw:end-shape="id244" draw:end-glue-point="10" svg:d="M7106 10357l-2504-4" svg:viewBox="0 0 2505 5">
          <text:p/>
        </draw:connector>
      </draw:page>
      <draw:page draw:name="page25" draw:style-name="dp1" draw:master-page-name="Default">
        <draw:custom-shape draw:style-name="gr55" draw:text-style-name="P2" draw:layer="layout" svg:width="0.6cm" svg:height="0.6cm" svg:x="1.702cm" svg:y="11.253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 xml:id="id250" draw:id="id250" draw:layer="layout" svg:width="0.6cm" svg:height="0.6cm" svg:x="5.503cm" svg:y="7.554cm">
          <text:p text:style-name="P1"><text:span text:style-name="T1">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 xml:id="id249" draw:id="id249" draw:layer="layout" svg:width="0.6cm" svg:height="0.6cm" svg:x="1.703cm" svg:y="11.254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 xml:id="id251" draw:id="id251" draw:layer="layout" svg:width="0.6cm" svg:height="0.6cm" svg:x="5.504cm" svg:y="3.355cm">
          <text:p text:style-name="P1"><text:span text:style-name="T1">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 xml:id="id252" draw:id="id252" draw:layer="layout" svg:width="0.6cm" svg:height="0.6cm" svg:x="12.605cm" svg:y="7.556cm">
          <text:p text:style-name="P1"><text:span text:style-name="T1">j</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 xml:id="id256" draw:id="id256" draw:layer="layout" svg:width="0.6cm" svg:height="0.6cm" svg:x="14.106cm" svg:y="11.257cm">
          <text:p text:style-name="P1"><text:span text:style-name="T1">j</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2" draw:text-style-name="P2" xml:id="id255" draw:id="id255" draw:layer="layout" svg:width="0.6cm" svg:height="0.6cm" svg:x="17.307cm" svg:y="8.358cm">
          <text:p text:style-name="P1"><text:span text:style-name="T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2" draw:text-style-name="P2" xml:id="id254" draw:id="id254" draw:layer="layout" svg:width="0.6cm" svg:height="0.6cm" svg:x="18.208cm" svg:y="3.759cm">
          <text:p text:style-name="P1"><text:span text:style-name="T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2" draw:text-style-name="P2" xml:id="id253" draw:id="id253" draw:layer="layout" svg:width="0.6cm" svg:height="0.6cm" svg:x="14.009cm" svg:y="2.96cm">
          <text:p text:style-name="P1"><text:span text:style-name="T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1" draw:text-style-name="P3" draw:layer="layout" draw:type="line" svg:x1="2.215cm" svg:y1="11.342cm" svg:x2="5.591cm" svg:y2="8.066cm" draw:start-shape="id249" draw:start-glue-point="11" draw:end-shape="id250" draw:end-glue-point="7" svg:d="M2215 11342l3376-3276" svg:viewBox="0 0 3377 3277">
          <text:p/>
        </draw:connector>
        <draw:connector draw:style-name="gr231" draw:text-style-name="P3" draw:layer="layout" draw:type="line" svg:x1="5.591cm" svg:y1="7.642cm" svg:x2="5.592cm" svg:y2="3.867cm" draw:start-shape="id250" draw:start-glue-point="5" draw:end-shape="id251" draw:end-glue-point="7" svg:d="M5591 7642l1-3775" svg:viewBox="0 0 2 3776">
          <text:p/>
        </draw:connector>
        <draw:connector draw:style-name="gr231" draw:text-style-name="P3" draw:layer="layout" draw:type="line" svg:x1="6.016cm" svg:y1="3.867cm" svg:x2="6.015cm" svg:y2="7.642cm" draw:start-shape="id251" draw:start-glue-point="9" draw:end-shape="id250" draw:end-glue-point="11" svg:d="M6016 3867l-1 3775" svg:viewBox="0 0 2 3776">
          <text:p/>
        </draw:connector>
        <draw:connector draw:style-name="gr231" draw:text-style-name="P3" draw:layer="layout" draw:type="line" svg:x1="6.103cm" svg:y1="7.854cm" svg:x2="12.605cm" svg:y2="7.856cm" draw:start-shape="id250" draw:start-glue-point="10" draw:end-shape="id252" draw:end-glue-point="6" svg:d="M6103 7854l6502 2" svg:viewBox="0 0 6503 3">
          <text:p/>
        </draw:connector>
        <draw:connector draw:style-name="gr231" draw:text-style-name="P3" draw:layer="layout" draw:type="line" svg:x1="13.117cm" svg:y1="7.644cm" svg:x2="14.097cm" svg:y2="3.472cm" draw:start-shape="id252" draw:start-glue-point="11" draw:end-shape="id253" draw:end-glue-point="7" svg:d="M13117 7644l980-4172" svg:viewBox="0 0 981 4173">
          <text:p/>
        </draw:connector>
        <draw:connector draw:style-name="gr231" draw:text-style-name="P3" draw:layer="layout" draw:type="line" svg:x1="14.609cm" svg:y1="3.26cm" svg:x2="18.208cm" svg:y2="4.059cm" draw:start-shape="id253" draw:start-glue-point="10" draw:end-shape="id254" draw:end-glue-point="6" svg:d="M14609 3260l3599 799" svg:viewBox="0 0 3600 800">
          <text:p/>
        </draw:connector>
        <draw:connector draw:style-name="gr231" draw:text-style-name="P3" draw:layer="layout" draw:type="line" svg:x1="18.508cm" svg:y1="4.359cm" svg:x2="17.607cm" svg:y2="8.358cm" draw:start-shape="id254" draw:start-glue-point="8" draw:end-shape="id255" draw:end-glue-point="4" svg:d="M18508 4359l-901 3999" svg:viewBox="0 0 902 4000">
          <text:p/>
        </draw:connector>
        <draw:connector draw:style-name="gr231" draw:text-style-name="P3" draw:layer="layout" draw:type="line" svg:x1="17.307cm" svg:y1="8.658cm" svg:x2="13.205cm" svg:y2="7.856cm" draw:start-shape="id255" draw:start-glue-point="6" draw:end-shape="id252" draw:end-glue-point="10" svg:d="M17307 8658l-4102-802" svg:viewBox="0 0 4103 803">
          <text:p/>
        </draw:connector>
        <draw:connector draw:style-name="gr231" draw:text-style-name="P3" draw:layer="layout" draw:type="line" svg:x1="12.905cm" svg:y1="8.156cm" svg:x2="14.194cm" svg:y2="11.345cm" draw:start-shape="id252" draw:start-glue-point="8" draw:end-shape="id256" draw:end-glue-point="5" svg:d="M12905 8156l1289 3189" svg:viewBox="0 0 1290 3190">
          <text:p/>
        </draw:connector>
        <draw:frame draw:style-name="gr232" draw:text-style-name="P44" xml:id="id257" draw:id="id257" draw:layer="layout" svg:width="5.3cm" svg:height="0.8cm" svg:x="7.9cm" svg:y="4.2cm">
          <draw:text-box>
            <text:p><text:span text:style-name="T49">Loop dei due vertici </text:span><text:span text:style-name="T54">r</text:span><text:span text:style-name="T49"> e </text:span><text:span text:style-name="T54">s</text:span></text:p>
          </draw:text-box>
        </draw:frame>
        <draw:connector draw:style-name="gr231" draw:text-style-name="P3" draw:layer="layout" draw:type="line" svg:x1="7.9cm" svg:y1="4.6cm" svg:x2="6.425cm" svg:y2="5.241cm" draw:start-shape="id257" draw:start-glue-point="3" svg:d="M7900 4600l-1475 641" svg:viewBox="0 0 1476 642">
          <text:p/>
        </draw:connector>
      </draw:page>
      <draw:page draw:name="page26" draw:style-name="dp1" draw:master-page-name="Default">
        <draw:custom-shape draw:style-name="gr55" draw:text-style-name="P2" xml:id="id259" draw:id="id259" draw:layer="layout" svg:width="0.6cm" svg:height="0.6cm" svg:x="3.009cm" svg:y="8.36cm">
          <text:p text:style-name="P5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2" draw:text-style-name="P2" xml:id="id258" draw:id="id258" draw:layer="layout" svg:width="0.6cm" svg:height="0.6cm" svg:x="5.51cm" svg:y="4.8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2" draw:text-style-name="P2" xml:id="id261" draw:id="id261" draw:layer="layout" svg:width="0.6cm" svg:height="0.6cm" svg:x="8.111cm" svg:y="7.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2" draw:text-style-name="P2" xml:id="id260" draw:id="id260" draw:layer="layout" svg:width="0.6cm" svg:height="0.6cm" svg:x="10.312cm" svg:y="4.4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 xml:id="id262" draw:id="id262" draw:layer="layout" svg:width="0.6cm" svg:height="0.6cm" svg:x="14.313cm" svg:y="7.364cm">
          <text:p text:style-name="P51">i</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1" draw:text-style-name="P3" draw:layer="layout" draw:type="line" svg:x1="5.598cm" svg:y1="5.373cm" svg:x2="3.521cm" svg:y2="8.448cm" draw:start-shape="id258" draw:start-glue-point="7" draw:end-shape="id259" draw:end-glue-point="11" svg:d="M5598 5373l-2077 3075" svg:viewBox="0 0 2078 3076">
          <text:p/>
        </draw:connector>
        <draw:connector draw:style-name="gr231" draw:text-style-name="P3" draw:layer="layout" draw:type="line" svg:x1="10.312cm" svg:y1="4.763cm" svg:x2="6.11cm" svg:y2="5.161cm" draw:start-shape="id260" draw:start-glue-point="6" draw:end-shape="id258" draw:end-glue-point="10" svg:d="M10312 4763l-4202 398" svg:viewBox="0 0 4203 399">
          <text:p/>
        </draw:connector>
        <draw:connector draw:style-name="gr231" draw:text-style-name="P3" draw:layer="layout" draw:type="line" svg:x1="8.623cm" svg:y1="7.65cm" svg:x2="10.4cm" svg:y2="4.975cm" draw:start-shape="id261" draw:start-glue-point="11" draw:end-shape="id260" draw:end-glue-point="7" svg:d="M8623 7650l1777-2675" svg:viewBox="0 0 1778 2676">
          <text:p/>
        </draw:connector>
        <draw:connector draw:style-name="gr231" draw:text-style-name="P3" draw:layer="layout" draw:type="line" svg:x1="14.313cm" svg:y1="7.664cm" svg:x2="8.711cm" svg:y2="7.862cm" draw:start-shape="id262" draw:start-glue-point="6" draw:end-shape="id261" draw:end-glue-point="10" svg:d="M14313 7664l-5602 198" svg:viewBox="0 0 5603 199">
          <text:p/>
        </draw:connector>
        <draw:connector draw:style-name="gr233" draw:text-style-name="P3" draw:layer="layout" draw:type="line" svg:x1="3.609cm" svg:y1="8.66cm" svg:x2="5.81cm" svg:y2="5.461cm" draw:start-shape="id259" draw:start-glue-point="10" draw:end-shape="id258" draw:end-glue-point="8" svg:d="M3609 8660l2201-3199" svg:viewBox="0 0 2202 3200">
          <text:p/>
        </draw:connector>
        <draw:connector draw:style-name="gr233" draw:text-style-name="P3" draw:layer="layout" draw:type="line" svg:x1="5.81cm" svg:y1="5.461cm" svg:x2="8.199cm" svg:y2="7.65cm" draw:start-shape="id258" draw:start-glue-point="8" draw:end-shape="id261" draw:end-glue-point="5" svg:d="M5810 5461l2389 2189" svg:viewBox="0 0 2390 2190">
          <text:p/>
        </draw:connector>
        <draw:connector draw:style-name="gr233" draw:text-style-name="P3" draw:layer="layout" draw:type="line" svg:x1="8.711cm" svg:y1="7.862cm" svg:x2="10.612cm" svg:y2="5.063cm" draw:start-shape="id261" draw:start-glue-point="10" draw:end-shape="id260" draw:end-glue-point="8" svg:d="M8711 7862l1901-2799" svg:viewBox="0 0 1902 2800">
          <text:p/>
        </draw:connector>
        <draw:connector draw:style-name="gr233" draw:text-style-name="P3" draw:layer="layout" draw:type="line" svg:x1="10.824cm" svg:y1="4.975cm" svg:x2="14.401cm" svg:y2="7.452cm" draw:start-shape="id260" draw:start-glue-point="9" draw:end-shape="id262" draw:end-glue-point="5" svg:d="M10824 4975l3577 2477" svg:viewBox="0 0 3578 2478">
          <text:p/>
        </draw:connector>
        <draw:custom-shape draw:style-name="gr234" draw:text-style-name="P3" draw:layer="layout" svg:width="13.6cm" svg:height="6.6cm" svg:x="1.8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9" draw:text-style-name="P5" draw:layer="layout" svg:width="3cm" svg:height="0.962cm" svg:x="6.9cm" svg:y="9cm">
          <draw:text-box>
            <text:p>S’</text:p>
          </draw:text-box>
        </draw:frame>
      </draw:page>
      <draw:page draw:name="page27" draw:style-name="dp1" draw:master-page-name="Default">
        <draw:custom-shape draw:style-name="gr55" draw:text-style-name="P2" draw:layer="layout" svg:width="0.6cm" svg:height="0.6cm" svg:x="9.809cm" svg:y="9.66cm">
          <text:p text:style-name="P5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 draw:layer="layout" svg:width="0.6cm" svg:height="0.6cm" svg:x="7.11cm" svg:y="8.361cm">
          <text:p text:style-name="P51"/>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 draw:layer="layout" svg:width="0.6cm" svg:height="0.6cm" svg:x="6.211cm" svg:y="5.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 draw:layer="layout" svg:width="0.6cm" svg:height="0.6cm" svg:x="9.712cm" svg:y="3.4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 xml:id="id263" draw:id="id263" draw:layer="layout" svg:width="0.6cm" svg:height="0.6cm" svg:x="9.81cm" svg:y="9.661cm">
          <text:p text:style-name="P5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 xml:id="id264" draw:id="id264" draw:layer="layout" svg:width="0.6cm" svg:height="0.6cm" svg:x="7.111cm" svg:y="8.3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 xml:id="id265" draw:id="id265" draw:layer="layout" svg:width="0.6cm" svg:height="0.6cm" svg:x="6.212cm" svg:y="5.4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 xml:id="id266" draw:id="id266" draw:layer="layout" svg:width="0.6cm" svg:height="0.6cm" svg:x="9.713cm" svg:y="3.464cm">
          <text:p text:style-name="P51">i</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 draw:layer="layout" svg:width="0.6cm" svg:height="0.6cm" svg:x="15.111cm" svg:y="6.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 draw:layer="layout" svg:width="0.6cm" svg:height="0.6cm" svg:x="12.612cm" svg:y="4.8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 xml:id="id268" draw:id="id268" draw:layer="layout" svg:width="0.6cm" svg:height="0.6cm" svg:x="15.112cm" svg:y="6.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 xml:id="id267" draw:id="id267" draw:layer="layout" svg:width="0.6cm" svg:height="0.6cm" svg:x="12.613cm" svg:y="4.8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 draw:layer="layout" svg:width="0.6cm" svg:height="0.6cm" svg:x="13.013cm" svg:y="8.5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 xml:id="id269" draw:id="id269" draw:layer="layout" svg:width="0.6cm" svg:height="0.6cm" svg:x="13.014cm" svg:y="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3" draw:text-style-name="P3" draw:layer="layout" draw:type="line" svg:x1="9.81cm" svg:y1="9.961cm" svg:x2="7.623cm" svg:y2="8.874cm" draw:start-shape="id263" draw:start-glue-point="6" draw:end-shape="id264" draw:end-glue-point="9" svg:d="M9810 9961l-2187-1087" svg:viewBox="0 0 2188 1088">
          <text:p/>
        </draw:connector>
        <draw:connector draw:style-name="gr233" draw:text-style-name="P3" draw:layer="layout" draw:type="line" svg:x1="7.199cm" svg:y1="8.45cm" svg:x2="6.512cm" svg:y2="6.063cm" draw:start-shape="id264" draw:start-glue-point="5" draw:end-shape="id265" draw:end-glue-point="8" svg:d="M7199 8450l-687-2387" svg:viewBox="0 0 688 2388">
          <text:p/>
        </draw:connector>
        <draw:connector draw:style-name="gr233" draw:text-style-name="P3" draw:layer="layout" draw:type="line" svg:x1="6.724cm" svg:y1="5.551cm" svg:x2="9.713cm" svg:y2="3.764cm" draw:start-shape="id265" draw:start-glue-point="11" draw:end-shape="id266" draw:end-glue-point="6" svg:d="M6724 5551l2989-1787" svg:viewBox="0 0 2990 1788">
          <text:p/>
        </draw:connector>
        <draw:connector draw:style-name="gr231" draw:text-style-name="P3" draw:layer="layout" draw:type="line" svg:x1="10.313cm" svg:y1="3.764cm" svg:x2="12.701cm" svg:y2="4.952cm" draw:start-shape="id266" draw:start-glue-point="10" draw:end-shape="id267" draw:end-glue-point="5" svg:d="M10313 3764l2388 1188" svg:viewBox="0 0 2389 1189">
          <text:p/>
        </draw:connector>
        <draw:connector draw:style-name="gr231" draw:text-style-name="P3" draw:layer="layout" draw:type="line" svg:x1="13.125cm" svg:y1="5.376cm" svg:x2="15.112cm" svg:y2="6.463cm" draw:start-shape="id267" draw:start-glue-point="9" draw:end-shape="id268" draw:end-glue-point="6" svg:d="M13125 5376l1987 1087" svg:viewBox="0 0 1988 1088">
          <text:p/>
        </draw:connector>
        <draw:connector draw:style-name="gr231" draw:text-style-name="P3" draw:layer="layout" draw:type="line" svg:x1="15.2cm" svg:y1="6.675cm" svg:x2="13.526cm" svg:y2="8.652cm" draw:start-shape="id268" draw:start-glue-point="7" draw:end-shape="id269" draw:end-glue-point="11" svg:d="M15200 6675l-1674 1977" svg:viewBox="0 0 1675 1978">
          <text:p/>
        </draw:connector>
        <draw:connector draw:style-name="gr231" draw:text-style-name="P3" draw:layer="layout" draw:type="line" svg:x1="13.014cm" svg:y1="8.864cm" svg:x2="10.41cm" svg:y2="9.961cm" draw:start-shape="id269" draw:start-glue-point="6" draw:end-shape="id263" draw:end-glue-point="10" svg:d="M13014 8864l-2604 1097" svg:viewBox="0 0 2605 1098">
          <text:p/>
        </draw:connector>
        <draw:custom-shape draw:style-name="gr235" draw:text-style-name="P3" draw:layer="layout" svg:width="5.9cm" svg:height="8.4cm" svg:x="5.9cm" svg:y="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6" draw:text-style-name="P3" draw:layer="layout" svg:width="7.799cm" svg:height="8.901cm" svg:x="8.201cm" svg:y="2.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7" draw:text-style-name="P5" draw:layer="layout" svg:width="1.7cm" svg:height="1.7cm" svg:x="15.1cm" svg:y="3.2cm">
          <draw:text-box>
            <text:p>X\S</text:p>
          </draw:text-box>
        </draw:frame>
        <draw:frame draw:style-name="gr7" draw:text-style-name="P5" draw:layer="layout" svg:width="1.3cm" svg:height="1.2cm" svg:x="5.5cm" svg:y="4cm">
          <draw:text-box>
            <text:p>S</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1" svg:font-family="'Droid Sans Devanagari'" style:font-family-generic="swiss" style:font-pitch="variable"/>
    <style:font-face style:name="Droid Sans Fallback1" svg:font-family="'Droid Sans Fallback'"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Line_20_with_20_Fine_20_Dots" draw:display-name="Line with Fine Dots" draw:style="rect" draw:dots1="1" draw:dots1-length="2.007cm" draw:dots2="10" draw:distance="0.152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doardo Rosa</meta:initial-creator>
    <meta:creation-date>2015-05-13T15:51:57.515132397</meta:creation-date>
    <dc:date>2016-04-05T12:51:03.401477460</dc:date>
    <meta:editing-duration>PT6H28M47S</meta:editing-duration>
    <meta:editing-cycles>41</meta:editing-cycles>
    <meta:generator>LibreOffice/5.1.1.3$Linux_X86_64 LibreOffice_project/10m0$Build-3</meta:generator>
    <meta:document-statistic meta:object-count="996"/>
  </office:meta>
</office:document-meta>
</file>